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6.61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51.14pt"/>
    </style:style>
    <style:style style:name="co4" style:family="table-column">
      <style:table-column-properties fo:break-before="auto" style:column-width="174.7pt"/>
    </style:style>
    <style:style style:name="co5" style:family="table-column">
      <style:table-column-properties fo:break-before="auto" style:column-width="603.1pt"/>
    </style:style>
    <style:style style:name="co6" style:family="table-column">
      <style:table-column-properties fo:break-before="auto" style:column-width="125.29pt"/>
    </style:style>
    <style:style style:name="co7" style:family="table-column">
      <style:table-column-properties fo:break-before="auto" style:column-width="75.86pt"/>
    </style:style>
    <style:style style:name="co8" style:family="table-column">
      <style:table-column-properties fo:break-before="auto" style:column-width="143.8pt"/>
    </style:style>
    <style:style style:name="co9" style:family="table-column">
      <style:table-column-properties fo:break-before="auto" style:column-width="141.51pt"/>
    </style:style>
    <style:style style:name="co10" style:family="table-column">
      <style:table-column-properties fo:break-before="auto" style:column-width="79.74pt"/>
    </style:style>
    <style:style style:name="co11" style:family="table-column">
      <style:table-column-properties fo:break-before="auto" style:column-width="87.45pt"/>
    </style:style>
    <style:style style:name="co12" style:family="table-column">
      <style:table-column-properties fo:break-before="auto" style:column-width="102.1pt"/>
    </style:style>
    <style:style style:name="co13" style:family="table-column">
      <style:table-column-properties fo:break-before="auto" style:column-width="92.86pt"/>
    </style:style>
    <style:style style:name="co14" style:family="table-column">
      <style:table-column-properties fo:break-before="auto" style:column-width="98.25pt"/>
    </style:style>
    <style:style style:name="co15" style:family="table-column">
      <style:table-column-properties fo:break-before="auto" style:column-width="126.06pt"/>
    </style:style>
    <style:style style:name="co16" style:family="table-column">
      <style:table-column-properties fo:break-before="auto" style:column-width="113.7pt"/>
    </style:style>
    <style:style style:name="co17" style:family="table-column">
      <style:table-column-properties fo:break-before="auto" style:column-width="133.74pt"/>
    </style:style>
    <style:style style:name="co18" style:family="table-column">
      <style:table-column-properties fo:break-before="auto" style:column-width="85.15pt"/>
    </style:style>
    <style:style style:name="co19" style:family="table-column">
      <style:table-column-properties fo:break-before="auto" style:column-width="101.34pt"/>
    </style:style>
    <style:style style:name="co20" style:family="table-column">
      <style:table-column-properties fo:break-before="auto" style:column-width="95.95pt"/>
    </style:style>
    <style:style style:name="co21" style:family="table-column">
      <style:table-column-properties fo:break-before="auto" style:column-width="115.26pt"/>
    </style:style>
    <style:style style:name="co22" style:family="table-column">
      <style:table-column-properties fo:break-before="auto" style:column-width="131.44pt"/>
    </style:style>
    <style:style style:name="co23" style:family="table-column">
      <style:table-column-properties fo:break-before="auto" style:column-width="114.46pt"/>
    </style:style>
    <style:style style:name="co24" style:family="table-column">
      <style:table-column-properties fo:break-before="auto" style:column-width="107.49pt"/>
    </style:style>
    <style:style style:name="co25" style:family="table-column">
      <style:table-column-properties fo:break-before="auto" style:column-width="90.54pt"/>
    </style:style>
    <style:style style:name="co26" style:family="table-column">
      <style:table-column-properties fo:break-before="auto" style:column-width="97.51pt"/>
    </style:style>
    <style:style style:name="co27" style:family="table-column">
      <style:table-column-properties fo:break-before="auto" style:column-width="93.66pt"/>
    </style:style>
    <style:style style:name="co28" style:family="table-column">
      <style:table-column-properties fo:break-before="auto" style:column-width="100.6pt"/>
    </style:style>
    <style:style style:name="co29" style:family="table-column">
      <style:table-column-properties fo:break-before="auto" style:column-width="99.04pt"/>
    </style:style>
    <style:style style:name="co30" style:family="table-column">
      <style:table-column-properties fo:break-before="auto" style:column-width="105.19pt"/>
    </style:style>
    <style:style style:name="co31" style:family="table-column">
      <style:table-column-properties fo:break-before="auto" style:column-width="96.69pt"/>
    </style:style>
    <style:style style:name="co32" style:family="table-column">
      <style:table-column-properties fo:break-before="auto" style:column-width="103.66pt"/>
    </style:style>
    <style:style style:name="co33" style:family="table-column">
      <style:table-column-properties fo:break-before="auto" style:column-width="156.95pt"/>
    </style:style>
    <style:style style:name="co34" style:family="table-column">
      <style:table-column-properties fo:break-before="auto" style:column-width="161.55pt"/>
    </style:style>
    <style:style style:name="co35" style:family="table-column">
      <style:table-column-properties fo:break-before="auto" style:column-width="159.99pt"/>
    </style:style>
    <style:style style:name="co36" style:family="table-column">
      <style:table-column-properties fo:break-before="auto" style:column-width="164.64pt"/>
    </style:style>
    <style:style style:name="co37" style:family="table-column">
      <style:table-column-properties fo:break-before="auto" style:column-width="133pt"/>
    </style:style>
    <style:style style:name="co38" style:family="table-column">
      <style:table-column-properties fo:break-before="auto" style:column-width="116.79pt"/>
    </style:style>
    <style:style style:name="co39" style:family="table-column">
      <style:table-column-properties fo:break-before="auto" style:column-width="127.59pt"/>
    </style:style>
    <style:style style:name="co40" style:family="table-column">
      <style:table-column-properties fo:break-before="auto" style:column-width="172.35pt"/>
    </style:style>
    <style:style style:name="co41" style:family="table-column">
      <style:table-column-properties fo:break-before="auto" style:column-width="153.84pt"/>
    </style:style>
    <style:style style:name="co42" style:family="table-column">
      <style:table-column-properties fo:break-before="auto" style:column-width="153.04pt"/>
    </style:style>
    <style:style style:name="co43" style:family="table-column">
      <style:table-column-properties fo:break-before="auto" style:column-width="170.79pt"/>
    </style:style>
    <style:style style:name="co44" style:family="table-column">
      <style:table-column-properties fo:break-before="auto" style:column-width="167.75pt"/>
    </style:style>
    <style:style style:name="co45" style:family="table-column">
      <style:table-column-properties fo:break-before="auto" style:column-width="109.84pt"/>
    </style:style>
    <style:style style:name="co46" style:family="table-column">
      <style:table-column-properties fo:break-before="auto" style:column-width="112.96pt"/>
    </style:style>
    <style:style style:name="co47" style:family="table-column">
      <style:table-column-properties fo:break-before="auto" style:column-width="110.61pt"/>
    </style:style>
    <style:style style:name="co48" style:family="table-column">
      <style:table-column-properties fo:break-before="auto" style:column-width="123.76pt"/>
    </style:style>
    <style:style style:name="co49" style:family="table-column">
      <style:table-column-properties fo:break-before="auto" style:column-width="183.2pt"/>
    </style:style>
    <style:style style:name="co50" style:family="table-column">
      <style:table-column-properties fo:break-before="auto" style:column-width="132.24pt"/>
    </style:style>
    <style:style style:name="co51" style:family="table-column">
      <style:table-column-properties fo:break-before="auto" style:column-width="225.64pt"/>
    </style:style>
    <style:style style:name="co52" style:family="table-column">
      <style:table-column-properties fo:break-before="auto" style:column-width="92.1pt"/>
    </style:style>
    <style:style style:name="co53" style:family="table-column">
      <style:table-column-properties fo:break-before="auto" style:column-width="102.9pt"/>
    </style:style>
    <style:style style:name="co54" style:family="table-column">
      <style:table-column-properties fo:break-before="auto" style:column-width="108.31pt"/>
    </style:style>
    <style:style style:name="co55" style:family="table-column">
      <style:table-column-properties fo:break-before="auto" style:column-width="86.71pt"/>
    </style:style>
    <style:style style:name="co5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sul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3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4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4" table:number-columns-repeated="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46" table:default-cell-style-name="Default"/>
        <table:table-column table:style-name="co8" table:default-cell-style-name="Default"/>
        <table:table-column table:style-name="co9" table:default-cell-style-name="Default"/>
        <table:table-column table:style-name="co47" table:default-cell-style-name="Default"/>
        <table:table-column table:style-name="co15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47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20" table:number-columns-repeated="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Key_Dataset</text:p>
          </table:table-cell>
          <table:table-cell office:value-type="string" calcext:value-type="string">
            <text:p>Key_Run</text:p>
          </table:table-cell>
          <table:table-cell office:value-type="string" calcext:value-type="string">
            <text:p>Key_Fold</text:p>
          </table:table-cell>
          <table:table-cell office:value-type="string" calcext:value-type="string">
            <text:p>Key_Scheme</text:p>
          </table:table-cell>
          <table:table-cell office:value-type="string" calcext:value-type="string">
            <text:p>Key_Scheme_options</text:p>
          </table:table-cell>
          <table:table-cell office:value-type="string" calcext:value-type="string">
            <text:p>Key_Scheme_version_ID</text:p>
          </table:table-cell>
          <table:table-cell office:value-type="string" calcext:value-type="string">
            <text:p>Date_time</text:p>
          </table:table-cell>
          <table:table-cell office:value-type="string" calcext:value-type="string">
            <text:p>Number_of_training_instances</text:p>
          </table:table-cell>
          <table:table-cell office:value-type="string" calcext:value-type="string">
            <text:p>Number_of_testing_instances</text:p>
          </table:table-cell>
          <table:table-cell office:value-type="string" calcext:value-type="string">
            <text:p>Number_correct</text:p>
          </table:table-cell>
          <table:table-cell office:value-type="string" calcext:value-type="string">
            <text:p>Number_incorrect</text:p>
          </table:table-cell>
          <table:table-cell office:value-type="string" calcext:value-type="string">
            <text:p>Number_unclassified</text:p>
          </table:table-cell>
          <table:table-cell office:value-type="string" calcext:value-type="string">
            <text:p>Percent_correct</text:p>
          </table:table-cell>
          <table:table-cell office:value-type="string" calcext:value-type="string">
            <text:p>Percent_incorrect</text:p>
          </table:table-cell>
          <table:table-cell office:value-type="string" calcext:value-type="string">
            <text:p>Percent_unclassified</text:p>
          </table:table-cell>
          <table:table-cell office:value-type="string" calcext:value-type="string">
            <text:p>Kappa_statistic</text:p>
          </table:table-cell>
          <table:table-cell office:value-type="string" calcext:value-type="string">
            <text:p>Mean_absolute_error</text:p>
          </table:table-cell>
          <table:table-cell office:value-type="string" calcext:value-type="string">
            <text:p>Root_mean_squared_error</text:p>
          </table:table-cell>
          <table:table-cell office:value-type="string" calcext:value-type="string">
            <text:p>Relative_absolute_error</text:p>
          </table:table-cell>
          <table:table-cell office:value-type="string" calcext:value-type="string">
            <text:p>Root_relative_squared_error</text:p>
          </table:table-cell>
          <table:table-cell office:value-type="string" calcext:value-type="string">
            <text:p>SF_prior_entropy</text:p>
          </table:table-cell>
          <table:table-cell office:value-type="string" calcext:value-type="string">
            <text:p>SF_scheme_entropy</text:p>
          </table:table-cell>
          <table:table-cell office:value-type="string" calcext:value-type="string">
            <text:p>SF_entropy_gain</text:p>
          </table:table-cell>
          <table:table-cell office:value-type="string" calcext:value-type="string">
            <text:p>SF_mean_prior_entropy</text:p>
          </table:table-cell>
          <table:table-cell office:value-type="string" calcext:value-type="string">
            <text:p>SF_mean_scheme_entropy</text:p>
          </table:table-cell>
          <table:table-cell office:value-type="string" calcext:value-type="string">
            <text:p>SF_mean_entropy_gain</text:p>
          </table:table-cell>
          <table:table-cell office:value-type="string" calcext:value-type="string">
            <text:p>KB_information</text:p>
          </table:table-cell>
          <table:table-cell office:value-type="string" calcext:value-type="string">
            <text:p>KB_mean_information</text:p>
          </table:table-cell>
          <table:table-cell office:value-type="string" calcext:value-type="string">
            <text:p>KB_relative_information</text:p>
          </table:table-cell>
          <table:table-cell office:value-type="string" calcext:value-type="string">
            <text:p>True_positive_rate</text:p>
          </table:table-cell>
          <table:table-cell office:value-type="string" calcext:value-type="string">
            <text:p>Num_true_positives</text:p>
          </table:table-cell>
          <table:table-cell office:value-type="string" calcext:value-type="string">
            <text:p>False_positive_rate</text:p>
          </table:table-cell>
          <table:table-cell office:value-type="string" calcext:value-type="string">
            <text:p>Num_false_positives</text:p>
          </table:table-cell>
          <table:table-cell office:value-type="string" calcext:value-type="string">
            <text:p>True_negative_rate</text:p>
          </table:table-cell>
          <table:table-cell office:value-type="string" calcext:value-type="string">
            <text:p>Num_true_negatives</text:p>
          </table:table-cell>
          <table:table-cell office:value-type="string" calcext:value-type="string">
            <text:p>False_negative_rate</text:p>
          </table:table-cell>
          <table:table-cell office:value-type="string" calcext:value-type="string">
            <text:p>Num_false_negatives</text:p>
          </table:table-cell>
          <table:table-cell office:value-type="string" calcext:value-type="string">
            <text:p>IR_precision</text:p>
          </table:table-cell>
          <table:table-cell office:value-type="string" calcext:value-type="string">
            <text:p>IR_recall</text:p>
          </table:table-cell>
          <table:table-cell office:value-type="string" calcext:value-type="string">
            <text:p>F_measure</text:p>
          </table:table-cell>
          <table:table-cell office:value-type="string" calcext:value-type="string">
            <text:p>Matthews_correlation</text:p>
          </table:table-cell>
          <table:table-cell office:value-type="string" calcext:value-type="string">
            <text:p>Area_under_ROC</text:p>
          </table:table-cell>
          <table:table-cell office:value-type="string" calcext:value-type="string">
            <text:p>Area_under_PRC</text:p>
          </table:table-cell>
          <table:table-cell office:value-type="string" calcext:value-type="string">
            <text:p>Weighted_avg_true_positive_rate</text:p>
          </table:table-cell>
          <table:table-cell office:value-type="string" calcext:value-type="string">
            <text:p>Weighted_avg_false_positive_rate</text:p>
          </table:table-cell>
          <table:table-cell office:value-type="string" calcext:value-type="string">
            <text:p>Weighted_avg_true_negative_rate</text:p>
          </table:table-cell>
          <table:table-cell office:value-type="string" calcext:value-type="string">
            <text:p>Weighted_avg_false_negative_rate</text:p>
          </table:table-cell>
          <table:table-cell office:value-type="string" calcext:value-type="string">
            <text:p>Weighted_avg_IR_precision</text:p>
          </table:table-cell>
          <table:table-cell office:value-type="string" calcext:value-type="string">
            <text:p>Weighted_avg_IR_recall</text:p>
          </table:table-cell>
          <table:table-cell office:value-type="string" calcext:value-type="string">
            <text:p>Weighted_avg_F_measure</text:p>
          </table:table-cell>
          <table:table-cell office:value-type="string" calcext:value-type="string">
            <text:p>Weighted_avg_matthews_correlation</text:p>
          </table:table-cell>
          <table:table-cell office:value-type="string" calcext:value-type="string">
            <text:p>Weighted_avg_area_under_ROC</text:p>
          </table:table-cell>
          <table:table-cell office:value-type="string" calcext:value-type="string">
            <text:p>Weighted_avg_area_under_PRC</text:p>
          </table:table-cell>
          <table:table-cell office:value-type="string" calcext:value-type="string">
            <text:p>Unweighted_macro_avg_F_measure</text:p>
          </table:table-cell>
          <table:table-cell office:value-type="string" calcext:value-type="string">
            <text:p>Unweighted_micro_avg_F_measure</text:p>
          </table:table-cell>
          <table:table-cell office:value-type="string" calcext:value-type="string">
            <text:p>Elapsed_Time_training</text:p>
          </table:table-cell>
          <table:table-cell office:value-type="string" calcext:value-type="string">
            <text:p>Elapsed_Time_testing</text:p>
          </table:table-cell>
          <table:table-cell office:value-type="string" calcext:value-type="string">
            <text:p>UserCPU_Time_training</text:p>
          </table:table-cell>
          <table:table-cell office:value-type="string" calcext:value-type="string">
            <text:p>UserCPU_Time_testing</text:p>
          </table:table-cell>
          <table:table-cell office:value-type="string" calcext:value-type="string">
            <text:p>UserCPU_Time_millis_training</text:p>
          </table:table-cell>
          <table:table-cell office:value-type="string" calcext:value-type="string">
            <text:p>UserCPU_Time_millis_testing</text:p>
          </table:table-cell>
          <table:table-cell office:value-type="string" calcext:value-type="string">
            <text:p>Serialized_Model_Size</text:p>
          </table:table-cell>
          <table:table-cell office:value-type="string" calcext:value-type="string">
            <text:p>Serialized_Train_Set_Size</text:p>
          </table:table-cell>
          <table:table-cell office:value-type="string" calcext:value-type="string">
            <text:p>Serialized_Test_Set_Size</text:p>
          </table:table-cell>
          <table:table-cell office:value-type="string" calcext:value-type="string">
            <text:p>Coverage_of_Test_Cases_By_Regions</text:p>
          </table:table-cell>
          <table:table-cell office:value-type="string" calcext:value-type="string">
            <text:p>Size_of_Predicted_Regions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measureExtraArcs</text:p>
          </table:table-cell>
          <table:table-cell office:value-type="string" calcext:value-type="string">
            <text:p>measureMissingArcs</text:p>
          </table:table-cell>
          <table:table-cell office:value-type="string" calcext:value-type="string">
            <text:p>measureReversedArcs</text:p>
          </table:table-cell>
          <table:table-cell office:value-type="string" calcext:value-type="string">
            <text:p>measureDivergence</text:p>
          </table:table-cell>
          <table:table-cell office:value-type="string" calcext:value-type="string">
            <text:p>measureBayesScore</text:p>
          </table:table-cell>
          <table:table-cell office:value-type="string" calcext:value-type="string">
            <text:p>measureBDeuScore</text:p>
          </table:table-cell>
          <table:table-cell office:value-type="string" calcext:value-type="string">
            <text:p>measureMDLScore</text:p>
          </table:table-cell>
          <table:table-cell office:value-type="string" calcext:value-type="string">
            <text:p>measureAICScore</text:p>
          </table:table-cell>
          <table:table-cell office:value-type="string" calcext:value-type="string">
            <text:p>measureEntropyScore</text:p>
          </table:table-cell>
          <table:table-cell office:value-type="string" calcext:value-type="string">
            <text:p>measureTreeSize</text:p>
          </table:table-cell>
          <table:table-cell office:value-type="string" calcext:value-type="string">
            <text:p>measureNumLeaves</text:p>
          </table:table-cell>
          <table:table-cell office:value-type="string" calcext:value-type="string">
            <text:p>measureNumRules</text:p>
          </table:table-cell>
          <table:table-cell office:value-type="string" calcext:value-type="string">
            <text:p>measureOutOfBagError</text:p>
          </table:table-cell>
        </table:table-row>
        <table:table-row table:style-name="ro1">
          <table:table-cell office:value-type="string" calcext:value-type="string">
            <text:p>fla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ka.classifiers.bayes.BayesNet</text:p>
          </table:table-cell>
          <table:table-cell office:value-type="string" calcext:value-type="string">
            <text:p>'-D -Q weka.classifiers.bayes.net.search.local.K2 -- -P 1 -S BAYES -E weka.classifiers.bayes.net.estimate.SimpleEstimator -- -A 0.5'</text:p>
          </table:table-cell>
          <table:table-cell office:value-type="float" office:value="7.46037443258776E+017" calcext:value-type="float">
            <text:p>7.46037443258776E+017</text:p>
          </table:table-cell>
          <table:table-cell office:value-type="float" office:value="20201104.1814" calcext:value-type="float">
            <text:p>20201104.1814</text:p>
          </table:table-cell>
          <table:table-cell office:value-type="float" office:value="11819" calcext:value-type="float">
            <text:p>11819</text:p>
          </table:table-cell>
          <table:table-cell office:value-type="float" office:value="1314" calcext:value-type="float">
            <text:p>1314</text:p>
          </table:table-cell>
          <table:table-cell office:value-type="float" office:value="1043" calcext:value-type="float">
            <text:p>1043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79.3759512937595" calcext:value-type="float">
            <text:p>79.3759512937595</text:p>
          </table:table-cell>
          <table:table-cell office:value-type="float" office:value="20.6240487062405" calcext:value-type="float">
            <text:p>20.6240487062405</text:p>
          </table:table-cell>
          <table:table-cell office:value-type="float" office:value="0" calcext:value-type="float">
            <text:p>0</text:p>
          </table:table-cell>
          <table:table-cell office:value-type="float" office:value="0.508041943550281" calcext:value-type="float">
            <text:p>0.508041943550281</text:p>
          </table:table-cell>
          <table:table-cell office:value-type="float" office:value="0.206460103491528" calcext:value-type="float">
            <text:p>0.206460103491528</text:p>
          </table:table-cell>
          <table:table-cell office:value-type="float" office:value="0.453415236156224" calcext:value-type="float">
            <text:p>0.453415236156224</text:p>
          </table:table-cell>
          <table:table-cell office:value-type="float" office:value="51.565673817677" calcext:value-type="float">
            <text:p>51.565673817677</text:p>
          </table:table-cell>
          <table:table-cell office:value-type="float" office:value="101.316181932749" calcext:value-type="float">
            <text:p>101.316181932749</text:p>
          </table:table-cell>
          <table:table-cell office:value-type="float" office:value="1118.67987690727" calcext:value-type="float">
            <text:p>1118.67987690727</text:p>
          </table:table-cell>
          <table:table-cell office:value-type="float" office:value="47528.9805746104" calcext:value-type="float">
            <text:p>47528.9805746104</text:p>
          </table:table-cell>
          <table:table-cell office:value-type="float" office:value="-46410.3006977032" calcext:value-type="float">
            <text:p>-46410.3006977032</text:p>
          </table:table-cell>
          <table:table-cell office:value-type="float" office:value="0.851354548635672" calcext:value-type="float">
            <text:p>0.851354548635672</text:p>
          </table:table-cell>
          <table:table-cell office:value-type="float" office:value="36.1712180933108" calcext:value-type="float">
            <text:p>36.1712180933108</text:p>
          </table:table-cell>
          <table:table-cell office:value-type="float" office:value="-35.3198635446752" calcext:value-type="float">
            <text:p>-35.3198635446752</text:p>
          </table:table-cell>
          <table:table-cell office:value-type="float" office:value="488.889377004359" calcext:value-type="float">
            <text:p>488.889377004359</text:p>
          </table:table-cell>
          <table:table-cell office:value-type="float" office:value="0.372061930749132" calcext:value-type="float">
            <text:p>0.372061930749132</text:p>
          </table:table-cell>
          <table:table-cell office:value-type="float" office:value="43.7023483747605" calcext:value-type="float">
            <text:p>43.7023483747605</text:p>
          </table:table-cell>
          <table:table-cell office:value-type="float" office:value="0.828421052631579" calcext:value-type="float">
            <text:p>0.828421052631579</text:p>
          </table:table-cell>
          <table:table-cell office:value-type="float" office:value="787" calcext:value-type="float">
            <text:p>787</text:p>
          </table:table-cell>
          <table:table-cell office:value-type="float" office:value="0.296703296703297" calcext:value-type="float">
            <text:p>0.296703296703297</text:p>
          </table:table-cell>
          <table:table-cell office:value-type="float" office:value="108" calcext:value-type="float">
            <text:p>108</text:p>
          </table:table-cell>
          <table:table-cell office:value-type="float" office:value="0.703296703296703" calcext:value-type="float">
            <text:p>0.703296703296703</text:p>
          </table:table-cell>
          <table:table-cell office:value-type="float" office:value="256" calcext:value-type="float">
            <text:p>256</text:p>
          </table:table-cell>
          <table:table-cell office:value-type="float" office:value="0.171578947368421" calcext:value-type="float">
            <text:p>0.171578947368421</text:p>
          </table:table-cell>
          <table:table-cell office:value-type="float" office:value="163" calcext:value-type="float">
            <text:p>163</text:p>
          </table:table-cell>
          <table:table-cell office:value-type="float" office:value="0.879329608938548" calcext:value-type="float">
            <text:p>0.879329608938548</text:p>
          </table:table-cell>
          <table:table-cell office:value-type="float" office:value="0.828421052631579" calcext:value-type="float">
            <text:p>0.828421052631579</text:p>
          </table:table-cell>
          <table:table-cell office:value-type="float" office:value="0.853116531165312" calcext:value-type="float">
            <text:p>0.853116531165312</text:p>
          </table:table-cell>
          <table:table-cell office:value-type="float" office:value="0.510593319761316" calcext:value-type="float">
            <text:p>0.510593319761316</text:p>
          </table:table-cell>
          <table:table-cell office:value-type="float" office:value="0.80572006940428" calcext:value-type="float">
            <text:p>0.80572006940428</text:p>
          </table:table-cell>
          <table:table-cell office:value-type="float" office:value="0.881751970997422" calcext:value-type="float">
            <text:p>0.881751970997422</text:p>
          </table:table-cell>
          <table:table-cell office:value-type="float" office:value="0.793759512937595" calcext:value-type="float">
            <text:p>0.793759512937595</text:p>
          </table:table-cell>
          <table:table-cell office:value-type="float" office:value="0.262041757009313" calcext:value-type="float">
            <text:p>0.262041757009313</text:p>
          </table:table-cell>
          <table:table-cell office:value-type="float" office:value="0.737958242990687" calcext:value-type="float">
            <text:p>0.737958242990687</text:p>
          </table:table-cell>
          <table:table-cell office:value-type="float" office:value="0.206240487062405" calcext:value-type="float">
            <text:p>0.206240487062405</text:p>
          </table:table-cell>
          <table:table-cell office:value-type="float" office:value="0.8049918644413" calcext:value-type="float">
            <text:p>0.8049918644413</text:p>
          </table:table-cell>
          <table:table-cell office:value-type="float" office:value="0.793759512937595" calcext:value-type="float">
            <text:p>0.793759512937595</text:p>
          </table:table-cell>
          <table:table-cell office:value-type="float" office:value="0.797928907576834" calcext:value-type="float">
            <text:p>0.797928907576834</text:p>
          </table:table-cell>
          <table:table-cell office:value-type="float" office:value="0.510593319761316" calcext:value-type="float">
            <text:p>0.510593319761316</text:p>
          </table:table-cell>
          <table:table-cell office:value-type="float" office:value="0.812551359959435" calcext:value-type="float">
            <text:p>0.812551359959435</text:p>
          </table:table-cell>
          <table:table-cell office:value-type="float" office:value="0.802590736212978" calcext:value-type="float">
            <text:p>0.802590736212978</text:p>
          </table:table-cell>
          <table:table-cell office:value-type="float" office:value="0.753505902875121" calcext:value-type="float">
            <text:p>0.753505902875121</text:p>
          </table:table-cell>
          <table:table-cell office:value-type="float" office:value="0.793759512937595" calcext:value-type="float">
            <text:p>0.793759512937595</text:p>
          </table:table-cell>
          <table:table-cell office:value-type="float" office:value="5.796" calcext:value-type="float">
            <text:p>5.796</text:p>
          </table:table-cell>
          <table:table-cell office:value-type="float" office:value="0.131" calcext:value-type="float">
            <text:p>0.131</text:p>
          </table:table-cell>
          <table:table-cell office:value-type="float" office:value="5.77" calcext:value-type="float">
            <text:p>5.77</text:p>
          </table:table-cell>
          <table:table-cell office:value-type="float" office:value="0.1" calcext:value-type="float">
            <text:p>0.1</text:p>
          </table:table-cell>
          <table:table-cell office:value-type="float" office:value="5770" calcext:value-type="float">
            <text:p>5770</text:p>
          </table:table-cell>
          <table:table-cell office:value-type="float" office:value="100" calcext:value-type="float">
            <text:p>100</text:p>
          </table:table-cell>
          <table:table-cell office:value-type="float" office:value="3028056" calcext:value-type="float">
            <text:p>3028056</text:p>
          </table:table-cell>
          <table:table-cell office:value-type="float" office:value="76121447" calcext:value-type="float">
            <text:p>76121447</text:p>
          </table:table-cell>
          <table:table-cell office:value-type="float" office:value="8500762" calcext:value-type="float">
            <text:p>8500762</text:p>
          </table:table-cell>
          <table:table-cell office:value-type="float" office:value="79.6042617960426" calcext:value-type="float">
            <text:p>79.6042617960426</text:p>
          </table:table-cell>
          <table:table-cell office:value-type="float" office:value="50.2283105022831" calcext:value-type="float">
            <text:p>50.2283105022831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854144.13967779" calcext:value-type="float">
            <text:p>-8854144.13967779</text:p>
          </table:table-cell>
          <table:table-cell office:value-type="float" office:value="-8863906.24081993" calcext:value-type="float">
            <text:p>-8863906.24081993</text:p>
          </table:table-cell>
          <table:table-cell office:value-type="float" office:value="-8864837.80444625" calcext:value-type="float">
            <text:p>-8864837.80444625</text:p>
          </table:table-cell>
          <table:table-cell office:value-type="float" office:value="-8846014.2058539" calcext:value-type="float">
            <text:p>-8846014.2058539</text:p>
          </table:table-cell>
          <table:table-cell office:value-type="float" office:value="-8840911.2058539" calcext:value-type="float">
            <text:p>-8840911.2058539</text:p>
          </table:table-cell>
          <table:table-cell table:number-columns-repeated="4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fla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ka.classifiers.bayes.BayesNet</text:p>
          </table:table-cell>
          <table:table-cell office:value-type="string" calcext:value-type="string">
            <text:p>'-D -Q weka.classifiers.bayes.net.search.local.K2 -- -P 1 -S BAYES -E weka.classifiers.bayes.net.estimate.SimpleEstimator -- -A 0.5'</text:p>
          </table:table-cell>
          <table:table-cell office:value-type="float" office:value="7.46037443258776E+017" calcext:value-type="float">
            <text:p>7.46037443258776E+017</text:p>
          </table:table-cell>
          <table:table-cell office:value-type="float" office:value="20201104.1814" calcext:value-type="float">
            <text:p>20201104.1814</text:p>
          </table:table-cell>
          <table:table-cell office:value-type="float" office:value="11819" calcext:value-type="float">
            <text:p>11819</text:p>
          </table:table-cell>
          <table:table-cell office:value-type="float" office:value="1314" calcext:value-type="float">
            <text:p>1314</text:p>
          </table:table-cell>
          <table:table-cell office:value-type="float" office:value="1035" calcext:value-type="float">
            <text:p>1035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78.7671232876712" calcext:value-type="float">
            <text:p>78.7671232876712</text:p>
          </table:table-cell>
          <table:table-cell office:value-type="float" office:value="21.2328767123288" calcext:value-type="float">
            <text:p>21.2328767123288</text:p>
          </table:table-cell>
          <table:table-cell office:value-type="float" office:value="0" calcext:value-type="float">
            <text:p>0</text:p>
          </table:table-cell>
          <table:table-cell office:value-type="float" office:value="0.478314696599282" calcext:value-type="float">
            <text:p>0.478314696599282</text:p>
          </table:table-cell>
          <table:table-cell office:value-type="float" office:value="0.212066480901676" calcext:value-type="float">
            <text:p>0.212066480901676</text:p>
          </table:table-cell>
          <table:table-cell office:value-type="float" office:value="0.459090906840212" calcext:value-type="float">
            <text:p>0.459090906840212</text:p>
          </table:table-cell>
          <table:table-cell office:value-type="float" office:value="52.965928026318" calcext:value-type="float">
            <text:p>52.965928026318</text:p>
          </table:table-cell>
          <table:table-cell office:value-type="float" office:value="102.584417399391" calcext:value-type="float">
            <text:p>102.584417399391</text:p>
          </table:table-cell>
          <table:table-cell office:value-type="float" office:value="1118.67987690727" calcext:value-type="float">
            <text:p>1118.67987690727</text:p>
          </table:table-cell>
          <table:table-cell office:value-type="float" office:value="43753.0248242036" calcext:value-type="float">
            <text:p>43753.0248242036</text:p>
          </table:table-cell>
          <table:table-cell office:value-type="float" office:value="-42634.3449472964" calcext:value-type="float">
            <text:p>-42634.3449472964</text:p>
          </table:table-cell>
          <table:table-cell office:value-type="float" office:value="0.851354548635672" calcext:value-type="float">
            <text:p>0.851354548635672</text:p>
          </table:table-cell>
          <table:table-cell office:value-type="float" office:value="33.2975835800637" calcext:value-type="float">
            <text:p>33.2975835800637</text:p>
          </table:table-cell>
          <table:table-cell office:value-type="float" office:value="-32.446229031428" calcext:value-type="float">
            <text:p>-32.446229031428</text:p>
          </table:table-cell>
          <table:table-cell office:value-type="float" office:value="471.482744004694" calcext:value-type="float">
            <text:p>471.482744004694</text:p>
          </table:table-cell>
          <table:table-cell office:value-type="float" office:value="0.358814873671761" calcext:value-type="float">
            <text:p>0.358814873671761</text:p>
          </table:table-cell>
          <table:table-cell office:value-type="float" office:value="42.1463506886496" calcext:value-type="float">
            <text:p>42.1463506886496</text:p>
          </table:table-cell>
          <table:table-cell office:value-type="float" office:value="0.843157894736842" calcext:value-type="float">
            <text:p>0.843157894736842</text:p>
          </table:table-cell>
          <table:table-cell office:value-type="float" office:value="801" calcext:value-type="float">
            <text:p>801</text:p>
          </table:table-cell>
          <table:table-cell office:value-type="float" office:value="0.357142857142857" calcext:value-type="float">
            <text:p>0.357142857142857</text:p>
          </table:table-cell>
          <table:table-cell office:value-type="float" office:value="130" calcext:value-type="float">
            <text:p>130</text:p>
          </table:table-cell>
          <table:table-cell office:value-type="float" office:value="0.642857142857143" calcext:value-type="float">
            <text:p>0.642857142857143</text:p>
          </table:table-cell>
          <table:table-cell office:value-type="float" office:value="234" calcext:value-type="float">
            <text:p>234</text:p>
          </table:table-cell>
          <table:table-cell office:value-type="float" office:value="0.156842105263158" calcext:value-type="float">
            <text:p>0.156842105263158</text:p>
          </table:table-cell>
          <table:table-cell office:value-type="float" office:value="149" calcext:value-type="float">
            <text:p>149</text:p>
          </table:table-cell>
          <table:table-cell office:value-type="float" office:value="0.860365198711063" calcext:value-type="float">
            <text:p>0.860365198711063</text:p>
          </table:table-cell>
          <table:table-cell office:value-type="float" office:value="0.843157894736842" calcext:value-type="float">
            <text:p>0.843157894736842</text:p>
          </table:table-cell>
          <table:table-cell office:value-type="float" office:value="0.851674641148325" calcext:value-type="float">
            <text:p>0.851674641148325</text:p>
          </table:table-cell>
          <table:table-cell office:value-type="float" office:value="0.478616838586033" calcext:value-type="float">
            <text:p>0.478616838586033</text:p>
          </table:table-cell>
          <table:table-cell office:value-type="float" office:value="0.790717177559283" calcext:value-type="float">
            <text:p>0.790717177559283</text:p>
          </table:table-cell>
          <table:table-cell office:value-type="float" office:value="0.872502815770549" calcext:value-type="float">
            <text:p>0.872502815770549</text:p>
          </table:table-cell>
          <table:table-cell office:value-type="float" office:value="0.787671232876712" calcext:value-type="float">
            <text:p>0.787671232876712</text:p>
          </table:table-cell>
          <table:table-cell office:value-type="float" office:value="0.301656195282727" calcext:value-type="float">
            <text:p>0.301656195282727</text:p>
          </table:table-cell>
          <table:table-cell office:value-type="float" office:value="0.698343804717273" calcext:value-type="float">
            <text:p>0.698343804717273</text:p>
          </table:table-cell>
          <table:table-cell office:value-type="float" office:value="0.212328767123288" calcext:value-type="float">
            <text:p>0.212328767123288</text:p>
          </table:table-cell>
          <table:table-cell office:value-type="float" office:value="0.791277460946824" calcext:value-type="float">
            <text:p>0.791277460946824</text:p>
          </table:table-cell>
          <table:table-cell office:value-type="float" office:value="0.787671232876712" calcext:value-type="float">
            <text:p>0.787671232876712</text:p>
          </table:table-cell>
          <table:table-cell office:value-type="float" office:value="0.789299164278534" calcext:value-type="float">
            <text:p>0.789299164278534</text:p>
          </table:table-cell>
          <table:table-cell office:value-type="float" office:value="0.478616838586033" calcext:value-type="float">
            <text:p>0.478616838586033</text:p>
          </table:table-cell>
          <table:table-cell office:value-type="float" office:value="0.799646120922256" calcext:value-type="float">
            <text:p>0.799646120922256</text:p>
          </table:table-cell>
          <table:table-cell office:value-type="float" office:value="0.795443978104037" calcext:value-type="float">
            <text:p>0.795443978104037</text:p>
          </table:table-cell>
          <table:table-cell office:value-type="float" office:value="0.739090332622355" calcext:value-type="float">
            <text:p>0.739090332622355</text:p>
          </table:table-cell>
          <table:table-cell office:value-type="float" office:value="0.787671232876712" calcext:value-type="float">
            <text:p>0.787671232876712</text:p>
          </table:table-cell>
          <table:table-cell office:value-type="float" office:value="5.423" calcext:value-type="float">
            <text:p>5.423</text:p>
          </table:table-cell>
          <table:table-cell office:value-type="float" office:value="0.105" calcext:value-type="float">
            <text:p>0.105</text:p>
          </table:table-cell>
          <table:table-cell office:value-type="float" office:value="5.42" calcext:value-type="float">
            <text:p>5.42</text:p>
          </table:table-cell>
          <table:table-cell office:value-type="float" office:value="0.11" calcext:value-type="float">
            <text:p>0.11</text:p>
          </table:table-cell>
          <table:table-cell office:value-type="float" office:value="5420" calcext:value-type="float">
            <text:p>5420</text:p>
          </table:table-cell>
          <table:table-cell office:value-type="float" office:value="110" calcext:value-type="float">
            <text:p>110</text:p>
          </table:table-cell>
          <table:table-cell office:value-type="float" office:value="3026100" calcext:value-type="float">
            <text:p>3026100</text:p>
          </table:table-cell>
          <table:table-cell office:value-type="float" office:value="76121447" calcext:value-type="float">
            <text:p>76121447</text:p>
          </table:table-cell>
          <table:table-cell office:value-type="float" office:value="8500762" calcext:value-type="float">
            <text:p>8500762</text:p>
          </table:table-cell>
          <table:table-cell office:value-type="float" office:value="79.0715372907154" calcext:value-type="float">
            <text:p>79.0715372907154</text:p>
          </table:table-cell>
          <table:table-cell office:value-type="float" office:value="50.3424657534247" calcext:value-type="float">
            <text:p>50.3424657534247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900988.98252611" calcext:value-type="float">
            <text:p>-8900988.98252611</text:p>
          </table:table-cell>
          <table:table-cell office:value-type="float" office:value="-8910574.64042604" calcext:value-type="float">
            <text:p>-8910574.64042604</text:p>
          </table:table-cell>
          <table:table-cell office:value-type="float" office:value="-8911401.92813055" calcext:value-type="float">
            <text:p>-8911401.92813055</text:p>
          </table:table-cell>
          <table:table-cell office:value-type="float" office:value="-8892814.40837613" calcext:value-type="float">
            <text:p>-8892814.40837613</text:p>
          </table:table-cell>
          <table:table-cell office:value-type="float" office:value="-8887775.40837613" calcext:value-type="float">
            <text:p>-8887775.40837613</text:p>
          </table:table-cell>
          <table:table-cell table:number-columns-repeated="4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fla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ka.classifiers.bayes.BayesNet</text:p>
          </table:table-cell>
          <table:table-cell office:value-type="string" calcext:value-type="string">
            <text:p>'-D -Q weka.classifiers.bayes.net.search.local.K2 -- -P 1 -S BAYES -E weka.classifiers.bayes.net.estimate.SimpleEstimator -- -A 0.5'</text:p>
          </table:table-cell>
          <table:table-cell office:value-type="float" office:value="7.46037443258776E+017" calcext:value-type="float">
            <text:p>7.46037443258776E+017</text:p>
          </table:table-cell>
          <table:table-cell office:value-type="float" office:value="20201104.1815" calcext:value-type="float">
            <text:p>20201104.1815</text:p>
          </table:table-cell>
          <table:table-cell office:value-type="float" office:value="11819" calcext:value-type="float">
            <text:p>11819</text:p>
          </table:table-cell>
          <table:table-cell office:value-type="float" office:value="1314" calcext:value-type="float">
            <text:p>1314</text:p>
          </table:table-cell>
          <table:table-cell office:value-type="float" office:value="1005" calcext:value-type="float">
            <text:p>1005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76.4840182648402" calcext:value-type="float">
            <text:p>76.4840182648402</text:p>
          </table:table-cell>
          <table:table-cell office:value-type="float" office:value="23.5159817351598" calcext:value-type="float">
            <text:p>23.5159817351598</text:p>
          </table:table-cell>
          <table:table-cell office:value-type="float" office:value="0" calcext:value-type="float">
            <text:p>0</text:p>
          </table:table-cell>
          <table:table-cell office:value-type="float" office:value="0.437236481373166" calcext:value-type="float">
            <text:p>0.437236481373166</text:p>
          </table:table-cell>
          <table:table-cell office:value-type="float" office:value="0.235048919950759" calcext:value-type="float">
            <text:p>0.235048919950759</text:p>
          </table:table-cell>
          <table:table-cell office:value-type="float" office:value="0.483495254916937" calcext:value-type="float">
            <text:p>0.483495254916937</text:p>
          </table:table-cell>
          <table:table-cell office:value-type="float" office:value="58.7060440850524" calcext:value-type="float">
            <text:p>58.7060440850524</text:p>
          </table:table-cell>
          <table:table-cell office:value-type="float" office:value="108.037598440797" calcext:value-type="float">
            <text:p>108.037598440797</text:p>
          </table:table-cell>
          <table:table-cell office:value-type="float" office:value="1118.67987690727" calcext:value-type="float">
            <text:p>1118.67987690727</text:p>
          </table:table-cell>
          <table:table-cell office:value-type="float" office:value="51521.5947546221" calcext:value-type="float">
            <text:p>51521.5947546221</text:p>
          </table:table-cell>
          <table:table-cell office:value-type="float" office:value="-50402.9148777148" calcext:value-type="float">
            <text:p>-50402.9148777148</text:p>
          </table:table-cell>
          <table:table-cell office:value-type="float" office:value="0.851354548635672" calcext:value-type="float">
            <text:p>0.851354548635672</text:p>
          </table:table-cell>
          <table:table-cell office:value-type="float" office:value="39.2097372561812" calcext:value-type="float">
            <text:p>39.2097372561812</text:p>
          </table:table-cell>
          <table:table-cell office:value-type="float" office:value="-38.3583827075455" calcext:value-type="float">
            <text:p>-38.3583827075455</text:p>
          </table:table-cell>
          <table:table-cell office:value-type="float" office:value="402.166658520305" calcext:value-type="float">
            <text:p>402.166658520305</text:p>
          </table:table-cell>
          <table:table-cell office:value-type="float" office:value="0.30606290602763" calcext:value-type="float">
            <text:p>0.30606290602763</text:p>
          </table:table-cell>
          <table:table-cell office:value-type="float" office:value="35.9501110927412" calcext:value-type="float">
            <text:p>35.9501110927412</text:p>
          </table:table-cell>
          <table:table-cell office:value-type="float" office:value="0.810526315789474" calcext:value-type="float">
            <text:p>0.810526315789474</text:p>
          </table:table-cell>
          <table:table-cell office:value-type="float" office:value="770" calcext:value-type="float">
            <text:p>770</text:p>
          </table:table-cell>
          <table:table-cell office:value-type="float" office:value="0.354395604395604" calcext:value-type="float">
            <text:p>0.354395604395604</text:p>
          </table:table-cell>
          <table:table-cell office:value-type="float" office:value="129" calcext:value-type="float">
            <text:p>129</text:p>
          </table:table-cell>
          <table:table-cell office:value-type="float" office:value="0.645604395604396" calcext:value-type="float">
            <text:p>0.645604395604396</text:p>
          </table:table-cell>
          <table:table-cell office:value-type="float" office:value="235" calcext:value-type="float">
            <text:p>235</text:p>
          </table:table-cell>
          <table:table-cell office:value-type="float" office:value="0.189473684210526" calcext:value-type="float">
            <text:p>0.189473684210526</text:p>
          </table:table-cell>
          <table:table-cell office:value-type="float" office:value="180" calcext:value-type="float">
            <text:p>180</text:p>
          </table:table-cell>
          <table:table-cell office:value-type="float" office:value="0.85650723025584" calcext:value-type="float">
            <text:p>0.85650723025584</text:p>
          </table:table-cell>
          <table:table-cell office:value-type="float" office:value="0.810526315789474" calcext:value-type="float">
            <text:p>0.810526315789474</text:p>
          </table:table-cell>
          <table:table-cell office:value-type="float" office:value="0.832882639264467" calcext:value-type="float">
            <text:p>0.832882639264467</text:p>
          </table:table-cell>
          <table:table-cell office:value-type="float" office:value="0.439134860403866" calcext:value-type="float">
            <text:p>0.439134860403866</text:p>
          </table:table-cell>
          <table:table-cell office:value-type="float" office:value="0.777043088490457" calcext:value-type="float">
            <text:p>0.777043088490457</text:p>
          </table:table-cell>
          <table:table-cell office:value-type="float" office:value="0.864973678930371" calcext:value-type="float">
            <text:p>0.864973678930371</text:p>
          </table:table-cell>
          <table:table-cell office:value-type="float" office:value="0.764840182648402" calcext:value-type="float">
            <text:p>0.764840182648402</text:p>
          </table:table-cell>
          <table:table-cell office:value-type="float" office:value="0.308709471254532" calcext:value-type="float">
            <text:p>0.308709471254532</text:p>
          </table:table-cell>
          <table:table-cell office:value-type="float" office:value="0.691290528745467" calcext:value-type="float">
            <text:p>0.691290528745467</text:p>
          </table:table-cell>
          <table:table-cell office:value-type="float" office:value="0.235159817351598" calcext:value-type="float">
            <text:p>0.235159817351598</text:p>
          </table:table-cell>
          <table:table-cell office:value-type="float" office:value="0.776105289703774" calcext:value-type="float">
            <text:p>0.776105289703774</text:p>
          </table:table-cell>
          <table:table-cell office:value-type="float" office:value="0.764840182648402" calcext:value-type="float">
            <text:p>0.764840182648402</text:p>
          </table:table-cell>
          <table:table-cell office:value-type="float" office:value="0.769294823582188" calcext:value-type="float">
            <text:p>0.769294823582188</text:p>
          </table:table-cell>
          <table:table-cell office:value-type="float" office:value="0.439134860403866" calcext:value-type="float">
            <text:p>0.439134860403866</text:p>
          </table:table-cell>
          <table:table-cell office:value-type="float" office:value="0.78462499988996" calcext:value-type="float">
            <text:p>0.78462499988996</text:p>
          </table:table-cell>
          <table:table-cell office:value-type="float" office:value="0.778224485182724" calcext:value-type="float">
            <text:p>0.778224485182724</text:p>
          </table:table-cell>
          <table:table-cell office:value-type="float" office:value="0.71811012579398" calcext:value-type="float">
            <text:p>0.71811012579398</text:p>
          </table:table-cell>
          <table:table-cell office:value-type="float" office:value="0.764840182648402" calcext:value-type="float">
            <text:p>0.764840182648402</text:p>
          </table:table-cell>
          <table:table-cell office:value-type="float" office:value="5.444" calcext:value-type="float">
            <text:p>5.444</text:p>
          </table:table-cell>
          <table:table-cell office:value-type="float" office:value="0.105" calcext:value-type="float">
            <text:p>0.105</text:p>
          </table:table-cell>
          <table:table-cell office:value-type="float" office:value="5.44" calcext:value-type="float">
            <text:p>5.44</text:p>
          </table:table-cell>
          <table:table-cell office:value-type="float" office:value="0.1" calcext:value-type="float">
            <text:p>0.1</text:p>
          </table:table-cell>
          <table:table-cell office:value-type="float" office:value="5440" calcext:value-type="float">
            <text:p>5440</text:p>
          </table:table-cell>
          <table:table-cell office:value-type="float" office:value="100" calcext:value-type="float">
            <text:p>100</text:p>
          </table:table-cell>
          <table:table-cell office:value-type="float" office:value="3027031" calcext:value-type="float">
            <text:p>3027031</text:p>
          </table:table-cell>
          <table:table-cell office:value-type="float" office:value="76121447" calcext:value-type="float">
            <text:p>76121447</text:p>
          </table:table-cell>
          <table:table-cell office:value-type="float" office:value="8500762" calcext:value-type="float">
            <text:p>8500762</text:p>
          </table:table-cell>
          <table:table-cell office:value-type="float" office:value="77.0167427701674" calcext:value-type="float">
            <text:p>77.0167427701674</text:p>
          </table:table-cell>
          <table:table-cell office:value-type="float" office:value="50.4946727549467" calcext:value-type="float">
            <text:p>50.4946727549467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899626.99061278" calcext:value-type="float">
            <text:p>-8899626.99061278</text:p>
          </table:table-cell>
          <table:table-cell office:value-type="float" office:value="-8909293.76030726" calcext:value-type="float">
            <text:p>-8909293.76030726</text:p>
          </table:table-cell>
          <table:table-cell office:value-type="float" office:value="-8910135.71634961" calcext:value-type="float">
            <text:p>-8910135.71634961</text:p>
          </table:table-cell>
          <table:table-cell office:value-type="float" office:value="-8891437.53463992" calcext:value-type="float">
            <text:p>-8891437.53463992</text:p>
          </table:table-cell>
          <table:table-cell office:value-type="float" office:value="-8886368.53463992" calcext:value-type="float">
            <text:p>-8886368.53463992</text:p>
          </table:table-cell>
          <table:table-cell table:number-columns-repeated="4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fla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ka.classifiers.bayes.BayesNet</text:p>
          </table:table-cell>
          <table:table-cell office:value-type="string" calcext:value-type="string">
            <text:p>'-D -Q weka.classifiers.bayes.net.search.local.K2 -- -P 1 -S BAYES -E weka.classifiers.bayes.net.estimate.SimpleEstimator -- -A 0.5'</text:p>
          </table:table-cell>
          <table:table-cell office:value-type="float" office:value="7.46037443258776E+017" calcext:value-type="float">
            <text:p>7.46037443258776E+017</text:p>
          </table:table-cell>
          <table:table-cell office:value-type="float" office:value="20201104.1815" calcext:value-type="float">
            <text:p>20201104.1815</text:p>
          </table:table-cell>
          <table:table-cell office:value-type="float" office:value="11820" calcext:value-type="float">
            <text:p>11820</text:p>
          </table:table-cell>
          <table:table-cell office:value-type="float" office:value="1313" calcext:value-type="float">
            <text:p>1313</text:p>
          </table:table-cell>
          <table:table-cell office:value-type="float" office:value="1045" calcext:value-type="float">
            <text:p>1045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79.5887281035796" calcext:value-type="float">
            <text:p>79.5887281035796</text:p>
          </table:table-cell>
          <table:table-cell office:value-type="float" office:value="20.4112718964204" calcext:value-type="float">
            <text:p>20.4112718964204</text:p>
          </table:table-cell>
          <table:table-cell office:value-type="float" office:value="0" calcext:value-type="float">
            <text:p>0</text:p>
          </table:table-cell>
          <table:table-cell office:value-type="float" office:value="0.516156355016308" calcext:value-type="float">
            <text:p>0.516156355016308</text:p>
          </table:table-cell>
          <table:table-cell office:value-type="float" office:value="0.205097463039451" calcext:value-type="float">
            <text:p>0.205097463039451</text:p>
          </table:table-cell>
          <table:table-cell office:value-type="float" office:value="0.451257980991409" calcext:value-type="float">
            <text:p>0.451257980991409</text:p>
          </table:table-cell>
          <table:table-cell office:value-type="float" office:value="51.2533275843818" calcext:value-type="float">
            <text:p>51.2533275843818</text:p>
          </table:table-cell>
          <table:table-cell office:value-type="float" office:value="100.896117227461" calcext:value-type="float">
            <text:p>100.896117227461</text:p>
          </table:table-cell>
          <table:table-cell office:value-type="float" office:value="1116.82599788929" calcext:value-type="float">
            <text:p>1116.82599788929</text:p>
          </table:table-cell>
          <table:table-cell office:value-type="float" office:value="44513.3320757713" calcext:value-type="float">
            <text:p>44513.3320757713</text:p>
          </table:table-cell>
          <table:table-cell office:value-type="float" office:value="-43396.5060778821" calcext:value-type="float">
            <text:p>-43396.5060778821</text:p>
          </table:table-cell>
          <table:table-cell office:value-type="float" office:value="0.850591011339899" calcext:value-type="float">
            <text:p>0.850591011339899</text:p>
          </table:table-cell>
          <table:table-cell office:value-type="float" office:value="33.9020046273963" calcext:value-type="float">
            <text:p>33.9020046273963</text:p>
          </table:table-cell>
          <table:table-cell office:value-type="float" office:value="-33.0514136160564" calcext:value-type="float">
            <text:p>-33.0514136160564</text:p>
          </table:table-cell>
          <table:table-cell office:value-type="float" office:value="492.332997160106" calcext:value-type="float">
            <text:p>492.332997160106</text:p>
          </table:table-cell>
          <table:table-cell office:value-type="float" office:value="0.374968010022929" calcext:value-type="float">
            <text:p>0.374968010022929</text:p>
          </table:table-cell>
          <table:table-cell office:value-type="float" office:value="44.0832321320041" calcext:value-type="float">
            <text:p>44.0832321320041</text:p>
          </table:table-cell>
          <table:table-cell office:value-type="float" office:value="0.825263157894737" calcext:value-type="float">
            <text:p>0.825263157894737</text:p>
          </table:table-cell>
          <table:table-cell office:value-type="float" office:value="784" calcext:value-type="float">
            <text:p>784</text:p>
          </table:table-cell>
          <table:table-cell office:value-type="float" office:value="0.28099173553719" calcext:value-type="float">
            <text:p>0.28099173553719</text:p>
          </table:table-cell>
          <table:table-cell office:value-type="float" office:value="102" calcext:value-type="float">
            <text:p>102</text:p>
          </table:table-cell>
          <table:table-cell office:value-type="float" office:value="0.71900826446281" calcext:value-type="float">
            <text:p>0.71900826446281</text:p>
          </table:table-cell>
          <table:table-cell office:value-type="float" office:value="261" calcext:value-type="float">
            <text:p>261</text:p>
          </table:table-cell>
          <table:table-cell office:value-type="float" office:value="0.174736842105263" calcext:value-type="float">
            <text:p>0.174736842105263</text:p>
          </table:table-cell>
          <table:table-cell office:value-type="float" office:value="166" calcext:value-type="float">
            <text:p>166</text:p>
          </table:table-cell>
          <table:table-cell office:value-type="float" office:value="0.884875846501129" calcext:value-type="float">
            <text:p>0.884875846501129</text:p>
          </table:table-cell>
          <table:table-cell office:value-type="float" office:value="0.825263157894737" calcext:value-type="float">
            <text:p>0.825263157894737</text:p>
          </table:table-cell>
          <table:table-cell office:value-type="float" office:value="0.854030501089324" calcext:value-type="float">
            <text:p>0.854030501089324</text:p>
          </table:table-cell>
          <table:table-cell office:value-type="float" office:value="0.519636738734148" calcext:value-type="float">
            <text:p>0.519636738734148</text:p>
          </table:table-cell>
          <table:table-cell office:value-type="float" office:value="0.814271422357547" calcext:value-type="float">
            <text:p>0.814271422357547</text:p>
          </table:table-cell>
          <table:table-cell office:value-type="float" office:value="0.88863659849596" calcext:value-type="float">
            <text:p>0.88863659849596</text:p>
          </table:table-cell>
          <table:table-cell office:value-type="float" office:value="0.795887281035796" calcext:value-type="float">
            <text:p>0.795887281035796</text:p>
          </table:table-cell>
          <table:table-cell office:value-type="float" office:value="0.251615858678249" calcext:value-type="float">
            <text:p>0.251615858678249</text:p>
          </table:table-cell>
          <table:table-cell office:value-type="float" office:value="0.748384141321751" calcext:value-type="float">
            <text:p>0.748384141321751</text:p>
          </table:table-cell>
          <table:table-cell office:value-type="float" office:value="0.204112718964204" calcext:value-type="float">
            <text:p>0.204112718964204</text:p>
          </table:table-cell>
          <table:table-cell office:value-type="float" office:value="0.809225145648867" calcext:value-type="float">
            <text:p>0.809225145648867</text:p>
          </table:table-cell>
          <table:table-cell office:value-type="float" office:value="0.795887281035796" calcext:value-type="float">
            <text:p>0.795887281035796</text:p>
          </table:table-cell>
          <table:table-cell office:value-type="float" office:value="0.800597617850259" calcext:value-type="float">
            <text:p>0.800597617850259</text:p>
          </table:table-cell>
          <table:table-cell office:value-type="float" office:value="0.519636738734148" calcext:value-type="float">
            <text:p>0.519636738734148</text:p>
          </table:table-cell>
          <table:table-cell office:value-type="float" office:value="0.82052107161397" calcext:value-type="float">
            <text:p>0.82052107161397</text:p>
          </table:table-cell>
          <table:table-cell office:value-type="float" office:value="0.806295577224011" calcext:value-type="float">
            <text:p>0.806295577224011</text:p>
          </table:table-cell>
          <table:table-cell office:value-type="float" office:value="0.757394997380105" calcext:value-type="float">
            <text:p>0.757394997380105</text:p>
          </table:table-cell>
          <table:table-cell office:value-type="float" office:value="0.795887281035796" calcext:value-type="float">
            <text:p>0.795887281035796</text:p>
          </table:table-cell>
          <table:table-cell office:value-type="float" office:value="5.422" calcext:value-type="float">
            <text:p>5.422</text:p>
          </table:table-cell>
          <table:table-cell office:value-type="float" office:value="0.105" calcext:value-type="float">
            <text:p>0.105</text:p>
          </table:table-cell>
          <table:table-cell office:value-type="float" office:value="5.43" calcext:value-type="float">
            <text:p>5.43</text:p>
          </table:table-cell>
          <table:table-cell office:value-type="float" office:value="0.1" calcext:value-type="float">
            <text:p>0.1</text:p>
          </table:table-cell>
          <table:table-cell office:value-type="float" office:value="5430" calcext:value-type="float">
            <text:p>5430</text:p>
          </table:table-cell>
          <table:table-cell office:value-type="float" office:value="100" calcext:value-type="float">
            <text:p>100</text:p>
          </table:table-cell>
          <table:table-cell office:value-type="float" office:value="3025864" calcext:value-type="float">
            <text:p>3025864</text:p>
          </table:table-cell>
          <table:table-cell office:value-type="float" office:value="76127884" calcext:value-type="float">
            <text:p>76127884</text:p>
          </table:table-cell>
          <table:table-cell office:value-type="float" office:value="8494325" calcext:value-type="float">
            <text:p>8494325</text:p>
          </table:table-cell>
          <table:table-cell office:value-type="float" office:value="79.8933739527799" calcext:value-type="float">
            <text:p>79.8933739527799</text:p>
          </table:table-cell>
          <table:table-cell office:value-type="float" office:value="50.4569687738005" calcext:value-type="float">
            <text:p>50.4569687738005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862802.73997735" calcext:value-type="float">
            <text:p>-8862802.73997735</text:p>
          </table:table-cell>
          <table:table-cell office:value-type="float" office:value="-8872343.28389065" calcext:value-type="float">
            <text:p>-8872343.28389065</text:p>
          </table:table-cell>
          <table:table-cell office:value-type="float" office:value="-8873176.6057382" calcext:value-type="float">
            <text:p>-8873176.6057382</text:p>
          </table:table-cell>
          <table:table-cell office:value-type="float" office:value="-8854618.38301227" calcext:value-type="float">
            <text:p>-8854618.38301227</text:p>
          </table:table-cell>
          <table:table-cell office:value-type="float" office:value="-8849587.38301227" calcext:value-type="float">
            <text:p>-8849587.38301227</text:p>
          </table:table-cell>
          <table:table-cell table:number-columns-repeated="4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fla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ka.classifiers.bayes.BayesNet</text:p>
          </table:table-cell>
          <table:table-cell office:value-type="string" calcext:value-type="string">
            <text:p>'-D -Q weka.classifiers.bayes.net.search.local.K2 -- -P 1 -S BAYES -E weka.classifiers.bayes.net.estimate.SimpleEstimator -- -A 0.5'</text:p>
          </table:table-cell>
          <table:table-cell office:value-type="float" office:value="7.46037443258776E+017" calcext:value-type="float">
            <text:p>7.46037443258776E+017</text:p>
          </table:table-cell>
          <table:table-cell office:value-type="float" office:value="20201104.1815" calcext:value-type="float">
            <text:p>20201104.1815</text:p>
          </table:table-cell>
          <table:table-cell office:value-type="float" office:value="11820" calcext:value-type="float">
            <text:p>11820</text:p>
          </table:table-cell>
          <table:table-cell office:value-type="float" office:value="1313" calcext:value-type="float">
            <text:p>1313</text:p>
          </table:table-cell>
          <table:table-cell office:value-type="float" office:value="1029" calcext:value-type="float">
            <text:p>1029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78.3701447067784" calcext:value-type="float">
            <text:p>78.3701447067784</text:p>
          </table:table-cell>
          <table:table-cell office:value-type="float" office:value="21.6298552932216" calcext:value-type="float">
            <text:p>21.6298552932216</text:p>
          </table:table-cell>
          <table:table-cell office:value-type="float" office:value="0" calcext:value-type="float">
            <text:p>0</text:p>
          </table:table-cell>
          <table:table-cell office:value-type="float" office:value="0.478001103094544" calcext:value-type="float">
            <text:p>0.478001103094544</text:p>
          </table:table-cell>
          <table:table-cell office:value-type="float" office:value="0.21590627170694" calcext:value-type="float">
            <text:p>0.21590627170694</text:p>
          </table:table-cell>
          <table:table-cell office:value-type="float" office:value="0.463192887283758" calcext:value-type="float">
            <text:p>0.463192887283758</text:p>
          </table:table-cell>
          <table:table-cell office:value-type="float" office:value="53.9544210217256" calcext:value-type="float">
            <text:p>53.9544210217256</text:p>
          </table:table-cell>
          <table:table-cell office:value-type="float" office:value="103.564625608689" calcext:value-type="float">
            <text:p>103.564625608689</text:p>
          </table:table-cell>
          <table:table-cell office:value-type="float" office:value="1116.82599788929" calcext:value-type="float">
            <text:p>1116.82599788929</text:p>
          </table:table-cell>
          <table:table-cell office:value-type="float" office:value="43608.0987453188" calcext:value-type="float">
            <text:p>43608.0987453188</text:p>
          </table:table-cell>
          <table:table-cell office:value-type="float" office:value="-42491.2727474295" calcext:value-type="float">
            <text:p>-42491.2727474295</text:p>
          </table:table-cell>
          <table:table-cell office:value-type="float" office:value="0.850591011339899" calcext:value-type="float">
            <text:p>0.850591011339899</text:p>
          </table:table-cell>
          <table:table-cell office:value-type="float" office:value="33.2125656856959" calcext:value-type="float">
            <text:p>33.2125656856959</text:p>
          </table:table-cell>
          <table:table-cell office:value-type="float" office:value="-32.361974674356" calcext:value-type="float">
            <text:p>-32.361974674356</text:p>
          </table:table-cell>
          <table:table-cell office:value-type="float" office:value="458.68363253636" calcext:value-type="float">
            <text:p>458.68363253636</text:p>
          </table:table-cell>
          <table:table-cell office:value-type="float" office:value="0.3493401618708" calcext:value-type="float">
            <text:p>0.3493401618708</text:p>
          </table:table-cell>
          <table:table-cell office:value-type="float" office:value="41.0702860967811" calcext:value-type="float">
            <text:p>41.0702860967811</text:p>
          </table:table-cell>
          <table:table-cell office:value-type="float" office:value="0.828421052631579" calcext:value-type="float">
            <text:p>0.828421052631579</text:p>
          </table:table-cell>
          <table:table-cell office:value-type="float" office:value="787" calcext:value-type="float">
            <text:p>787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21" calcext:value-type="float">
            <text:p>121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242" calcext:value-type="float">
            <text:p>242</text:p>
          </table:table-cell>
          <table:table-cell office:value-type="float" office:value="0.171578947368421" calcext:value-type="float">
            <text:p>0.171578947368421</text:p>
          </table:table-cell>
          <table:table-cell office:value-type="float" office:value="163" calcext:value-type="float">
            <text:p>163</text:p>
          </table:table-cell>
          <table:table-cell office:value-type="float" office:value="0.866740088105727" calcext:value-type="float">
            <text:p>0.866740088105727</text:p>
          </table:table-cell>
          <table:table-cell office:value-type="float" office:value="0.828421052631579" calcext:value-type="float">
            <text:p>0.828421052631579</text:p>
          </table:table-cell>
          <table:table-cell office:value-type="float" office:value="0.847147470398278" calcext:value-type="float">
            <text:p>0.847147470398278</text:p>
          </table:table-cell>
          <table:table-cell office:value-type="float" office:value="0.479431795892017" calcext:value-type="float">
            <text:p>0.479431795892017</text:p>
          </table:table-cell>
          <table:table-cell office:value-type="float" office:value="0.790453820501667" calcext:value-type="float">
            <text:p>0.790453820501667</text:p>
          </table:table-cell>
          <table:table-cell office:value-type="float" office:value="0.872157341136877" calcext:value-type="float">
            <text:p>0.872157341136877</text:p>
          </table:table-cell>
          <table:table-cell office:value-type="float" office:value="0.783701447067784" calcext:value-type="float">
            <text:p>0.783701447067784</text:p>
          </table:table-cell>
          <table:table-cell office:value-type="float" office:value="0.288613727769538" calcext:value-type="float">
            <text:p>0.288613727769538</text:p>
          </table:table-cell>
          <table:table-cell office:value-type="float" office:value="0.711386272230462" calcext:value-type="float">
            <text:p>0.711386272230462</text:p>
          </table:table-cell>
          <table:table-cell office:value-type="float" office:value="0.216298552932216" calcext:value-type="float">
            <text:p>0.216298552932216</text:p>
          </table:table-cell>
          <table:table-cell office:value-type="float" office:value="0.792312861693941" calcext:value-type="float">
            <text:p>0.792312861693941</text:p>
          </table:table-cell>
          <table:table-cell office:value-type="float" office:value="0.783701447067784" calcext:value-type="float">
            <text:p>0.783701447067784</text:p>
          </table:table-cell>
          <table:table-cell office:value-type="float" office:value="0.78717115146867" calcext:value-type="float">
            <text:p>0.78717115146867</text:p>
          </table:table-cell>
          <table:table-cell office:value-type="float" office:value="0.479431795892017" calcext:value-type="float">
            <text:p>0.479431795892017</text:p>
          </table:table-cell>
          <table:table-cell office:value-type="float" office:value="0.798439550248731" calcext:value-type="float">
            <text:p>0.798439550248731</text:p>
          </table:table-cell>
          <table:table-cell office:value-type="float" office:value="0.791601614633477" calcext:value-type="float">
            <text:p>0.791601614633477</text:p>
          </table:table-cell>
          <table:table-cell office:value-type="float" office:value="0.738677901865805" calcext:value-type="float">
            <text:p>0.738677901865805</text:p>
          </table:table-cell>
          <table:table-cell office:value-type="float" office:value="0.783701447067784" calcext:value-type="float">
            <text:p>0.783701447067784</text:p>
          </table:table-cell>
          <table:table-cell office:value-type="float" office:value="5.405" calcext:value-type="float">
            <text:p>5.405</text:p>
          </table:table-cell>
          <table:table-cell office:value-type="float" office:value="0.106" calcext:value-type="float">
            <text:p>0.106</text:p>
          </table:table-cell>
          <table:table-cell office:value-type="float" office:value="5.41" calcext:value-type="float">
            <text:p>5.41</text:p>
          </table:table-cell>
          <table:table-cell office:value-type="float" office:value="0.1" calcext:value-type="float">
            <text:p>0.1</text:p>
          </table:table-cell>
          <table:table-cell office:value-type="float" office:value="5410" calcext:value-type="float">
            <text:p>5410</text:p>
          </table:table-cell>
          <table:table-cell office:value-type="float" office:value="100" calcext:value-type="float">
            <text:p>100</text:p>
          </table:table-cell>
          <table:table-cell office:value-type="float" office:value="3025758" calcext:value-type="float">
            <text:p>3025758</text:p>
          </table:table-cell>
          <table:table-cell office:value-type="float" office:value="76127884" calcext:value-type="float">
            <text:p>76127884</text:p>
          </table:table-cell>
          <table:table-cell office:value-type="float" office:value="8494325" calcext:value-type="float">
            <text:p>8494325</text:p>
          </table:table-cell>
          <table:table-cell office:value-type="float" office:value="78.979436405179" calcext:value-type="float">
            <text:p>78.979436405179</text:p>
          </table:table-cell>
          <table:table-cell office:value-type="float" office:value="50.4188880426504" calcext:value-type="float">
            <text:p>50.4188880426504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890610.50838283" calcext:value-type="float">
            <text:p>-8890610.50838283</text:p>
          </table:table-cell>
          <table:table-cell office:value-type="float" office:value="-8900170.73794793" calcext:value-type="float">
            <text:p>-8900170.73794793</text:p>
          </table:table-cell>
          <table:table-cell office:value-type="float" office:value="-8900970.48968158" calcext:value-type="float">
            <text:p>-8900970.48968158</text:p>
          </table:table-cell>
          <table:table-cell office:value-type="float" office:value="-8882419.64450393" calcext:value-type="float">
            <text:p>-8882419.64450393</text:p>
          </table:table-cell>
          <table:table-cell office:value-type="float" office:value="-8877390.64450393" calcext:value-type="float">
            <text:p>-8877390.64450393</text:p>
          </table:table-cell>
          <table:table-cell table:number-columns-repeated="4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fla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ka.classifiers.bayes.BayesNet</text:p>
          </table:table-cell>
          <table:table-cell office:value-type="string" calcext:value-type="string">
            <text:p>'-D -Q weka.classifiers.bayes.net.search.local.K2 -- -P 1 -S BAYES -E weka.classifiers.bayes.net.estimate.SimpleEstimator -- -A 0.5'</text:p>
          </table:table-cell>
          <table:table-cell office:value-type="float" office:value="7.46037443258776E+017" calcext:value-type="float">
            <text:p>7.46037443258776E+017</text:p>
          </table:table-cell>
          <table:table-cell office:value-type="float" office:value="20201104.1815" calcext:value-type="float">
            <text:p>20201104.1815</text:p>
          </table:table-cell>
          <table:table-cell office:value-type="float" office:value="11820" calcext:value-type="float">
            <text:p>11820</text:p>
          </table:table-cell>
          <table:table-cell office:value-type="float" office:value="1313" calcext:value-type="float">
            <text:p>1313</text:p>
          </table:table-cell>
          <table:table-cell office:value-type="float" office:value="1052" calcext:value-type="float">
            <text:p>1052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80.1218583396801" calcext:value-type="float">
            <text:p>80.1218583396801</text:p>
          </table:table-cell>
          <table:table-cell office:value-type="float" office:value="19.8781416603199" calcext:value-type="float">
            <text:p>19.8781416603199</text:p>
          </table:table-cell>
          <table:table-cell office:value-type="float" office:value="0" calcext:value-type="float">
            <text:p>0</text:p>
          </table:table-cell>
          <table:table-cell office:value-type="float" office:value="0.514288872920236" calcext:value-type="float">
            <text:p>0.514288872920236</text:p>
          </table:table-cell>
          <table:table-cell office:value-type="float" office:value="0.199269840195369" calcext:value-type="float">
            <text:p>0.199269840195369</text:p>
          </table:table-cell>
          <table:table-cell office:value-type="float" office:value="0.444963883374718" calcext:value-type="float">
            <text:p>0.444963883374718</text:p>
          </table:table-cell>
          <table:table-cell office:value-type="float" office:value="49.79701965039" calcext:value-type="float">
            <text:p>49.79701965039</text:p>
          </table:table-cell>
          <table:table-cell office:value-type="float" office:value="99.4888290736217" calcext:value-type="float">
            <text:p>99.4888290736217</text:p>
          </table:table-cell>
          <table:table-cell office:value-type="float" office:value="1116.82599788929" calcext:value-type="float">
            <text:p>1116.82599788929</text:p>
          </table:table-cell>
          <table:table-cell office:value-type="float" office:value="38278.1210386499" calcext:value-type="float">
            <text:p>38278.1210386499</text:p>
          </table:table-cell>
          <table:table-cell office:value-type="float" office:value="-37161.2950407606" calcext:value-type="float">
            <text:p>-37161.2950407606</text:p>
          </table:table-cell>
          <table:table-cell office:value-type="float" office:value="0.850591011339899" calcext:value-type="float">
            <text:p>0.850591011339899</text:p>
          </table:table-cell>
          <table:table-cell office:value-type="float" office:value="29.1531767240288" calcext:value-type="float">
            <text:p>29.1531767240288</text:p>
          </table:table-cell>
          <table:table-cell office:value-type="float" office:value="-28.3025857126889" calcext:value-type="float">
            <text:p>-28.3025857126889</text:p>
          </table:table-cell>
          <table:table-cell office:value-type="float" office:value="509.871837927618" calcext:value-type="float">
            <text:p>509.871837927618</text:p>
          </table:table-cell>
          <table:table-cell office:value-type="float" office:value="0.388325847621948" calcext:value-type="float">
            <text:p>0.388325847621948</text:p>
          </table:table-cell>
          <table:table-cell office:value-type="float" office:value="45.6536505141567" calcext:value-type="float">
            <text:p>45.6536505141567</text:p>
          </table:table-cell>
          <table:table-cell office:value-type="float" office:value="0.848421052631579" calcext:value-type="float">
            <text:p>0.848421052631579</text:p>
          </table:table-cell>
          <table:table-cell office:value-type="float" office:value="806" calcext:value-type="float">
            <text:p>806</text:p>
          </table:table-cell>
          <table:table-cell office:value-type="float" office:value="0.322314049586777" calcext:value-type="float">
            <text:p>0.322314049586777</text:p>
          </table:table-cell>
          <table:table-cell office:value-type="float" office:value="117" calcext:value-type="float">
            <text:p>117</text:p>
          </table:table-cell>
          <table:table-cell office:value-type="float" office:value="0.677685950413223" calcext:value-type="float">
            <text:p>0.677685950413223</text:p>
          </table:table-cell>
          <table:table-cell office:value-type="float" office:value="246" calcext:value-type="float">
            <text:p>246</text:p>
          </table:table-cell>
          <table:table-cell office:value-type="float" office:value="0.151578947368421" calcext:value-type="float">
            <text:p>0.151578947368421</text:p>
          </table:table-cell>
          <table:table-cell office:value-type="float" office:value="144" calcext:value-type="float">
            <text:p>144</text:p>
          </table:table-cell>
          <table:table-cell office:value-type="float" office:value="0.873239436619718" calcext:value-type="float">
            <text:p>0.873239436619718</text:p>
          </table:table-cell>
          <table:table-cell office:value-type="float" office:value="0.848421052631579" calcext:value-type="float">
            <text:p>0.848421052631579</text:p>
          </table:table-cell>
          <table:table-cell office:value-type="float" office:value="0.860651361452216" calcext:value-type="float">
            <text:p>0.860651361452216</text:p>
          </table:table-cell>
          <table:table-cell office:value-type="float" office:value="0.514939306626135" calcext:value-type="float">
            <text:p>0.514939306626135</text:p>
          </table:table-cell>
          <table:table-cell office:value-type="float" office:value="0.812257503262288" calcext:value-type="float">
            <text:p>0.812257503262288</text:p>
          </table:table-cell>
          <table:table-cell office:value-type="float" office:value="0.884130672056661" calcext:value-type="float">
            <text:p>0.884130672056661</text:p>
          </table:table-cell>
          <table:table-cell office:value-type="float" office:value="0.801218583396801" calcext:value-type="float">
            <text:p>0.801218583396801</text:p>
          </table:table-cell>
          <table:table-cell office:value-type="float" office:value="0.275111580351999" calcext:value-type="float">
            <text:p>0.275111580351999</text:p>
          </table:table-cell>
          <table:table-cell office:value-type="float" office:value="0.724888419648001" calcext:value-type="float">
            <text:p>0.724888419648001</text:p>
          </table:table-cell>
          <table:table-cell office:value-type="float" office:value="0.198781416603199" calcext:value-type="float">
            <text:p>0.198781416603199</text:p>
          </table:table-cell>
          <table:table-cell office:value-type="float" office:value="0.80620464246608" calcext:value-type="float">
            <text:p>0.80620464246608</text:p>
          </table:table-cell>
          <table:table-cell office:value-type="float" office:value="0.801218583396801" calcext:value-type="float">
            <text:p>0.801218583396801</text:p>
          </table:table-cell>
          <table:table-cell office:value-type="float" office:value="0.803349639183649" calcext:value-type="float">
            <text:p>0.803349639183649</text:p>
          </table:table-cell>
          <table:table-cell office:value-type="float" office:value="0.514939306626135" calcext:value-type="float">
            <text:p>0.514939306626135</text:p>
          </table:table-cell>
          <table:table-cell office:value-type="float" office:value="0.821235336268261" calcext:value-type="float">
            <text:p>0.821235336268261</text:p>
          </table:table-cell>
          <table:table-cell office:value-type="float" office:value="0.81024029941096" calcext:value-type="float">
            <text:p>0.81024029941096</text:p>
          </table:table-cell>
          <table:table-cell office:value-type="float" office:value="0.757018907817741" calcext:value-type="float">
            <text:p>0.757018907817741</text:p>
          </table:table-cell>
          <table:table-cell office:value-type="float" office:value="0.801218583396801" calcext:value-type="float">
            <text:p>0.801218583396801</text:p>
          </table:table-cell>
          <table:table-cell office:value-type="float" office:value="5.398" calcext:value-type="float">
            <text:p>5.398</text:p>
          </table:table-cell>
          <table:table-cell office:value-type="float" office:value="0.105" calcext:value-type="float">
            <text:p>0.105</text:p>
          </table:table-cell>
          <table:table-cell office:value-type="float" office:value="5.39" calcext:value-type="float">
            <text:p>5.39</text:p>
          </table:table-cell>
          <table:table-cell office:value-type="float" office:value="0.11" calcext:value-type="float">
            <text:p>0.11</text:p>
          </table:table-cell>
          <table:table-cell office:value-type="float" office:value="5390" calcext:value-type="float">
            <text:p>5390</text:p>
          </table:table-cell>
          <table:table-cell office:value-type="float" office:value="110" calcext:value-type="float">
            <text:p>110</text:p>
          </table:table-cell>
          <table:table-cell office:value-type="float" office:value="3025740" calcext:value-type="float">
            <text:p>3025740</text:p>
          </table:table-cell>
          <table:table-cell office:value-type="float" office:value="76127884" calcext:value-type="float">
            <text:p>76127884</text:p>
          </table:table-cell>
          <table:table-cell office:value-type="float" office:value="8494325" calcext:value-type="float">
            <text:p>8494325</text:p>
          </table:table-cell>
          <table:table-cell office:value-type="float" office:value="80.5788271134806" calcext:value-type="float">
            <text:p>80.5788271134806</text:p>
          </table:table-cell>
          <table:table-cell office:value-type="float" office:value="50.5331302361005" calcext:value-type="float">
            <text:p>50.5331302361005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852045.73490964" calcext:value-type="float">
            <text:p>-8852045.73490964</text:p>
          </table:table-cell>
          <table:table-cell office:value-type="float" office:value="-8861591.55880283" calcext:value-type="float">
            <text:p>-8861591.55880283</text:p>
          </table:table-cell>
          <table:table-cell office:value-type="float" office:value="-8862447.75108445" calcext:value-type="float">
            <text:p>-8862447.75108445</text:p>
          </table:table-cell>
          <table:table-cell office:value-type="float" office:value="-8843904.28345509" calcext:value-type="float">
            <text:p>-8843904.28345509</text:p>
          </table:table-cell>
          <table:table-cell office:value-type="float" office:value="-8838877.2834551" calcext:value-type="float">
            <text:p>-8838877.2834551</text:p>
          </table:table-cell>
          <table:table-cell table:number-columns-repeated="4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flag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ka.classifiers.bayes.BayesNet</text:p>
          </table:table-cell>
          <table:table-cell office:value-type="string" calcext:value-type="string">
            <text:p>'-D -Q weka.classifiers.bayes.net.search.local.K2 -- -P 1 -S BAYES -E weka.classifiers.bayes.net.estimate.SimpleEstimator -- -A 0.5'</text:p>
          </table:table-cell>
          <table:table-cell office:value-type="float" office:value="7.46037443258776E+017" calcext:value-type="float">
            <text:p>7.46037443258776E+017</text:p>
          </table:table-cell>
          <table:table-cell office:value-type="float" office:value="20201104.1815" calcext:value-type="float">
            <text:p>20201104.1815</text:p>
          </table:table-cell>
          <table:table-cell office:value-type="float" office:value="11820" calcext:value-type="float">
            <text:p>11820</text:p>
          </table:table-cell>
          <table:table-cell office:value-type="float" office:value="1313" calcext:value-type="float">
            <text:p>1313</text:p>
          </table:table-cell>
          <table:table-cell office:value-type="float" office:value="1017" calcext:value-type="float">
            <text:p>1017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77.4562071591775" calcext:value-type="float">
            <text:p>77.4562071591775</text:p>
          </table:table-cell>
          <table:table-cell office:value-type="float" office:value="22.5437928408225" calcext:value-type="float">
            <text:p>22.5437928408225</text:p>
          </table:table-cell>
          <table:table-cell office:value-type="float" office:value="0" calcext:value-type="float">
            <text:p>0</text:p>
          </table:table-cell>
          <table:table-cell office:value-type="float" office:value="0.463874634442421" calcext:value-type="float">
            <text:p>0.463874634442421</text:p>
          </table:table-cell>
          <table:table-cell office:value-type="float" office:value="0.224951877982525" calcext:value-type="float">
            <text:p>0.224951877982525</text:p>
          </table:table-cell>
          <table:table-cell office:value-type="float" office:value="0.472527704017611" calcext:value-type="float">
            <text:p>0.472527704017611</text:p>
          </table:table-cell>
          <table:table-cell office:value-type="float" office:value="56.2148947241854" calcext:value-type="float">
            <text:p>56.2148947241854</text:p>
          </table:table-cell>
          <table:table-cell office:value-type="float" office:value="105.651783738073" calcext:value-type="float">
            <text:p>105.651783738073</text:p>
          </table:table-cell>
          <table:table-cell office:value-type="float" office:value="1116.82599788929" calcext:value-type="float">
            <text:p>1116.82599788929</text:p>
          </table:table-cell>
          <table:table-cell office:value-type="float" office:value="47944.0169873915" calcext:value-type="float">
            <text:p>47944.0169873915</text:p>
          </table:table-cell>
          <table:table-cell office:value-type="float" office:value="-46827.1909895022" calcext:value-type="float">
            <text:p>-46827.1909895022</text:p>
          </table:table-cell>
          <table:table-cell office:value-type="float" office:value="0.850591011339899" calcext:value-type="float">
            <text:p>0.850591011339899</text:p>
          </table:table-cell>
          <table:table-cell office:value-type="float" office:value="36.5148644229943" calcext:value-type="float">
            <text:p>36.5148644229943</text:p>
          </table:table-cell>
          <table:table-cell office:value-type="float" office:value="-35.6642734116544" calcext:value-type="float">
            <text:p>-35.6642734116544</text:p>
          </table:table-cell>
          <table:table-cell office:value-type="float" office:value="430.896507573284" calcext:value-type="float">
            <text:p>430.896507573284</text:p>
          </table:table-cell>
          <table:table-cell office:value-type="float" office:value="0.328177081167771" calcext:value-type="float">
            <text:p>0.328177081167771</text:p>
          </table:table-cell>
          <table:table-cell office:value-type="float" office:value="38.5822418521456" calcext:value-type="float">
            <text:p>38.5822418521456</text:p>
          </table:table-cell>
          <table:table-cell office:value-type="float" office:value="0.812631578947368" calcext:value-type="float">
            <text:p>0.812631578947368</text:p>
          </table:table-cell>
          <table:table-cell office:value-type="float" office:value="772" calcext:value-type="float">
            <text:p>772</text:p>
          </table:table-cell>
          <table:table-cell office:value-type="float" office:value="0.325068870523416" calcext:value-type="float">
            <text:p>0.325068870523416</text:p>
          </table:table-cell>
          <table:table-cell office:value-type="float" office:value="118" calcext:value-type="float">
            <text:p>118</text:p>
          </table:table-cell>
          <table:table-cell office:value-type="float" office:value="0.674931129476584" calcext:value-type="float">
            <text:p>0.674931129476584</text:p>
          </table:table-cell>
          <table:table-cell office:value-type="float" office:value="245" calcext:value-type="float">
            <text:p>245</text:p>
          </table:table-cell>
          <table:table-cell office:value-type="float" office:value="0.187368421052632" calcext:value-type="float">
            <text:p>0.187368421052632</text:p>
          </table:table-cell>
          <table:table-cell office:value-type="float" office:value="178" calcext:value-type="float">
            <text:p>178</text:p>
          </table:table-cell>
          <table:table-cell office:value-type="float" office:value="0.867415730337079" calcext:value-type="float">
            <text:p>0.867415730337079</text:p>
          </table:table-cell>
          <table:table-cell office:value-type="float" office:value="0.812631578947368" calcext:value-type="float">
            <text:p>0.812631578947368</text:p>
          </table:table-cell>
          <table:table-cell office:value-type="float" office:value="0.839130434782609" calcext:value-type="float">
            <text:p>0.839130434782609</text:p>
          </table:table-cell>
          <table:table-cell office:value-type="float" office:value="0.466638329864855" calcext:value-type="float">
            <text:p>0.466638329864855</text:p>
          </table:table-cell>
          <table:table-cell office:value-type="float" office:value="0.791110627809192" calcext:value-type="float">
            <text:p>0.791110627809192</text:p>
          </table:table-cell>
          <table:table-cell office:value-type="float" office:value="0.873509348705859" calcext:value-type="float">
            <text:p>0.873509348705859</text:p>
          </table:table-cell>
          <table:table-cell office:value-type="float" office:value="0.774562071591775" calcext:value-type="float">
            <text:p>0.774562071591775</text:p>
          </table:table-cell>
          <table:table-cell office:value-type="float" office:value="0.286999363167822" calcext:value-type="float">
            <text:p>0.286999363167822</text:p>
          </table:table-cell>
          <table:table-cell office:value-type="float" office:value="0.713000636832178" calcext:value-type="float">
            <text:p>0.713000636832178</text:p>
          </table:table-cell>
          <table:table-cell office:value-type="float" office:value="0.225437928408225" calcext:value-type="float">
            <text:p>0.225437928408225</text:p>
          </table:table-cell>
          <table:table-cell office:value-type="float" office:value="0.787732803328697" calcext:value-type="float">
            <text:p>0.787732803328697</text:p>
          </table:table-cell>
          <table:table-cell office:value-type="float" office:value="0.774562071591775" calcext:value-type="float">
            <text:p>0.774562071591775</text:p>
          </table:table-cell>
          <table:table-cell office:value-type="float" office:value="0.779490954278098" calcext:value-type="float">
            <text:p>0.779490954278098</text:p>
          </table:table-cell>
          <table:table-cell office:value-type="float" office:value="0.466638329864855" calcext:value-type="float">
            <text:p>0.466638329864855</text:p>
          </table:table-cell>
          <table:table-cell office:value-type="float" office:value="0.796476403253134" calcext:value-type="float">
            <text:p>0.796476403253134</text:p>
          </table:table-cell>
          <table:table-cell office:value-type="float" office:value="0.788400846941549" calcext:value-type="float">
            <text:p>0.788400846941549</text:p>
          </table:table-cell>
          <table:table-cell office:value-type="float" office:value="0.731270051996902" calcext:value-type="float">
            <text:p>0.731270051996902</text:p>
          </table:table-cell>
          <table:table-cell office:value-type="float" office:value="0.774562071591775" calcext:value-type="float">
            <text:p>0.774562071591775</text:p>
          </table:table-cell>
          <table:table-cell office:value-type="float" office:value="5.417" calcext:value-type="float">
            <text:p>5.417</text:p>
          </table:table-cell>
          <table:table-cell office:value-type="float" office:value="0.105" calcext:value-type="float">
            <text:p>0.105</text:p>
          </table:table-cell>
          <table:table-cell office:value-type="float" office:value="5.42" calcext:value-type="float">
            <text:p>5.42</text:p>
          </table:table-cell>
          <table:table-cell office:value-type="float" office:value="0.1" calcext:value-type="float">
            <text:p>0.1</text:p>
          </table:table-cell>
          <table:table-cell office:value-type="float" office:value="5420" calcext:value-type="float">
            <text:p>5420</text:p>
          </table:table-cell>
          <table:table-cell office:value-type="float" office:value="100" calcext:value-type="float">
            <text:p>100</text:p>
          </table:table-cell>
          <table:table-cell office:value-type="float" office:value="3027995" calcext:value-type="float">
            <text:p>3027995</text:p>
          </table:table-cell>
          <table:table-cell office:value-type="float" office:value="76127884" calcext:value-type="float">
            <text:p>76127884</text:p>
          </table:table-cell>
          <table:table-cell office:value-type="float" office:value="8494325" calcext:value-type="float">
            <text:p>8494325</text:p>
          </table:table-cell>
          <table:table-cell office:value-type="float" office:value="78.1416603198781" calcext:value-type="float">
            <text:p>78.1416603198781</text:p>
          </table:table-cell>
          <table:table-cell office:value-type="float" office:value="50.5331302361005" calcext:value-type="float">
            <text:p>50.5331302361005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918491.58156879" calcext:value-type="float">
            <text:p>-8918491.58156879</text:p>
          </table:table-cell>
          <table:table-cell office:value-type="float" office:value="-8928253.36217613" calcext:value-type="float">
            <text:p>-8928253.36217613</text:p>
          </table:table-cell>
          <table:table-cell office:value-type="float" office:value="-8929072.16072111" calcext:value-type="float">
            <text:p>-8929072.16072111</text:p>
          </table:table-cell>
          <table:table-cell office:value-type="float" office:value="-8910255.72380498" calcext:value-type="float">
            <text:p>-8910255.72380498</text:p>
          </table:table-cell>
          <table:table-cell office:value-type="float" office:value="-8905154.72380498" calcext:value-type="float">
            <text:p>-8905154.72380498</text:p>
          </table:table-cell>
          <table:table-cell table:number-columns-repeated="4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fla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eka.classifiers.bayes.BayesNet</text:p>
          </table:table-cell>
          <table:table-cell office:value-type="string" calcext:value-type="string">
            <text:p>'-D -Q weka.classifiers.bayes.net.search.local.K2 -- -P 1 -S BAYES -E weka.classifiers.bayes.net.estimate.SimpleEstimator -- -A 0.5'</text:p>
          </table:table-cell>
          <table:table-cell office:value-type="float" office:value="7.46037443258776E+017" calcext:value-type="float">
            <text:p>7.46037443258776E+017</text:p>
          </table:table-cell>
          <table:table-cell office:value-type="float" office:value="20201104.1815" calcext:value-type="float">
            <text:p>20201104.1815</text:p>
          </table:table-cell>
          <table:table-cell office:value-type="float" office:value="11820" calcext:value-type="float">
            <text:p>11820</text:p>
          </table:table-cell>
          <table:table-cell office:value-type="float" office:value="1313" calcext:value-type="float">
            <text:p>1313</text:p>
          </table:table-cell>
          <table:table-cell office:value-type="float" office:value="1014" calcext:value-type="float">
            <text:p>1014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77.2277227722772" calcext:value-type="float">
            <text:p>77.2277227722772</text:p>
          </table:table-cell>
          <table:table-cell office:value-type="float" office:value="22.7722772277228" calcext:value-type="float">
            <text:p>22.7722772277228</text:p>
          </table:table-cell>
          <table:table-cell office:value-type="float" office:value="0" calcext:value-type="float">
            <text:p>0</text:p>
          </table:table-cell>
          <table:table-cell office:value-type="float" office:value="0.454465237334934" calcext:value-type="float">
            <text:p>0.454465237334934</text:p>
          </table:table-cell>
          <table:table-cell office:value-type="float" office:value="0.229309226463681" calcext:value-type="float">
            <text:p>0.229309226463681</text:p>
          </table:table-cell>
          <table:table-cell office:value-type="float" office:value="0.477138273020709" calcext:value-type="float">
            <text:p>0.477138273020709</text:p>
          </table:table-cell>
          <table:table-cell office:value-type="float" office:value="57.3037848830121" calcext:value-type="float">
            <text:p>57.3037848830121</text:p>
          </table:table-cell>
          <table:table-cell office:value-type="float" office:value="106.682654171877" calcext:value-type="float">
            <text:p>106.682654171877</text:p>
          </table:table-cell>
          <table:table-cell office:value-type="float" office:value="1116.82599788929" calcext:value-type="float">
            <text:p>1116.82599788929</text:p>
          </table:table-cell>
          <table:table-cell office:value-type="float" office:value="44846.6643792883" calcext:value-type="float">
            <text:p>44846.6643792883</text:p>
          </table:table-cell>
          <table:table-cell office:value-type="float" office:value="-43729.838381399" calcext:value-type="float">
            <text:p>-43729.838381399</text:p>
          </table:table-cell>
          <table:table-cell office:value-type="float" office:value="0.850591011339899" calcext:value-type="float">
            <text:p>0.850591011339899</text:p>
          </table:table-cell>
          <table:table-cell office:value-type="float" office:value="34.1558753840733" calcext:value-type="float">
            <text:p>34.1558753840733</text:p>
          </table:table-cell>
          <table:table-cell office:value-type="float" office:value="-33.3052843727334" calcext:value-type="float">
            <text:p>-33.3052843727334</text:p>
          </table:table-cell>
          <table:table-cell office:value-type="float" office:value="418.953802236073" calcext:value-type="float">
            <text:p>418.953802236073</text:p>
          </table:table-cell>
          <table:table-cell office:value-type="float" office:value="0.319081342144763" calcext:value-type="float">
            <text:p>0.319081342144763</text:p>
          </table:table-cell>
          <table:table-cell office:value-type="float" office:value="37.5128984307191" calcext:value-type="float">
            <text:p>37.5128984307191</text:p>
          </table:table-cell>
          <table:table-cell office:value-type="float" office:value="0.81578947368421" calcext:value-type="float">
            <text:p>0.81578947368421</text:p>
          </table:table-cell>
          <table:table-cell office:value-type="float" office:value="775" calcext:value-type="float">
            <text:p>775</text:p>
          </table:table-cell>
          <table:table-cell office:value-type="float" office:value="0.341597796143251" calcext:value-type="float">
            <text:p>0.341597796143251</text:p>
          </table:table-cell>
          <table:table-cell office:value-type="float" office:value="124" calcext:value-type="float">
            <text:p>124</text:p>
          </table:table-cell>
          <table:table-cell office:value-type="float" office:value="0.658402203856749" calcext:value-type="float">
            <text:p>0.658402203856749</text:p>
          </table:table-cell>
          <table:table-cell office:value-type="float" office:value="239" calcext:value-type="float">
            <text:p>239</text:p>
          </table:table-cell>
          <table:table-cell office:value-type="float" office:value="0.184210526315789" calcext:value-type="float">
            <text:p>0.184210526315789</text:p>
          </table:table-cell>
          <table:table-cell office:value-type="float" office:value="175" calcext:value-type="float">
            <text:p>175</text:p>
          </table:table-cell>
          <table:table-cell office:value-type="float" office:value="0.862068965517241" calcext:value-type="float">
            <text:p>0.862068965517241</text:p>
          </table:table-cell>
          <table:table-cell office:value-type="float" office:value="0.81578947368421" calcext:value-type="float">
            <text:p>0.81578947368421</text:p>
          </table:table-cell>
          <table:table-cell office:value-type="float" office:value="0.83829096809086" calcext:value-type="float">
            <text:p>0.83829096809086</text:p>
          </table:table-cell>
          <table:table-cell office:value-type="float" office:value="0.456445601314002" calcext:value-type="float">
            <text:p>0.456445601314002</text:p>
          </table:table-cell>
          <table:table-cell office:value-type="float" office:value="0.790185587936784" calcext:value-type="float">
            <text:p>0.790185587936784</text:p>
          </table:table-cell>
          <table:table-cell office:value-type="float" office:value="0.87311314221415" calcext:value-type="float">
            <text:p>0.87311314221415</text:p>
          </table:table-cell>
          <table:table-cell office:value-type="float" office:value="0.772277227722772" calcext:value-type="float">
            <text:p>0.772277227722772</text:p>
          </table:table-cell>
          <table:table-cell office:value-type="float" office:value="0.298085550181812" calcext:value-type="float">
            <text:p>0.298085550181812</text:p>
          </table:table-cell>
          <table:table-cell office:value-type="float" office:value="0.701914449818188" calcext:value-type="float">
            <text:p>0.701914449818188</text:p>
          </table:table-cell>
          <table:table-cell office:value-type="float" office:value="0.227722772277228" calcext:value-type="float">
            <text:p>0.227722772277228</text:p>
          </table:table-cell>
          <table:table-cell office:value-type="float" office:value="0.783338528755424" calcext:value-type="float">
            <text:p>0.783338528755424</text:p>
          </table:table-cell>
          <table:table-cell office:value-type="float" office:value="0.772277227722772" calcext:value-type="float">
            <text:p>0.772277227722772</text:p>
          </table:table-cell>
          <table:table-cell office:value-type="float" office:value="0.776610175932261" calcext:value-type="float">
            <text:p>0.776610175932261</text:p>
          </table:table-cell>
          <table:table-cell office:value-type="float" office:value="0.456445601314002" calcext:value-type="float">
            <text:p>0.456445601314002</text:p>
          </table:table-cell>
          <table:table-cell office:value-type="float" office:value="0.794998591504347" calcext:value-type="float">
            <text:p>0.794998591504347</text:p>
          </table:table-cell>
          <table:table-cell office:value-type="float" office:value="0.786853575587283" calcext:value-type="float">
            <text:p>0.786853575587283</text:p>
          </table:table-cell>
          <table:table-cell office:value-type="float" office:value="0.726738791638738" calcext:value-type="float">
            <text:p>0.726738791638738</text:p>
          </table:table-cell>
          <table:table-cell office:value-type="float" office:value="0.772277227722772" calcext:value-type="float">
            <text:p>0.772277227722772</text:p>
          </table:table-cell>
          <table:table-cell office:value-type="float" office:value="5.404" calcext:value-type="float">
            <text:p>5.404</text:p>
          </table:table-cell>
          <table:table-cell office:value-type="float" office:value="0.107" calcext:value-type="float">
            <text:p>0.107</text:p>
          </table:table-cell>
          <table:table-cell office:value-type="float" office:value="5.4" calcext:value-type="float">
            <text:p>5.4</text:p>
          </table:table-cell>
          <table:table-cell office:value-type="float" office:value="0.11" calcext:value-type="float">
            <text:p>0.11</text:p>
          </table:table-cell>
          <table:table-cell office:value-type="float" office:value="5400" calcext:value-type="float">
            <text:p>5400</text:p>
          </table:table-cell>
          <table:table-cell office:value-type="float" office:value="110" calcext:value-type="float">
            <text:p>110</text:p>
          </table:table-cell>
          <table:table-cell office:value-type="float" office:value="3026144" calcext:value-type="float">
            <text:p>3026144</text:p>
          </table:table-cell>
          <table:table-cell office:value-type="float" office:value="76127884" calcext:value-type="float">
            <text:p>76127884</text:p>
          </table:table-cell>
          <table:table-cell office:value-type="float" office:value="8494325" calcext:value-type="float">
            <text:p>8494325</text:p>
          </table:table-cell>
          <table:table-cell office:value-type="float" office:value="77.3038842345773" calcext:value-type="float">
            <text:p>77.3038842345773</text:p>
          </table:table-cell>
          <table:table-cell office:value-type="float" office:value="50.4569687738005" calcext:value-type="float">
            <text:p>50.4569687738005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877000.70976835" calcext:value-type="float">
            <text:p>-8877000.70976835</text:p>
          </table:table-cell>
          <table:table-cell office:value-type="float" office:value="-8886570.30760622" calcext:value-type="float">
            <text:p>-8886570.30760622</text:p>
          </table:table-cell>
          <table:table-cell office:value-type="float" office:value="-8887383.73973819" calcext:value-type="float">
            <text:p>-8887383.73973819</text:p>
          </table:table-cell>
          <table:table-cell office:value-type="float" office:value="-8868788.62927079" calcext:value-type="float">
            <text:p>-8868788.62927079</text:p>
          </table:table-cell>
          <table:table-cell office:value-type="float" office:value="-8863747.62927079" calcext:value-type="float">
            <text:p>-8863747.62927079</text:p>
          </table:table-cell>
          <table:table-cell table:number-columns-repeated="4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fla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eka.classifiers.bayes.BayesNet</text:p>
          </table:table-cell>
          <table:table-cell office:value-type="string" calcext:value-type="string">
            <text:p>'-D -Q weka.classifiers.bayes.net.search.local.K2 -- -P 1 -S BAYES -E weka.classifiers.bayes.net.estimate.SimpleEstimator -- -A 0.5'</text:p>
          </table:table-cell>
          <table:table-cell office:value-type="float" office:value="7.46037443258776E+017" calcext:value-type="float">
            <text:p>7.46037443258776E+017</text:p>
          </table:table-cell>
          <table:table-cell office:value-type="float" office:value="20201104.1815" calcext:value-type="float">
            <text:p>20201104.1815</text:p>
          </table:table-cell>
          <table:table-cell office:value-type="float" office:value="11820" calcext:value-type="float">
            <text:p>11820</text:p>
          </table:table-cell>
          <table:table-cell office:value-type="float" office:value="1313" calcext:value-type="float">
            <text:p>1313</text:p>
          </table:table-cell>
          <table:table-cell office:value-type="float" office:value="1031" calcext:value-type="float">
            <text:p>1031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78.5224676313785" calcext:value-type="float">
            <text:p>78.5224676313785</text:p>
          </table:table-cell>
          <table:table-cell office:value-type="float" office:value="21.4775323686215" calcext:value-type="float">
            <text:p>21.4775323686215</text:p>
          </table:table-cell>
          <table:table-cell office:value-type="float" office:value="0" calcext:value-type="float">
            <text:p>0</text:p>
          </table:table-cell>
          <table:table-cell office:value-type="float" office:value="0.479108987777703" calcext:value-type="float">
            <text:p>0.479108987777703</text:p>
          </table:table-cell>
          <table:table-cell office:value-type="float" office:value="0.21346572002661" calcext:value-type="float">
            <text:p>0.21346572002661</text:p>
          </table:table-cell>
          <table:table-cell office:value-type="float" office:value="0.459939545890825" calcext:value-type="float">
            <text:p>0.459939545890825</text:p>
          </table:table-cell>
          <table:table-cell office:value-type="float" office:value="53.3445334448396" calcext:value-type="float">
            <text:p>53.3445334448396</text:p>
          </table:table-cell>
          <table:table-cell office:value-type="float" office:value="102.837215727004" calcext:value-type="float">
            <text:p>102.837215727004</text:p>
          </table:table-cell>
          <table:table-cell office:value-type="float" office:value="1116.82599788929" calcext:value-type="float">
            <text:p>1116.82599788929</text:p>
          </table:table-cell>
          <table:table-cell office:value-type="float" office:value="43099.2755365695" calcext:value-type="float">
            <text:p>43099.2755365695</text:p>
          </table:table-cell>
          <table:table-cell office:value-type="float" office:value="-41982.4495386802" calcext:value-type="float">
            <text:p>-41982.4495386802</text:p>
          </table:table-cell>
          <table:table-cell office:value-type="float" office:value="0.850591011339899" calcext:value-type="float">
            <text:p>0.850591011339899</text:p>
          </table:table-cell>
          <table:table-cell office:value-type="float" office:value="32.8250384893903" calcext:value-type="float">
            <text:p>32.8250384893903</text:p>
          </table:table-cell>
          <table:table-cell office:value-type="float" office:value="-31.9744474780504" calcext:value-type="float">
            <text:p>-31.9744474780504</text:p>
          </table:table-cell>
          <table:table-cell office:value-type="float" office:value="465.28648469769" calcext:value-type="float">
            <text:p>465.28648469769</text:p>
          </table:table-cell>
          <table:table-cell office:value-type="float" office:value="0.354368990630381" calcext:value-type="float">
            <text:p>0.354368990630381</text:p>
          </table:table-cell>
          <table:table-cell office:value-type="float" office:value="41.6615019328924" calcext:value-type="float">
            <text:p>41.6615019328924</text:p>
          </table:table-cell>
          <table:table-cell office:value-type="float" office:value="0.832631578947368" calcext:value-type="float">
            <text:p>0.832631578947368</text:p>
          </table:table-cell>
          <table:table-cell office:value-type="float" office:value="791" calcext:value-type="float">
            <text:p>791</text:p>
          </table:table-cell>
          <table:table-cell office:value-type="float" office:value="0.338842975206612" calcext:value-type="float">
            <text:p>0.338842975206612</text:p>
          </table:table-cell>
          <table:table-cell office:value-type="float" office:value="123" calcext:value-type="float">
            <text:p>123</text:p>
          </table:table-cell>
          <table:table-cell office:value-type="float" office:value="0.661157024793388" calcext:value-type="float">
            <text:p>0.661157024793388</text:p>
          </table:table-cell>
          <table:table-cell office:value-type="float" office:value="240" calcext:value-type="float">
            <text:p>240</text:p>
          </table:table-cell>
          <table:table-cell office:value-type="float" office:value="0.167368421052632" calcext:value-type="float">
            <text:p>0.167368421052632</text:p>
          </table:table-cell>
          <table:table-cell office:value-type="float" office:value="159" calcext:value-type="float">
            <text:p>159</text:p>
          </table:table-cell>
          <table:table-cell office:value-type="float" office:value="0.865426695842451" calcext:value-type="float">
            <text:p>0.865426695842451</text:p>
          </table:table-cell>
          <table:table-cell office:value-type="float" office:value="0.832631578947368" calcext:value-type="float">
            <text:p>0.832631578947368</text:p>
          </table:table-cell>
          <table:table-cell office:value-type="float" office:value="0.848712446351931" calcext:value-type="float">
            <text:p>0.848712446351931</text:p>
          </table:table-cell>
          <table:table-cell office:value-type="float" office:value="0.480171779197261" calcext:value-type="float">
            <text:p>0.480171779197261</text:p>
          </table:table-cell>
          <table:table-cell office:value-type="float" office:value="0.791629694069886" calcext:value-type="float">
            <text:p>0.791629694069886</text:p>
          </table:table-cell>
          <table:table-cell office:value-type="float" office:value="0.871285577176342" calcext:value-type="float">
            <text:p>0.871285577176342</text:p>
          </table:table-cell>
          <table:table-cell office:value-type="float" office:value="0.785224676313785" calcext:value-type="float">
            <text:p>0.785224676313785</text:p>
          </table:table-cell>
          <table:table-cell office:value-type="float" office:value="0.291436072573028" calcext:value-type="float">
            <text:p>0.291436072573028</text:p>
          </table:table-cell>
          <table:table-cell office:value-type="float" office:value="0.708563927426972" calcext:value-type="float">
            <text:p>0.708563927426972</text:p>
          </table:table-cell>
          <table:table-cell office:value-type="float" office:value="0.214775323686215" calcext:value-type="float">
            <text:p>0.214775323686215</text:p>
          </table:table-cell>
          <table:table-cell office:value-type="float" office:value="0.792460948752462" calcext:value-type="float">
            <text:p>0.792460948752462</text:p>
          </table:table-cell>
          <table:table-cell office:value-type="float" office:value="0.785224676313785" calcext:value-type="float">
            <text:p>0.785224676313785</text:p>
          </table:table-cell>
          <table:table-cell office:value-type="float" office:value="0.788224098520312" calcext:value-type="float">
            <text:p>0.788224098520312</text:p>
          </table:table-cell>
          <table:table-cell office:value-type="float" office:value="0.480171779197261" calcext:value-type="float">
            <text:p>0.480171779197261</text:p>
          </table:table-cell>
          <table:table-cell office:value-type="float" office:value="0.800975106343906" calcext:value-type="float">
            <text:p>0.800975106343906</text:p>
          </table:table-cell>
          <table:table-cell office:value-type="float" office:value="0.794413292765391" calcext:value-type="float">
            <text:p>0.794413292765391</text:p>
          </table:table-cell>
          <table:table-cell office:value-type="float" office:value="0.739316853097226" calcext:value-type="float">
            <text:p>0.739316853097226</text:p>
          </table:table-cell>
          <table:table-cell office:value-type="float" office:value="0.785224676313785" calcext:value-type="float">
            <text:p>0.785224676313785</text:p>
          </table:table-cell>
          <table:table-cell office:value-type="float" office:value="5.404" calcext:value-type="float">
            <text:p>5.404</text:p>
          </table:table-cell>
          <table:table-cell office:value-type="float" office:value="0.105" calcext:value-type="float">
            <text:p>0.105</text:p>
          </table:table-cell>
          <table:table-cell office:value-type="float" office:value="5.4" calcext:value-type="float">
            <text:p>5.4</text:p>
          </table:table-cell>
          <table:table-cell office:value-type="float" office:value="0.11" calcext:value-type="float">
            <text:p>0.11</text:p>
          </table:table-cell>
          <table:table-cell office:value-type="float" office:value="5400" calcext:value-type="float">
            <text:p>5400</text:p>
          </table:table-cell>
          <table:table-cell office:value-type="float" office:value="110" calcext:value-type="float">
            <text:p>110</text:p>
          </table:table-cell>
          <table:table-cell office:value-type="float" office:value="3025128" calcext:value-type="float">
            <text:p>3025128</text:p>
          </table:table-cell>
          <table:table-cell office:value-type="float" office:value="76127884" calcext:value-type="float">
            <text:p>76127884</text:p>
          </table:table-cell>
          <table:table-cell office:value-type="float" office:value="8494325" calcext:value-type="float">
            <text:p>8494325</text:p>
          </table:table-cell>
          <table:table-cell office:value-type="float" office:value="79.2840822543793" calcext:value-type="float">
            <text:p>79.2840822543793</text:p>
          </table:table-cell>
          <table:table-cell office:value-type="float" office:value="50.5331302361005" calcext:value-type="float">
            <text:p>50.5331302361005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877179.95370201" calcext:value-type="float">
            <text:p>-8877179.95370201</text:p>
          </table:table-cell>
          <table:table-cell office:value-type="float" office:value="-8886673.11241362" calcext:value-type="float">
            <text:p>-8886673.11241362</text:p>
          </table:table-cell>
          <table:table-cell office:value-type="float" office:value="-8887462.05866674" calcext:value-type="float">
            <text:p>-8887462.05866674</text:p>
          </table:table-cell>
          <table:table-cell office:value-type="float" office:value="-8868992.36652029" calcext:value-type="float">
            <text:p>-8868992.36652029</text:p>
          </table:table-cell>
          <table:table-cell office:value-type="float" office:value="-8863985.36652029" calcext:value-type="float">
            <text:p>-8863985.36652029</text:p>
          </table:table-cell>
          <table:table-cell table:number-columns-repeated="4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fla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eka.classifiers.bayes.BayesNet</text:p>
          </table:table-cell>
          <table:table-cell office:value-type="string" calcext:value-type="string">
            <text:p>'-D -Q weka.classifiers.bayes.net.search.local.K2 -- -P 1 -S BAYES -E weka.classifiers.bayes.net.estimate.SimpleEstimator -- -A 0.5'</text:p>
          </table:table-cell>
          <table:table-cell office:value-type="float" office:value="7.46037443258776E+017" calcext:value-type="float">
            <text:p>7.46037443258776E+017</text:p>
          </table:table-cell>
          <table:table-cell office:value-type="float" office:value="20201104.1815" calcext:value-type="float">
            <text:p>20201104.1815</text:p>
          </table:table-cell>
          <table:table-cell office:value-type="float" office:value="11820" calcext:value-type="float">
            <text:p>11820</text:p>
          </table:table-cell>
          <table:table-cell office:value-type="float" office:value="1313" calcext:value-type="float">
            <text:p>1313</text:p>
          </table:table-cell>
          <table:table-cell office:value-type="float" office:value="1034" calcext:value-type="float">
            <text:p>1034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78.7509520182788" calcext:value-type="float">
            <text:p>78.7509520182788</text:p>
          </table:table-cell>
          <table:table-cell office:value-type="float" office:value="21.2490479817212" calcext:value-type="float">
            <text:p>21.2490479817212</text:p>
          </table:table-cell>
          <table:table-cell office:value-type="float" office:value="0" calcext:value-type="float">
            <text:p>0</text:p>
          </table:table-cell>
          <table:table-cell office:value-type="float" office:value="0.496703326898902" calcext:value-type="float">
            <text:p>0.496703326898902</text:p>
          </table:table-cell>
          <table:table-cell office:value-type="float" office:value="0.212055781847084" calcext:value-type="float">
            <text:p>0.212055781847084</text:p>
          </table:table-cell>
          <table:table-cell office:value-type="float" office:value="0.459563191019108" calcext:value-type="float">
            <text:p>0.459563191019108</text:p>
          </table:table-cell>
          <table:table-cell office:value-type="float" office:value="52.9921935264514" calcext:value-type="float">
            <text:p>52.9921935264514</text:p>
          </table:table-cell>
          <table:table-cell office:value-type="float" office:value="102.753067087301" calcext:value-type="float">
            <text:p>102.753067087301</text:p>
          </table:table-cell>
          <table:table-cell office:value-type="float" office:value="1116.82599788929" calcext:value-type="float">
            <text:p>1116.82599788929</text:p>
          </table:table-cell>
          <table:table-cell office:value-type="float" office:value="38735.6361505684" calcext:value-type="float">
            <text:p>38735.6361505684</text:p>
          </table:table-cell>
          <table:table-cell office:value-type="float" office:value="-37618.8101526791" calcext:value-type="float">
            <text:p>-37618.8101526791</text:p>
          </table:table-cell>
          <table:table-cell office:value-type="float" office:value="0.850591011339899" calcext:value-type="float">
            <text:p>0.850591011339899</text:p>
          </table:table-cell>
          <table:table-cell office:value-type="float" office:value="29.5016269235098" calcext:value-type="float">
            <text:p>29.5016269235098</text:p>
          </table:table-cell>
          <table:table-cell office:value-type="float" office:value="-28.6510359121699" calcext:value-type="float">
            <text:p>-28.6510359121699</text:p>
          </table:table-cell>
          <table:table-cell office:value-type="float" office:value="470.265998666068" calcext:value-type="float">
            <text:p>470.265998666068</text:p>
          </table:table-cell>
          <table:table-cell office:value-type="float" office:value="0.358161461284134" calcext:value-type="float">
            <text:p>0.358161461284134</text:p>
          </table:table-cell>
          <table:table-cell office:value-type="float" office:value="42.1073649391073" calcext:value-type="float">
            <text:p>42.1073649391073</text:p>
          </table:table-cell>
          <table:table-cell office:value-type="float" office:value="0.818947368421052" calcext:value-type="float">
            <text:p>0.818947368421052</text:p>
          </table:table-cell>
          <table:table-cell office:value-type="float" office:value="778" calcext:value-type="float">
            <text:p>778</text:p>
          </table:table-cell>
          <table:table-cell office:value-type="float" office:value="0.294765840220386" calcext:value-type="float">
            <text:p>0.294765840220386</text:p>
          </table:table-cell>
          <table:table-cell office:value-type="float" office:value="107" calcext:value-type="float">
            <text:p>107</text:p>
          </table:table-cell>
          <table:table-cell office:value-type="float" office:value="0.705234159779614" calcext:value-type="float">
            <text:p>0.705234159779614</text:p>
          </table:table-cell>
          <table:table-cell office:value-type="float" office:value="256" calcext:value-type="float">
            <text:p>256</text:p>
          </table:table-cell>
          <table:table-cell office:value-type="float" office:value="0.181052631578947" calcext:value-type="float">
            <text:p>0.181052631578947</text:p>
          </table:table-cell>
          <table:table-cell office:value-type="float" office:value="172" calcext:value-type="float">
            <text:p>172</text:p>
          </table:table-cell>
          <table:table-cell office:value-type="float" office:value="0.87909604519774" calcext:value-type="float">
            <text:p>0.87909604519774</text:p>
          </table:table-cell>
          <table:table-cell office:value-type="float" office:value="0.818947368421052" calcext:value-type="float">
            <text:p>0.818947368421052</text:p>
          </table:table-cell>
          <table:table-cell office:value-type="float" office:value="0.847956403269755" calcext:value-type="float">
            <text:p>0.847956403269755</text:p>
          </table:table-cell>
          <table:table-cell office:value-type="float" office:value="0.500153495008545" calcext:value-type="float">
            <text:p>0.500153495008545</text:p>
          </table:table-cell>
          <table:table-cell office:value-type="float" office:value="0.810221835580687" calcext:value-type="float">
            <text:p>0.810221835580687</text:p>
          </table:table-cell>
          <table:table-cell office:value-type="float" office:value="0.884849328705674" calcext:value-type="float">
            <text:p>0.884849328705674</text:p>
          </table:table-cell>
          <table:table-cell office:value-type="float" office:value="0.787509520182788" calcext:value-type="float">
            <text:p>0.787509520182788</text:p>
          </table:table-cell>
          <table:table-cell office:value-type="float" office:value="0.263327991982121" calcext:value-type="float">
            <text:p>0.263327991982121</text:p>
          </table:table-cell>
          <table:table-cell office:value-type="float" office:value="0.736672008017879" calcext:value-type="float">
            <text:p>0.736672008017879</text:p>
          </table:table-cell>
          <table:table-cell office:value-type="float" office:value="0.212490479817212" calcext:value-type="float">
            <text:p>0.212490479817212</text:p>
          </table:table-cell>
          <table:table-cell office:value-type="float" office:value="0.801418688701414" calcext:value-type="float">
            <text:p>0.801418688701414</text:p>
          </table:table-cell>
          <table:table-cell office:value-type="float" office:value="0.787509520182788" calcext:value-type="float">
            <text:p>0.787509520182788</text:p>
          </table:table-cell>
          <table:table-cell office:value-type="float" office:value="0.792476710322677" calcext:value-type="float">
            <text:p>0.792476710322677</text:p>
          </table:table-cell>
          <table:table-cell office:value-type="float" office:value="0.500153495008545" calcext:value-type="float">
            <text:p>0.500153495008545</text:p>
          </table:table-cell>
          <table:table-cell office:value-type="float" office:value="0.817704498826769" calcext:value-type="float">
            <text:p>0.817704498826769</text:p>
          </table:table-cell>
          <table:table-cell office:value-type="float" office:value="0.804543145285079" calcext:value-type="float">
            <text:p>0.804543145285079</text:p>
          </table:table-cell>
          <table:table-cell office:value-type="float" office:value="0.74761916244398" calcext:value-type="float">
            <text:p>0.74761916244398</text:p>
          </table:table-cell>
          <table:table-cell office:value-type="float" office:value="0.787509520182788" calcext:value-type="float">
            <text:p>0.787509520182788</text:p>
          </table:table-cell>
          <table:table-cell office:value-type="float" office:value="5.403" calcext:value-type="float">
            <text:p>5.403</text:p>
          </table:table-cell>
          <table:table-cell office:value-type="float" office:value="0.105" calcext:value-type="float">
            <text:p>0.105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5400" calcext:value-type="float">
            <text:p>5400</text:p>
          </table:table-cell>
          <table:table-cell office:value-type="float" office:value="100" calcext:value-type="float">
            <text:p>100</text:p>
          </table:table-cell>
          <table:table-cell office:value-type="float" office:value="3025057" calcext:value-type="float">
            <text:p>3025057</text:p>
          </table:table-cell>
          <table:table-cell office:value-type="float" office:value="76127884" calcext:value-type="float">
            <text:p>76127884</text:p>
          </table:table-cell>
          <table:table-cell office:value-type="float" office:value="8494325" calcext:value-type="float">
            <text:p>8494325</text:p>
          </table:table-cell>
          <table:table-cell office:value-type="float" office:value="79.2079207920792" calcext:value-type="float">
            <text:p>79.2079207920792</text:p>
          </table:table-cell>
          <table:table-cell office:value-type="float" office:value="50.3427265803503" calcext:value-type="float">
            <text:p>50.3427265803503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846122.31210508" calcext:value-type="float">
            <text:p>-8846122.31210508</text:p>
          </table:table-cell>
          <table:table-cell office:value-type="float" office:value="-8855612.13033304" calcext:value-type="float">
            <text:p>-8855612.13033304</text:p>
          </table:table-cell>
          <table:table-cell office:value-type="float" office:value="-8856461.84102994" calcext:value-type="float">
            <text:p>-8856461.84102994</text:p>
          </table:table-cell>
          <table:table-cell office:value-type="float" office:value="-8837999.52643178" calcext:value-type="float">
            <text:p>-8837999.52643178</text:p>
          </table:table-cell>
          <table:table-cell office:value-type="float" office:value="-8832994.52643178" calcext:value-type="float">
            <text:p>-8832994.52643178</text:p>
          </table:table-cell>
          <table:table-cell table:number-columns-repeated="4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fla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ka.classifiers.bayes.NaiveBayes</text:p>
          </table:table-cell>
          <table:table-cell office:value-type="string" calcext:value-type="string">
            <text:p>''</text:p>
          </table:table-cell>
          <table:table-cell office:value-type="float" office:value="5.9952312017857E+018" calcext:value-type="float">
            <text:p>5.9952312017857E+018</text:p>
          </table:table-cell>
          <table:table-cell office:value-type="float" office:value="20201104.1815" calcext:value-type="float">
            <text:p>20201104.1815</text:p>
          </table:table-cell>
          <table:table-cell office:value-type="float" office:value="11819" calcext:value-type="float">
            <text:p>11819</text:p>
          </table:table-cell>
          <table:table-cell office:value-type="float" office:value="1314" calcext:value-type="float">
            <text:p>1314</text:p>
          </table:table-cell>
          <table:table-cell office:value-type="float" office:value="1052" calcext:value-type="float">
            <text:p>1052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80.0608828006088" calcext:value-type="float">
            <text:p>80.0608828006088</text:p>
          </table:table-cell>
          <table:table-cell office:value-type="float" office:value="19.9391171993912" calcext:value-type="float">
            <text:p>19.9391171993912</text:p>
          </table:table-cell>
          <table:table-cell office:value-type="float" office:value="0" calcext:value-type="float">
            <text:p>0</text:p>
          </table:table-cell>
          <table:table-cell office:value-type="float" office:value="0.441659963152295" calcext:value-type="float">
            <text:p>0.441659963152295</text:p>
          </table:table-cell>
          <table:table-cell office:value-type="float" office:value="0.199737550087235" calcext:value-type="float">
            <text:p>0.199737550087235</text:p>
          </table:table-cell>
          <table:table-cell office:value-type="float" office:value="0.446575464189797" calcext:value-type="float">
            <text:p>0.446575464189797</text:p>
          </table:table-cell>
          <table:table-cell office:value-type="float" office:value="49.8866424203015" calcext:value-type="float">
            <text:p>49.8866424203015</text:p>
          </table:table-cell>
          <table:table-cell office:value-type="float" office:value="99.7878266291123" calcext:value-type="float">
            <text:p>99.7878266291123</text:p>
          </table:table-cell>
          <table:table-cell office:value-type="float" office:value="1118.67987690727" calcext:value-type="float">
            <text:p>1118.67987690727</text:p>
          </table:table-cell>
          <table:table-cell office:value-type="float" office:value="91250.2282291779" calcext:value-type="float">
            <text:p>91250.2282291779</text:p>
          </table:table-cell>
          <table:table-cell office:value-type="float" office:value="-90131.5483522706" calcext:value-type="float">
            <text:p>-90131.5483522706</text:p>
          </table:table-cell>
          <table:table-cell office:value-type="float" office:value="0.851354548635672" calcext:value-type="float">
            <text:p>0.851354548635672</text:p>
          </table:table-cell>
          <table:table-cell office:value-type="float" office:value="69.4446181348386" calcext:value-type="float">
            <text:p>69.4446181348386</text:p>
          </table:table-cell>
          <table:table-cell office:value-type="float" office:value="-68.5932635862029" calcext:value-type="float">
            <text:p>-68.5932635862029</text:p>
          </table:table-cell>
          <table:table-cell office:value-type="float" office:value="509.82550369593" calcext:value-type="float">
            <text:p>509.82550369593</text:p>
          </table:table-cell>
          <table:table-cell office:value-type="float" office:value="0.387995056085183" calcext:value-type="float">
            <text:p>0.387995056085183</text:p>
          </table:table-cell>
          <table:table-cell office:value-type="float" office:value="45.5738513063634" calcext:value-type="float">
            <text:p>45.5738513063634</text:p>
          </table:table-cell>
          <table:table-cell office:value-type="float" office:value="0.929473684210526" calcext:value-type="float">
            <text:p>0.929473684210526</text:p>
          </table:table-cell>
          <table:table-cell office:value-type="float" office:value="883" calcext:value-type="float">
            <text:p>883</text:p>
          </table:table-cell>
          <table:table-cell office:value-type="float" office:value="0.535714285714286" calcext:value-type="float">
            <text:p>0.535714285714286</text:p>
          </table:table-cell>
          <table:table-cell office:value-type="float" office:value="195" calcext:value-type="float">
            <text:p>195</text:p>
          </table:table-cell>
          <table:table-cell office:value-type="float" office:value="0.464285714285714" calcext:value-type="float">
            <text:p>0.464285714285714</text:p>
          </table:table-cell>
          <table:table-cell office:value-type="float" office:value="169" calcext:value-type="float">
            <text:p>169</text:p>
          </table:table-cell>
          <table:table-cell office:value-type="float" office:value="0.0705263157894737" calcext:value-type="float">
            <text:p>0.070526315789474</text:p>
          </table:table-cell>
          <table:table-cell office:value-type="float" office:value="67" calcext:value-type="float">
            <text:p>67</text:p>
          </table:table-cell>
          <table:table-cell office:value-type="float" office:value="0.819109461966605" calcext:value-type="float">
            <text:p>0.819109461966605</text:p>
          </table:table-cell>
          <table:table-cell office:value-type="float" office:value="0.929473684210526" calcext:value-type="float">
            <text:p>0.929473684210526</text:p>
          </table:table-cell>
          <table:table-cell office:value-type="float" office:value="0.870808678500986" calcext:value-type="float">
            <text:p>0.870808678500986</text:p>
          </table:table-cell>
          <table:table-cell office:value-type="float" office:value="0.459069083256843" calcext:value-type="float">
            <text:p>0.459069083256843</text:p>
          </table:table-cell>
          <table:table-cell office:value-type="float" office:value="0.708006072874494" calcext:value-type="float">
            <text:p>0.708006072874494</text:p>
          </table:table-cell>
          <table:table-cell office:value-type="float" office:value="0.820078687254117" calcext:value-type="float">
            <text:p>0.820078687254117</text:p>
          </table:table-cell>
          <table:table-cell office:value-type="float" office:value="0.800608828006088" calcext:value-type="float">
            <text:p>0.800608828006088</text:p>
          </table:table-cell>
          <table:table-cell office:value-type="float" office:value="0.406849429509848" calcext:value-type="float">
            <text:p>0.406849429509848</text:p>
          </table:table-cell>
          <table:table-cell office:value-type="float" office:value="0.593150570490152" calcext:value-type="float">
            <text:p>0.593150570490152</text:p>
          </table:table-cell>
          <table:table-cell office:value-type="float" office:value="0.199391171993912" calcext:value-type="float">
            <text:p>0.199391171993912</text:p>
          </table:table-cell>
          <table:table-cell office:value-type="float" office:value="0.790574585858011" calcext:value-type="float">
            <text:p>0.790574585858011</text:p>
          </table:table-cell>
          <table:table-cell office:value-type="float" office:value="0.800608828006088" calcext:value-type="float">
            <text:p>0.800608828006088</text:p>
          </table:table-cell>
          <table:table-cell office:value-type="float" office:value="0.78563285990051" calcext:value-type="float">
            <text:p>0.78563285990051</text:p>
          </table:table-cell>
          <table:table-cell office:value-type="float" office:value="0.459069083256843" calcext:value-type="float">
            <text:p>0.459069083256843</text:p>
          </table:table-cell>
          <table:table-cell office:value-type="float" office:value="0.73701192082771" calcext:value-type="float">
            <text:p>0.73701192082771</text:p>
          </table:table-cell>
          <table:table-cell office:value-type="float" office:value="0.763836558622287" calcext:value-type="float">
            <text:p>0.763836558622287</text:p>
          </table:table-cell>
          <table:table-cell office:value-type="float" office:value="0.71707100591716" calcext:value-type="float">
            <text:p>0.71707100591716</text:p>
          </table:table-cell>
          <table:table-cell office:value-type="float" office:value="0.800608828006088" calcext:value-type="float">
            <text:p>0.800608828006088</text:p>
          </table:table-cell>
          <table:table-cell office:value-type="float" office:value="1.426" calcext:value-type="float">
            <text:p>1.426</text:p>
          </table:table-cell>
          <table:table-cell office:value-type="float" office:value="0.502" calcext:value-type="float">
            <text:p>0.502</text:p>
          </table:table-cell>
          <table:table-cell office:value-type="float" office:value="1.37" calcext:value-type="float">
            <text:p>1.37</text:p>
          </table:table-cell>
          <table:table-cell office:value-type="float" office:value="0.42" calcext:value-type="float">
            <text:p>0.42</text:p>
          </table:table-cell>
          <table:table-cell office:value-type="float" office:value="1370" calcext:value-type="float">
            <text:p>1370</text:p>
          </table:table-cell>
          <table:table-cell office:value-type="float" office:value="420" calcext:value-type="float">
            <text:p>420</text:p>
          </table:table-cell>
          <table:table-cell office:value-type="float" office:value="155366" calcext:value-type="float">
            <text:p>155366</text:p>
          </table:table-cell>
          <table:table-cell office:value-type="float" office:value="76121447" calcext:value-type="float">
            <text:p>76121447</text:p>
          </table:table-cell>
          <table:table-cell office:value-type="float" office:value="8500762" calcext:value-type="float">
            <text:p>8500762</text:p>
          </table:table-cell>
          <table:table-cell office:value-type="float" office:value="80.0608828006088" calcext:value-type="float">
            <text:p>80.0608828006088</text:p>
          </table:table-cell>
          <table:table-cell office:value-type="float" office:value="50.1141552511416" calcext:value-type="float">
            <text:p>50.1141552511416</text:p>
          </table:table-cell>
          <table:table-cell table:number-columns-repeated="14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fla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ka.classifiers.bayes.NaiveBayes</text:p>
          </table:table-cell>
          <table:table-cell office:value-type="string" calcext:value-type="string">
            <text:p>''</text:p>
          </table:table-cell>
          <table:table-cell office:value-type="float" office:value="5.9952312017857E+018" calcext:value-type="float">
            <text:p>5.9952312017857E+018</text:p>
          </table:table-cell>
          <table:table-cell office:value-type="float" office:value="20201104.1815" calcext:value-type="float">
            <text:p>20201104.1815</text:p>
          </table:table-cell>
          <table:table-cell office:value-type="float" office:value="11819" calcext:value-type="float">
            <text:p>11819</text:p>
          </table:table-cell>
          <table:table-cell office:value-type="float" office:value="1314" calcext:value-type="float">
            <text:p>1314</text:p>
          </table:table-cell>
          <table:table-cell office:value-type="float" office:value="1051" calcext:value-type="float">
            <text:p>1051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79.9847792998478" calcext:value-type="float">
            <text:p>79.9847792998478</text:p>
          </table:table-cell>
          <table:table-cell office:value-type="float" office:value="20.0152207001522" calcext:value-type="float">
            <text:p>20.0152207001522</text:p>
          </table:table-cell>
          <table:table-cell office:value-type="float" office:value="0" calcext:value-type="float">
            <text:p>0</text:p>
          </table:table-cell>
          <table:table-cell office:value-type="float" office:value="0.422515064519256" calcext:value-type="float">
            <text:p>0.422515064519256</text:p>
          </table:table-cell>
          <table:table-cell office:value-type="float" office:value="0.200454072280397" calcext:value-type="float">
            <text:p>0.200454072280397</text:p>
          </table:table-cell>
          <table:table-cell office:value-type="float" office:value="0.447337126730838" calcext:value-type="float">
            <text:p>0.447337126730838</text:p>
          </table:table-cell>
          <table:table-cell office:value-type="float" office:value="50.0656016917096" calcext:value-type="float">
            <text:p>50.0656016917096</text:p>
          </table:table-cell>
          <table:table-cell office:value-type="float" office:value="99.9580210434721" calcext:value-type="float">
            <text:p>99.9580210434721</text:p>
          </table:table-cell>
          <table:table-cell office:value-type="float" office:value="1118.67987690727" calcext:value-type="float">
            <text:p>1118.67987690727</text:p>
          </table:table-cell>
          <table:table-cell office:value-type="float" office:value="86064.071322205" calcext:value-type="float">
            <text:p>86064.071322205</text:p>
          </table:table-cell>
          <table:table-cell office:value-type="float" office:value="-84945.3914452977" calcext:value-type="float">
            <text:p>-84945.3914452977</text:p>
          </table:table-cell>
          <table:table-cell office:value-type="float" office:value="0.851354548635672" calcext:value-type="float">
            <text:p>0.851354548635672</text:p>
          </table:table-cell>
          <table:table-cell office:value-type="float" office:value="65.497771173672" calcext:value-type="float">
            <text:p>65.497771173672</text:p>
          </table:table-cell>
          <table:table-cell office:value-type="float" office:value="-64.6464166250363" calcext:value-type="float">
            <text:p>-64.6464166250363</text:p>
          </table:table-cell>
          <table:table-cell office:value-type="float" office:value="507.076230593061" calcext:value-type="float">
            <text:p>507.076230593061</text:p>
          </table:table-cell>
          <table:table-cell office:value-type="float" office:value="0.385902763008418" calcext:value-type="float">
            <text:p>0.385902763008418</text:p>
          </table:table-cell>
          <table:table-cell office:value-type="float" office:value="45.32809082031" calcext:value-type="float">
            <text:p>45.32809082031</text:p>
          </table:table-cell>
          <table:table-cell office:value-type="float" office:value="0.945263157894737" calcext:value-type="float">
            <text:p>0.945263157894737</text:p>
          </table:table-cell>
          <table:table-cell office:value-type="float" office:value="898" calcext:value-type="float">
            <text:p>898</text:p>
          </table:table-cell>
          <table:table-cell office:value-type="float" office:value="0.57967032967033" calcext:value-type="float">
            <text:p>0.57967032967033</text:p>
          </table:table-cell>
          <table:table-cell office:value-type="float" office:value="211" calcext:value-type="float">
            <text:p>211</text:p>
          </table:table-cell>
          <table:table-cell office:value-type="float" office:value="0.42032967032967" calcext:value-type="float">
            <text:p>0.42032967032967</text:p>
          </table:table-cell>
          <table:table-cell office:value-type="float" office:value="153" calcext:value-type="float">
            <text:p>153</text:p>
          </table:table-cell>
          <table:table-cell office:value-type="float" office:value="0.0547368421052632" calcext:value-type="float">
            <text:p>0.054736842105263</text:p>
          </table:table-cell>
          <table:table-cell office:value-type="float" office:value="52" calcext:value-type="float">
            <text:p>52</text:p>
          </table:table-cell>
          <table:table-cell office:value-type="float" office:value="0.809738503155996" calcext:value-type="float">
            <text:p>0.809738503155996</text:p>
          </table:table-cell>
          <table:table-cell office:value-type="float" office:value="0.945263157894737" calcext:value-type="float">
            <text:p>0.945263157894737</text:p>
          </table:table-cell>
          <table:table-cell office:value-type="float" office:value="0.872268091306459" calcext:value-type="float">
            <text:p>0.872268091306459</text:p>
          </table:table-cell>
          <table:table-cell office:value-type="float" office:value="0.450886734887478" calcext:value-type="float">
            <text:p>0.450886734887478</text:p>
          </table:table-cell>
          <table:table-cell office:value-type="float" office:value="0.699483805668016" calcext:value-type="float">
            <text:p>0.699483805668016</text:p>
          </table:table-cell>
          <table:table-cell office:value-type="float" office:value="0.814642703392532" calcext:value-type="float">
            <text:p>0.814642703392532</text:p>
          </table:table-cell>
          <table:table-cell office:value-type="float" office:value="0.799847792998478" calcext:value-type="float">
            <text:p>0.799847792998478</text:p>
          </table:table-cell>
          <table:table-cell office:value-type="float" office:value="0.434254964774071" calcext:value-type="float">
            <text:p>0.434254964774071</text:p>
          </table:table-cell>
          <table:table-cell office:value-type="float" office:value="0.565745035225929" calcext:value-type="float">
            <text:p>0.565745035225929</text:p>
          </table:table-cell>
          <table:table-cell office:value-type="float" office:value="0.200152207001522" calcext:value-type="float">
            <text:p>0.200152207001522</text:p>
          </table:table-cell>
          <table:table-cell office:value-type="float" office:value="0.792176461705573" calcext:value-type="float">
            <text:p>0.792176461705573</text:p>
          </table:table-cell>
          <table:table-cell office:value-type="float" office:value="0.799847792998478" calcext:value-type="float">
            <text:p>0.799847792998478</text:p>
          </table:table-cell>
          <table:table-cell office:value-type="float" office:value="0.779610837935263" calcext:value-type="float">
            <text:p>0.779610837935263</text:p>
          </table:table-cell>
          <table:table-cell office:value-type="float" office:value="0.450886734887478" calcext:value-type="float">
            <text:p>0.450886734887478</text:p>
          </table:table-cell>
          <table:table-cell office:value-type="float" office:value="0.733506476500348" calcext:value-type="float">
            <text:p>0.733506476500348</text:p>
          </table:table-cell>
          <table:table-cell office:value-type="float" office:value="0.766068375985983" calcext:value-type="float">
            <text:p>0.766068375985983</text:p>
          </table:table-cell>
          <table:table-cell office:value-type="float" office:value="0.705026840029328" calcext:value-type="float">
            <text:p>0.705026840029328</text:p>
          </table:table-cell>
          <table:table-cell office:value-type="float" office:value="0.799847792998478" calcext:value-type="float">
            <text:p>0.799847792998478</text:p>
          </table:table-cell>
          <table:table-cell office:value-type="float" office:value="1.22" calcext:value-type="float">
            <text:p>1.22</text:p>
          </table:table-cell>
          <table:table-cell office:value-type="float" office:value="0.315" calcext:value-type="float">
            <text:p>0.315</text:p>
          </table:table-cell>
          <table:table-cell office:value-type="float" office:value="1.22" calcext:value-type="float">
            <text:p>1.22</text:p>
          </table:table-cell>
          <table:table-cell office:value-type="float" office:value="0.31" calcext:value-type="float">
            <text:p>0.31</text:p>
          </table:table-cell>
          <table:table-cell office:value-type="float" office:value="1220" calcext:value-type="float">
            <text:p>1220</text:p>
          </table:table-cell>
          <table:table-cell office:value-type="float" office:value="310" calcext:value-type="float">
            <text:p>310</text:p>
          </table:table-cell>
          <table:table-cell office:value-type="float" office:value="155366" calcext:value-type="float">
            <text:p>155366</text:p>
          </table:table-cell>
          <table:table-cell office:value-type="float" office:value="76121447" calcext:value-type="float">
            <text:p>76121447</text:p>
          </table:table-cell>
          <table:table-cell office:value-type="float" office:value="8500762" calcext:value-type="float">
            <text:p>8500762</text:p>
          </table:table-cell>
          <table:table-cell office:value-type="float" office:value="80.0608828006088" calcext:value-type="float">
            <text:p>80.0608828006088</text:p>
          </table:table-cell>
          <table:table-cell office:value-type="float" office:value="50.076103500761" calcext:value-type="float">
            <text:p>50.076103500761</text:p>
          </table:table-cell>
          <table:table-cell table:number-columns-repeated="14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fla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ka.classifiers.bayes.NaiveBayes</text:p>
          </table:table-cell>
          <table:table-cell office:value-type="string" calcext:value-type="string">
            <text:p>''</text:p>
          </table:table-cell>
          <table:table-cell office:value-type="float" office:value="5.9952312017857E+018" calcext:value-type="float">
            <text:p>5.9952312017857E+018</text:p>
          </table:table-cell>
          <table:table-cell office:value-type="float" office:value="20201104.1815" calcext:value-type="float">
            <text:p>20201104.1815</text:p>
          </table:table-cell>
          <table:table-cell office:value-type="float" office:value="11819" calcext:value-type="float">
            <text:p>11819</text:p>
          </table:table-cell>
          <table:table-cell office:value-type="float" office:value="1314" calcext:value-type="float">
            <text:p>1314</text:p>
          </table:table-cell>
          <table:table-cell office:value-type="float" office:value="1054" calcext:value-type="float">
            <text:p>1054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80.2130898021309" calcext:value-type="float">
            <text:p>80.2130898021309</text:p>
          </table:table-cell>
          <table:table-cell office:value-type="float" office:value="19.7869101978691" calcext:value-type="float">
            <text:p>19.7869101978691</text:p>
          </table:table-cell>
          <table:table-cell office:value-type="float" office:value="0" calcext:value-type="float">
            <text:p>0</text:p>
          </table:table-cell>
          <table:table-cell office:value-type="float" office:value="0.441677125823659" calcext:value-type="float">
            <text:p>0.441677125823659</text:p>
          </table:table-cell>
          <table:table-cell office:value-type="float" office:value="0.197067135787469" calcext:value-type="float">
            <text:p>0.197067135787469</text:p>
          </table:table-cell>
          <table:table-cell office:value-type="float" office:value="0.443149174165179" calcext:value-type="float">
            <text:p>0.443149174165179</text:p>
          </table:table-cell>
          <table:table-cell office:value-type="float" office:value="49.2196771790221" calcext:value-type="float">
            <text:p>49.2196771790221</text:p>
          </table:table-cell>
          <table:table-cell office:value-type="float" office:value="99.0222179865104" calcext:value-type="float">
            <text:p>99.0222179865104</text:p>
          </table:table-cell>
          <table:table-cell office:value-type="float" office:value="1118.67987690727" calcext:value-type="float">
            <text:p>1118.67987690727</text:p>
          </table:table-cell>
          <table:table-cell office:value-type="float" office:value="86496.9637905955" calcext:value-type="float">
            <text:p>86496.9637905955</text:p>
          </table:table-cell>
          <table:table-cell office:value-type="float" office:value="-85378.2839136882" calcext:value-type="float">
            <text:p>-85378.2839136882</text:p>
          </table:table-cell>
          <table:table-cell office:value-type="float" office:value="0.851354548635672" calcext:value-type="float">
            <text:p>0.851354548635672</text:p>
          </table:table-cell>
          <table:table-cell office:value-type="float" office:value="65.827217496648" calcext:value-type="float">
            <text:p>65.827217496648</text:p>
          </table:table-cell>
          <table:table-cell office:value-type="float" office:value="-64.9758629480124" calcext:value-type="float">
            <text:p>-64.9758629480124</text:p>
          </table:table-cell>
          <table:table-cell office:value-type="float" office:value="516.906838403605" calcext:value-type="float">
            <text:p>516.906838403605</text:p>
          </table:table-cell>
          <table:table-cell office:value-type="float" office:value="0.393384199698329" calcext:value-type="float">
            <text:p>0.393384199698329</text:p>
          </table:table-cell>
          <table:table-cell office:value-type="float" office:value="46.2068594487153" calcext:value-type="float">
            <text:p>46.2068594487153</text:p>
          </table:table-cell>
          <table:table-cell office:value-type="float" office:value="0.934736842105263" calcext:value-type="float">
            <text:p>0.934736842105263</text:p>
          </table:table-cell>
          <table:table-cell office:value-type="float" office:value="888" calcext:value-type="float">
            <text:p>888</text:p>
          </table:table-cell>
          <table:table-cell office:value-type="float" office:value="0.543956043956044" calcext:value-type="float">
            <text:p>0.543956043956044</text:p>
          </table:table-cell>
          <table:table-cell office:value-type="float" office:value="198" calcext:value-type="float">
            <text:p>198</text:p>
          </table:table-cell>
          <table:table-cell office:value-type="float" office:value="0.456043956043956" calcext:value-type="float">
            <text:p>0.456043956043956</text:p>
          </table:table-cell>
          <table:table-cell office:value-type="float" office:value="166" calcext:value-type="float">
            <text:p>166</text:p>
          </table:table-cell>
          <table:table-cell office:value-type="float" office:value="0.0652631578947368" calcext:value-type="float">
            <text:p>0.065263157894737</text:p>
          </table:table-cell>
          <table:table-cell office:value-type="float" office:value="62" calcext:value-type="float">
            <text:p>62</text:p>
          </table:table-cell>
          <table:table-cell office:value-type="float" office:value="0.81767955801105" calcext:value-type="float">
            <text:p>0.81767955801105</text:p>
          </table:table-cell>
          <table:table-cell office:value-type="float" office:value="0.934736842105263" calcext:value-type="float">
            <text:p>0.934736842105263</text:p>
          </table:table-cell>
          <table:table-cell office:value-type="float" office:value="0.87229862475442" calcext:value-type="float">
            <text:p>0.87229862475442</text:p>
          </table:table-cell>
          <table:table-cell office:value-type="float" office:value="0.461810043662084" calcext:value-type="float">
            <text:p>0.461810043662084</text:p>
          </table:table-cell>
          <table:table-cell office:value-type="float" office:value="0.70864950838635" calcext:value-type="float">
            <text:p>0.70864950838635</text:p>
          </table:table-cell>
          <table:table-cell office:value-type="float" office:value="0.819843993492791" calcext:value-type="float">
            <text:p>0.819843993492791</text:p>
          </table:table-cell>
          <table:table-cell office:value-type="float" office:value="0.802130898021309" calcext:value-type="float">
            <text:p>0.802130898021309</text:p>
          </table:table-cell>
          <table:table-cell office:value-type="float" office:value="0.41135009987209" calcext:value-type="float">
            <text:p>0.41135009987209</text:p>
          </table:table-cell>
          <table:table-cell office:value-type="float" office:value="0.58864990012791" calcext:value-type="float">
            <text:p>0.58864990012791</text:p>
          </table:table-cell>
          <table:table-cell office:value-type="float" office:value="0.197869101978691" calcext:value-type="float">
            <text:p>0.197869101978691</text:p>
          </table:table-cell>
          <table:table-cell office:value-type="float" office:value="0.792856258729183" calcext:value-type="float">
            <text:p>0.792856258729183</text:p>
          </table:table-cell>
          <table:table-cell office:value-type="float" office:value="0.802130898021309" calcext:value-type="float">
            <text:p>0.802130898021309</text:p>
          </table:table-cell>
          <table:table-cell office:value-type="float" office:value="0.786011285123162" calcext:value-type="float">
            <text:p>0.786011285123162</text:p>
          </table:table-cell>
          <table:table-cell office:value-type="float" office:value="0.461810043662084" calcext:value-type="float">
            <text:p>0.461810043662084</text:p>
          </table:table-cell>
          <table:table-cell office:value-type="float" office:value="0.738177666681632" calcext:value-type="float">
            <text:p>0.738177666681632</text:p>
          </table:table-cell>
          <table:table-cell office:value-type="float" office:value="0.766343777913299" calcext:value-type="float">
            <text:p>0.766343777913299</text:p>
          </table:table-cell>
          <table:table-cell office:value-type="float" office:value="0.716554717782616" calcext:value-type="float">
            <text:p>0.716554717782616</text:p>
          </table:table-cell>
          <table:table-cell office:value-type="float" office:value="0.802130898021309" calcext:value-type="float">
            <text:p>0.802130898021309</text:p>
          </table:table-cell>
          <table:table-cell office:value-type="float" office:value="1.227" calcext:value-type="float">
            <text:p>1.227</text:p>
          </table:table-cell>
          <table:table-cell office:value-type="float" office:value="0.315" calcext:value-type="float">
            <text:p>0.315</text:p>
          </table:table-cell>
          <table:table-cell office:value-type="float" office:value="1.22" calcext:value-type="float">
            <text:p>1.22</text:p>
          </table:table-cell>
          <table:table-cell office:value-type="float" office:value="0.32" calcext:value-type="float">
            <text:p>0.32</text:p>
          </table:table-cell>
          <table:table-cell office:value-type="float" office:value="1220" calcext:value-type="float">
            <text:p>1220</text:p>
          </table:table-cell>
          <table:table-cell office:value-type="float" office:value="320" calcext:value-type="float">
            <text:p>320</text:p>
          </table:table-cell>
          <table:table-cell office:value-type="float" office:value="155366" calcext:value-type="float">
            <text:p>155366</text:p>
          </table:table-cell>
          <table:table-cell office:value-type="float" office:value="76121447" calcext:value-type="float">
            <text:p>76121447</text:p>
          </table:table-cell>
          <table:table-cell office:value-type="float" office:value="8500762" calcext:value-type="float">
            <text:p>8500762</text:p>
          </table:table-cell>
          <table:table-cell office:value-type="float" office:value="80.7458143074581" calcext:value-type="float">
            <text:p>80.7458143074581</text:p>
          </table:table-cell>
          <table:table-cell office:value-type="float" office:value="50.2663622526636" calcext:value-type="float">
            <text:p>50.2663622526636</text:p>
          </table:table-cell>
          <table:table-cell table:number-columns-repeated="14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fla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ka.classifiers.bayes.NaiveBayes</text:p>
          </table:table-cell>
          <table:table-cell office:value-type="string" calcext:value-type="string">
            <text:p>''</text:p>
          </table:table-cell>
          <table:table-cell office:value-type="float" office:value="5.9952312017857E+018" calcext:value-type="float">
            <text:p>5.9952312017857E+018</text:p>
          </table:table-cell>
          <table:table-cell office:value-type="float" office:value="20201104.1815" calcext:value-type="float">
            <text:p>20201104.1815</text:p>
          </table:table-cell>
          <table:table-cell office:value-type="float" office:value="11820" calcext:value-type="float">
            <text:p>11820</text:p>
          </table:table-cell>
          <table:table-cell office:value-type="float" office:value="1313" calcext:value-type="float">
            <text:p>1313</text:p>
          </table:table-cell>
          <table:table-cell office:value-type="float" office:value="1050" calcext:value-type="float">
            <text:p>1050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79.96953541508" calcext:value-type="float">
            <text:p>79.96953541508</text:p>
          </table:table-cell>
          <table:table-cell office:value-type="float" office:value="20.03046458492" calcext:value-type="float">
            <text:p>20.03046458492</text:p>
          </table:table-cell>
          <table:table-cell office:value-type="float" office:value="0" calcext:value-type="float">
            <text:p>0</text:p>
          </table:table-cell>
          <table:table-cell office:value-type="float" office:value="0.43432521643692" calcext:value-type="float">
            <text:p>0.43432521643692</text:p>
          </table:table-cell>
          <table:table-cell office:value-type="float" office:value="0.200098189748135" calcext:value-type="float">
            <text:p>0.200098189748135</text:p>
          </table:table-cell>
          <table:table-cell office:value-type="float" office:value="0.447051421823339" calcext:value-type="float">
            <text:p>0.447051421823339</text:p>
          </table:table-cell>
          <table:table-cell office:value-type="float" office:value="50.0040220694015" calcext:value-type="float">
            <text:p>50.0040220694015</text:p>
          </table:table-cell>
          <table:table-cell office:value-type="float" office:value="99.9555787664827" calcext:value-type="float">
            <text:p>99.9555787664827</text:p>
          </table:table-cell>
          <table:table-cell office:value-type="float" office:value="1116.82599788929" calcext:value-type="float">
            <text:p>1116.82599788929</text:p>
          </table:table-cell>
          <table:table-cell office:value-type="float" office:value="91358.4973139675" calcext:value-type="float">
            <text:p>91358.4973139675</text:p>
          </table:table-cell>
          <table:table-cell office:value-type="float" office:value="-90241.6713160782" calcext:value-type="float">
            <text:p>-90241.6713160782</text:p>
          </table:table-cell>
          <table:table-cell office:value-type="float" office:value="0.850591011339899" calcext:value-type="float">
            <text:p>0.850591011339899</text:p>
          </table:table-cell>
          <table:table-cell office:value-type="float" office:value="69.5799674896935" calcext:value-type="float">
            <text:p>69.5799674896935</text:p>
          </table:table-cell>
          <table:table-cell office:value-type="float" office:value="-68.7293764783536" calcext:value-type="float">
            <text:p>-68.7293764783536</text:p>
          </table:table-cell>
          <table:table-cell office:value-type="float" office:value="506.831373854722" calcext:value-type="float">
            <text:p>506.831373854722</text:p>
          </table:table-cell>
          <table:table-cell office:value-type="float" office:value="0.386010185723322" calcext:value-type="float">
            <text:p>0.386010185723322</text:p>
          </table:table-cell>
          <table:table-cell office:value-type="float" office:value="45.3814089941131" calcext:value-type="float">
            <text:p>45.3814089941131</text:p>
          </table:table-cell>
          <table:table-cell office:value-type="float" office:value="0.932631578947368" calcext:value-type="float">
            <text:p>0.932631578947368</text:p>
          </table:table-cell>
          <table:table-cell office:value-type="float" office:value="886" calcext:value-type="float">
            <text:p>886</text:p>
          </table:table-cell>
          <table:table-cell office:value-type="float" office:value="0.548209366391185" calcext:value-type="float">
            <text:p>0.548209366391185</text:p>
          </table:table-cell>
          <table:table-cell office:value-type="float" office:value="199" calcext:value-type="float">
            <text:p>199</text:p>
          </table:table-cell>
          <table:table-cell office:value-type="float" office:value="0.451790633608815" calcext:value-type="float">
            <text:p>0.451790633608815</text:p>
          </table:table-cell>
          <table:table-cell office:value-type="float" office:value="164" calcext:value-type="float">
            <text:p>164</text:p>
          </table:table-cell>
          <table:table-cell office:value-type="float" office:value="0.0673684210526316" calcext:value-type="float">
            <text:p>0.067368421052632</text:p>
          </table:table-cell>
          <table:table-cell office:value-type="float" office:value="64" calcext:value-type="float">
            <text:p>64</text:p>
          </table:table-cell>
          <table:table-cell office:value-type="float" office:value="0.816589861751152" calcext:value-type="float">
            <text:p>0.816589861751152</text:p>
          </table:table-cell>
          <table:table-cell office:value-type="float" office:value="0.932631578947368" calcext:value-type="float">
            <text:p>0.932631578947368</text:p>
          </table:table-cell>
          <table:table-cell office:value-type="float" office:value="0.870761670761671" calcext:value-type="float">
            <text:p>0.870761670761671</text:p>
          </table:table-cell>
          <table:table-cell office:value-type="float" office:value="0.453880261650439" calcext:value-type="float">
            <text:p>0.453880261650439</text:p>
          </table:table-cell>
          <table:table-cell office:value-type="float" office:value="0.719117007394519" calcext:value-type="float">
            <text:p>0.719117007394519</text:p>
          </table:table-cell>
          <table:table-cell office:value-type="float" office:value="0.826411545935206" calcext:value-type="float">
            <text:p>0.826411545935206</text:p>
          </table:table-cell>
          <table:table-cell office:value-type="float" office:value="0.7996953541508" calcext:value-type="float">
            <text:p>0.7996953541508</text:p>
          </table:table-cell>
          <table:table-cell office:value-type="float" office:value="0.415273141594616" calcext:value-type="float">
            <text:p>0.415273141594616</text:p>
          </table:table-cell>
          <table:table-cell office:value-type="float" office:value="0.584726858405384" calcext:value-type="float">
            <text:p>0.584726858405384</text:p>
          </table:table-cell>
          <table:table-cell office:value-type="float" office:value="0.2003046458492" calcext:value-type="float">
            <text:p>0.2003046458492</text:p>
          </table:table-cell>
          <table:table-cell office:value-type="float" office:value="0.78969202728217" calcext:value-type="float">
            <text:p>0.78969202728217</text:p>
          </table:table-cell>
          <table:table-cell office:value-type="float" office:value="0.7996953541508" calcext:value-type="float">
            <text:p>0.7996953541508</text:p>
          </table:table-cell>
          <table:table-cell office:value-type="float" office:value="0.783461931574712" calcext:value-type="float">
            <text:p>0.783461931574712</text:p>
          </table:table-cell>
          <table:table-cell office:value-type="float" office:value="0.453880261650439" calcext:value-type="float">
            <text:p>0.453880261650439</text:p>
          </table:table-cell>
          <table:table-cell office:value-type="float" office:value="0.75104349154091" calcext:value-type="float">
            <text:p>0.75104349154091</text:p>
          </table:table-cell>
          <table:table-cell office:value-type="float" office:value="0.773547241052367" calcext:value-type="float">
            <text:p>0.773547241052367</text:p>
          </table:table-cell>
          <table:table-cell office:value-type="float" office:value="0.712876605262392" calcext:value-type="float">
            <text:p>0.712876605262392</text:p>
          </table:table-cell>
          <table:table-cell office:value-type="float" office:value="0.7996953541508" calcext:value-type="float">
            <text:p>0.7996953541508</text:p>
          </table:table-cell>
          <table:table-cell office:value-type="float" office:value="1.243" calcext:value-type="float">
            <text:p>1.243</text:p>
          </table:table-cell>
          <table:table-cell office:value-type="float" office:value="0.323" calcext:value-type="float">
            <text:p>0.323</text:p>
          </table:table-cell>
          <table:table-cell office:value-type="float" office:value="1.25" calcext:value-type="float">
            <text:p>1.25</text:p>
          </table:table-cell>
          <table:table-cell office:value-type="float" office:value="0.32" calcext:value-type="float">
            <text:p>0.32</text:p>
          </table:table-cell>
          <table:table-cell office:value-type="float" office:value="1250" calcext:value-type="float">
            <text:p>1250</text:p>
          </table:table-cell>
          <table:table-cell office:value-type="float" office:value="320" calcext:value-type="float">
            <text:p>320</text:p>
          </table:table-cell>
          <table:table-cell office:value-type="float" office:value="155366" calcext:value-type="float">
            <text:p>155366</text:p>
          </table:table-cell>
          <table:table-cell office:value-type="float" office:value="76127884" calcext:value-type="float">
            <text:p>76127884</text:p>
          </table:table-cell>
          <table:table-cell office:value-type="float" office:value="8494325" calcext:value-type="float">
            <text:p>8494325</text:p>
          </table:table-cell>
          <table:table-cell office:value-type="float" office:value="80.1218583396801" calcext:value-type="float">
            <text:p>80.1218583396801</text:p>
          </table:table-cell>
          <table:table-cell office:value-type="float" office:value="50.0761614623001" calcext:value-type="float">
            <text:p>50.0761614623001</text:p>
          </table:table-cell>
          <table:table-cell table:number-columns-repeated="14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fla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ka.classifiers.bayes.NaiveBayes</text:p>
          </table:table-cell>
          <table:table-cell office:value-type="string" calcext:value-type="string">
            <text:p>''</text:p>
          </table:table-cell>
          <table:table-cell office:value-type="float" office:value="5.9952312017857E+018" calcext:value-type="float">
            <text:p>5.9952312017857E+018</text:p>
          </table:table-cell>
          <table:table-cell office:value-type="float" office:value="20201104.1815" calcext:value-type="float">
            <text:p>20201104.1815</text:p>
          </table:table-cell>
          <table:table-cell office:value-type="float" office:value="11820" calcext:value-type="float">
            <text:p>11820</text:p>
          </table:table-cell>
          <table:table-cell office:value-type="float" office:value="1313" calcext:value-type="float">
            <text:p>1313</text:p>
          </table:table-cell>
          <table:table-cell office:value-type="float" office:value="1042" calcext:value-type="float">
            <text:p>1042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79.3602437166794" calcext:value-type="float">
            <text:p>79.3602437166794</text:p>
          </table:table-cell>
          <table:table-cell office:value-type="float" office:value="20.6397562833206" calcext:value-type="float">
            <text:p>20.6397562833206</text:p>
          </table:table-cell>
          <table:table-cell office:value-type="float" office:value="0" calcext:value-type="float">
            <text:p>0</text:p>
          </table:table-cell>
          <table:table-cell office:value-type="float" office:value="0.40916449836194" calcext:value-type="float">
            <text:p>0.40916449836194</text:p>
          </table:table-cell>
          <table:table-cell office:value-type="float" office:value="0.206285793522942" calcext:value-type="float">
            <text:p>0.206285793522942</text:p>
          </table:table-cell>
          <table:table-cell office:value-type="float" office:value="0.453536187273369" calcext:value-type="float">
            <text:p>0.453536187273369</text:p>
          </table:table-cell>
          <table:table-cell office:value-type="float" office:value="51.5502883104984" calcext:value-type="float">
            <text:p>51.5502883104984</text:p>
          </table:table-cell>
          <table:table-cell office:value-type="float" office:value="101.405498064533" calcext:value-type="float">
            <text:p>101.405498064533</text:p>
          </table:table-cell>
          <table:table-cell office:value-type="float" office:value="1116.82599788929" calcext:value-type="float">
            <text:p>1116.82599788929</text:p>
          </table:table-cell>
          <table:table-cell office:value-type="float" office:value="89581.7185591621" calcext:value-type="float">
            <text:p>89581.7185591621</text:p>
          </table:table-cell>
          <table:table-cell office:value-type="float" office:value="-88464.8925612728" calcext:value-type="float">
            <text:p>-88464.8925612728</text:p>
          </table:table-cell>
          <table:table-cell office:value-type="float" office:value="0.850591011339899" calcext:value-type="float">
            <text:p>0.850591011339899</text:p>
          </table:table-cell>
          <table:table-cell office:value-type="float" office:value="68.2267468081966" calcext:value-type="float">
            <text:p>68.2267468081966</text:p>
          </table:table-cell>
          <table:table-cell office:value-type="float" office:value="-67.3761557968567" calcext:value-type="float">
            <text:p>-67.3761557968567</text:p>
          </table:table-cell>
          <table:table-cell office:value-type="float" office:value="487.661861383828" calcext:value-type="float">
            <text:p>487.661861383828</text:p>
          </table:table-cell>
          <table:table-cell office:value-type="float" office:value="0.371410404709694" calcext:value-type="float">
            <text:p>0.371410404709694</text:p>
          </table:table-cell>
          <table:table-cell office:value-type="float" office:value="43.664981143479" calcext:value-type="float">
            <text:p>43.664981143479</text:p>
          </table:table-cell>
          <table:table-cell office:value-type="float" office:value="0.93578947368421" calcext:value-type="float">
            <text:p>0.93578947368421</text:p>
          </table:table-cell>
          <table:table-cell office:value-type="float" office:value="889" calcext:value-type="float">
            <text:p>889</text:p>
          </table:table-cell>
          <table:table-cell office:value-type="float" office:value="0.578512396694215" calcext:value-type="float">
            <text:p>0.578512396694215</text:p>
          </table:table-cell>
          <table:table-cell office:value-type="float" office:value="210" calcext:value-type="float">
            <text:p>210</text:p>
          </table:table-cell>
          <table:table-cell office:value-type="float" office:value="0.421487603305785" calcext:value-type="float">
            <text:p>0.421487603305785</text:p>
          </table:table-cell>
          <table:table-cell office:value-type="float" office:value="153" calcext:value-type="float">
            <text:p>153</text:p>
          </table:table-cell>
          <table:table-cell office:value-type="float" office:value="0.0642105263157895" calcext:value-type="float">
            <text:p>0.06421052631579</text:p>
          </table:table-cell>
          <table:table-cell office:value-type="float" office:value="61" calcext:value-type="float">
            <text:p>61</text:p>
          </table:table-cell>
          <table:table-cell office:value-type="float" office:value="0.808917197452229" calcext:value-type="float">
            <text:p>0.808917197452229</text:p>
          </table:table-cell>
          <table:table-cell office:value-type="float" office:value="0.93578947368421" calcext:value-type="float">
            <text:p>0.93578947368421</text:p>
          </table:table-cell>
          <table:table-cell office:value-type="float" office:value="0.867740361151781" calcext:value-type="float">
            <text:p>0.867740361151781</text:p>
          </table:table-cell>
          <table:table-cell office:value-type="float" office:value="0.432627911374208" calcext:value-type="float">
            <text:p>0.432627911374208</text:p>
          </table:table-cell>
          <table:table-cell office:value-type="float" office:value="0.697593156444831" calcext:value-type="float">
            <text:p>0.697593156444831</text:p>
          </table:table-cell>
          <table:table-cell office:value-type="float" office:value="0.814396426961971" calcext:value-type="float">
            <text:p>0.814396426961971</text:p>
          </table:table-cell>
          <table:table-cell office:value-type="float" office:value="0.793602437166794" calcext:value-type="float">
            <text:p>0.793602437166794</text:p>
          </table:table-cell>
          <table:table-cell office:value-type="float" office:value="0.436325360176798" calcext:value-type="float">
            <text:p>0.436325360176798</text:p>
          </table:table-cell>
          <table:table-cell office:value-type="float" office:value="0.563674639823202" calcext:value-type="float">
            <text:p>0.563674639823202</text:p>
          </table:table-cell>
          <table:table-cell office:value-type="float" office:value="0.206397562833206" calcext:value-type="float">
            <text:p>0.206397562833206</text:p>
          </table:table-cell>
          <table:table-cell office:value-type="float" office:value="0.782939356407308" calcext:value-type="float">
            <text:p>0.782939356407308</text:p>
          </table:table-cell>
          <table:table-cell office:value-type="float" office:value="0.793602437166794" calcext:value-type="float">
            <text:p>0.793602437166794</text:p>
          </table:table-cell>
          <table:table-cell office:value-type="float" office:value="0.774457635305852" calcext:value-type="float">
            <text:p>0.774457635305852</text:p>
          </table:table-cell>
          <table:table-cell office:value-type="float" office:value="0.432627911374208" calcext:value-type="float">
            <text:p>0.432627911374208</text:p>
          </table:table-cell>
          <table:table-cell office:value-type="float" office:value="0.730405919502513" calcext:value-type="float">
            <text:p>0.730405919502513</text:p>
          </table:table-cell>
          <table:table-cell office:value-type="float" office:value="0.761485021019712" calcext:value-type="float">
            <text:p>0.761485021019712</text:p>
          </table:table-cell>
          <table:table-cell office:value-type="float" office:value="0.699034825289929" calcext:value-type="float">
            <text:p>0.699034825289929</text:p>
          </table:table-cell>
          <table:table-cell office:value-type="float" office:value="0.793602437166794" calcext:value-type="float">
            <text:p>0.793602437166794</text:p>
          </table:table-cell>
          <table:table-cell office:value-type="float" office:value="1.272" calcext:value-type="float">
            <text:p>1.272</text:p>
          </table:table-cell>
          <table:table-cell office:value-type="float" office:value="0.327" calcext:value-type="float">
            <text:p>0.327</text:p>
          </table:table-cell>
          <table:table-cell office:value-type="float" office:value="1.27" calcext:value-type="float">
            <text:p>1.27</text:p>
          </table:table-cell>
          <table:table-cell office:value-type="float" office:value="0.33" calcext:value-type="float">
            <text:p>0.33</text:p>
          </table:table-cell>
          <table:table-cell office:value-type="float" office:value="1270" calcext:value-type="float">
            <text:p>1270</text:p>
          </table:table-cell>
          <table:table-cell office:value-type="float" office:value="330" calcext:value-type="float">
            <text:p>330</text:p>
          </table:table-cell>
          <table:table-cell office:value-type="float" office:value="155366" calcext:value-type="float">
            <text:p>155366</text:p>
          </table:table-cell>
          <table:table-cell office:value-type="float" office:value="76127884" calcext:value-type="float">
            <text:p>76127884</text:p>
          </table:table-cell>
          <table:table-cell office:value-type="float" office:value="8494325" calcext:value-type="float">
            <text:p>8494325</text:p>
          </table:table-cell>
          <table:table-cell office:value-type="float" office:value="79.5125666412795" calcext:value-type="float">
            <text:p>79.5125666412795</text:p>
          </table:table-cell>
          <table:table-cell office:value-type="float" office:value="50.1142421934501" calcext:value-type="float">
            <text:p>50.1142421934501</text:p>
          </table:table-cell>
          <table:table-cell table:number-columns-repeated="14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fla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ka.classifiers.bayes.NaiveBayes</text:p>
          </table:table-cell>
          <table:table-cell office:value-type="string" calcext:value-type="string">
            <text:p>''</text:p>
          </table:table-cell>
          <table:table-cell office:value-type="float" office:value="5.9952312017857E+018" calcext:value-type="float">
            <text:p>5.9952312017857E+018</text:p>
          </table:table-cell>
          <table:table-cell office:value-type="float" office:value="20201104.1815" calcext:value-type="float">
            <text:p>20201104.1815</text:p>
          </table:table-cell>
          <table:table-cell office:value-type="float" office:value="11820" calcext:value-type="float">
            <text:p>11820</text:p>
          </table:table-cell>
          <table:table-cell office:value-type="float" office:value="1313" calcext:value-type="float">
            <text:p>1313</text:p>
          </table:table-cell>
          <table:table-cell office:value-type="float" office:value="1063" calcext:value-type="float">
            <text:p>1063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80.959634424981" calcext:value-type="float">
            <text:p>80.959634424981</text:p>
          </table:table-cell>
          <table:table-cell office:value-type="float" office:value="19.040365575019" calcext:value-type="float">
            <text:p>19.040365575019</text:p>
          </table:table-cell>
          <table:table-cell office:value-type="float" office:value="0" calcext:value-type="float">
            <text:p>0</text:p>
          </table:table-cell>
          <table:table-cell office:value-type="float" office:value="0.452279485134373" calcext:value-type="float">
            <text:p>0.452279485134373</text:p>
          </table:table-cell>
          <table:table-cell office:value-type="float" office:value="0.190277179968505" calcext:value-type="float">
            <text:p>0.190277179968505</text:p>
          </table:table-cell>
          <table:table-cell office:value-type="float" office:value="0.43498922174068" calcext:value-type="float">
            <text:p>0.43498922174068</text:p>
          </table:table-cell>
          <table:table-cell office:value-type="float" office:value="47.5497770290912" calcext:value-type="float">
            <text:p>47.5497770290912</text:p>
          </table:table-cell>
          <table:table-cell office:value-type="float" office:value="97.2586089513734" calcext:value-type="float">
            <text:p>97.2586089513734</text:p>
          </table:table-cell>
          <table:table-cell office:value-type="float" office:value="1116.82599788929" calcext:value-type="float">
            <text:p>1116.82599788929</text:p>
          </table:table-cell>
          <table:table-cell office:value-type="float" office:value="77061.4616269226" calcext:value-type="float">
            <text:p>77061.4616269226</text:p>
          </table:table-cell>
          <table:table-cell office:value-type="float" office:value="-75944.6356290333" calcext:value-type="float">
            <text:p>-75944.6356290333</text:p>
          </table:table-cell>
          <table:table-cell office:value-type="float" office:value="0.850591011339899" calcext:value-type="float">
            <text:p>0.850591011339899</text:p>
          </table:table-cell>
          <table:table-cell office:value-type="float" office:value="58.6911360448763" calcext:value-type="float">
            <text:p>58.6911360448763</text:p>
          </table:table-cell>
          <table:table-cell office:value-type="float" office:value="-57.8405450335364" calcext:value-type="float">
            <text:p>-57.8405450335364</text:p>
          </table:table-cell>
          <table:table-cell office:value-type="float" office:value="537.511857646152" calcext:value-type="float">
            <text:p>537.511857646152</text:p>
          </table:table-cell>
          <table:table-cell office:value-type="float" office:value="0.409376890819613" calcext:value-type="float">
            <text:p>0.409376890819613</text:p>
          </table:table-cell>
          <table:table-cell office:value-type="float" office:value="48.1285230342065" calcext:value-type="float">
            <text:p>48.1285230342065</text:p>
          </table:table-cell>
          <table:table-cell office:value-type="float" office:value="0.949473684210526" calcext:value-type="float">
            <text:p>0.949473684210526</text:p>
          </table:table-cell>
          <table:table-cell office:value-type="float" office:value="902" calcext:value-type="float">
            <text:p>902</text:p>
          </table:table-cell>
          <table:table-cell office:value-type="float" office:value="0.556473829201102" calcext:value-type="float">
            <text:p>0.556473829201102</text:p>
          </table:table-cell>
          <table:table-cell office:value-type="float" office:value="202" calcext:value-type="float">
            <text:p>202</text:p>
          </table:table-cell>
          <table:table-cell office:value-type="float" office:value="0.443526170798898" calcext:value-type="float">
            <text:p>0.443526170798898</text:p>
          </table:table-cell>
          <table:table-cell office:value-type="float" office:value="161" calcext:value-type="float">
            <text:p>161</text:p>
          </table:table-cell>
          <table:table-cell office:value-type="float" office:value="0.0505263157894737" calcext:value-type="float">
            <text:p>0.050526315789474</text:p>
          </table:table-cell>
          <table:table-cell office:value-type="float" office:value="48" calcext:value-type="float">
            <text:p>48</text:p>
          </table:table-cell>
          <table:table-cell office:value-type="float" office:value="0.817028985507246" calcext:value-type="float">
            <text:p>0.817028985507246</text:p>
          </table:table-cell>
          <table:table-cell office:value-type="float" office:value="0.949473684210526" calcext:value-type="float">
            <text:p>0.949473684210526</text:p>
          </table:table-cell>
          <table:table-cell office:value-type="float" office:value="0.878286270691334" calcext:value-type="float">
            <text:p>0.878286270691334</text:p>
          </table:table-cell>
          <table:table-cell office:value-type="float" office:value="0.480451800846218" calcext:value-type="float">
            <text:p>0.480451800846218</text:p>
          </table:table-cell>
          <table:table-cell office:value-type="float" office:value="0.710492967957083" calcext:value-type="float">
            <text:p>0.710492967957083</text:p>
          </table:table-cell>
          <table:table-cell office:value-type="float" office:value="0.820676447462082" calcext:value-type="float">
            <text:p>0.820676447462082</text:p>
          </table:table-cell>
          <table:table-cell office:value-type="float" office:value="0.809596344249809" calcext:value-type="float">
            <text:p>0.809596344249809</text:p>
          </table:table-cell>
          <table:table-cell office:value-type="float" office:value="0.416596489240385" calcext:value-type="float">
            <text:p>0.416596489240385</text:p>
          </table:table-cell>
          <table:table-cell office:value-type="float" office:value="0.583403510759615" calcext:value-type="float">
            <text:p>0.583403510759615</text:p>
          </table:table-cell>
          <table:table-cell office:value-type="float" office:value="0.19040365575019" calcext:value-type="float">
            <text:p>0.19040365575019</text:p>
          </table:table-cell>
          <table:table-cell office:value-type="float" office:value="0.804119661218014" calcext:value-type="float">
            <text:p>0.804119661218014</text:p>
          </table:table-cell>
          <table:table-cell office:value-type="float" office:value="0.809596344249809" calcext:value-type="float">
            <text:p>0.809596344249809</text:p>
          </table:table-cell>
          <table:table-cell office:value-type="float" office:value="0.791102902515553" calcext:value-type="float">
            <text:p>0.791102902515553</text:p>
          </table:table-cell>
          <table:table-cell office:value-type="float" office:value="0.480451800846218" calcext:value-type="float">
            <text:p>0.480451800846218</text:p>
          </table:table-cell>
          <table:table-cell office:value-type="float" office:value="0.745992627234751" calcext:value-type="float">
            <text:p>0.745992627234751</text:p>
          </table:table-cell>
          <table:table-cell office:value-type="float" office:value="0.776305297986931" calcext:value-type="float">
            <text:p>0.776305297986931</text:p>
          </table:table-cell>
          <table:table-cell office:value-type="float" office:value="0.720611666814198" calcext:value-type="float">
            <text:p>0.720611666814198</text:p>
          </table:table-cell>
          <table:table-cell office:value-type="float" office:value="0.809596344249809" calcext:value-type="float">
            <text:p>0.809596344249809</text:p>
          </table:table-cell>
          <table:table-cell office:value-type="float" office:value="1.275" calcext:value-type="float">
            <text:p>1.275</text:p>
          </table:table-cell>
          <table:table-cell office:value-type="float" office:value="0.314" calcext:value-type="float">
            <text:p>0.314</text:p>
          </table:table-cell>
          <table:table-cell office:value-type="float" office:value="1.27" calcext:value-type="float">
            <text:p>1.27</text:p>
          </table:table-cell>
          <table:table-cell office:value-type="float" office:value="0.31" calcext:value-type="float">
            <text:p>0.31</text:p>
          </table:table-cell>
          <table:table-cell office:value-type="float" office:value="1270" calcext:value-type="float">
            <text:p>1270</text:p>
          </table:table-cell>
          <table:table-cell office:value-type="float" office:value="310" calcext:value-type="float">
            <text:p>310</text:p>
          </table:table-cell>
          <table:table-cell office:value-type="float" office:value="155366" calcext:value-type="float">
            <text:p>155366</text:p>
          </table:table-cell>
          <table:table-cell office:value-type="float" office:value="76127884" calcext:value-type="float">
            <text:p>76127884</text:p>
          </table:table-cell>
          <table:table-cell office:value-type="float" office:value="8494325" calcext:value-type="float">
            <text:p>8494325</text:p>
          </table:table-cell>
          <table:table-cell office:value-type="float" office:value="81.1881188118812" calcext:value-type="float">
            <text:p>81.1881188118812</text:p>
          </table:table-cell>
          <table:table-cell office:value-type="float" office:value="50.2665651180503" calcext:value-type="float">
            <text:p>50.2665651180503</text:p>
          </table:table-cell>
          <table:table-cell table:number-columns-repeated="14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flag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ka.classifiers.bayes.NaiveBayes</text:p>
          </table:table-cell>
          <table:table-cell office:value-type="string" calcext:value-type="string">
            <text:p>''</text:p>
          </table:table-cell>
          <table:table-cell office:value-type="float" office:value="5.9952312017857E+018" calcext:value-type="float">
            <text:p>5.9952312017857E+018</text:p>
          </table:table-cell>
          <table:table-cell office:value-type="float" office:value="20201104.1815" calcext:value-type="float">
            <text:p>20201104.1815</text:p>
          </table:table-cell>
          <table:table-cell office:value-type="float" office:value="11820" calcext:value-type="float">
            <text:p>11820</text:p>
          </table:table-cell>
          <table:table-cell office:value-type="float" office:value="1313" calcext:value-type="float">
            <text:p>1313</text:p>
          </table:table-cell>
          <table:table-cell office:value-type="float" office:value="1050" calcext:value-type="float">
            <text:p>1050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79.96953541508" calcext:value-type="float">
            <text:p>79.96953541508</text:p>
          </table:table-cell>
          <table:table-cell office:value-type="float" office:value="20.03046458492" calcext:value-type="float">
            <text:p>20.03046458492</text:p>
          </table:table-cell>
          <table:table-cell office:value-type="float" office:value="0" calcext:value-type="float">
            <text:p>0</text:p>
          </table:table-cell>
          <table:table-cell office:value-type="float" office:value="0.426606136786681" calcext:value-type="float">
            <text:p>0.426606136786681</text:p>
          </table:table-cell>
          <table:table-cell office:value-type="float" office:value="0.200083309047761" calcext:value-type="float">
            <text:p>0.200083309047761</text:p>
          </table:table-cell>
          <table:table-cell office:value-type="float" office:value="0.447088194510393" calcext:value-type="float">
            <text:p>0.447088194510393</text:p>
          </table:table-cell>
          <table:table-cell office:value-type="float" office:value="50.0003034207178" calcext:value-type="float">
            <text:p>50.0003034207178</text:p>
          </table:table-cell>
          <table:table-cell office:value-type="float" office:value="99.9638007182267" calcext:value-type="float">
            <text:p>99.9638007182267</text:p>
          </table:table-cell>
          <table:table-cell office:value-type="float" office:value="1116.82599788929" calcext:value-type="float">
            <text:p>1116.82599788929</text:p>
          </table:table-cell>
          <table:table-cell office:value-type="float" office:value="87761.9780220124" calcext:value-type="float">
            <text:p>87761.9780220124</text:p>
          </table:table-cell>
          <table:table-cell office:value-type="float" office:value="-86645.1520241231" calcext:value-type="float">
            <text:p>-86645.1520241231</text:p>
          </table:table-cell>
          <table:table-cell office:value-type="float" office:value="0.850591011339899" calcext:value-type="float">
            <text:p>0.850591011339899</text:p>
          </table:table-cell>
          <table:table-cell office:value-type="float" office:value="66.8408058050361" calcext:value-type="float">
            <text:p>66.8408058050361</text:p>
          </table:table-cell>
          <table:table-cell office:value-type="float" office:value="-65.9902147936962" calcext:value-type="float">
            <text:p>-65.9902147936962</text:p>
          </table:table-cell>
          <table:table-cell office:value-type="float" office:value="506.907572218469" calcext:value-type="float">
            <text:p>506.907572218469</text:p>
          </table:table-cell>
          <table:table-cell office:value-type="float" office:value="0.386068219511401" calcext:value-type="float">
            <text:p>0.386068219511401</text:p>
          </table:table-cell>
          <table:table-cell office:value-type="float" office:value="45.3882317546766" calcext:value-type="float">
            <text:p>45.3882317546766</text:p>
          </table:table-cell>
          <table:table-cell office:value-type="float" office:value="0.94" calcext:value-type="float">
            <text:p>0.94</text:p>
          </table:table-cell>
          <table:table-cell office:value-type="float" office:value="893" calcext:value-type="float">
            <text:p>893</text:p>
          </table:table-cell>
          <table:table-cell office:value-type="float" office:value="0.567493112947658" calcext:value-type="float">
            <text:p>0.567493112947658</text:p>
          </table:table-cell>
          <table:table-cell office:value-type="float" office:value="206" calcext:value-type="float">
            <text:p>206</text:p>
          </table:table-cell>
          <table:table-cell office:value-type="float" office:value="0.432506887052342" calcext:value-type="float">
            <text:p>0.432506887052342</text:p>
          </table:table-cell>
          <table:table-cell office:value-type="float" office:value="157" calcext:value-type="float">
            <text:p>157</text:p>
          </table:table-cell>
          <table:table-cell office:value-type="float" office:value="0.06" calcext:value-type="float">
            <text:p>0.06</text:p>
          </table:table-cell>
          <table:table-cell office:value-type="float" office:value="57" calcext:value-type="float">
            <text:p>57</text:p>
          </table:table-cell>
          <table:table-cell office:value-type="float" office:value="0.812556869881711" calcext:value-type="float">
            <text:p>0.812556869881711</text:p>
          </table:table-cell>
          <table:table-cell office:value-type="float" office:value="0.94" calcext:value-type="float">
            <text:p>0.94</text:p>
          </table:table-cell>
          <table:table-cell office:value-type="float" office:value="0.871644704734017" calcext:value-type="float">
            <text:p>0.871644704734017</text:p>
          </table:table-cell>
          <table:table-cell office:value-type="float" office:value="0.451069735219747" calcext:value-type="float">
            <text:p>0.451069735219747</text:p>
          </table:table-cell>
          <table:table-cell office:value-type="float" office:value="0.699030013049152" calcext:value-type="float">
            <text:p>0.699030013049152</text:p>
          </table:table-cell>
          <table:table-cell office:value-type="float" office:value="0.815098052708141" calcext:value-type="float">
            <text:p>0.815098052708141</text:p>
          </table:table-cell>
          <table:table-cell office:value-type="float" office:value="0.7996953541508" calcext:value-type="float">
            <text:p>0.7996953541508</text:p>
          </table:table-cell>
          <table:table-cell office:value-type="float" office:value="0.427188467098458" calcext:value-type="float">
            <text:p>0.427188467098458</text:p>
          </table:table-cell>
          <table:table-cell office:value-type="float" office:value="0.572811532901542" calcext:value-type="float">
            <text:p>0.572811532901542</text:p>
          </table:table-cell>
          <table:table-cell office:value-type="float" office:value="0.2003046458492" calcext:value-type="float">
            <text:p>0.2003046458492</text:p>
          </table:table-cell>
          <table:table-cell office:value-type="float" office:value="0.790740373571801" calcext:value-type="float">
            <text:p>0.790740373571801</text:p>
          </table:table-cell>
          <table:table-cell office:value-type="float" office:value="0.7996953541508" calcext:value-type="float">
            <text:p>0.7996953541508</text:p>
          </table:table-cell>
          <table:table-cell office:value-type="float" office:value="0.781115712492395" calcext:value-type="float">
            <text:p>0.781115712492395</text:p>
          </table:table-cell>
          <table:table-cell office:value-type="float" office:value="0.451069735219747" calcext:value-type="float">
            <text:p>0.451069735219747</text:p>
          </table:table-cell>
          <table:table-cell office:value-type="float" office:value="0.73159304668045" calcext:value-type="float">
            <text:p>0.73159304668045</text:p>
          </table:table-cell>
          <table:table-cell office:value-type="float" office:value="0.76217200918631" calcext:value-type="float">
            <text:p>0.76217200918631</text:p>
          </table:table-cell>
          <table:table-cell office:value-type="float" office:value="0.707919406093178" calcext:value-type="float">
            <text:p>0.707919406093178</text:p>
          </table:table-cell>
          <table:table-cell office:value-type="float" office:value="0.7996953541508" calcext:value-type="float">
            <text:p>0.7996953541508</text:p>
          </table:table-cell>
          <table:table-cell office:value-type="float" office:value="1.244" calcext:value-type="float">
            <text:p>1.244</text:p>
          </table:table-cell>
          <table:table-cell office:value-type="float" office:value="0.323" calcext:value-type="float">
            <text:p>0.323</text:p>
          </table:table-cell>
          <table:table-cell office:value-type="float" office:value="1.24" calcext:value-type="float">
            <text:p>1.24</text:p>
          </table:table-cell>
          <table:table-cell office:value-type="float" office:value="0.32" calcext:value-type="float">
            <text:p>0.32</text:p>
          </table:table-cell>
          <table:table-cell office:value-type="float" office:value="1240" calcext:value-type="float">
            <text:p>1240</text:p>
          </table:table-cell>
          <table:table-cell office:value-type="float" office:value="320" calcext:value-type="float">
            <text:p>320</text:p>
          </table:table-cell>
          <table:table-cell office:value-type="float" office:value="155366" calcext:value-type="float">
            <text:p>155366</text:p>
          </table:table-cell>
          <table:table-cell office:value-type="float" office:value="76127884" calcext:value-type="float">
            <text:p>76127884</text:p>
          </table:table-cell>
          <table:table-cell office:value-type="float" office:value="8494325" calcext:value-type="float">
            <text:p>8494325</text:p>
          </table:table-cell>
          <table:table-cell office:value-type="float" office:value="80.0456968773801" calcext:value-type="float">
            <text:p>80.0456968773801</text:p>
          </table:table-cell>
          <table:table-cell office:value-type="float" office:value="50.03808073115" calcext:value-type="float">
            <text:p>50.03808073115</text:p>
          </table:table-cell>
          <table:table-cell table:number-columns-repeated="14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fla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eka.classifiers.bayes.NaiveBayes</text:p>
          </table:table-cell>
          <table:table-cell office:value-type="string" calcext:value-type="string">
            <text:p>''</text:p>
          </table:table-cell>
          <table:table-cell office:value-type="float" office:value="5.9952312017857E+018" calcext:value-type="float">
            <text:p>5.9952312017857E+018</text:p>
          </table:table-cell>
          <table:table-cell office:value-type="float" office:value="20201104.1815" calcext:value-type="float">
            <text:p>20201104.1815</text:p>
          </table:table-cell>
          <table:table-cell office:value-type="float" office:value="11820" calcext:value-type="float">
            <text:p>11820</text:p>
          </table:table-cell>
          <table:table-cell office:value-type="float" office:value="1313" calcext:value-type="float">
            <text:p>1313</text:p>
          </table:table-cell>
          <table:table-cell office:value-type="float" office:value="1030" calcext:value-type="float">
            <text:p>1030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78.4463061690784" calcext:value-type="float">
            <text:p>78.4463061690784</text:p>
          </table:table-cell>
          <table:table-cell office:value-type="float" office:value="21.5536938309216" calcext:value-type="float">
            <text:p>21.5536938309216</text:p>
          </table:table-cell>
          <table:table-cell office:value-type="float" office:value="0" calcext:value-type="float">
            <text:p>0</text:p>
          </table:table-cell>
          <table:table-cell office:value-type="float" office:value="0.38895786432322" calcext:value-type="float">
            <text:p>0.38895786432322</text:p>
          </table:table-cell>
          <table:table-cell office:value-type="float" office:value="0.215344627156632" calcext:value-type="float">
            <text:p>0.215344627156632</text:p>
          </table:table-cell>
          <table:table-cell office:value-type="float" office:value="0.463573244225415" calcext:value-type="float">
            <text:p>0.463573244225415</text:p>
          </table:table-cell>
          <table:table-cell office:value-type="float" office:value="53.8140674956687" calcext:value-type="float">
            <text:p>53.8140674956687</text:p>
          </table:table-cell>
          <table:table-cell office:value-type="float" office:value="103.649669065404" calcext:value-type="float">
            <text:p>103.649669065404</text:p>
          </table:table-cell>
          <table:table-cell office:value-type="float" office:value="1116.82599788929" calcext:value-type="float">
            <text:p>1116.82599788929</text:p>
          </table:table-cell>
          <table:table-cell office:value-type="float" office:value="99638.3141712731" calcext:value-type="float">
            <text:p>99638.3141712731</text:p>
          </table:table-cell>
          <table:table-cell office:value-type="float" office:value="-98521.4881733838" calcext:value-type="float">
            <text:p>-98521.4881733838</text:p>
          </table:table-cell>
          <table:table-cell office:value-type="float" office:value="0.850591011339899" calcext:value-type="float">
            <text:p>0.850591011339899</text:p>
          </table:table-cell>
          <table:table-cell office:value-type="float" office:value="75.8859970839856" calcext:value-type="float">
            <text:p>75.8859970839856</text:p>
          </table:table-cell>
          <table:table-cell office:value-type="float" office:value="-75.0354060726457" calcext:value-type="float">
            <text:p>-75.0354060726457</text:p>
          </table:table-cell>
          <table:table-cell office:value-type="float" office:value="460.420234716758" calcext:value-type="float">
            <text:p>460.420234716758</text:p>
          </table:table-cell>
          <table:table-cell office:value-type="float" office:value="0.350662783485726" calcext:value-type="float">
            <text:p>0.350662783485726</text:p>
          </table:table-cell>
          <table:table-cell office:value-type="float" office:value="41.225780523279" calcext:value-type="float">
            <text:p>41.225780523279</text:p>
          </table:table-cell>
          <table:table-cell office:value-type="float" office:value="0.92421052631579" calcext:value-type="float">
            <text:p>0.92421052631579</text:p>
          </table:table-cell>
          <table:table-cell office:value-type="float" office:value="878" calcext:value-type="float">
            <text:p>878</text:p>
          </table:table-cell>
          <table:table-cell office:value-type="float" office:value="0.581267217630854" calcext:value-type="float">
            <text:p>0.581267217630854</text:p>
          </table:table-cell>
          <table:table-cell office:value-type="float" office:value="211" calcext:value-type="float">
            <text:p>211</text:p>
          </table:table-cell>
          <table:table-cell office:value-type="float" office:value="0.418732782369146" calcext:value-type="float">
            <text:p>0.418732782369146</text:p>
          </table:table-cell>
          <table:table-cell office:value-type="float" office:value="152" calcext:value-type="float">
            <text:p>152</text:p>
          </table:table-cell>
          <table:table-cell office:value-type="float" office:value="0.0757894736842105" calcext:value-type="float">
            <text:p>0.075789473684211</text:p>
          </table:table-cell>
          <table:table-cell office:value-type="float" office:value="72" calcext:value-type="float">
            <text:p>72</text:p>
          </table:table-cell>
          <table:table-cell office:value-type="float" office:value="0.806244260789715" calcext:value-type="float">
            <text:p>0.806244260789715</text:p>
          </table:table-cell>
          <table:table-cell office:value-type="float" office:value="0.92421052631579" calcext:value-type="float">
            <text:p>0.92421052631579</text:p>
          </table:table-cell>
          <table:table-cell office:value-type="float" office:value="0.861206473761648" calcext:value-type="float">
            <text:p>0.861206473761648</text:p>
          </table:table-cell>
          <table:table-cell office:value-type="float" office:value="0.40775519201094" calcext:value-type="float">
            <text:p>0.40775519201094</text:p>
          </table:table-cell>
          <table:table-cell office:value-type="float" office:value="0.687081339712919" calcext:value-type="float">
            <text:p>0.687081339712919</text:p>
          </table:table-cell>
          <table:table-cell office:value-type="float" office:value="0.809641125355146" calcext:value-type="float">
            <text:p>0.809641125355146</text:p>
          </table:table-cell>
          <table:table-cell office:value-type="float" office:value="0.784463061690784" calcext:value-type="float">
            <text:p>0.784463061690784</text:p>
          </table:table-cell>
          <table:table-cell office:value-type="float" office:value="0.441519753005849" calcext:value-type="float">
            <text:p>0.441519753005849</text:p>
          </table:table-cell>
          <table:table-cell office:value-type="float" office:value="0.558480246994151" calcext:value-type="float">
            <text:p>0.558480246994151</text:p>
          </table:table-cell>
          <table:table-cell office:value-type="float" office:value="0.215536938309216" calcext:value-type="float">
            <text:p>0.215536938309216</text:p>
          </table:table-cell>
          <table:table-cell office:value-type="float" office:value="0.77094704974993" calcext:value-type="float">
            <text:p>0.77094704974993</text:p>
          </table:table-cell>
          <table:table-cell office:value-type="float" office:value="0.784463061690784" calcext:value-type="float">
            <text:p>0.784463061690784</text:p>
          </table:table-cell>
          <table:table-cell office:value-type="float" office:value="0.766290430893766" calcext:value-type="float">
            <text:p>0.766290430893766</text:p>
          </table:table-cell>
          <table:table-cell office:value-type="float" office:value="0.40775519201094" calcext:value-type="float">
            <text:p>0.40775519201094</text:p>
          </table:table-cell>
          <table:table-cell office:value-type="float" office:value="0.716947455879191" calcext:value-type="float">
            <text:p>0.716947455879191</text:p>
          </table:table-cell>
          <table:table-cell office:value-type="float" office:value="0.747559959015039" calcext:value-type="float">
            <text:p>0.747559959015039</text:p>
          </table:table-cell>
          <table:table-cell office:value-type="float" office:value="0.689547018822902" calcext:value-type="float">
            <text:p>0.689547018822902</text:p>
          </table:table-cell>
          <table:table-cell office:value-type="float" office:value="0.784463061690784" calcext:value-type="float">
            <text:p>0.784463061690784</text:p>
          </table:table-cell>
          <table:table-cell office:value-type="float" office:value="1.274" calcext:value-type="float">
            <text:p>1.274</text:p>
          </table:table-cell>
          <table:table-cell office:value-type="float" office:value="0.322" calcext:value-type="float">
            <text:p>0.322</text:p>
          </table:table-cell>
          <table:table-cell office:value-type="float" office:value="1.27" calcext:value-type="float">
            <text:p>1.27</text:p>
          </table:table-cell>
          <table:table-cell office:value-type="float" office:value="0.33" calcext:value-type="float">
            <text:p>0.33</text:p>
          </table:table-cell>
          <table:table-cell office:value-type="float" office:value="1270" calcext:value-type="float">
            <text:p>1270</text:p>
          </table:table-cell>
          <table:table-cell office:value-type="float" office:value="330" calcext:value-type="float">
            <text:p>330</text:p>
          </table:table-cell>
          <table:table-cell office:value-type="float" office:value="155366" calcext:value-type="float">
            <text:p>155366</text:p>
          </table:table-cell>
          <table:table-cell office:value-type="float" office:value="76127884" calcext:value-type="float">
            <text:p>76127884</text:p>
          </table:table-cell>
          <table:table-cell office:value-type="float" office:value="8494325" calcext:value-type="float">
            <text:p>8494325</text:p>
          </table:table-cell>
          <table:table-cell office:value-type="float" office:value="78.5986290936786" calcext:value-type="float">
            <text:p>78.5986290936786</text:p>
          </table:table-cell>
          <table:table-cell office:value-type="float" office:value="50.1523229246001" calcext:value-type="float">
            <text:p>50.1523229246001</text:p>
          </table:table-cell>
          <table:table-cell table:number-columns-repeated="14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fla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eka.classifiers.bayes.NaiveBayes</text:p>
          </table:table-cell>
          <table:table-cell office:value-type="string" calcext:value-type="string">
            <text:p>''</text:p>
          </table:table-cell>
          <table:table-cell office:value-type="float" office:value="5.9952312017857E+018" calcext:value-type="float">
            <text:p>5.9952312017857E+018</text:p>
          </table:table-cell>
          <table:table-cell office:value-type="float" office:value="20201104.1815" calcext:value-type="float">
            <text:p>20201104.1815</text:p>
          </table:table-cell>
          <table:table-cell office:value-type="float" office:value="11820" calcext:value-type="float">
            <text:p>11820</text:p>
          </table:table-cell>
          <table:table-cell office:value-type="float" office:value="1313" calcext:value-type="float">
            <text:p>1313</text:p>
          </table:table-cell>
          <table:table-cell office:value-type="float" office:value="1050" calcext:value-type="float">
            <text:p>1050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79.96953541508" calcext:value-type="float">
            <text:p>79.96953541508</text:p>
          </table:table-cell>
          <table:table-cell office:value-type="float" office:value="20.03046458492" calcext:value-type="float">
            <text:p>20.03046458492</text:p>
          </table:table-cell>
          <table:table-cell office:value-type="float" office:value="0" calcext:value-type="float">
            <text:p>0</text:p>
          </table:table-cell>
          <table:table-cell office:value-type="float" office:value="0.429939959620905" calcext:value-type="float">
            <text:p>0.429939959620905</text:p>
          </table:table-cell>
          <table:table-cell office:value-type="float" office:value="0.20008806436624" calcext:value-type="float">
            <text:p>0.20008806436624</text:p>
          </table:table-cell>
          <table:table-cell office:value-type="float" office:value="0.446734210422055" calcext:value-type="float">
            <text:p>0.446734210422055</text:p>
          </table:table-cell>
          <table:table-cell office:value-type="float" office:value="50.0014917625538" calcext:value-type="float">
            <text:p>50.0014917625538</text:p>
          </table:table-cell>
          <table:table-cell office:value-type="float" office:value="99.8846539295203" calcext:value-type="float">
            <text:p>99.8846539295203</text:p>
          </table:table-cell>
          <table:table-cell office:value-type="float" office:value="1116.82599788929" calcext:value-type="float">
            <text:p>1116.82599788929</text:p>
          </table:table-cell>
          <table:table-cell office:value-type="float" office:value="89663.1089892512" calcext:value-type="float">
            <text:p>89663.1089892512</text:p>
          </table:table-cell>
          <table:table-cell office:value-type="float" office:value="-88546.2829913619" calcext:value-type="float">
            <text:p>-88546.2829913619</text:p>
          </table:table-cell>
          <table:table-cell office:value-type="float" office:value="0.850591011339899" calcext:value-type="float">
            <text:p>0.850591011339899</text:p>
          </table:table-cell>
          <table:table-cell office:value-type="float" office:value="68.2887349499247" calcext:value-type="float">
            <text:p>68.2887349499247</text:p>
          </table:table-cell>
          <table:table-cell office:value-type="float" office:value="-67.4381439385848" calcext:value-type="float">
            <text:p>-67.4381439385848</text:p>
          </table:table-cell>
          <table:table-cell office:value-type="float" office:value="506.907353151268" calcext:value-type="float">
            <text:p>506.907353151268</text:p>
          </table:table-cell>
          <table:table-cell office:value-type="float" office:value="0.386068052666617" calcext:value-type="float">
            <text:p>0.386068052666617</text:p>
          </table:table-cell>
          <table:table-cell office:value-type="float" office:value="45.3882121395171" calcext:value-type="float">
            <text:p>45.3882121395171</text:p>
          </table:table-cell>
          <table:table-cell office:value-type="float" office:value="0.936842105263158" calcext:value-type="float">
            <text:p>0.936842105263158</text:p>
          </table:table-cell>
          <table:table-cell office:value-type="float" office:value="890" calcext:value-type="float">
            <text:p>890</text:p>
          </table:table-cell>
          <table:table-cell office:value-type="float" office:value="0.559228650137741" calcext:value-type="float">
            <text:p>0.559228650137741</text:p>
          </table:table-cell>
          <table:table-cell office:value-type="float" office:value="203" calcext:value-type="float">
            <text:p>203</text:p>
          </table:table-cell>
          <table:table-cell office:value-type="float" office:value="0.440771349862259" calcext:value-type="float">
            <text:p>0.440771349862259</text:p>
          </table:table-cell>
          <table:table-cell office:value-type="float" office:value="160" calcext:value-type="float">
            <text:p>160</text:p>
          </table:table-cell>
          <table:table-cell office:value-type="float" office:value="0.0631578947368421" calcext:value-type="float">
            <text:p>0.063157894736842</text:p>
          </table:table-cell>
          <table:table-cell office:value-type="float" office:value="60" calcext:value-type="float">
            <text:p>60</text:p>
          </table:table-cell>
          <table:table-cell office:value-type="float" office:value="0.814272644098811" calcext:value-type="float">
            <text:p>0.814272644098811</text:p>
          </table:table-cell>
          <table:table-cell office:value-type="float" office:value="0.936842105263158" calcext:value-type="float">
            <text:p>0.936842105263158</text:p>
          </table:table-cell>
          <table:table-cell office:value-type="float" office:value="0.871267743514439" calcext:value-type="float">
            <text:p>0.871267743514439</text:p>
          </table:table-cell>
          <table:table-cell office:value-type="float" office:value="0.452211033468649" calcext:value-type="float">
            <text:p>0.452211033468649</text:p>
          </table:table-cell>
          <table:table-cell office:value-type="float" office:value="0.702161809482384" calcext:value-type="float">
            <text:p>0.702161809482384</text:p>
          </table:table-cell>
          <table:table-cell office:value-type="float" office:value="0.816832555295869" calcext:value-type="float">
            <text:p>0.816832555295869</text:p>
          </table:table-cell>
          <table:table-cell office:value-type="float" office:value="0.7996953541508" calcext:value-type="float">
            <text:p>0.7996953541508</text:p>
          </table:table-cell>
          <table:table-cell office:value-type="float" office:value="0.422081899025383" calcext:value-type="float">
            <text:p>0.422081899025383</text:p>
          </table:table-cell>
          <table:table-cell office:value-type="float" office:value="0.577918100974617" calcext:value-type="float">
            <text:p>0.577918100974617</text:p>
          </table:table-cell>
          <table:table-cell office:value-type="float" office:value="0.2003046458492" calcext:value-type="float">
            <text:p>0.2003046458492</text:p>
          </table:table-cell>
          <table:table-cell office:value-type="float" office:value="0.790220115684593" calcext:value-type="float">
            <text:p>0.790220115684593</text:p>
          </table:table-cell>
          <table:table-cell office:value-type="float" office:value="0.7996953541508" calcext:value-type="float">
            <text:p>0.7996953541508</text:p>
          </table:table-cell>
          <table:table-cell office:value-type="float" office:value="0.782139862420096" calcext:value-type="float">
            <text:p>0.782139862420096</text:p>
          </table:table-cell>
          <table:table-cell office:value-type="float" office:value="0.452211033468649" calcext:value-type="float">
            <text:p>0.452211033468649</text:p>
          </table:table-cell>
          <table:table-cell office:value-type="float" office:value="0.734826258113481" calcext:value-type="float">
            <text:p>0.734826258113481</text:p>
          </table:table-cell>
          <table:table-cell office:value-type="float" office:value="0.765190800866156" calcext:value-type="float">
            <text:p>0.765190800866156</text:p>
          </table:table-cell>
          <table:table-cell office:value-type="float" office:value="0.710076410350702" calcext:value-type="float">
            <text:p>0.710076410350702</text:p>
          </table:table-cell>
          <table:table-cell office:value-type="float" office:value="0.7996953541508" calcext:value-type="float">
            <text:p>0.7996953541508</text:p>
          </table:table-cell>
          <table:table-cell office:value-type="float" office:value="1.275" calcext:value-type="float">
            <text:p>1.275</text:p>
          </table:table-cell>
          <table:table-cell office:value-type="float" office:value="0.328" calcext:value-type="float">
            <text:p>0.328</text:p>
          </table:table-cell>
          <table:table-cell office:value-type="float" office:value="1.27" calcext:value-type="float">
            <text:p>1.27</text:p>
          </table:table-cell>
          <table:table-cell office:value-type="float" office:value="0.33" calcext:value-type="float">
            <text:p>0.33</text:p>
          </table:table-cell>
          <table:table-cell office:value-type="float" office:value="1270" calcext:value-type="float">
            <text:p>1270</text:p>
          </table:table-cell>
          <table:table-cell office:value-type="float" office:value="330" calcext:value-type="float">
            <text:p>330</text:p>
          </table:table-cell>
          <table:table-cell office:value-type="float" office:value="155366" calcext:value-type="float">
            <text:p>155366</text:p>
          </table:table-cell>
          <table:table-cell office:value-type="float" office:value="76127884" calcext:value-type="float">
            <text:p>76127884</text:p>
          </table:table-cell>
          <table:table-cell office:value-type="float" office:value="8494325" calcext:value-type="float">
            <text:p>8494325</text:p>
          </table:table-cell>
          <table:table-cell office:value-type="float" office:value="80.1218583396801" calcext:value-type="float">
            <text:p>80.1218583396801</text:p>
          </table:table-cell>
          <table:table-cell office:value-type="float" office:value="50.1523229246001" calcext:value-type="float">
            <text:p>50.1523229246001</text:p>
          </table:table-cell>
          <table:table-cell table:number-columns-repeated="14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fla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eka.classifiers.bayes.NaiveBayes</text:p>
          </table:table-cell>
          <table:table-cell office:value-type="string" calcext:value-type="string">
            <text:p>''</text:p>
          </table:table-cell>
          <table:table-cell office:value-type="float" office:value="5.9952312017857E+018" calcext:value-type="float">
            <text:p>5.9952312017857E+018</text:p>
          </table:table-cell>
          <table:table-cell office:value-type="float" office:value="20201104.1816" calcext:value-type="float">
            <text:p>20201104.1816</text:p>
          </table:table-cell>
          <table:table-cell office:value-type="float" office:value="11820" calcext:value-type="float">
            <text:p>11820</text:p>
          </table:table-cell>
          <table:table-cell office:value-type="float" office:value="1313" calcext:value-type="float">
            <text:p>1313</text:p>
          </table:table-cell>
          <table:table-cell office:value-type="float" office:value="1052" calcext:value-type="float">
            <text:p>1052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80.1218583396801" calcext:value-type="float">
            <text:p>80.1218583396801</text:p>
          </table:table-cell>
          <table:table-cell office:value-type="float" office:value="19.8781416603199" calcext:value-type="float">
            <text:p>19.8781416603199</text:p>
          </table:table-cell>
          <table:table-cell office:value-type="float" office:value="0" calcext:value-type="float">
            <text:p>0</text:p>
          </table:table-cell>
          <table:table-cell office:value-type="float" office:value="0.432073661235874" calcext:value-type="float">
            <text:p>0.432073661235874</text:p>
          </table:table-cell>
          <table:table-cell office:value-type="float" office:value="0.198604885138158" calcext:value-type="float">
            <text:p>0.198604885138158</text:p>
          </table:table-cell>
          <table:table-cell office:value-type="float" office:value="0.445376604200182" calcext:value-type="float">
            <text:p>0.445376604200182</text:p>
          </table:table-cell>
          <table:table-cell office:value-type="float" office:value="49.6308490948352" calcext:value-type="float">
            <text:p>49.6308490948352</text:p>
          </table:table-cell>
          <table:table-cell office:value-type="float" office:value="99.5811087241594" calcext:value-type="float">
            <text:p>99.5811087241594</text:p>
          </table:table-cell>
          <table:table-cell office:value-type="float" office:value="1116.82599788929" calcext:value-type="float">
            <text:p>1116.82599788929</text:p>
          </table:table-cell>
          <table:table-cell office:value-type="float" office:value="82204.8936852969" calcext:value-type="float">
            <text:p>82204.8936852969</text:p>
          </table:table-cell>
          <table:table-cell office:value-type="float" office:value="-81088.0676874076" calcext:value-type="float">
            <text:p>-81088.0676874076</text:p>
          </table:table-cell>
          <table:table-cell office:value-type="float" office:value="0.850591011339899" calcext:value-type="float">
            <text:p>0.850591011339899</text:p>
          </table:table-cell>
          <table:table-cell office:value-type="float" office:value="62.608449112945" calcext:value-type="float">
            <text:p>62.608449112945</text:p>
          </table:table-cell>
          <table:table-cell office:value-type="float" office:value="-61.7578581016051" calcext:value-type="float">
            <text:p>-61.7578581016051</text:p>
          </table:table-cell>
          <table:table-cell office:value-type="float" office:value="511.439065276634" calcext:value-type="float">
            <text:p>511.439065276634</text:p>
          </table:table-cell>
          <table:table-cell office:value-type="float" office:value="0.389519470888525" calcext:value-type="float">
            <text:p>0.389519470888525</text:p>
          </table:table-cell>
          <table:table-cell office:value-type="float" office:value="45.7939792092245" calcext:value-type="float">
            <text:p>45.7939792092245</text:p>
          </table:table-cell>
          <table:table-cell office:value-type="float" office:value="0.94" calcext:value-type="float">
            <text:p>0.94</text:p>
          </table:table-cell>
          <table:table-cell office:value-type="float" office:value="893" calcext:value-type="float">
            <text:p>893</text:p>
          </table:table-cell>
          <table:table-cell office:value-type="float" office:value="0.56198347107438" calcext:value-type="float">
            <text:p>0.56198347107438</text:p>
          </table:table-cell>
          <table:table-cell office:value-type="float" office:value="204" calcext:value-type="float">
            <text:p>204</text:p>
          </table:table-cell>
          <table:table-cell office:value-type="float" office:value="0.43801652892562" calcext:value-type="float">
            <text:p>0.43801652892562</text:p>
          </table:table-cell>
          <table:table-cell office:value-type="float" office:value="159" calcext:value-type="float">
            <text:p>159</text:p>
          </table:table-cell>
          <table:table-cell office:value-type="float" office:value="0.06" calcext:value-type="float">
            <text:p>0.06</text:p>
          </table:table-cell>
          <table:table-cell office:value-type="float" office:value="57" calcext:value-type="float">
            <text:p>57</text:p>
          </table:table-cell>
          <table:table-cell office:value-type="float" office:value="0.814038286235187" calcext:value-type="float">
            <text:p>0.814038286235187</text:p>
          </table:table-cell>
          <table:table-cell office:value-type="float" office:value="0.94" calcext:value-type="float">
            <text:p>0.94</text:p>
          </table:table-cell>
          <table:table-cell office:value-type="float" office:value="0.872496336101612" calcext:value-type="float">
            <text:p>0.872496336101612</text:p>
          </table:table-cell>
          <table:table-cell office:value-type="float" office:value="0.456032417241767" calcext:value-type="float">
            <text:p>0.456032417241767</text:p>
          </table:table-cell>
          <table:table-cell office:value-type="float" office:value="0.708879222850515" calcext:value-type="float">
            <text:p>0.708879222850515</text:p>
          </table:table-cell>
          <table:table-cell office:value-type="float" office:value="0.820130775238809" calcext:value-type="float">
            <text:p>0.820130775238809</text:p>
          </table:table-cell>
          <table:table-cell office:value-type="float" office:value="0.801218583396801" calcext:value-type="float">
            <text:p>0.801218583396801</text:p>
          </table:table-cell>
          <table:table-cell office:value-type="float" office:value="0.423202054471181" calcext:value-type="float">
            <text:p>0.423202054471181</text:p>
          </table:table-cell>
          <table:table-cell office:value-type="float" office:value="0.576797945528819" calcext:value-type="float">
            <text:p>0.576797945528819</text:p>
          </table:table-cell>
          <table:table-cell office:value-type="float" office:value="0.198781416603199" calcext:value-type="float">
            <text:p>0.198781416603199</text:p>
          </table:table-cell>
          <table:table-cell office:value-type="float" office:value="0.792494063409567" calcext:value-type="float">
            <text:p>0.792494063409567</text:p>
          </table:table-cell>
          <table:table-cell office:value-type="float" office:value="0.801218583396801" calcext:value-type="float">
            <text:p>0.801218583396801</text:p>
          </table:table-cell>
          <table:table-cell office:value-type="float" office:value="0.783122159134958" calcext:value-type="float">
            <text:p>0.783122159134958</text:p>
          </table:table-cell>
          <table:table-cell office:value-type="float" office:value="0.456032417241767" calcext:value-type="float">
            <text:p>0.456032417241767</text:p>
          </table:table-cell>
          <table:table-cell office:value-type="float" office:value="0.740851003024484" calcext:value-type="float">
            <text:p>0.740851003024484</text:p>
          </table:table-cell>
          <table:table-cell office:value-type="float" office:value="0.767183931099667" calcext:value-type="float">
            <text:p>0.767183931099667</text:p>
          </table:table-cell>
          <table:table-cell office:value-type="float" office:value="0.710859567014537" calcext:value-type="float">
            <text:p>0.710859567014537</text:p>
          </table:table-cell>
          <table:table-cell office:value-type="float" office:value="0.801218583396801" calcext:value-type="float">
            <text:p>0.801218583396801</text:p>
          </table:table-cell>
          <table:table-cell office:value-type="float" office:value="1.302" calcext:value-type="float">
            <text:p>1.302</text:p>
          </table:table-cell>
          <table:table-cell office:value-type="float" office:value="0.313" calcext:value-type="float">
            <text:p>0.313</text:p>
          </table:table-cell>
          <table:table-cell office:value-type="float" office:value="1.3" calcext:value-type="float">
            <text:p>1.3</text:p>
          </table:table-cell>
          <table:table-cell office:value-type="float" office:value="0.32" calcext:value-type="float">
            <text:p>0.32</text:p>
          </table:table-cell>
          <table:table-cell office:value-type="float" office:value="1300" calcext:value-type="float">
            <text:p>1300</text:p>
          </table:table-cell>
          <table:table-cell office:value-type="float" office:value="320" calcext:value-type="float">
            <text:p>320</text:p>
          </table:table-cell>
          <table:table-cell office:value-type="float" office:value="155366" calcext:value-type="float">
            <text:p>155366</text:p>
          </table:table-cell>
          <table:table-cell office:value-type="float" office:value="76127884" calcext:value-type="float">
            <text:p>76127884</text:p>
          </table:table-cell>
          <table:table-cell office:value-type="float" office:value="8494325" calcext:value-type="float">
            <text:p>8494325</text:p>
          </table:table-cell>
          <table:table-cell office:value-type="float" office:value="80.1980198019802" calcext:value-type="float">
            <text:p>80.1980198019802</text:p>
          </table:table-cell>
          <table:table-cell office:value-type="float" office:value="50.03808073115" calcext:value-type="float">
            <text:p>50.03808073115</text:p>
          </table:table-cell>
          <table:table-cell table:number-columns-repeated="14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fla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ka.classifiers.lazy.IBk</text:p>
          </table:table-cell>
          <table:table-cell office:value-type="string" calcext:value-type="string">
            <text:p>'-K 3 -W 0 -A \"weka.core.neighboursearch.LinearNNSearch -A \\\"weka.core.EuclideanDistance -R first-last\\\"\"'</text:p>
          </table:table-cell>
          <table:table-cell office:value-type="float" office:value="-3.08018609877707E+018" calcext:value-type="float">
            <text:p>-3.08018609877707E+018</text:p>
          </table:table-cell>
          <table:table-cell office:value-type="float" office:value="20201104.1816" calcext:value-type="float">
            <text:p>20201104.1816</text:p>
          </table:table-cell>
          <table:table-cell office:value-type="float" office:value="11819" calcext:value-type="float">
            <text:p>11819</text:p>
          </table:table-cell>
          <table:table-cell office:value-type="float" office:value="1314" calcext:value-type="float">
            <text:p>1314</text:p>
          </table:table-cell>
          <table:table-cell office:value-type="float" office:value="1152" calcext:value-type="float">
            <text:p>1152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87.6712328767123" calcext:value-type="float">
            <text:p>87.6712328767123</text:p>
          </table:table-cell>
          <table:table-cell office:value-type="float" office:value="12.3287671232877" calcext:value-type="float">
            <text:p>12.3287671232877</text:p>
          </table:table-cell>
          <table:table-cell office:value-type="float" office:value="0" calcext:value-type="float">
            <text:p>0</text:p>
          </table:table-cell>
          <table:table-cell office:value-type="float" office:value="0.673391105819391" calcext:value-type="float">
            <text:p>0.673391105819391</text:p>
          </table:table-cell>
          <table:table-cell office:value-type="float" office:value="0.142509735345142" calcext:value-type="float">
            <text:p>0.142509735345142</text:p>
          </table:table-cell>
          <table:table-cell office:value-type="float" office:value="0.316393813983149" calcext:value-type="float">
            <text:p>0.316393813983149</text:p>
          </table:table-cell>
          <table:table-cell office:value-type="float" office:value="35.5933684250653" calcext:value-type="float">
            <text:p>35.5933684250653</text:p>
          </table:table-cell>
          <table:table-cell office:value-type="float" office:value="70.6985797205726" calcext:value-type="float">
            <text:p>70.6985797205726</text:p>
          </table:table-cell>
          <table:table-cell office:value-type="float" office:value="1118.67987690727" calcext:value-type="float">
            <text:p>1118.67987690727</text:p>
          </table:table-cell>
          <table:table-cell office:value-type="float" office:value="1357.47969671451" calcext:value-type="float">
            <text:p>1357.47969671451</text:p>
          </table:table-cell>
          <table:table-cell office:value-type="float" office:value="-238.799819807236" calcext:value-type="float">
            <text:p>-238.799819807236</text:p>
          </table:table-cell>
          <table:table-cell office:value-type="float" office:value="0.851354548635672" calcext:value-type="float">
            <text:p>0.851354548635672</text:p>
          </table:table-cell>
          <table:table-cell office:value-type="float" office:value="1.03308957132002" calcext:value-type="float">
            <text:p>1.03308957132002</text:p>
          </table:table-cell>
          <table:table-cell office:value-type="float" office:value="-0.18173502268435" calcext:value-type="float">
            <text:p>-0.18173502268435</text:p>
          </table:table-cell>
          <table:table-cell office:value-type="float" office:value="689.267856678019" calcext:value-type="float">
            <text:p>689.267856678019</text:p>
          </table:table-cell>
          <table:table-cell office:value-type="float" office:value="0.524556968552526" calcext:value-type="float">
            <text:p>0.524556968552526</text:p>
          </table:table-cell>
          <table:table-cell office:value-type="float" office:value="61.6143966568509" calcext:value-type="float">
            <text:p>61.6143966568509</text:p>
          </table:table-cell>
          <table:table-cell office:value-type="float" office:value="0.950526315789474" calcext:value-type="float">
            <text:p>0.950526315789474</text:p>
          </table:table-cell>
          <table:table-cell office:value-type="float" office:value="903" calcext:value-type="float">
            <text:p>903</text:p>
          </table:table-cell>
          <table:table-cell office:value-type="float" office:value="0.315934065934066" calcext:value-type="float">
            <text:p>0.315934065934066</text:p>
          </table:table-cell>
          <table:table-cell office:value-type="float" office:value="115" calcext:value-type="float">
            <text:p>115</text:p>
          </table:table-cell>
          <table:table-cell office:value-type="float" office:value="0.684065934065934" calcext:value-type="float">
            <text:p>0.684065934065934</text:p>
          </table:table-cell>
          <table:table-cell office:value-type="float" office:value="249" calcext:value-type="float">
            <text:p>249</text:p>
          </table:table-cell>
          <table:table-cell office:value-type="float" office:value="0.0494736842105263" calcext:value-type="float">
            <text:p>0.049473684210526</text:p>
          </table:table-cell>
          <table:table-cell office:value-type="float" office:value="47" calcext:value-type="float">
            <text:p>47</text:p>
          </table:table-cell>
          <table:table-cell office:value-type="float" office:value="0.887033398821218" calcext:value-type="float">
            <text:p>0.887033398821218</text:p>
          </table:table-cell>
          <table:table-cell office:value-type="float" office:value="0.950526315789474" calcext:value-type="float">
            <text:p>0.950526315789474</text:p>
          </table:table-cell>
          <table:table-cell office:value-type="float" office:value="0.917682926829268" calcext:value-type="float">
            <text:p>0.917682926829268</text:p>
          </table:table-cell>
          <table:table-cell office:value-type="float" office:value="0.679809945251568" calcext:value-type="float">
            <text:p>0.679809945251568</text:p>
          </table:table-cell>
          <table:table-cell office:value-type="float" office:value="0.877414690572585" calcext:value-type="float">
            <text:p>0.877414690572585</text:p>
          </table:table-cell>
          <table:table-cell office:value-type="float" office:value="0.917267789267826" calcext:value-type="float">
            <text:p>0.917267789267826</text:p>
          </table:table-cell>
          <table:table-cell office:value-type="float" office:value="0.876712328767123" calcext:value-type="float">
            <text:p>0.876712328767123</text:p>
          </table:table-cell>
          <table:table-cell office:value-type="float" office:value="0.242120078911716" calcext:value-type="float">
            <text:p>0.242120078911716</text:p>
          </table:table-cell>
          <table:table-cell office:value-type="float" office:value="0.757879921088284" calcext:value-type="float">
            <text:p>0.757879921088284</text:p>
          </table:table-cell>
          <table:table-cell office:value-type="float" office:value="0.123287671232877" calcext:value-type="float">
            <text:p>0.123287671232877</text:p>
          </table:table-cell>
          <table:table-cell office:value-type="float" office:value="0.874341272133075" calcext:value-type="float">
            <text:p>0.874341272133075</text:p>
          </table:table-cell>
          <table:table-cell office:value-type="float" office:value="0.876712328767123" calcext:value-type="float">
            <text:p>0.876712328767123</text:p>
          </table:table-cell>
          <table:table-cell office:value-type="float" office:value="0.872491115633448" calcext:value-type="float">
            <text:p>0.872491115633448</text:p>
          </table:table-cell>
          <table:table-cell office:value-type="float" office:value="0.679809945251568" calcext:value-type="float">
            <text:p>0.679809945251568</text:p>
          </table:table-cell>
          <table:table-cell office:value-type="float" office:value="0.877414690572585" calcext:value-type="float">
            <text:p>0.877414690572585</text:p>
          </table:table-cell>
          <table:table-cell office:value-type="float" office:value="0.881912942573578" calcext:value-type="float">
            <text:p>0.881912942573578</text:p>
          </table:table-cell>
          <table:table-cell office:value-type="float" office:value="0.836114190687361" calcext:value-type="float">
            <text:p>0.836114190687361</text:p>
          </table:table-cell>
          <table:table-cell office:value-type="float" office:value="0.876712328767123" calcext:value-type="float">
            <text:p>0.876712328767123</text:p>
          </table:table-cell>
          <table:table-cell office:value-type="float" office:value="0.003" calcext:value-type="float">
            <text:p>0.003</text:p>
          </table:table-cell>
          <table:table-cell office:value-type="float" office:value="43.109" calcext:value-type="float">
            <text:p>43.109</text:p>
          </table:table-cell>
          <table:table-cell office:value-type="float" office:value="0.01" calcext:value-type="float">
            <text:p>0.01</text:p>
          </table:table-cell>
          <table:table-cell office:value-type="float" office:value="43.08" calcext:value-type="float">
            <text:p>43.08</text:p>
          </table:table-cell>
          <table:table-cell office:value-type="float" office:value="10" calcext:value-type="float">
            <text:p>10</text:p>
          </table:table-cell>
          <table:table-cell office:value-type="float" office:value="43080" calcext:value-type="float">
            <text:p>43080</text:p>
          </table:table-cell>
          <table:table-cell office:value-type="float" office:value="76151724" calcext:value-type="float">
            <text:p>76151724</text:p>
          </table:table-cell>
          <table:table-cell office:value-type="float" office:value="76121447" calcext:value-type="float">
            <text:p>76121447</text:p>
          </table:table-cell>
          <table:table-cell office:value-type="float" office:value="8500762" calcext:value-type="float">
            <text:p>8500762</text:p>
          </table:table-cell>
          <table:table-cell office:value-type="float" office:value="94.3683409436834" calcext:value-type="float">
            <text:p>94.3683409436834</text:p>
          </table:table-cell>
          <table:table-cell office:value-type="float" office:value="59.6270928462709" calcext:value-type="float">
            <text:p>59.6270928462709</text:p>
          </table:table-cell>
          <table:table-cell table:number-columns-repeated="14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fla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ka.classifiers.lazy.IBk</text:p>
          </table:table-cell>
          <table:table-cell office:value-type="string" calcext:value-type="string">
            <text:p>'-K 3 -W 0 -A \"weka.core.neighboursearch.LinearNNSearch -A \\\"weka.core.EuclideanDistance -R first-last\\\"\"'</text:p>
          </table:table-cell>
          <table:table-cell office:value-type="float" office:value="-3.08018609877707E+018" calcext:value-type="float">
            <text:p>-3.08018609877707E+018</text:p>
          </table:table-cell>
          <table:table-cell office:value-type="float" office:value="20201104.1817" calcext:value-type="float">
            <text:p>20201104.1817</text:p>
          </table:table-cell>
          <table:table-cell office:value-type="float" office:value="11819" calcext:value-type="float">
            <text:p>11819</text:p>
          </table:table-cell>
          <table:table-cell office:value-type="float" office:value="1314" calcext:value-type="float">
            <text:p>1314</text:p>
          </table:table-cell>
          <table:table-cell office:value-type="float" office:value="1145" calcext:value-type="float">
            <text:p>1145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87.1385083713851" calcext:value-type="float">
            <text:p>87.1385083713851</text:p>
          </table:table-cell>
          <table:table-cell office:value-type="float" office:value="12.8614916286149" calcext:value-type="float">
            <text:p>12.8614916286149</text:p>
          </table:table-cell>
          <table:table-cell office:value-type="float" office:value="0" calcext:value-type="float">
            <text:p>0</text:p>
          </table:table-cell>
          <table:table-cell office:value-type="float" office:value="0.65897175221065" calcext:value-type="float">
            <text:p>0.65897175221065</text:p>
          </table:table-cell>
          <table:table-cell office:value-type="float" office:value="0.146118796627311" calcext:value-type="float">
            <text:p>0.146118796627311</text:p>
          </table:table-cell>
          <table:table-cell office:value-type="float" office:value="0.322671500884345" calcext:value-type="float">
            <text:p>0.322671500884345</text:p>
          </table:table-cell>
          <table:table-cell office:value-type="float" office:value="36.4947710385343" calcext:value-type="float">
            <text:p>36.4947710385343</text:p>
          </table:table-cell>
          <table:table-cell office:value-type="float" office:value="72.1013364377714" calcext:value-type="float">
            <text:p>72.1013364377714</text:p>
          </table:table-cell>
          <table:table-cell office:value-type="float" office:value="1118.67987690727" calcext:value-type="float">
            <text:p>1118.67987690727</text:p>
          </table:table-cell>
          <table:table-cell office:value-type="float" office:value="1420.60506639554" calcext:value-type="float">
            <text:p>1420.60506639554</text:p>
          </table:table-cell>
          <table:table-cell office:value-type="float" office:value="-301.925189488262" calcext:value-type="float">
            <text:p>-301.925189488262</text:p>
          </table:table-cell>
          <table:table-cell office:value-type="float" office:value="0.851354548635672" calcext:value-type="float">
            <text:p>0.851354548635672</text:p>
          </table:table-cell>
          <table:table-cell office:value-type="float" office:value="1.08113018751563" calcext:value-type="float">
            <text:p>1.08113018751563</text:p>
          </table:table-cell>
          <table:table-cell office:value-type="float" office:value="-0.229775638879956" calcext:value-type="float">
            <text:p>-0.229775638879956</text:p>
          </table:table-cell>
          <table:table-cell office:value-type="float" office:value="678.6746380351" calcext:value-type="float">
            <text:p>678.6746380351</text:p>
          </table:table-cell>
          <table:table-cell office:value-type="float" office:value="0.516495158321994" calcext:value-type="float">
            <text:p>0.516495158321994</text:p>
          </table:table-cell>
          <table:table-cell office:value-type="float" office:value="60.6674574241363" calcext:value-type="float">
            <text:p>60.6674574241363</text:p>
          </table:table-cell>
          <table:table-cell office:value-type="float" office:value="0.947368421052632" calcext:value-type="float">
            <text:p>0.947368421052632</text:p>
          </table:table-cell>
          <table:table-cell office:value-type="float" office:value="900" calcext:value-type="float">
            <text:p>900</text:p>
          </table:table-cell>
          <table:table-cell office:value-type="float" office:value="0.326923076923077" calcext:value-type="float">
            <text:p>0.326923076923077</text:p>
          </table:table-cell>
          <table:table-cell office:value-type="float" office:value="119" calcext:value-type="float">
            <text:p>119</text:p>
          </table:table-cell>
          <table:table-cell office:value-type="float" office:value="0.673076923076923" calcext:value-type="float">
            <text:p>0.673076923076923</text:p>
          </table:table-cell>
          <table:table-cell office:value-type="float" office:value="245" calcext:value-type="float">
            <text:p>245</text:p>
          </table:table-cell>
          <table:table-cell office:value-type="float" office:value="0.0526315789473684" calcext:value-type="float">
            <text:p>0.052631578947369</text:p>
          </table:table-cell>
          <table:table-cell office:value-type="float" office:value="50" calcext:value-type="float">
            <text:p>50</text:p>
          </table:table-cell>
          <table:table-cell office:value-type="float" office:value="0.883218842001963" calcext:value-type="float">
            <text:p>0.883218842001963</text:p>
          </table:table-cell>
          <table:table-cell office:value-type="float" office:value="0.947368421052632" calcext:value-type="float">
            <text:p>0.947368421052632</text:p>
          </table:table-cell>
          <table:table-cell office:value-type="float" office:value="0.914169629253428" calcext:value-type="float">
            <text:p>0.914169629253428</text:p>
          </table:table-cell>
          <table:table-cell office:value-type="float" office:value="0.665453823002803" calcext:value-type="float">
            <text:p>0.665453823002803</text:p>
          </table:table-cell>
          <table:table-cell office:value-type="float" office:value="0.871613649508386" calcext:value-type="float">
            <text:p>0.871613649508386</text:p>
          </table:table-cell>
          <table:table-cell office:value-type="float" office:value="0.91387693014305" calcext:value-type="float">
            <text:p>0.91387693014305</text:p>
          </table:table-cell>
          <table:table-cell office:value-type="float" office:value="0.871385083713851" calcext:value-type="float">
            <text:p>0.871385083713851</text:p>
          </table:table-cell>
          <table:table-cell office:value-type="float" office:value="0.250939739584296" calcext:value-type="float">
            <text:p>0.250939739584296</text:p>
          </table:table-cell>
          <table:table-cell office:value-type="float" office:value="0.749060260415704" calcext:value-type="float">
            <text:p>0.749060260415704</text:p>
          </table:table-cell>
          <table:table-cell office:value-type="float" office:value="0.128614916286149" calcext:value-type="float">
            <text:p>0.128614916286149</text:p>
          </table:table-cell>
          <table:table-cell office:value-type="float" office:value="0.868617187707479" calcext:value-type="float">
            <text:p>0.868617187707479</text:p>
          </table:table-cell>
          <table:table-cell office:value-type="float" office:value="0.871385083713851" calcext:value-type="float">
            <text:p>0.871385083713851</text:p>
          </table:table-cell>
          <table:table-cell office:value-type="float" office:value="0.866905366502575" calcext:value-type="float">
            <text:p>0.866905366502575</text:p>
          </table:table-cell>
          <table:table-cell office:value-type="float" office:value="0.665453823002803" calcext:value-type="float">
            <text:p>0.665453823002803</text:p>
          </table:table-cell>
          <table:table-cell office:value-type="float" office:value="0.871613649508386" calcext:value-type="float">
            <text:p>0.871613649508386</text:p>
          </table:table-cell>
          <table:table-cell office:value-type="float" office:value="0.877037058734569" calcext:value-type="float">
            <text:p>0.877037058734569</text:p>
          </table:table-cell>
          <table:table-cell office:value-type="float" office:value="0.828860231925652" calcext:value-type="float">
            <text:p>0.828860231925652</text:p>
          </table:table-cell>
          <table:table-cell office:value-type="float" office:value="0.871385083713851" calcext:value-type="float">
            <text:p>0.871385083713851</text:p>
          </table:table-cell>
          <table:table-cell office:value-type="float" office:value="0.004" calcext:value-type="float">
            <text:p>0.004</text:p>
          </table:table-cell>
          <table:table-cell office:value-type="float" office:value="41.456" calcext:value-type="float">
            <text:p>41.456</text:p>
          </table:table-cell>
          <table:table-cell office:value-type="float" office:value="0" calcext:value-type="float">
            <text:p>0</text:p>
          </table:table-cell>
          <table:table-cell office:value-type="float" office:value="41.46" calcext:value-type="float">
            <text:p>41.46</text:p>
          </table:table-cell>
          <table:table-cell office:value-type="float" office:value="0" calcext:value-type="float">
            <text:p>0</text:p>
          </table:table-cell>
          <table:table-cell office:value-type="float" office:value="41460" calcext:value-type="float">
            <text:p>41460</text:p>
          </table:table-cell>
          <table:table-cell office:value-type="float" office:value="76151724" calcext:value-type="float">
            <text:p>76151724</text:p>
          </table:table-cell>
          <table:table-cell office:value-type="float" office:value="76121447" calcext:value-type="float">
            <text:p>76121447</text:p>
          </table:table-cell>
          <table:table-cell office:value-type="float" office:value="8500762" calcext:value-type="float">
            <text:p>8500762</text:p>
          </table:table-cell>
          <table:table-cell office:value-type="float" office:value="94.0639269406393" calcext:value-type="float">
            <text:p>94.0639269406393</text:p>
          </table:table-cell>
          <table:table-cell office:value-type="float" office:value="59.5129375951294" calcext:value-type="float">
            <text:p>59.5129375951294</text:p>
          </table:table-cell>
          <table:table-cell table:number-columns-repeated="14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fla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ka.classifiers.lazy.IBk</text:p>
          </table:table-cell>
          <table:table-cell office:value-type="string" calcext:value-type="string">
            <text:p>'-K 3 -W 0 -A \"weka.core.neighboursearch.LinearNNSearch -A \\\"weka.core.EuclideanDistance -R first-last\\\"\"'</text:p>
          </table:table-cell>
          <table:table-cell office:value-type="float" office:value="-3.08018609877707E+018" calcext:value-type="float">
            <text:p>-3.08018609877707E+018</text:p>
          </table:table-cell>
          <table:table-cell office:value-type="float" office:value="20201104.1818" calcext:value-type="float">
            <text:p>20201104.1818</text:p>
          </table:table-cell>
          <table:table-cell office:value-type="float" office:value="11819" calcext:value-type="float">
            <text:p>11819</text:p>
          </table:table-cell>
          <table:table-cell office:value-type="float" office:value="1314" calcext:value-type="float">
            <text:p>1314</text:p>
          </table:table-cell>
          <table:table-cell office:value-type="float" office:value="1159" calcext:value-type="float">
            <text:p>1159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88.2039573820396" calcext:value-type="float">
            <text:p>88.2039573820396</text:p>
          </table:table-cell>
          <table:table-cell office:value-type="float" office:value="11.7960426179604" calcext:value-type="float">
            <text:p>11.7960426179604</text:p>
          </table:table-cell>
          <table:table-cell office:value-type="float" office:value="0" calcext:value-type="float">
            <text:p>0</text:p>
          </table:table-cell>
          <table:table-cell office:value-type="float" office:value="0.690012267398855" calcext:value-type="float">
            <text:p>0.690012267398855</text:p>
          </table:table-cell>
          <table:table-cell office:value-type="float" office:value="0.140902405843664" calcext:value-type="float">
            <text:p>0.140902405843664</text:p>
          </table:table-cell>
          <table:table-cell office:value-type="float" office:value="0.299925943985681" calcext:value-type="float">
            <text:p>0.299925943985681</text:p>
          </table:table-cell>
          <table:table-cell office:value-type="float" office:value="35.1919202644325" calcext:value-type="float">
            <text:p>35.1919202644325</text:p>
          </table:table-cell>
          <table:table-cell office:value-type="float" office:value="67.0188142877818" calcext:value-type="float">
            <text:p>67.0188142877818</text:p>
          </table:table-cell>
          <table:table-cell office:value-type="float" office:value="1118.67987690727" calcext:value-type="float">
            <text:p>1118.67987690727</text:p>
          </table:table-cell>
          <table:table-cell office:value-type="float" office:value="1027.24960295798" calcext:value-type="float">
            <text:p>1027.24960295798</text:p>
          </table:table-cell>
          <table:table-cell office:value-type="float" office:value="91.4302739492962" calcext:value-type="float">
            <text:p>91.4302739492962</text:p>
          </table:table-cell>
          <table:table-cell office:value-type="float" office:value="0.851354548635672" calcext:value-type="float">
            <text:p>0.851354548635672</text:p>
          </table:table-cell>
          <table:table-cell office:value-type="float" office:value="0.781772909404853" calcext:value-type="float">
            <text:p>0.781772909404853</text:p>
          </table:table-cell>
          <table:table-cell office:value-type="float" office:value="0.069581639230819" calcext:value-type="float">
            <text:p>0.069581639230819</text:p>
          </table:table-cell>
          <table:table-cell office:value-type="float" office:value="695.130366970663" calcext:value-type="float">
            <text:p>695.130366970663</text:p>
          </table:table-cell>
          <table:table-cell office:value-type="float" office:value="0.529018544117704" calcext:value-type="float">
            <text:p>0.529018544117704</text:p>
          </table:table-cell>
          <table:table-cell office:value-type="float" office:value="62.138452770996" calcext:value-type="float">
            <text:p>62.138452770996</text:p>
          </table:table-cell>
          <table:table-cell office:value-type="float" office:value="0.949473684210526" calcext:value-type="float">
            <text:p>0.949473684210526</text:p>
          </table:table-cell>
          <table:table-cell office:value-type="float" office:value="902" calcext:value-type="float">
            <text:p>902</text:p>
          </table:table-cell>
          <table:table-cell office:value-type="float" office:value="0.293956043956044" calcext:value-type="float">
            <text:p>0.293956043956044</text:p>
          </table:table-cell>
          <table:table-cell office:value-type="float" office:value="107" calcext:value-type="float">
            <text:p>107</text:p>
          </table:table-cell>
          <table:table-cell office:value-type="float" office:value="0.706043956043956" calcext:value-type="float">
            <text:p>0.706043956043956</text:p>
          </table:table-cell>
          <table:table-cell office:value-type="float" office:value="257" calcext:value-type="float">
            <text:p>257</text:p>
          </table:table-cell>
          <table:table-cell office:value-type="float" office:value="0.0505263157894737" calcext:value-type="float">
            <text:p>0.050526315789474</text:p>
          </table:table-cell>
          <table:table-cell office:value-type="float" office:value="48" calcext:value-type="float">
            <text:p>48</text:p>
          </table:table-cell>
          <table:table-cell office:value-type="float" office:value="0.893954410307235" calcext:value-type="float">
            <text:p>0.893954410307235</text:p>
          </table:table-cell>
          <table:table-cell office:value-type="float" office:value="0.949473684210526" calcext:value-type="float">
            <text:p>0.949473684210526</text:p>
          </table:table-cell>
          <table:table-cell office:value-type="float" office:value="0.920877998979071" calcext:value-type="float">
            <text:p>0.920877998979071</text:p>
          </table:table-cell>
          <table:table-cell office:value-type="float" office:value="0.694866500581791" calcext:value-type="float">
            <text:p>0.694866500581791</text:p>
          </table:table-cell>
          <table:table-cell office:value-type="float" office:value="0.907002602660497" calcext:value-type="float">
            <text:p>0.907002602660497</text:p>
          </table:table-cell>
          <table:table-cell office:value-type="float" office:value="0.938096989895737" calcext:value-type="float">
            <text:p>0.938096989895737</text:p>
          </table:table-cell>
          <table:table-cell office:value-type="float" office:value="0.882039573820396" calcext:value-type="float">
            <text:p>0.882039573820396</text:p>
          </table:table-cell>
          <table:table-cell office:value-type="float" office:value="0.226521933565913" calcext:value-type="float">
            <text:p>0.226521933565913</text:p>
          </table:table-cell>
          <table:table-cell office:value-type="float" office:value="0.773478066434087" calcext:value-type="float">
            <text:p>0.773478066434087</text:p>
          </table:table-cell>
          <table:table-cell office:value-type="float" office:value="0.117960426179604" calcext:value-type="float">
            <text:p>0.117960426179604</text:p>
          </table:table-cell>
          <table:table-cell office:value-type="float" office:value="0.879734736598351" calcext:value-type="float">
            <text:p>0.879734736598351</text:p>
          </table:table-cell>
          <table:table-cell office:value-type="float" office:value="0.882039573820396" calcext:value-type="float">
            <text:p>0.882039573820396</text:p>
          </table:table-cell>
          <table:table-cell office:value-type="float" office:value="0.878614361437194" calcext:value-type="float">
            <text:p>0.878614361437194</text:p>
          </table:table-cell>
          <table:table-cell office:value-type="float" office:value="0.694866500581791" calcext:value-type="float">
            <text:p>0.694866500581791</text:p>
          </table:table-cell>
          <table:table-cell office:value-type="float" office:value="0.907002602660497" calcext:value-type="float">
            <text:p>0.907002602660497</text:p>
          </table:table-cell>
          <table:table-cell office:value-type="float" office:value="0.904416041071461" calcext:value-type="float">
            <text:p>0.904416041071461</text:p>
          </table:table-cell>
          <table:table-cell office:value-type="float" office:value="0.84459445539387" calcext:value-type="float">
            <text:p>0.84459445539387</text:p>
          </table:table-cell>
          <table:table-cell office:value-type="float" office:value="0.882039573820396" calcext:value-type="float">
            <text:p>0.882039573820396</text:p>
          </table:table-cell>
          <table:table-cell office:value-type="float" office:value="0.009" calcext:value-type="float">
            <text:p>0.009</text:p>
          </table:table-cell>
          <table:table-cell office:value-type="float" office:value="42.133" calcext:value-type="float">
            <text:p>42.133</text:p>
          </table:table-cell>
          <table:table-cell office:value-type="float" office:value="0.01" calcext:value-type="float">
            <text:p>0.01</text:p>
          </table:table-cell>
          <table:table-cell office:value-type="float" office:value="42.12" calcext:value-type="float">
            <text:p>42.12</text:p>
          </table:table-cell>
          <table:table-cell office:value-type="float" office:value="10" calcext:value-type="float">
            <text:p>10</text:p>
          </table:table-cell>
          <table:table-cell office:value-type="float" office:value="42120" calcext:value-type="float">
            <text:p>42120</text:p>
          </table:table-cell>
          <table:table-cell office:value-type="float" office:value="76151724" calcext:value-type="float">
            <text:p>76151724</text:p>
          </table:table-cell>
          <table:table-cell office:value-type="float" office:value="76121447" calcext:value-type="float">
            <text:p>76121447</text:p>
          </table:table-cell>
          <table:table-cell office:value-type="float" office:value="8500762" calcext:value-type="float">
            <text:p>8500762</text:p>
          </table:table-cell>
          <table:table-cell office:value-type="float" office:value="96.2709284627093" calcext:value-type="float">
            <text:p>96.2709284627093</text:p>
          </table:table-cell>
          <table:table-cell office:value-type="float" office:value="61.5296803652968" calcext:value-type="float">
            <text:p>61.5296803652968</text:p>
          </table:table-cell>
          <table:table-cell table:number-columns-repeated="14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fla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ka.classifiers.lazy.IBk</text:p>
          </table:table-cell>
          <table:table-cell office:value-type="string" calcext:value-type="string">
            <text:p>'-K 3 -W 0 -A \"weka.core.neighboursearch.LinearNNSearch -A \\\"weka.core.EuclideanDistance -R first-last\\\"\"'</text:p>
          </table:table-cell>
          <table:table-cell office:value-type="float" office:value="-3.08018609877707E+018" calcext:value-type="float">
            <text:p>-3.08018609877707E+018</text:p>
          </table:table-cell>
          <table:table-cell office:value-type="float" office:value="20201104.1818" calcext:value-type="float">
            <text:p>20201104.1818</text:p>
          </table:table-cell>
          <table:table-cell office:value-type="float" office:value="11820" calcext:value-type="float">
            <text:p>11820</text:p>
          </table:table-cell>
          <table:table-cell office:value-type="float" office:value="1313" calcext:value-type="float">
            <text:p>1313</text:p>
          </table:table-cell>
          <table:table-cell office:value-type="float" office:value="1172" calcext:value-type="float">
            <text:p>1172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89.2612338156893" calcext:value-type="float">
            <text:p>89.2612338156893</text:p>
          </table:table-cell>
          <table:table-cell office:value-type="float" office:value="10.7387661843107" calcext:value-type="float">
            <text:p>10.7387661843107</text:p>
          </table:table-cell>
          <table:table-cell office:value-type="float" office:value="0" calcext:value-type="float">
            <text:p>0</text:p>
          </table:table-cell>
          <table:table-cell office:value-type="float" office:value="0.721377842726188" calcext:value-type="float">
            <text:p>0.721377842726188</text:p>
          </table:table-cell>
          <table:table-cell office:value-type="float" office:value="0.139203546256943" calcext:value-type="float">
            <text:p>0.139203546256943</text:p>
          </table:table-cell>
          <table:table-cell office:value-type="float" office:value="0.299024585578691" calcext:value-type="float">
            <text:p>0.299024585578691</text:p>
          </table:table-cell>
          <table:table-cell office:value-type="float" office:value="34.7866075546844" calcext:value-type="float">
            <text:p>34.7866075546844</text:p>
          </table:table-cell>
          <table:table-cell office:value-type="float" office:value="66.8584732266817" calcext:value-type="float">
            <text:p>66.8584732266817</text:p>
          </table:table-cell>
          <table:table-cell office:value-type="float" office:value="1116.82599788929" calcext:value-type="float">
            <text:p>1116.82599788929</text:p>
          </table:table-cell>
          <table:table-cell office:value-type="float" office:value="1095.12710652933" calcext:value-type="float">
            <text:p>1095.12710652933</text:p>
          </table:table-cell>
          <table:table-cell office:value-type="float" office:value="21.6988913599603" calcext:value-type="float">
            <text:p>21.6988913599603</text:p>
          </table:table-cell>
          <table:table-cell office:value-type="float" office:value="0.850591011339899" calcext:value-type="float">
            <text:p>0.850591011339899</text:p>
          </table:table-cell>
          <table:table-cell office:value-type="float" office:value="0.834064818377248" calcext:value-type="float">
            <text:p>0.834064818377248</text:p>
          </table:table-cell>
          <table:table-cell office:value-type="float" office:value="0.0165261929626506" calcext:value-type="float">
            <text:p>0.016526192962651</text:p>
          </table:table-cell>
          <table:table-cell office:value-type="float" office:value="702.218298417128" calcext:value-type="float">
            <text:p>702.218298417128</text:p>
          </table:table-cell>
          <table:table-cell office:value-type="float" office:value="0.534819724613197" calcext:value-type="float">
            <text:p>0.534819724613197</text:p>
          </table:table-cell>
          <table:table-cell office:value-type="float" office:value="62.8762492764554" calcext:value-type="float">
            <text:p>62.8762492764554</text:p>
          </table:table-cell>
          <table:table-cell office:value-type="float" office:value="0.948421052631579" calcext:value-type="float">
            <text:p>0.948421052631579</text:p>
          </table:table-cell>
          <table:table-cell office:value-type="float" office:value="901" calcext:value-type="float">
            <text:p>901</text:p>
          </table:table-cell>
          <table:table-cell office:value-type="float" office:value="0.253443526170799" calcext:value-type="float">
            <text:p>0.253443526170799</text:p>
          </table:table-cell>
          <table:table-cell office:value-type="float" office:value="92" calcext:value-type="float">
            <text:p>92</text:p>
          </table:table-cell>
          <table:table-cell office:value-type="float" office:value="0.746556473829201" calcext:value-type="float">
            <text:p>0.746556473829201</text:p>
          </table:table-cell>
          <table:table-cell office:value-type="float" office:value="271" calcext:value-type="float">
            <text:p>271</text:p>
          </table:table-cell>
          <table:table-cell office:value-type="float" office:value="0.0515789473684211" calcext:value-type="float">
            <text:p>0.051578947368421</text:p>
          </table:table-cell>
          <table:table-cell office:value-type="float" office:value="49" calcext:value-type="float">
            <text:p>49</text:p>
          </table:table-cell>
          <table:table-cell office:value-type="float" office:value="0.907351460221551" calcext:value-type="float">
            <text:p>0.907351460221551</text:p>
          </table:table-cell>
          <table:table-cell office:value-type="float" office:value="0.948421052631579" calcext:value-type="float">
            <text:p>0.948421052631579</text:p>
          </table:table-cell>
          <table:table-cell office:value-type="float" office:value="0.927431806484817" calcext:value-type="float">
            <text:p>0.927431806484817</text:p>
          </table:table-cell>
          <table:table-cell office:value-type="float" office:value="0.723996160014708" calcext:value-type="float">
            <text:p>0.723996160014708</text:p>
          </table:table-cell>
          <table:table-cell office:value-type="float" office:value="0.899879657822241" calcext:value-type="float">
            <text:p>0.899879657822241</text:p>
          </table:table-cell>
          <table:table-cell office:value-type="float" office:value="0.931986424158595" calcext:value-type="float">
            <text:p>0.931986424158595</text:p>
          </table:table-cell>
          <table:table-cell office:value-type="float" office:value="0.892612338156892" calcext:value-type="float">
            <text:p>0.892612338156892</text:p>
          </table:table-cell>
          <table:table-cell office:value-type="float" office:value="0.197634811696113" calcext:value-type="float">
            <text:p>0.197634811696113</text:p>
          </table:table-cell>
          <table:table-cell office:value-type="float" office:value="0.802365188303888" calcext:value-type="float">
            <text:p>0.802365188303888</text:p>
          </table:table-cell>
          <table:table-cell office:value-type="float" office:value="0.107387661843107" calcext:value-type="float">
            <text:p>0.107387661843107</text:p>
          </table:table-cell>
          <table:table-cell office:value-type="float" office:value="0.890631768629454" calcext:value-type="float">
            <text:p>0.890631768629454</text:p>
          </table:table-cell>
          <table:table-cell office:value-type="float" office:value="0.892612338156892" calcext:value-type="float">
            <text:p>0.892612338156892</text:p>
          </table:table-cell>
          <table:table-cell office:value-type="float" office:value="0.890420190077682" calcext:value-type="float">
            <text:p>0.890420190077682</text:p>
          </table:table-cell>
          <table:table-cell office:value-type="float" office:value="0.723996160014708" calcext:value-type="float">
            <text:p>0.723996160014708</text:p>
          </table:table-cell>
          <table:table-cell office:value-type="float" office:value="0.899879657822242" calcext:value-type="float">
            <text:p>0.899879657822242</text:p>
          </table:table-cell>
          <table:table-cell office:value-type="float" office:value="0.901333365011968" calcext:value-type="float">
            <text:p>0.901333365011968</text:p>
          </table:table-cell>
          <table:table-cell office:value-type="float" office:value="0.860494819787064" calcext:value-type="float">
            <text:p>0.860494819787064</text:p>
          </table:table-cell>
          <table:table-cell office:value-type="float" office:value="0.892612338156892" calcext:value-type="float">
            <text:p>0.892612338156892</text:p>
          </table:table-cell>
          <table:table-cell office:value-type="float" office:value="0.003" calcext:value-type="float">
            <text:p>0.003</text:p>
          </table:table-cell>
          <table:table-cell office:value-type="float" office:value="41.373" calcext:value-type="float">
            <text:p>41.373</text:p>
          </table:table-cell>
          <table:table-cell office:value-type="float" office:value="0" calcext:value-type="float">
            <text:p>0</text:p>
          </table:table-cell>
          <table:table-cell office:value-type="float" office:value="41.36" calcext:value-type="float">
            <text:p>41.36</text:p>
          </table:table-cell>
          <table:table-cell office:value-type="float" office:value="0" calcext:value-type="float">
            <text:p>0</text:p>
          </table:table-cell>
          <table:table-cell office:value-type="float" office:value="41360" calcext:value-type="float">
            <text:p>41360</text:p>
          </table:table-cell>
          <table:table-cell office:value-type="float" office:value="76158161" calcext:value-type="float">
            <text:p>76158161</text:p>
          </table:table-cell>
          <table:table-cell office:value-type="float" office:value="76127884" calcext:value-type="float">
            <text:p>76127884</text:p>
          </table:table-cell>
          <table:table-cell office:value-type="float" office:value="8494325" calcext:value-type="float">
            <text:p>8494325</text:p>
          </table:table-cell>
          <table:table-cell office:value-type="float" office:value="95.8111195734958" calcext:value-type="float">
            <text:p>95.8111195734958</text:p>
          </table:table-cell>
          <table:table-cell office:value-type="float" office:value="61.2718964204113" calcext:value-type="float">
            <text:p>61.2718964204113</text:p>
          </table:table-cell>
          <table:table-cell table:number-columns-repeated="14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fla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ka.classifiers.lazy.IBk</text:p>
          </table:table-cell>
          <table:table-cell office:value-type="string" calcext:value-type="string">
            <text:p>'-K 3 -W 0 -A \"weka.core.neighboursearch.LinearNNSearch -A \\\"weka.core.EuclideanDistance -R first-last\\\"\"'</text:p>
          </table:table-cell>
          <table:table-cell office:value-type="float" office:value="-3.08018609877707E+018" calcext:value-type="float">
            <text:p>-3.08018609877707E+018</text:p>
          </table:table-cell>
          <table:table-cell office:value-type="float" office:value="20201104.1819" calcext:value-type="float">
            <text:p>20201104.1819</text:p>
          </table:table-cell>
          <table:table-cell office:value-type="float" office:value="11820" calcext:value-type="float">
            <text:p>11820</text:p>
          </table:table-cell>
          <table:table-cell office:value-type="float" office:value="1313" calcext:value-type="float">
            <text:p>1313</text:p>
          </table:table-cell>
          <table:table-cell office:value-type="float" office:value="1145" calcext:value-type="float">
            <text:p>1145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87.2048743335872" calcext:value-type="float">
            <text:p>87.2048743335872</text:p>
          </table:table-cell>
          <table:table-cell office:value-type="float" office:value="12.7951256664128" calcext:value-type="float">
            <text:p>12.7951256664128</text:p>
          </table:table-cell>
          <table:table-cell office:value-type="float" office:value="0" calcext:value-type="float">
            <text:p>0</text:p>
          </table:table-cell>
          <table:table-cell office:value-type="float" office:value="0.655548476558108" calcext:value-type="float">
            <text:p>0.655548476558108</text:p>
          </table:table-cell>
          <table:table-cell office:value-type="float" office:value="0.144120387671971" calcext:value-type="float">
            <text:p>0.144120387671971</text:p>
          </table:table-cell>
          <table:table-cell office:value-type="float" office:value="0.316263087271971" calcext:value-type="float">
            <text:p>0.316263087271971</text:p>
          </table:table-cell>
          <table:table-cell office:value-type="float" office:value="36.0153135561643" calcext:value-type="float">
            <text:p>36.0153135561643</text:p>
          </table:table-cell>
          <table:table-cell office:value-type="float" office:value="70.712804808474" calcext:value-type="float">
            <text:p>70.712804808474</text:p>
          </table:table-cell>
          <table:table-cell office:value-type="float" office:value="1116.82599788929" calcext:value-type="float">
            <text:p>1116.82599788929</text:p>
          </table:table-cell>
          <table:table-cell office:value-type="float" office:value="1277.69494053903" calcext:value-type="float">
            <text:p>1277.69494053903</text:p>
          </table:table-cell>
          <table:table-cell office:value-type="float" office:value="-160.868942649743" calcext:value-type="float">
            <text:p>-160.868942649743</text:p>
          </table:table-cell>
          <table:table-cell office:value-type="float" office:value="0.850591011339899" calcext:value-type="float">
            <text:p>0.850591011339899</text:p>
          </table:table-cell>
          <table:table-cell office:value-type="float" office:value="0.973111150448614" calcext:value-type="float">
            <text:p>0.973111150448614</text:p>
          </table:table-cell>
          <table:table-cell office:value-type="float" office:value="-0.122520139108715" calcext:value-type="float">
            <text:p>-0.122520139108715</text:p>
          </table:table-cell>
          <table:table-cell office:value-type="float" office:value="681.206488786698" calcext:value-type="float">
            <text:p>681.206488786698</text:p>
          </table:table-cell>
          <table:table-cell office:value-type="float" office:value="0.518816823142954" calcext:value-type="float">
            <text:p>0.518816823142954</text:p>
          </table:table-cell>
          <table:table-cell office:value-type="float" office:value="60.9948631276604" calcext:value-type="float">
            <text:p>60.9948631276604</text:p>
          </table:table-cell>
          <table:table-cell office:value-type="float" office:value="0.95578947368421" calcext:value-type="float">
            <text:p>0.95578947368421</text:p>
          </table:table-cell>
          <table:table-cell office:value-type="float" office:value="908" calcext:value-type="float">
            <text:p>908</text:p>
          </table:table-cell>
          <table:table-cell office:value-type="float" office:value="0.347107438016529" calcext:value-type="float">
            <text:p>0.347107438016529</text:p>
          </table:table-cell>
          <table:table-cell office:value-type="float" office:value="126" calcext:value-type="float">
            <text:p>126</text:p>
          </table:table-cell>
          <table:table-cell office:value-type="float" office:value="0.652892561983471" calcext:value-type="float">
            <text:p>0.652892561983471</text:p>
          </table:table-cell>
          <table:table-cell office:value-type="float" office:value="237" calcext:value-type="float">
            <text:p>237</text:p>
          </table:table-cell>
          <table:table-cell office:value-type="float" office:value="0.0442105263157895" calcext:value-type="float">
            <text:p>0.04421052631579</text:p>
          </table:table-cell>
          <table:table-cell office:value-type="float" office:value="42" calcext:value-type="float">
            <text:p>42</text:p>
          </table:table-cell>
          <table:table-cell office:value-type="float" office:value="0.878143133462282" calcext:value-type="float">
            <text:p>0.878143133462282</text:p>
          </table:table-cell>
          <table:table-cell office:value-type="float" office:value="0.95578947368421" calcext:value-type="float">
            <text:p>0.95578947368421</text:p>
          </table:table-cell>
          <table:table-cell office:value-type="float" office:value="0.915322580645161" calcext:value-type="float">
            <text:p>0.915322580645161</text:p>
          </table:table-cell>
          <table:table-cell office:value-type="float" office:value="0.665492596748449" calcext:value-type="float">
            <text:p>0.665492596748449</text:p>
          </table:table-cell>
          <table:table-cell office:value-type="float" office:value="0.877014644048137" calcext:value-type="float">
            <text:p>0.877014644048137</text:p>
          </table:table-cell>
          <table:table-cell office:value-type="float" office:value="0.91761059577742" calcext:value-type="float">
            <text:p>0.91761059577742</text:p>
          </table:table-cell>
          <table:table-cell office:value-type="float" office:value="0.872048743335872" calcext:value-type="float">
            <text:p>0.872048743335872</text:p>
          </table:table-cell>
          <table:table-cell office:value-type="float" office:value="0.26336670766819" calcext:value-type="float">
            <text:p>0.26336670766819</text:p>
          </table:table-cell>
          <table:table-cell office:value-type="float" office:value="0.73663329233181" calcext:value-type="float">
            <text:p>0.73663329233181</text:p>
          </table:table-cell>
          <table:table-cell office:value-type="float" office:value="0.127951256664128" calcext:value-type="float">
            <text:p>0.127951256664128</text:p>
          </table:table-cell>
          <table:table-cell office:value-type="float" office:value="0.870213873190286" calcext:value-type="float">
            <text:p>0.870213873190286</text:p>
          </table:table-cell>
          <table:table-cell office:value-type="float" office:value="0.872048743335872" calcext:value-type="float">
            <text:p>0.872048743335872</text:p>
          </table:table-cell>
          <table:table-cell office:value-type="float" office:value="0.866386745930918" calcext:value-type="float">
            <text:p>0.866386745930918</text:p>
          </table:table-cell>
          <table:table-cell office:value-type="float" office:value="0.665492596748449" calcext:value-type="float">
            <text:p>0.665492596748449</text:p>
          </table:table-cell>
          <table:table-cell office:value-type="float" office:value="0.877014644048137" calcext:value-type="float">
            <text:p>0.877014644048137</text:p>
          </table:table-cell>
          <table:table-cell office:value-type="float" office:value="0.88090751319213" calcext:value-type="float">
            <text:p>0.88090751319213</text:p>
          </table:table-cell>
          <table:table-cell office:value-type="float" office:value="0.826820168827254" calcext:value-type="float">
            <text:p>0.826820168827254</text:p>
          </table:table-cell>
          <table:table-cell office:value-type="float" office:value="0.872048743335872" calcext:value-type="float">
            <text:p>0.872048743335872</text:p>
          </table:table-cell>
          <table:table-cell office:value-type="float" office:value="0.007" calcext:value-type="float">
            <text:p>0.007</text:p>
          </table:table-cell>
          <table:table-cell office:value-type="float" office:value="40.998" calcext:value-type="float">
            <text:p>40.998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000" calcext:value-type="float">
            <text:p>41000</text:p>
          </table:table-cell>
          <table:table-cell office:value-type="float" office:value="76158161" calcext:value-type="float">
            <text:p>76158161</text:p>
          </table:table-cell>
          <table:table-cell office:value-type="float" office:value="76127884" calcext:value-type="float">
            <text:p>76127884</text:p>
          </table:table-cell>
          <table:table-cell office:value-type="float" office:value="8494325" calcext:value-type="float">
            <text:p>8494325</text:p>
          </table:table-cell>
          <table:table-cell office:value-type="float" office:value="94.8971820258949" calcext:value-type="float">
            <text:p>94.8971820258949</text:p>
          </table:table-cell>
          <table:table-cell office:value-type="float" office:value="60.0533130236101" calcext:value-type="float">
            <text:p>60.0533130236101</text:p>
          </table:table-cell>
          <table:table-cell table:number-columns-repeated="14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fla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ka.classifiers.lazy.IBk</text:p>
          </table:table-cell>
          <table:table-cell office:value-type="string" calcext:value-type="string">
            <text:p>'-K 3 -W 0 -A \"weka.core.neighboursearch.LinearNNSearch -A \\\"weka.core.EuclideanDistance -R first-last\\\"\"'</text:p>
          </table:table-cell>
          <table:table-cell office:value-type="float" office:value="-3.08018609877707E+018" calcext:value-type="float">
            <text:p>-3.08018609877707E+018</text:p>
          </table:table-cell>
          <table:table-cell office:value-type="float" office:value="20201104.182" calcext:value-type="float">
            <text:p>20201104.182</text:p>
          </table:table-cell>
          <table:table-cell office:value-type="float" office:value="11820" calcext:value-type="float">
            <text:p>11820</text:p>
          </table:table-cell>
          <table:table-cell office:value-type="float" office:value="1313" calcext:value-type="float">
            <text:p>1313</text:p>
          </table:table-cell>
          <table:table-cell office:value-type="float" office:value="1161" calcext:value-type="float">
            <text:p>1161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88.4234577303884" calcext:value-type="float">
            <text:p>88.4234577303884</text:p>
          </table:table-cell>
          <table:table-cell office:value-type="float" office:value="11.5765422696116" calcext:value-type="float">
            <text:p>11.5765422696116</text:p>
          </table:table-cell>
          <table:table-cell office:value-type="float" office:value="0" calcext:value-type="float">
            <text:p>0</text:p>
          </table:table-cell>
          <table:table-cell office:value-type="float" office:value="0.693411863745434" calcext:value-type="float">
            <text:p>0.693411863745434</text:p>
          </table:table-cell>
          <table:table-cell office:value-type="float" office:value="0.141406937359573" calcext:value-type="float">
            <text:p>0.141406937359573</text:p>
          </table:table-cell>
          <table:table-cell office:value-type="float" office:value="0.299374394670241" calcext:value-type="float">
            <text:p>0.299374394670241</text:p>
          </table:table-cell>
          <table:table-cell office:value-type="float" office:value="35.3372293142419" calcext:value-type="float">
            <text:p>35.3372293142419</text:p>
          </table:table-cell>
          <table:table-cell office:value-type="float" office:value="66.9366865339139" calcext:value-type="float">
            <text:p>66.9366865339139</text:p>
          </table:table-cell>
          <table:table-cell office:value-type="float" office:value="1116.82599788929" calcext:value-type="float">
            <text:p>1116.82599788929</text:p>
          </table:table-cell>
          <table:table-cell office:value-type="float" office:value="1025.03590510075" calcext:value-type="float">
            <text:p>1025.03590510075</text:p>
          </table:table-cell>
          <table:table-cell office:value-type="float" office:value="91.7900927885335" calcext:value-type="float">
            <text:p>91.7900927885335</text:p>
          </table:table-cell>
          <table:table-cell office:value-type="float" office:value="0.850591011339899" calcext:value-type="float">
            <text:p>0.850591011339899</text:p>
          </table:table-cell>
          <table:table-cell office:value-type="float" office:value="0.780682334425555" calcext:value-type="float">
            <text:p>0.780682334425555</text:p>
          </table:table-cell>
          <table:table-cell office:value-type="float" office:value="0.0699086769143438" calcext:value-type="float">
            <text:p>0.069908676914344</text:p>
          </table:table-cell>
          <table:table-cell office:value-type="float" office:value="695.411666586313" calcext:value-type="float">
            <text:p>695.411666586313</text:p>
          </table:table-cell>
          <table:table-cell office:value-type="float" office:value="0.529635694277466" calcext:value-type="float">
            <text:p>0.529635694277466</text:p>
          </table:table-cell>
          <table:table-cell office:value-type="float" office:value="62.2667871181891" calcext:value-type="float">
            <text:p>62.2667871181891</text:p>
          </table:table-cell>
          <table:table-cell office:value-type="float" office:value="0.954736842105263" calcext:value-type="float">
            <text:p>0.954736842105263</text:p>
          </table:table-cell>
          <table:table-cell office:value-type="float" office:value="907" calcext:value-type="float">
            <text:p>907</text:p>
          </table:table-cell>
          <table:table-cell office:value-type="float" office:value="0.300275482093664" calcext:value-type="float">
            <text:p>0.300275482093664</text:p>
          </table:table-cell>
          <table:table-cell office:value-type="float" office:value="109" calcext:value-type="float">
            <text:p>109</text:p>
          </table:table-cell>
          <table:table-cell office:value-type="float" office:value="0.699724517906336" calcext:value-type="float">
            <text:p>0.699724517906336</text:p>
          </table:table-cell>
          <table:table-cell office:value-type="float" office:value="254" calcext:value-type="float">
            <text:p>254</text:p>
          </table:table-cell>
          <table:table-cell office:value-type="float" office:value="0.0452631578947369" calcext:value-type="float">
            <text:p>0.045263157894737</text:p>
          </table:table-cell>
          <table:table-cell office:value-type="float" office:value="43" calcext:value-type="float">
            <text:p>43</text:p>
          </table:table-cell>
          <table:table-cell office:value-type="float" office:value="0.892716535433071" calcext:value-type="float">
            <text:p>0.892716535433071</text:p>
          </table:table-cell>
          <table:table-cell office:value-type="float" office:value="0.954736842105263" calcext:value-type="float">
            <text:p>0.954736842105263</text:p>
          </table:table-cell>
          <table:table-cell office:value-type="float" office:value="0.922685656154629" calcext:value-type="float">
            <text:p>0.922685656154629</text:p>
          </table:table-cell>
          <table:table-cell office:value-type="float" office:value="0.699639059063219" calcext:value-type="float">
            <text:p>0.699639059063219</text:p>
          </table:table-cell>
          <table:table-cell office:value-type="float" office:value="0.907670001449906" calcext:value-type="float">
            <text:p>0.907670001449906</text:p>
          </table:table-cell>
          <table:table-cell office:value-type="float" office:value="0.938512228030046" calcext:value-type="float">
            <text:p>0.938512228030046</text:p>
          </table:table-cell>
          <table:table-cell office:value-type="float" office:value="0.884234577303884" calcext:value-type="float">
            <text:p>0.884234577303884</text:p>
          </table:table-cell>
          <table:table-cell office:value-type="float" office:value="0.229773217292285" calcext:value-type="float">
            <text:p>0.229773217292285</text:p>
          </table:table-cell>
          <table:table-cell office:value-type="float" office:value="0.770226782707715" calcext:value-type="float">
            <text:p>0.770226782707715</text:p>
          </table:table-cell>
          <table:table-cell office:value-type="float" office:value="0.115765422696116" calcext:value-type="float">
            <text:p>0.115765422696116</text:p>
          </table:table-cell>
          <table:table-cell office:value-type="float" office:value="0.88234969771962" calcext:value-type="float">
            <text:p>0.88234969771962</text:p>
          </table:table-cell>
          <table:table-cell office:value-type="float" office:value="0.884234577303884" calcext:value-type="float">
            <text:p>0.884234577303884</text:p>
          </table:table-cell>
          <table:table-cell office:value-type="float" office:value="0.88038946941881" calcext:value-type="float">
            <text:p>0.88038946941881</text:p>
          </table:table-cell>
          <table:table-cell office:value-type="float" office:value="0.699639059063219" calcext:value-type="float">
            <text:p>0.699639059063219</text:p>
          </table:table-cell>
          <table:table-cell office:value-type="float" office:value="0.907670001449906" calcext:value-type="float">
            <text:p>0.907670001449906</text:p>
          </table:table-cell>
          <table:table-cell office:value-type="float" office:value="0.905462365520325" calcext:value-type="float">
            <text:p>0.905462365520325</text:p>
          </table:table-cell>
          <table:table-cell office:value-type="float" office:value="0.846191312925799" calcext:value-type="float">
            <text:p>0.846191312925799</text:p>
          </table:table-cell>
          <table:table-cell office:value-type="float" office:value="0.884234577303884" calcext:value-type="float">
            <text:p>0.884234577303884</text:p>
          </table:table-cell>
          <table:table-cell office:value-type="float" office:value="0.008" calcext:value-type="float">
            <text:p>0.008</text:p>
          </table:table-cell>
          <table:table-cell office:value-type="float" office:value="41.035" calcext:value-type="float">
            <text:p>41.035</text:p>
          </table:table-cell>
          <table:table-cell office:value-type="float" office:value="0.01" calcext:value-type="float">
            <text:p>0.01</text:p>
          </table:table-cell>
          <table:table-cell office:value-type="float" office:value="41.01" calcext:value-type="float">
            <text:p>41.01</text:p>
          </table:table-cell>
          <table:table-cell office:value-type="float" office:value="10" calcext:value-type="float">
            <text:p>10</text:p>
          </table:table-cell>
          <table:table-cell office:value-type="float" office:value="41010" calcext:value-type="float">
            <text:p>41010</text:p>
          </table:table-cell>
          <table:table-cell office:value-type="float" office:value="76158161" calcext:value-type="float">
            <text:p>76158161</text:p>
          </table:table-cell>
          <table:table-cell office:value-type="float" office:value="76127884" calcext:value-type="float">
            <text:p>76127884</text:p>
          </table:table-cell>
          <table:table-cell office:value-type="float" office:value="8494325" calcext:value-type="float">
            <text:p>8494325</text:p>
          </table:table-cell>
          <table:table-cell office:value-type="float" office:value="96.2680883472963" calcext:value-type="float">
            <text:p>96.2680883472963</text:p>
          </table:table-cell>
          <table:table-cell office:value-type="float" office:value="61.7288651942117" calcext:value-type="float">
            <text:p>61.7288651942117</text:p>
          </table:table-cell>
          <table:table-cell table:number-columns-repeated="14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flag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ka.classifiers.lazy.IBk</text:p>
          </table:table-cell>
          <table:table-cell office:value-type="string" calcext:value-type="string">
            <text:p>'-K 3 -W 0 -A \"weka.core.neighboursearch.LinearNNSearch -A \\\"weka.core.EuclideanDistance -R first-last\\\"\"'</text:p>
          </table:table-cell>
          <table:table-cell office:value-type="float" office:value="-3.08018609877707E+018" calcext:value-type="float">
            <text:p>-3.08018609877707E+018</text:p>
          </table:table-cell>
          <table:table-cell office:value-type="float" office:value="20201104.182" calcext:value-type="float">
            <text:p>20201104.182</text:p>
          </table:table-cell>
          <table:table-cell office:value-type="float" office:value="11820" calcext:value-type="float">
            <text:p>11820</text:p>
          </table:table-cell>
          <table:table-cell office:value-type="float" office:value="1313" calcext:value-type="float">
            <text:p>1313</text:p>
          </table:table-cell>
          <table:table-cell office:value-type="float" office:value="1148" calcext:value-type="float">
            <text:p>1148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87.4333587204874" calcext:value-type="float">
            <text:p>87.4333587204874</text:p>
          </table:table-cell>
          <table:table-cell office:value-type="float" office:value="12.5666412795126" calcext:value-type="float">
            <text:p>12.5666412795126</text:p>
          </table:table-cell>
          <table:table-cell office:value-type="float" office:value="0" calcext:value-type="float">
            <text:p>0</text:p>
          </table:table-cell>
          <table:table-cell office:value-type="float" office:value="0.673375698229268" calcext:value-type="float">
            <text:p>0.673375698229268</text:p>
          </table:table-cell>
          <table:table-cell office:value-type="float" office:value="0.139986642281781" calcext:value-type="float">
            <text:p>0.139986642281781</text:p>
          </table:table-cell>
          <table:table-cell office:value-type="float" office:value="0.303367541808442" calcext:value-type="float">
            <text:p>0.303367541808442</text:p>
          </table:table-cell>
          <table:table-cell office:value-type="float" office:value="34.9823012336613" calcext:value-type="float">
            <text:p>34.9823012336613</text:p>
          </table:table-cell>
          <table:table-cell office:value-type="float" office:value="67.8295085087791" calcext:value-type="float">
            <text:p>67.8295085087791</text:p>
          </table:table-cell>
          <table:table-cell office:value-type="float" office:value="1116.82599788929" calcext:value-type="float">
            <text:p>1116.82599788929</text:p>
          </table:table-cell>
          <table:table-cell office:value-type="float" office:value="1052.96039043226" calcext:value-type="float">
            <text:p>1052.96039043226</text:p>
          </table:table-cell>
          <table:table-cell office:value-type="float" office:value="63.8656074570304" calcext:value-type="float">
            <text:p>63.8656074570304</text:p>
          </table:table-cell>
          <table:table-cell office:value-type="float" office:value="0.850591011339899" calcext:value-type="float">
            <text:p>0.850591011339899</text:p>
          </table:table-cell>
          <table:table-cell office:value-type="float" office:value="0.801950030793798" calcext:value-type="float">
            <text:p>0.801950030793798</text:p>
          </table:table-cell>
          <table:table-cell office:value-type="float" office:value="0.0486409805461008" calcext:value-type="float">
            <text:p>0.048640980546101</text:p>
          </table:table-cell>
          <table:table-cell office:value-type="float" office:value="693.708424204693" calcext:value-type="float">
            <text:p>693.708424204693</text:p>
          </table:table-cell>
          <table:table-cell office:value-type="float" office:value="0.52833847997311" calcext:value-type="float">
            <text:p>0.52833847997311</text:p>
          </table:table-cell>
          <table:table-cell office:value-type="float" office:value="62.1142797101561" calcext:value-type="float">
            <text:p>62.1142797101561</text:p>
          </table:table-cell>
          <table:table-cell office:value-type="float" office:value="0.936842105263158" calcext:value-type="float">
            <text:p>0.936842105263158</text:p>
          </table:table-cell>
          <table:table-cell office:value-type="float" office:value="890" calcext:value-type="float">
            <text:p>890</text:p>
          </table:table-cell>
          <table:table-cell office:value-type="float" office:value="0.289256198347107" calcext:value-type="float">
            <text:p>0.289256198347107</text:p>
          </table:table-cell>
          <table:table-cell office:value-type="float" office:value="105" calcext:value-type="float">
            <text:p>105</text:p>
          </table:table-cell>
          <table:table-cell office:value-type="float" office:value="0.710743801652893" calcext:value-type="float">
            <text:p>0.710743801652893</text:p>
          </table:table-cell>
          <table:table-cell office:value-type="float" office:value="258" calcext:value-type="float">
            <text:p>258</text:p>
          </table:table-cell>
          <table:table-cell office:value-type="float" office:value="0.0631578947368421" calcext:value-type="float">
            <text:p>0.063157894736842</text:p>
          </table:table-cell>
          <table:table-cell office:value-type="float" office:value="60" calcext:value-type="float">
            <text:p>60</text:p>
          </table:table-cell>
          <table:table-cell office:value-type="float" office:value="0.894472361809045" calcext:value-type="float">
            <text:p>0.894472361809045</text:p>
          </table:table-cell>
          <table:table-cell office:value-type="float" office:value="0.936842105263158" calcext:value-type="float">
            <text:p>0.936842105263158</text:p>
          </table:table-cell>
          <table:table-cell office:value-type="float" office:value="0.915167095115681" calcext:value-type="float">
            <text:p>0.915167095115681</text:p>
          </table:table-cell>
          <table:table-cell office:value-type="float" office:value="0.676063366453628" calcext:value-type="float">
            <text:p>0.676063366453628</text:p>
          </table:table-cell>
          <table:table-cell office:value-type="float" office:value="0.907648252863564" calcext:value-type="float">
            <text:p>0.907648252863564</text:p>
          </table:table-cell>
          <table:table-cell office:value-type="float" office:value="0.939180256640656" calcext:value-type="float">
            <text:p>0.939180256640656</text:p>
          </table:table-cell>
          <table:table-cell office:value-type="float" office:value="0.874333587204874" calcext:value-type="float">
            <text:p>0.874333587204874</text:p>
          </table:table-cell>
          <table:table-cell office:value-type="float" office:value="0.226747680288824" calcext:value-type="float">
            <text:p>0.226747680288824</text:p>
          </table:table-cell>
          <table:table-cell office:value-type="float" office:value="0.773252319711176" calcext:value-type="float">
            <text:p>0.773252319711176</text:p>
          </table:table-cell>
          <table:table-cell office:value-type="float" office:value="0.125666412795126" calcext:value-type="float">
            <text:p>0.125666412795126</text:p>
          </table:table-cell>
          <table:table-cell office:value-type="float" office:value="0.871483760609945" calcext:value-type="float">
            <text:p>0.871483760609945</text:p>
          </table:table-cell>
          <table:table-cell office:value-type="float" office:value="0.874333587204874" calcext:value-type="float">
            <text:p>0.874333587204874</text:p>
          </table:table-cell>
          <table:table-cell office:value-type="float" office:value="0.871635337783455" calcext:value-type="float">
            <text:p>0.871635337783455</text:p>
          </table:table-cell>
          <table:table-cell office:value-type="float" office:value="0.676063366453628" calcext:value-type="float">
            <text:p>0.676063366453628</text:p>
          </table:table-cell>
          <table:table-cell office:value-type="float" office:value="0.907648252863564" calcext:value-type="float">
            <text:p>0.907648252863564</text:p>
          </table:table-cell>
          <table:table-cell office:value-type="float" office:value="0.905723319980599" calcext:value-type="float">
            <text:p>0.905723319980599</text:p>
          </table:table-cell>
          <table:table-cell office:value-type="float" office:value="0.836438173108501" calcext:value-type="float">
            <text:p>0.836438173108501</text:p>
          </table:table-cell>
          <table:table-cell office:value-type="float" office:value="0.874333587204874" calcext:value-type="float">
            <text:p>0.874333587204874</text:p>
          </table:table-cell>
          <table:table-cell office:value-type="float" office:value="0.004" calcext:value-type="float">
            <text:p>0.004</text:p>
          </table:table-cell>
          <table:table-cell office:value-type="float" office:value="41.818" calcext:value-type="float">
            <text:p>41.818</text:p>
          </table:table-cell>
          <table:table-cell office:value-type="float" office:value="0" calcext:value-type="float">
            <text:p>0</text:p>
          </table:table-cell>
          <table:table-cell office:value-type="float" office:value="41.82" calcext:value-type="float">
            <text:p>41.82</text:p>
          </table:table-cell>
          <table:table-cell office:value-type="float" office:value="0" calcext:value-type="float">
            <text:p>0</text:p>
          </table:table-cell>
          <table:table-cell office:value-type="float" office:value="41820" calcext:value-type="float">
            <text:p>41820</text:p>
          </table:table-cell>
          <table:table-cell office:value-type="float" office:value="76158161" calcext:value-type="float">
            <text:p>76158161</text:p>
          </table:table-cell>
          <table:table-cell office:value-type="float" office:value="76127884" calcext:value-type="float">
            <text:p>76127884</text:p>
          </table:table-cell>
          <table:table-cell office:value-type="float" office:value="8494325" calcext:value-type="float">
            <text:p>8494325</text:p>
          </table:table-cell>
          <table:table-cell office:value-type="float" office:value="96.1157654226961" calcext:value-type="float">
            <text:p>96.1157654226961</text:p>
          </table:table-cell>
          <table:table-cell office:value-type="float" office:value="60.8149276466108" calcext:value-type="float">
            <text:p>60.8149276466108</text:p>
          </table:table-cell>
          <table:table-cell table:number-columns-repeated="14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fla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eka.classifiers.lazy.IBk</text:p>
          </table:table-cell>
          <table:table-cell office:value-type="string" calcext:value-type="string">
            <text:p>'-K 3 -W 0 -A \"weka.core.neighboursearch.LinearNNSearch -A \\\"weka.core.EuclideanDistance -R first-last\\\"\"'</text:p>
          </table:table-cell>
          <table:table-cell office:value-type="float" office:value="-3.08018609877707E+018" calcext:value-type="float">
            <text:p>-3.08018609877707E+018</text:p>
          </table:table-cell>
          <table:table-cell office:value-type="float" office:value="20201104.1821" calcext:value-type="float">
            <text:p>20201104.1821</text:p>
          </table:table-cell>
          <table:table-cell office:value-type="float" office:value="11820" calcext:value-type="float">
            <text:p>11820</text:p>
          </table:table-cell>
          <table:table-cell office:value-type="float" office:value="1313" calcext:value-type="float">
            <text:p>1313</text:p>
          </table:table-cell>
          <table:table-cell office:value-type="float" office:value="1143" calcext:value-type="float">
            <text:p>1143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87.0525514089871" calcext:value-type="float">
            <text:p>87.0525514089871</text:p>
          </table:table-cell>
          <table:table-cell office:value-type="float" office:value="12.9474485910129" calcext:value-type="float">
            <text:p>12.9474485910129</text:p>
          </table:table-cell>
          <table:table-cell office:value-type="float" office:value="0" calcext:value-type="float">
            <text:p>0</text:p>
          </table:table-cell>
          <table:table-cell office:value-type="float" office:value="0.654613763458164" calcext:value-type="float">
            <text:p>0.654613763458164</text:p>
          </table:table-cell>
          <table:table-cell office:value-type="float" office:value="0.145809374009608" calcext:value-type="float">
            <text:p>0.145809374009608</text:p>
          </table:table-cell>
          <table:table-cell office:value-type="float" office:value="0.318307292479693" calcext:value-type="float">
            <text:p>0.318307292479693</text:p>
          </table:table-cell>
          <table:table-cell office:value-type="float" office:value="36.437386890303" calcext:value-type="float">
            <text:p>36.437386890303</text:p>
          </table:table-cell>
          <table:table-cell office:value-type="float" office:value="71.1698656848759" calcext:value-type="float">
            <text:p>71.1698656848759</text:p>
          </table:table-cell>
          <table:table-cell office:value-type="float" office:value="1116.82599788929" calcext:value-type="float">
            <text:p>1116.82599788929</text:p>
          </table:table-cell>
          <table:table-cell office:value-type="float" office:value="1304.14090095675" calcext:value-type="float">
            <text:p>1304.14090095675</text:p>
          </table:table-cell>
          <table:table-cell office:value-type="float" office:value="-187.314903067465" calcext:value-type="float">
            <text:p>-187.314903067465</text:p>
          </table:table-cell>
          <table:table-cell office:value-type="float" office:value="0.850591011339899" calcext:value-type="float">
            <text:p>0.850591011339899</text:p>
          </table:table-cell>
          <table:table-cell office:value-type="float" office:value="0.99325278062205" calcext:value-type="float">
            <text:p>0.99325278062205</text:p>
          </table:table-cell>
          <table:table-cell office:value-type="float" office:value="-0.142661769282152" calcext:value-type="float">
            <text:p>-0.142661769282152</text:p>
          </table:table-cell>
          <table:table-cell office:value-type="float" office:value="676.008844585394" calcext:value-type="float">
            <text:p>676.008844585394</text:p>
          </table:table-cell>
          <table:table-cell office:value-type="float" office:value="0.514858221314086" calcext:value-type="float">
            <text:p>0.514858221314086</text:p>
          </table:table-cell>
          <table:table-cell office:value-type="float" office:value="60.5294688575479" calcext:value-type="float">
            <text:p>60.5294688575479</text:p>
          </table:table-cell>
          <table:table-cell office:value-type="float" office:value="0.949473684210526" calcext:value-type="float">
            <text:p>0.949473684210526</text:p>
          </table:table-cell>
          <table:table-cell office:value-type="float" office:value="902" calcext:value-type="float">
            <text:p>902</text:p>
          </table:table-cell>
          <table:table-cell office:value-type="float" office:value="0.336088154269973" calcext:value-type="float">
            <text:p>0.336088154269973</text:p>
          </table:table-cell>
          <table:table-cell office:value-type="float" office:value="122" calcext:value-type="float">
            <text:p>122</text:p>
          </table:table-cell>
          <table:table-cell office:value-type="float" office:value="0.663911845730028" calcext:value-type="float">
            <text:p>0.663911845730028</text:p>
          </table:table-cell>
          <table:table-cell office:value-type="float" office:value="241" calcext:value-type="float">
            <text:p>241</text:p>
          </table:table-cell>
          <table:table-cell office:value-type="float" office:value="0.0505263157894737" calcext:value-type="float">
            <text:p>0.050526315789474</text:p>
          </table:table-cell>
          <table:table-cell office:value-type="float" office:value="48" calcext:value-type="float">
            <text:p>48</text:p>
          </table:table-cell>
          <table:table-cell office:value-type="float" office:value="0.880859375" calcext:value-type="float">
            <text:p>0.880859375</text:p>
          </table:table-cell>
          <table:table-cell office:value-type="float" office:value="0.949473684210526" calcext:value-type="float">
            <text:p>0.949473684210526</text:p>
          </table:table-cell>
          <table:table-cell office:value-type="float" office:value="0.913880445795339" calcext:value-type="float">
            <text:p>0.913880445795339</text:p>
          </table:table-cell>
          <table:table-cell office:value-type="float" office:value="0.662139874266809" calcext:value-type="float">
            <text:p>0.662139874266809</text:p>
          </table:table-cell>
          <table:table-cell office:value-type="float" office:value="0.874387414818037" calcext:value-type="float">
            <text:p>0.874387414818037</text:p>
          </table:table-cell>
          <table:table-cell office:value-type="float" office:value="0.915540428004509" calcext:value-type="float">
            <text:p>0.915540428004509</text:p>
          </table:table-cell>
          <table:table-cell office:value-type="float" office:value="0.870525514089871" calcext:value-type="float">
            <text:p>0.870525514089871</text:p>
          </table:table-cell>
          <table:table-cell office:value-type="float" office:value="0.257139984149317" calcext:value-type="float">
            <text:p>0.257139984149317</text:p>
          </table:table-cell>
          <table:table-cell office:value-type="float" office:value="0.742860015850683" calcext:value-type="float">
            <text:p>0.742860015850683</text:p>
          </table:table-cell>
          <table:table-cell office:value-type="float" office:value="0.129474485910129" calcext:value-type="float">
            <text:p>0.129474485910129</text:p>
          </table:table-cell>
          <table:table-cell office:value-type="float" office:value="0.86787947358001" calcext:value-type="float">
            <text:p>0.86787947358001</text:p>
          </table:table-cell>
          <table:table-cell office:value-type="float" office:value="0.870525514089871" calcext:value-type="float">
            <text:p>0.870525514089871</text:p>
          </table:table-cell>
          <table:table-cell office:value-type="float" office:value="0.865604862331888" calcext:value-type="float">
            <text:p>0.865604862331888</text:p>
          </table:table-cell>
          <table:table-cell office:value-type="float" office:value="0.662139874266809" calcext:value-type="float">
            <text:p>0.662139874266809</text:p>
          </table:table-cell>
          <table:table-cell office:value-type="float" office:value="0.874387414818037" calcext:value-type="float">
            <text:p>0.874387414818037</text:p>
          </table:table-cell>
          <table:table-cell office:value-type="float" office:value="0.880902289022692" calcext:value-type="float">
            <text:p>0.880902289022692</text:p>
          </table:table-cell>
          <table:table-cell office:value-type="float" office:value="0.82657212473816" calcext:value-type="float">
            <text:p>0.82657212473816</text:p>
          </table:table-cell>
          <table:table-cell office:value-type="float" office:value="0.870525514089871" calcext:value-type="float">
            <text:p>0.870525514089871</text:p>
          </table:table-cell>
          <table:table-cell office:value-type="float" office:value="0.004" calcext:value-type="float">
            <text:p>0.004</text:p>
          </table:table-cell>
          <table:table-cell office:value-type="float" office:value="41.683" calcext:value-type="float">
            <text:p>41.683</text:p>
          </table:table-cell>
          <table:table-cell office:value-type="float" office:value="0.01" calcext:value-type="float">
            <text:p>0.01</text:p>
          </table:table-cell>
          <table:table-cell office:value-type="float" office:value="41.68" calcext:value-type="float">
            <text:p>41.68</text:p>
          </table:table-cell>
          <table:table-cell office:value-type="float" office:value="10" calcext:value-type="float">
            <text:p>10</text:p>
          </table:table-cell>
          <table:table-cell office:value-type="float" office:value="41680" calcext:value-type="float">
            <text:p>41680</text:p>
          </table:table-cell>
          <table:table-cell office:value-type="float" office:value="76158161" calcext:value-type="float">
            <text:p>76158161</text:p>
          </table:table-cell>
          <table:table-cell office:value-type="float" office:value="76127884" calcext:value-type="float">
            <text:p>76127884</text:p>
          </table:table-cell>
          <table:table-cell office:value-type="float" office:value="8494325" calcext:value-type="float">
            <text:p>8494325</text:p>
          </table:table-cell>
          <table:table-cell office:value-type="float" office:value="94.7448591012948" calcext:value-type="float">
            <text:p>94.7448591012948</text:p>
          </table:table-cell>
          <table:table-cell office:value-type="float" office:value="60.1294744859101" calcext:value-type="float">
            <text:p>60.1294744859101</text:p>
          </table:table-cell>
          <table:table-cell table:number-columns-repeated="14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fla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eka.classifiers.lazy.IBk</text:p>
          </table:table-cell>
          <table:table-cell office:value-type="string" calcext:value-type="string">
            <text:p>'-K 3 -W 0 -A \"weka.core.neighboursearch.LinearNNSearch -A \\\"weka.core.EuclideanDistance -R first-last\\\"\"'</text:p>
          </table:table-cell>
          <table:table-cell office:value-type="float" office:value="-3.08018609877707E+018" calcext:value-type="float">
            <text:p>-3.08018609877707E+018</text:p>
          </table:table-cell>
          <table:table-cell office:value-type="float" office:value="20201104.1822" calcext:value-type="float">
            <text:p>20201104.1822</text:p>
          </table:table-cell>
          <table:table-cell office:value-type="float" office:value="11820" calcext:value-type="float">
            <text:p>11820</text:p>
          </table:table-cell>
          <table:table-cell office:value-type="float" office:value="1313" calcext:value-type="float">
            <text:p>1313</text:p>
          </table:table-cell>
          <table:table-cell office:value-type="float" office:value="1143" calcext:value-type="float">
            <text:p>1143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87.0525514089871" calcext:value-type="float">
            <text:p>87.0525514089871</text:p>
          </table:table-cell>
          <table:table-cell office:value-type="float" office:value="12.9474485910129" calcext:value-type="float">
            <text:p>12.9474485910129</text:p>
          </table:table-cell>
          <table:table-cell office:value-type="float" office:value="0" calcext:value-type="float">
            <text:p>0</text:p>
          </table:table-cell>
          <table:table-cell office:value-type="float" office:value="0.655864078568015" calcext:value-type="float">
            <text:p>0.655864078568015</text:p>
          </table:table-cell>
          <table:table-cell office:value-type="float" office:value="0.143976368447452" calcext:value-type="float">
            <text:p>0.143976368447452</text:p>
          </table:table-cell>
          <table:table-cell office:value-type="float" office:value="0.317672360958974" calcext:value-type="float">
            <text:p>0.317672360958974</text:p>
          </table:table-cell>
          <table:table-cell office:value-type="float" office:value="35.9793235230192" calcext:value-type="float">
            <text:p>35.9793235230192</text:p>
          </table:table-cell>
          <table:table-cell office:value-type="float" office:value="71.0279022673977" calcext:value-type="float">
            <text:p>71.0279022673977</text:p>
          </table:table-cell>
          <table:table-cell office:value-type="float" office:value="1116.82599788929" calcext:value-type="float">
            <text:p>1116.82599788929</text:p>
          </table:table-cell>
          <table:table-cell office:value-type="float" office:value="1314.44248055374" calcext:value-type="float">
            <text:p>1314.44248055374</text:p>
          </table:table-cell>
          <table:table-cell office:value-type="float" office:value="-197.616482664454" calcext:value-type="float">
            <text:p>-197.616482664454</text:p>
          </table:table-cell>
          <table:table-cell office:value-type="float" office:value="0.850591011339899" calcext:value-type="float">
            <text:p>0.850591011339899</text:p>
          </table:table-cell>
          <table:table-cell office:value-type="float" office:value="1.00109861428312" calcext:value-type="float">
            <text:p>1.00109861428312</text:p>
          </table:table-cell>
          <table:table-cell office:value-type="float" office:value="-0.150507602943225" calcext:value-type="float">
            <text:p>-0.150507602943225</text:p>
          </table:table-cell>
          <table:table-cell office:value-type="float" office:value="680.971300945216" calcext:value-type="float">
            <text:p>680.971300945216</text:p>
          </table:table-cell>
          <table:table-cell office:value-type="float" office:value="0.518637700643729" calcext:value-type="float">
            <text:p>0.518637700643729</text:p>
          </table:table-cell>
          <table:table-cell office:value-type="float" office:value="60.9738045346543" calcext:value-type="float">
            <text:p>60.9738045346543</text:p>
          </table:table-cell>
          <table:table-cell office:value-type="float" office:value="0.947368421052632" calcext:value-type="float">
            <text:p>0.947368421052632</text:p>
          </table:table-cell>
          <table:table-cell office:value-type="float" office:value="900" calcext:value-type="float">
            <text:p>900</text:p>
          </table:table-cell>
          <table:table-cell office:value-type="float" office:value="0.330578512396694" calcext:value-type="float">
            <text:p>0.330578512396694</text:p>
          </table:table-cell>
          <table:table-cell office:value-type="float" office:value="120" calcext:value-type="float">
            <text:p>120</text:p>
          </table:table-cell>
          <table:table-cell office:value-type="float" office:value="0.669421487603306" calcext:value-type="float">
            <text:p>0.669421487603306</text:p>
          </table:table-cell>
          <table:table-cell office:value-type="float" office:value="243" calcext:value-type="float">
            <text:p>243</text:p>
          </table:table-cell>
          <table:table-cell office:value-type="float" office:value="0.0526315789473684" calcext:value-type="float">
            <text:p>0.052631578947369</text:p>
          </table:table-cell>
          <table:table-cell office:value-type="float" office:value="50" calcext:value-type="float">
            <text:p>50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0.947368421052632" calcext:value-type="float">
            <text:p>0.947368421052632</text:p>
          </table:table-cell>
          <table:table-cell office:value-type="float" office:value="0.913705583756345" calcext:value-type="float">
            <text:p>0.913705583756345</text:p>
          </table:table-cell>
          <table:table-cell office:value-type="float" office:value="0.662549725957722" calcext:value-type="float">
            <text:p>0.662549725957722</text:p>
          </table:table-cell>
          <table:table-cell office:value-type="float" office:value="0.879196752211106" calcext:value-type="float">
            <text:p>0.879196752211106</text:p>
          </table:table-cell>
          <table:table-cell office:value-type="float" office:value="0.919347085126221" calcext:value-type="float">
            <text:p>0.919347085126221</text:p>
          </table:table-cell>
          <table:table-cell office:value-type="float" office:value="0.870525514089871" calcext:value-type="float">
            <text:p>0.870525514089871</text:p>
          </table:table-cell>
          <table:table-cell office:value-type="float" office:value="0.253735605433933" calcext:value-type="float">
            <text:p>0.253735605433933</text:p>
          </table:table-cell>
          <table:table-cell office:value-type="float" office:value="0.746264394566067" calcext:value-type="float">
            <text:p>0.746264394566067</text:p>
          </table:table-cell>
          <table:table-cell office:value-type="float" office:value="0.129474485910129" calcext:value-type="float">
            <text:p>0.129474485910129</text:p>
          </table:table-cell>
          <table:table-cell office:value-type="float" office:value="0.867699848915597" calcext:value-type="float">
            <text:p>0.867699848915597</text:p>
          </table:table-cell>
          <table:table-cell office:value-type="float" office:value="0.870525514089871" calcext:value-type="float">
            <text:p>0.870525514089871</text:p>
          </table:table-cell>
          <table:table-cell office:value-type="float" office:value="0.865917884704728" calcext:value-type="float">
            <text:p>0.865917884704728</text:p>
          </table:table-cell>
          <table:table-cell office:value-type="float" office:value="0.662549725957722" calcext:value-type="float">
            <text:p>0.662549725957722</text:p>
          </table:table-cell>
          <table:table-cell office:value-type="float" office:value="0.879196752211106" calcext:value-type="float">
            <text:p>0.879196752211106</text:p>
          </table:table-cell>
          <table:table-cell office:value-type="float" office:value="0.883177549660741" calcext:value-type="float">
            <text:p>0.883177549660741</text:p>
          </table:table-cell>
          <table:table-cell office:value-type="float" office:value="0.827279621146465" calcext:value-type="float">
            <text:p>0.827279621146465</text:p>
          </table:table-cell>
          <table:table-cell office:value-type="float" office:value="0.870525514089871" calcext:value-type="float">
            <text:p>0.870525514089871</text:p>
          </table:table-cell>
          <table:table-cell office:value-type="float" office:value="0.009" calcext:value-type="float">
            <text:p>0.009</text:p>
          </table:table-cell>
          <table:table-cell office:value-type="float" office:value="41.042" calcext:value-type="float">
            <text:p>41.042</text:p>
          </table:table-cell>
          <table:table-cell office:value-type="float" office:value="0" calcext:value-type="float">
            <text:p>0</text:p>
          </table:table-cell>
          <table:table-cell office:value-type="float" office:value="41.04" calcext:value-type="float">
            <text:p>41.04</text:p>
          </table:table-cell>
          <table:table-cell office:value-type="float" office:value="0" calcext:value-type="float">
            <text:p>0</text:p>
          </table:table-cell>
          <table:table-cell office:value-type="float" office:value="41040" calcext:value-type="float">
            <text:p>41040</text:p>
          </table:table-cell>
          <table:table-cell office:value-type="float" office:value="76158161" calcext:value-type="float">
            <text:p>76158161</text:p>
          </table:table-cell>
          <table:table-cell office:value-type="float" office:value="76127884" calcext:value-type="float">
            <text:p>76127884</text:p>
          </table:table-cell>
          <table:table-cell office:value-type="float" office:value="8494325" calcext:value-type="float">
            <text:p>8494325</text:p>
          </table:table-cell>
          <table:table-cell office:value-type="float" office:value="94.6686976389947" calcext:value-type="float">
            <text:p>94.6686976389947</text:p>
          </table:table-cell>
          <table:table-cell office:value-type="float" office:value="59.7486671744097" calcext:value-type="float">
            <text:p>59.7486671744097</text:p>
          </table:table-cell>
          <table:table-cell table:number-columns-repeated="14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fla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eka.classifiers.lazy.IBk</text:p>
          </table:table-cell>
          <table:table-cell office:value-type="string" calcext:value-type="string">
            <text:p>'-K 3 -W 0 -A \"weka.core.neighboursearch.LinearNNSearch -A \\\"weka.core.EuclideanDistance -R first-last\\\"\"'</text:p>
          </table:table-cell>
          <table:table-cell office:value-type="float" office:value="-3.08018609877707E+018" calcext:value-type="float">
            <text:p>-3.08018609877707E+018</text:p>
          </table:table-cell>
          <table:table-cell office:value-type="float" office:value="20201104.1823" calcext:value-type="float">
            <text:p>20201104.1823</text:p>
          </table:table-cell>
          <table:table-cell office:value-type="float" office:value="11820" calcext:value-type="float">
            <text:p>11820</text:p>
          </table:table-cell>
          <table:table-cell office:value-type="float" office:value="1313" calcext:value-type="float">
            <text:p>1313</text:p>
          </table:table-cell>
          <table:table-cell office:value-type="float" office:value="1163" calcext:value-type="float">
            <text:p>1163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88.5757806549886" calcext:value-type="float">
            <text:p>88.5757806549886</text:p>
          </table:table-cell>
          <table:table-cell office:value-type="float" office:value="11.4242193450114" calcext:value-type="float">
            <text:p>11.4242193450114</text:p>
          </table:table-cell>
          <table:table-cell office:value-type="float" office:value="0" calcext:value-type="float">
            <text:p>0</text:p>
          </table:table-cell>
          <table:table-cell office:value-type="float" office:value="0.699612905587398" calcext:value-type="float">
            <text:p>0.699612905587398</text:p>
          </table:table-cell>
          <table:table-cell office:value-type="float" office:value="0.13816112009474" calcext:value-type="float">
            <text:p>0.13816112009474</text:p>
          </table:table-cell>
          <table:table-cell office:value-type="float" office:value="0.302410290845946" calcext:value-type="float">
            <text:p>0.302410290845946</text:p>
          </table:table-cell>
          <table:table-cell office:value-type="float" office:value="34.5261079425382" calcext:value-type="float">
            <text:p>34.5261079425382</text:p>
          </table:table-cell>
          <table:table-cell office:value-type="float" office:value="67.615478154976" calcext:value-type="float">
            <text:p>67.615478154976</text:p>
          </table:table-cell>
          <table:table-cell office:value-type="float" office:value="1116.82599788929" calcext:value-type="float">
            <text:p>1116.82599788929</text:p>
          </table:table-cell>
          <table:table-cell office:value-type="float" office:value="1149.24582936572" calcext:value-type="float">
            <text:p>1149.24582936572</text:p>
          </table:table-cell>
          <table:table-cell office:value-type="float" office:value="-32.4198314764351" calcext:value-type="float">
            <text:p>-32.4198314764351</text:p>
          </table:table-cell>
          <table:table-cell office:value-type="float" office:value="0.850591011339899" calcext:value-type="float">
            <text:p>0.850591011339899</text:p>
          </table:table-cell>
          <table:table-cell office:value-type="float" office:value="0.875282429067572" calcext:value-type="float">
            <text:p>0.875282429067572</text:p>
          </table:table-cell>
          <table:table-cell office:value-type="float" office:value="-0.0246914177276733" calcext:value-type="float">
            <text:p>-0.024691417727673</text:p>
          </table:table-cell>
          <table:table-cell office:value-type="float" office:value="701.773089678126" calcext:value-type="float">
            <text:p>701.773089678126</text:p>
          </table:table-cell>
          <table:table-cell office:value-type="float" office:value="0.534480647127286" calcext:value-type="float">
            <text:p>0.534480647127286</text:p>
          </table:table-cell>
          <table:table-cell office:value-type="float" office:value="62.8363855250882" calcext:value-type="float">
            <text:p>62.8363855250882</text:p>
          </table:table-cell>
          <table:table-cell office:value-type="float" office:value="0.951578947368421" calcext:value-type="float">
            <text:p>0.951578947368421</text:p>
          </table:table-cell>
          <table:table-cell office:value-type="float" office:value="904" calcext:value-type="float">
            <text:p>904</text:p>
          </table:table-cell>
          <table:table-cell office:value-type="float" office:value="0.286501377410468" calcext:value-type="float">
            <text:p>0.286501377410468</text:p>
          </table:table-cell>
          <table:table-cell office:value-type="float" office:value="104" calcext:value-type="float">
            <text:p>104</text:p>
          </table:table-cell>
          <table:table-cell office:value-type="float" office:value="0.713498622589532" calcext:value-type="float">
            <text:p>0.713498622589532</text:p>
          </table:table-cell>
          <table:table-cell office:value-type="float" office:value="259" calcext:value-type="float">
            <text:p>259</text:p>
          </table:table-cell>
          <table:table-cell office:value-type="float" office:value="0.048421052631579" calcext:value-type="float">
            <text:p>0.048421052631579</text:p>
          </table:table-cell>
          <table:table-cell office:value-type="float" office:value="46" calcext:value-type="float">
            <text:p>46</text:p>
          </table:table-cell>
          <table:table-cell office:value-type="float" office:value="0.896825396825397" calcext:value-type="float">
            <text:p>0.896825396825397</text:p>
          </table:table-cell>
          <table:table-cell office:value-type="float" office:value="0.951578947368421" calcext:value-type="float">
            <text:p>0.951578947368421</text:p>
          </table:table-cell>
          <table:table-cell office:value-type="float" office:value="0.923391215526047" calcext:value-type="float">
            <text:p>0.923391215526047</text:p>
          </table:table-cell>
          <table:table-cell office:value-type="float" office:value="0.704380347933113" calcext:value-type="float">
            <text:p>0.704380347933113</text:p>
          </table:table-cell>
          <table:table-cell office:value-type="float" office:value="0.898719733217341" calcext:value-type="float">
            <text:p>0.898719733217341</text:p>
          </table:table-cell>
          <table:table-cell office:value-type="float" office:value="0.931964635746285" calcext:value-type="float">
            <text:p>0.931964635746285</text:p>
          </table:table-cell>
          <table:table-cell office:value-type="float" office:value="0.885757806549886" calcext:value-type="float">
            <text:p>0.885757806549886</text:p>
          </table:table-cell>
          <table:table-cell office:value-type="float" office:value="0.220680236591933" calcext:value-type="float">
            <text:p>0.220680236591933</text:p>
          </table:table-cell>
          <table:table-cell office:value-type="float" office:value="0.779319763408067" calcext:value-type="float">
            <text:p>0.779319763408067</text:p>
          </table:table-cell>
          <table:table-cell office:value-type="float" office:value="0.114242193450114" calcext:value-type="float">
            <text:p>0.114242193450114</text:p>
          </table:table-cell>
          <table:table-cell office:value-type="float" office:value="0.883653150038477" calcext:value-type="float">
            <text:p>0.883653150038477</text:p>
          </table:table-cell>
          <table:table-cell office:value-type="float" office:value="0.885757806549886" calcext:value-type="float">
            <text:p>0.885757806549886</text:p>
          </table:table-cell>
          <table:table-cell office:value-type="float" office:value="0.882490235111836" calcext:value-type="float">
            <text:p>0.882490235111836</text:p>
          </table:table-cell>
          <table:table-cell office:value-type="float" office:value="0.704380347933113" calcext:value-type="float">
            <text:p>0.704380347933113</text:p>
          </table:table-cell>
          <table:table-cell office:value-type="float" office:value="0.898719733217341" calcext:value-type="float">
            <text:p>0.898719733217341</text:p>
          </table:table-cell>
          <table:table-cell office:value-type="float" office:value="0.89848085724401" calcext:value-type="float">
            <text:p>0.89848085724401</text:p>
          </table:table-cell>
          <table:table-cell office:value-type="float" office:value="0.849420158661227" calcext:value-type="float">
            <text:p>0.849420158661227</text:p>
          </table:table-cell>
          <table:table-cell office:value-type="float" office:value="0.885757806549886" calcext:value-type="float">
            <text:p>0.885757806549886</text:p>
          </table:table-cell>
          <table:table-cell office:value-type="float" office:value="0.008" calcext:value-type="float">
            <text:p>0.008</text:p>
          </table:table-cell>
          <table:table-cell office:value-type="float" office:value="40.526" calcext:value-type="float">
            <text:p>40.526</text:p>
          </table:table-cell>
          <table:table-cell office:value-type="float" office:value="0" calcext:value-type="float">
            <text:p>0</text:p>
          </table:table-cell>
          <table:table-cell office:value-type="float" office:value="40.52" calcext:value-type="float">
            <text:p>40.52</text:p>
          </table:table-cell>
          <table:table-cell office:value-type="float" office:value="0" calcext:value-type="float">
            <text:p>0</text:p>
          </table:table-cell>
          <table:table-cell office:value-type="float" office:value="40520" calcext:value-type="float">
            <text:p>40520</text:p>
          </table:table-cell>
          <table:table-cell office:value-type="float" office:value="76158161" calcext:value-type="float">
            <text:p>76158161</text:p>
          </table:table-cell>
          <table:table-cell office:value-type="float" office:value="76127884" calcext:value-type="float">
            <text:p>76127884</text:p>
          </table:table-cell>
          <table:table-cell office:value-type="float" office:value="8494325" calcext:value-type="float">
            <text:p>8494325</text:p>
          </table:table-cell>
          <table:table-cell office:value-type="float" office:value="95.5064737242955" calcext:value-type="float">
            <text:p>95.5064737242955</text:p>
          </table:table-cell>
          <table:table-cell office:value-type="float" office:value="60.5102817974105" calcext:value-type="float">
            <text:p>60.5102817974105</text:p>
          </table:table-cell>
          <table:table-cell table:number-columns-repeated="14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fla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ka.classifiers.lazy.KStar</text:p>
          </table:table-cell>
          <table:table-cell office:value-type="string" calcext:value-type="string">
            <text:p>'-B 20 -M a'</text:p>
          </table:table-cell>
          <table:table-cell office:value-type="float" office:value="3.32458330800479E+017" calcext:value-type="float">
            <text:p>3.32458330800479E+017</text:p>
          </table:table-cell>
          <table:table-cell office:value-type="float" office:value="20201104.1856" calcext:value-type="float">
            <text:p>20201104.1856</text:p>
          </table:table-cell>
          <table:table-cell office:value-type="float" office:value="11819" calcext:value-type="float">
            <text:p>11819</text:p>
          </table:table-cell>
          <table:table-cell office:value-type="float" office:value="1314" calcext:value-type="float">
            <text:p>1314</text:p>
          </table:table-cell>
          <table:table-cell office:value-type="float" office:value="1061" calcext:value-type="float">
            <text:p>1061</text:p>
          </table:table-cell>
          <table:table-cell office:value-type="float" office:value="141" calcext:value-type="float">
            <text:p>141</text:p>
          </table:table-cell>
          <table:table-cell office:value-type="float" office:value="112" calcext:value-type="float">
            <text:p>112</text:p>
          </table:table-cell>
          <table:table-cell office:value-type="float" office:value="80.7458143074581" calcext:value-type="float">
            <text:p>80.7458143074581</text:p>
          </table:table-cell>
          <table:table-cell office:value-type="float" office:value="10.7305936073059" calcext:value-type="float">
            <text:p>10.7305936073059</text:p>
          </table:table-cell>
          <table:table-cell office:value-type="float" office:value="8.52359208523592" calcext:value-type="float">
            <text:p>8.52359208523592</text:p>
          </table:table-cell>
          <table:table-cell office:value-type="float" office:value="0.634022466281144" calcext:value-type="float">
            <text:p>0.634022466281144</text:p>
          </table:table-cell>
          <table:table-cell office:value-type="float" office:value="0.11719922939764" calcext:value-type="float">
            <text:p>0.11719922939764</text:p>
          </table:table-cell>
          <table:table-cell office:value-type="float" office:value="0.339411739661149" calcext:value-type="float">
            <text:p>0.339411739661149</text:p>
          </table:table-cell>
          <table:table-cell office:value-type="float" office:value="34.3929419587068" calcext:value-type="float">
            <text:p>34.3929419587068</text:p>
          </table:table-cell>
          <table:table-cell office:value-type="float" office:value="85.4648075888617" calcext:value-type="float">
            <text:p>85.4648075888617</text:p>
          </table:table-cell>
          <table:table-cell office:value-type="float" office:value="919.353862938613" calcext:value-type="float">
            <text:p>919.353862938613</text:p>
          </table:table-cell>
          <table:table-cell office:value-type="float" office:value="40916.9205782706" calcext:value-type="float">
            <text:p>40916.9205782706</text:p>
          </table:table-cell>
          <table:table-cell office:value-type="float" office:value="-39997.566715332" calcext:value-type="float">
            <text:p>-39997.566715332</text:p>
          </table:table-cell>
          <table:table-cell office:value-type="float" office:value="0.699660474078092" calcext:value-type="float">
            <text:p>0.699660474078092</text:p>
          </table:table-cell>
          <table:table-cell office:value-type="float" office:value="34.0406993163649" calcext:value-type="float">
            <text:p>34.0406993163649</text:p>
          </table:table-cell>
          <table:table-cell office:value-type="float" office:value="-33.2758458530216" calcext:value-type="float">
            <text:p>-33.2758458530216</text:p>
          </table:table-cell>
          <table:table-cell office:value-type="float" office:value="592.260478816633" calcext:value-type="float">
            <text:p>592.260478816633</text:p>
          </table:table-cell>
          <table:table-cell office:value-type="float" office:value="0.492729183707681" calcext:value-type="float">
            <text:p>0.492729183707681</text:p>
          </table:table-cell>
          <table:table-cell office:value-type="float" office:value="70.4240416549078" calcext:value-type="float">
            <text:p>70.4240416549078</text:p>
          </table:table-cell>
          <table:table-cell office:value-type="float" office:value="0.94385593220339" calcext:value-type="float">
            <text:p>0.94385593220339</text:p>
          </table:table-cell>
          <table:table-cell office:value-type="float" office:value="891" calcext:value-type="float">
            <text:p>891</text:p>
          </table:table-cell>
          <table:table-cell office:value-type="float" office:value="0.341085271317829" calcext:value-type="float">
            <text:p>0.341085271317829</text:p>
          </table:table-cell>
          <table:table-cell office:value-type="float" office:value="88" calcext:value-type="float">
            <text:p>88</text:p>
          </table:table-cell>
          <table:table-cell office:value-type="float" office:value="0.658914728682171" calcext:value-type="float">
            <text:p>0.658914728682171</text:p>
          </table:table-cell>
          <table:table-cell office:value-type="float" office:value="170" calcext:value-type="float">
            <text:p>170</text:p>
          </table:table-cell>
          <table:table-cell office:value-type="float" office:value="0.0561440677966102" calcext:value-type="float">
            <text:p>0.05614406779661</text:p>
          </table:table-cell>
          <table:table-cell office:value-type="float" office:value="53" calcext:value-type="float">
            <text:p>53</text:p>
          </table:table-cell>
          <table:table-cell office:value-type="float" office:value="0.910112359550562" calcext:value-type="float">
            <text:p>0.910112359550562</text:p>
          </table:table-cell>
          <table:table-cell office:value-type="float" office:value="0.94385593220339" calcext:value-type="float">
            <text:p>0.94385593220339</text:p>
          </table:table-cell>
          <table:table-cell office:value-type="float" office:value="0.926677067082683" calcext:value-type="float">
            <text:p>0.926677067082683</text:p>
          </table:table-cell>
          <table:table-cell office:value-type="float" office:value="0.636655035091054" calcext:value-type="float">
            <text:p>0.636655035091054</text:p>
          </table:table-cell>
          <table:table-cell office:value-type="float" office:value="0.879151243493349" calcext:value-type="float">
            <text:p>0.879151243493349</text:p>
          </table:table-cell>
          <table:table-cell office:value-type="float" office:value="0.918395225749183" calcext:value-type="float">
            <text:p>0.918395225749183</text:p>
          </table:table-cell>
          <table:table-cell office:value-type="float" office:value="0.882695507487521" calcext:value-type="float">
            <text:p>0.882695507487521</text:p>
          </table:table-cell>
          <table:table-cell office:value-type="float" office:value="0.27992484660196" calcext:value-type="float">
            <text:p>0.27992484660196</text:p>
          </table:table-cell>
          <table:table-cell office:value-type="float" office:value="0.72007515339804" calcext:value-type="float">
            <text:p>0.72007515339804</text:p>
          </table:table-cell>
          <table:table-cell office:value-type="float" office:value="0.117304492512479" calcext:value-type="float">
            <text:p>0.117304492512479</text:p>
          </table:table-cell>
          <table:table-cell office:value-type="float" office:value="0.878392414114398" calcext:value-type="float">
            <text:p>0.878392414114398</text:p>
          </table:table-cell>
          <table:table-cell office:value-type="float" office:value="0.882695507487521" calcext:value-type="float">
            <text:p>0.882695507487521</text:p>
          </table:table-cell>
          <table:table-cell office:value-type="float" office:value="0.879495186103257" calcext:value-type="float">
            <text:p>0.879495186103257</text:p>
          </table:table-cell>
          <table:table-cell office:value-type="float" office:value="0.636655035091054" calcext:value-type="float">
            <text:p>0.636655035091054</text:p>
          </table:table-cell>
          <table:table-cell office:value-type="float" office:value="0.877333487950004" calcext:value-type="float">
            <text:p>0.877333487950004</text:p>
          </table:table-cell>
          <table:table-cell office:value-type="float" office:value="0.887389112493953" calcext:value-type="float">
            <text:p>0.887389112493953</text:p>
          </table:table-cell>
          <table:table-cell office:value-type="float" office:value="0.816768886971695" calcext:value-type="float">
            <text:p>0.816768886971695</text:p>
          </table:table-cell>
          <table:table-cell office:value-type="float" office:value="0.882695507487521" calcext:value-type="float">
            <text:p>0.882695507487521</text:p>
          </table:table-cell>
          <table:table-cell office:value-type="float" office:value="0.002" calcext:value-type="float">
            <text:p>0.002</text:p>
          </table:table-cell>
          <table:table-cell office:value-type="float" office:value="2008.707" calcext:value-type="float">
            <text:p>2008.707</text:p>
          </table:table-cell>
          <table:table-cell office:value-type="float" office:value="0" calcext:value-type="float">
            <text:p>0</text:p>
          </table:table-cell>
          <table:table-cell office:value-type="float" office:value="2000.94" calcext:value-type="float">
            <text:p>2000.94</text:p>
          </table:table-cell>
          <table:table-cell office:value-type="float" office:value="0" calcext:value-type="float">
            <text:p>0</text:p>
          </table:table-cell>
          <table:table-cell office:value-type="float" office:value="2000940" calcext:value-type="float">
            <text:p>2000940</text:p>
          </table:table-cell>
          <table:table-cell office:value-type="float" office:value="76678390" calcext:value-type="float">
            <text:p>76678390</text:p>
          </table:table-cell>
          <table:table-cell office:value-type="float" office:value="76121447" calcext:value-type="float">
            <text:p>76121447</text:p>
          </table:table-cell>
          <table:table-cell office:value-type="float" office:value="8500762" calcext:value-type="float">
            <text:p>8500762</text:p>
          </table:table-cell>
          <table:table-cell office:value-type="float" office:value="81.2785388127854" calcext:value-type="float">
            <text:p>81.2785388127854</text:p>
          </table:table-cell>
          <table:table-cell office:value-type="float" office:value="46.2328767123288" calcext:value-type="float">
            <text:p>46.2328767123288</text:p>
          </table:table-cell>
          <table:table-cell table:number-columns-repeated="14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fla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ka.classifiers.lazy.KStar</text:p>
          </table:table-cell>
          <table:table-cell office:value-type="string" calcext:value-type="string">
            <text:p>'-B 20 -M a'</text:p>
          </table:table-cell>
          <table:table-cell office:value-type="float" office:value="3.32458330800479E+017" calcext:value-type="float">
            <text:p>3.32458330800479E+017</text:p>
          </table:table-cell>
          <table:table-cell office:value-type="float" office:value="20201104.193" calcext:value-type="float">
            <text:p>20201104.193</text:p>
          </table:table-cell>
          <table:table-cell office:value-type="float" office:value="11819" calcext:value-type="float">
            <text:p>11819</text:p>
          </table:table-cell>
          <table:table-cell office:value-type="float" office:value="1314" calcext:value-type="float">
            <text:p>1314</text:p>
          </table:table-cell>
          <table:table-cell office:value-type="float" office:value="1064" calcext:value-type="float">
            <text:p>1064</text:p>
          </table:table-cell>
          <table:table-cell office:value-type="float" office:value="144" calcext:value-type="float">
            <text:p>144</text:p>
          </table:table-cell>
          <table:table-cell office:value-type="float" office:value="106" calcext:value-type="float">
            <text:p>106</text:p>
          </table:table-cell>
          <table:table-cell office:value-type="float" office:value="80.9741248097413" calcext:value-type="float">
            <text:p>80.9741248097413</text:p>
          </table:table-cell>
          <table:table-cell office:value-type="float" office:value="10.958904109589" calcext:value-type="float">
            <text:p>10.958904109589</text:p>
          </table:table-cell>
          <table:table-cell office:value-type="float" office:value="8.06697108066971" calcext:value-type="float">
            <text:p>8.06697108066971</text:p>
          </table:table-cell>
          <table:table-cell office:value-type="float" office:value="0.617210055629885" calcext:value-type="float">
            <text:p>0.617210055629885</text:p>
          </table:table-cell>
          <table:table-cell office:value-type="float" office:value="0.117971529630458" calcext:value-type="float">
            <text:p>0.117971529630458</text:p>
          </table:table-cell>
          <table:table-cell office:value-type="float" office:value="0.340957814880755" calcext:value-type="float">
            <text:p>0.340957814880755</text:p>
          </table:table-cell>
          <table:table-cell office:value-type="float" office:value="34.4232901817849" calcext:value-type="float">
            <text:p>34.4232901817849</text:p>
          </table:table-cell>
          <table:table-cell office:value-type="float" office:value="85.5752991350076" calcext:value-type="float">
            <text:p>85.5752991350076</text:p>
          </table:table-cell>
          <table:table-cell office:value-type="float" office:value="924.93059016554" calcext:value-type="float">
            <text:p>924.93059016554</text:p>
          </table:table-cell>
          <table:table-cell office:value-type="float" office:value="38842.1600624042" calcext:value-type="float">
            <text:p>38842.1600624042</text:p>
          </table:table-cell>
          <table:table-cell office:value-type="float" office:value="-37917.2294722386" calcext:value-type="float">
            <text:p>-37917.2294722386</text:p>
          </table:table-cell>
          <table:table-cell office:value-type="float" office:value="0.703904558725677" calcext:value-type="float">
            <text:p>0.703904558725677</text:p>
          </table:table-cell>
          <table:table-cell office:value-type="float" office:value="32.154106011924" calcext:value-type="float">
            <text:p>32.154106011924</text:p>
          </table:table-cell>
          <table:table-cell office:value-type="float" office:value="-31.388434993575" calcext:value-type="float">
            <text:p>-31.388434993575</text:p>
          </table:table-cell>
          <table:table-cell office:value-type="float" office:value="594.778553271397" calcext:value-type="float">
            <text:p>594.778553271397</text:p>
          </table:table-cell>
          <table:table-cell office:value-type="float" office:value="0.492366352045858" calcext:value-type="float">
            <text:p>0.492366352045858</text:p>
          </table:table-cell>
          <table:table-cell office:value-type="float" office:value="69.947885113462" calcext:value-type="float">
            <text:p>69.947885113462</text:p>
          </table:table-cell>
          <table:table-cell office:value-type="float" office:value="0.953586497890295" calcext:value-type="float">
            <text:p>0.953586497890295</text:p>
          </table:table-cell>
          <table:table-cell office:value-type="float" office:value="904" calcext:value-type="float">
            <text:p>904</text:p>
          </table:table-cell>
          <table:table-cell office:value-type="float" office:value="0.384615384615385" calcext:value-type="float">
            <text:p>0.384615384615385</text:p>
          </table:table-cell>
          <table:table-cell office:value-type="float" office:value="100" calcext:value-type="float">
            <text:p>100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160" calcext:value-type="float">
            <text:p>160</text:p>
          </table:table-cell>
          <table:table-cell office:value-type="float" office:value="0.0464135021097046" calcext:value-type="float">
            <text:p>0.046413502109705</text:p>
          </table:table-cell>
          <table:table-cell office:value-type="float" office:value="44" calcext:value-type="float">
            <text:p>44</text:p>
          </table:table-cell>
          <table:table-cell office:value-type="float" office:value="0.900398406374502" calcext:value-type="float">
            <text:p>0.900398406374502</text:p>
          </table:table-cell>
          <table:table-cell office:value-type="float" office:value="0.953586497890295" calcext:value-type="float">
            <text:p>0.953586497890295</text:p>
          </table:table-cell>
          <table:table-cell office:value-type="float" office:value="0.926229508196721" calcext:value-type="float">
            <text:p>0.926229508196721</text:p>
          </table:table-cell>
          <table:table-cell office:value-type="float" office:value="0.62416458081174" calcext:value-type="float">
            <text:p>0.62416458081174</text:p>
          </table:table-cell>
          <table:table-cell office:value-type="float" office:value="0.875320994794679" calcext:value-type="float">
            <text:p>0.875320994794679</text:p>
          </table:table-cell>
          <table:table-cell office:value-type="float" office:value="0.915791361649256" calcext:value-type="float">
            <text:p>0.915791361649256</text:p>
          </table:table-cell>
          <table:table-cell office:value-type="float" office:value="0.880794701986755" calcext:value-type="float">
            <text:p>0.880794701986755</text:p>
          </table:table-cell>
          <table:table-cell office:value-type="float" office:value="0.311823588711844" calcext:value-type="float">
            <text:p>0.311823588711844</text:p>
          </table:table-cell>
          <table:table-cell office:value-type="float" office:value="0.688176411288156" calcext:value-type="float">
            <text:p>0.688176411288156</text:p>
          </table:table-cell>
          <table:table-cell office:value-type="float" office:value="0.119205298013245" calcext:value-type="float">
            <text:p>0.119205298013245</text:p>
          </table:table-cell>
          <table:table-cell office:value-type="float" office:value="0.875413292939138" calcext:value-type="float">
            <text:p>0.875413292939138</text:p>
          </table:table-cell>
          <table:table-cell office:value-type="float" office:value="0.880794701986755" calcext:value-type="float">
            <text:p>0.880794701986755</text:p>
          </table:table-cell>
          <table:table-cell office:value-type="float" office:value="0.875311190892449" calcext:value-type="float">
            <text:p>0.875311190892449</text:p>
          </table:table-cell>
          <table:table-cell office:value-type="float" office:value="0.62416458081174" calcext:value-type="float">
            <text:p>0.62416458081174</text:p>
          </table:table-cell>
          <table:table-cell office:value-type="float" office:value="0.87480563354387" calcext:value-type="float">
            <text:p>0.87480563354387</text:p>
          </table:table-cell>
          <table:table-cell office:value-type="float" office:value="0.887748856117269" calcext:value-type="float">
            <text:p>0.887748856117269</text:p>
          </table:table-cell>
          <table:table-cell office:value-type="float" office:value="0.807942340305257" calcext:value-type="float">
            <text:p>0.807942340305257</text:p>
          </table:table-cell>
          <table:table-cell office:value-type="float" office:value="0.880794701986755" calcext:value-type="float">
            <text:p>0.880794701986755</text:p>
          </table:table-cell>
          <table:table-cell office:value-type="float" office:value="0.002" calcext:value-type="float">
            <text:p>0.002</text:p>
          </table:table-cell>
          <table:table-cell office:value-type="float" office:value="2025.934" calcext:value-type="float">
            <text:p>2025.934</text:p>
          </table:table-cell>
          <table:table-cell office:value-type="float" office:value="0" calcext:value-type="float">
            <text:p>0</text:p>
          </table:table-cell>
          <table:table-cell office:value-type="float" office:value="2019.04" calcext:value-type="float">
            <text:p>2019.04</text:p>
          </table:table-cell>
          <table:table-cell office:value-type="float" office:value="0" calcext:value-type="float">
            <text:p>0</text:p>
          </table:table-cell>
          <table:table-cell office:value-type="float" office:value="2019040" calcext:value-type="float">
            <text:p>2019040</text:p>
          </table:table-cell>
          <table:table-cell office:value-type="float" office:value="76654366" calcext:value-type="float">
            <text:p>76654366</text:p>
          </table:table-cell>
          <table:table-cell office:value-type="float" office:value="76121447" calcext:value-type="float">
            <text:p>76121447</text:p>
          </table:table-cell>
          <table:table-cell office:value-type="float" office:value="8500762" calcext:value-type="float">
            <text:p>8500762</text:p>
          </table:table-cell>
          <table:table-cell office:value-type="float" office:value="81.4307458143075" calcext:value-type="float">
            <text:p>81.4307458143075</text:p>
          </table:table-cell>
          <table:table-cell office:value-type="float" office:value="46.3470319634703" calcext:value-type="float">
            <text:p>46.3470319634703</text:p>
          </table:table-cell>
          <table:table-cell table:number-columns-repeated="14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fla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ka.classifiers.lazy.KStar</text:p>
          </table:table-cell>
          <table:table-cell office:value-type="string" calcext:value-type="string">
            <text:p>'-B 20 -M a'</text:p>
          </table:table-cell>
          <table:table-cell office:value-type="float" office:value="3.32458330800479E+017" calcext:value-type="float">
            <text:p>3.32458330800479E+017</text:p>
          </table:table-cell>
          <table:table-cell office:value-type="float" office:value="20201104.2003" calcext:value-type="float">
            <text:p>20201104.2003</text:p>
          </table:table-cell>
          <table:table-cell office:value-type="float" office:value="11819" calcext:value-type="float">
            <text:p>11819</text:p>
          </table:table-cell>
          <table:table-cell office:value-type="float" office:value="1314" calcext:value-type="float">
            <text:p>1314</text:p>
          </table:table-cell>
          <table:table-cell office:value-type="float" office:value="1045" calcext:value-type="float">
            <text:p>1045</text:p>
          </table:table-cell>
          <table:table-cell office:value-type="float" office:value="144" calcext:value-type="float">
            <text:p>144</text:p>
          </table:table-cell>
          <table:table-cell office:value-type="float" office:value="125" calcext:value-type="float">
            <text:p>125</text:p>
          </table:table-cell>
          <table:table-cell office:value-type="float" office:value="79.5281582952816" calcext:value-type="float">
            <text:p>79.5281582952816</text:p>
          </table:table-cell>
          <table:table-cell office:value-type="float" office:value="10.958904109589" calcext:value-type="float">
            <text:p>10.958904109589</text:p>
          </table:table-cell>
          <table:table-cell office:value-type="float" office:value="9.51293759512938" calcext:value-type="float">
            <text:p>9.51293759512938</text:p>
          </table:table-cell>
          <table:table-cell office:value-type="float" office:value="0.626449771789121" calcext:value-type="float">
            <text:p>0.626449771789121</text:p>
          </table:table-cell>
          <table:table-cell office:value-type="float" office:value="0.120085072126951" calcext:value-type="float">
            <text:p>0.120085072126951</text:p>
          </table:table-cell>
          <table:table-cell office:value-type="float" office:value="0.341752234091089" calcext:value-type="float">
            <text:p>0.341752234091089</text:p>
          </table:table-cell>
          <table:table-cell office:value-type="float" office:value="36.1061775812284" calcext:value-type="float">
            <text:p>36.1061775812284</text:p>
          </table:table-cell>
          <table:table-cell office:value-type="float" office:value="87.7962485921895" calcext:value-type="float">
            <text:p>87.7962485921895</text:p>
          </table:table-cell>
          <table:table-cell office:value-type="float" office:value="891.091591322448" calcext:value-type="float">
            <text:p>891.091591322448</text:p>
          </table:table-cell>
          <table:table-cell office:value-type="float" office:value="35472.0079937703" calcext:value-type="float">
            <text:p>35472.0079937703</text:p>
          </table:table-cell>
          <table:table-cell office:value-type="float" office:value="-34580.9164024478" calcext:value-type="float">
            <text:p>-34580.9164024478</text:p>
          </table:table-cell>
          <table:table-cell office:value-type="float" office:value="0.678151895983598" calcext:value-type="float">
            <text:p>0.678151895983598</text:p>
          </table:table-cell>
          <table:table-cell office:value-type="float" office:value="29.8334802302525" calcext:value-type="float">
            <text:p>29.8334802302525</text:p>
          </table:table-cell>
          <table:table-cell office:value-type="float" office:value="-29.0840339801916" calcext:value-type="float">
            <text:p>-29.0840339801916</text:p>
          </table:table-cell>
          <table:table-cell office:value-type="float" office:value="559.78228176488" calcext:value-type="float">
            <text:p>559.78228176488</text:p>
          </table:table-cell>
          <table:table-cell office:value-type="float" office:value="0.470800909810665" calcext:value-type="float">
            <text:p>0.470800909810665</text:p>
          </table:table-cell>
          <table:table-cell office:value-type="float" office:value="69.4241087577895" calcext:value-type="float">
            <text:p>69.4241087577895</text:p>
          </table:table-cell>
          <table:table-cell office:value-type="float" office:value="0.923970432946146" calcext:value-type="float">
            <text:p>0.923970432946146</text:p>
          </table:table-cell>
          <table:table-cell office:value-type="float" office:value="875" calcext:value-type="float">
            <text:p>875</text:p>
          </table:table-cell>
          <table:table-cell office:value-type="float" office:value="0.297520661157025" calcext:value-type="float">
            <text:p>0.297520661157025</text:p>
          </table:table-cell>
          <table:table-cell office:value-type="float" office:value="72" calcext:value-type="float">
            <text:p>72</text:p>
          </table:table-cell>
          <table:table-cell office:value-type="float" office:value="0.702479338842975" calcext:value-type="float">
            <text:p>0.702479338842975</text:p>
          </table:table-cell>
          <table:table-cell office:value-type="float" office:value="170" calcext:value-type="float">
            <text:p>170</text:p>
          </table:table-cell>
          <table:table-cell office:value-type="float" office:value="0.0760295670538543" calcext:value-type="float">
            <text:p>0.076029567053854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.923970432946146" calcext:value-type="float">
            <text:p>0.923970432946146</text:p>
          </table:table-cell>
          <table:table-cell office:value-type="float" office:value="0.626449771789121" calcext:value-type="float">
            <text:p>0.626449771789121</text:p>
          </table:table-cell>
          <table:table-cell office:value-type="float" office:value="0.899401388085599" calcext:value-type="float">
            <text:p>0.899401388085599</text:p>
          </table:table-cell>
          <table:table-cell office:value-type="float" office:value="0.931920795421138" calcext:value-type="float">
            <text:p>0.931920795421138</text:p>
          </table:table-cell>
          <table:table-cell office:value-type="float" office:value="0.878889823380992" calcext:value-type="float">
            <text:p>0.878889823380992</text:p>
          </table:table-cell>
          <table:table-cell office:value-type="float" office:value="0.252440051591871" calcext:value-type="float">
            <text:p>0.252440051591871</text:p>
          </table:table-cell>
          <table:table-cell office:value-type="float" office:value="0.747559948408129" calcext:value-type="float">
            <text:p>0.747559948408129</text:p>
          </table:table-cell>
          <table:table-cell office:value-type="float" office:value="0.121110176619008" calcext:value-type="float">
            <text:p>0.121110176619008</text:p>
          </table:table-cell>
          <table:table-cell table:number-columns-repeated="3" office:value-type="float" office:value="0.878889823380992" calcext:value-type="float">
            <text:p>0.878889823380992</text:p>
          </table:table-cell>
          <table:table-cell office:value-type="float" office:value="0.626449771789121" calcext:value-type="float">
            <text:p>0.626449771789121</text:p>
          </table:table-cell>
          <table:table-cell office:value-type="float" office:value="0.89645434752048" calcext:value-type="float">
            <text:p>0.89645434752048</text:p>
          </table:table-cell>
          <table:table-cell office:value-type="float" office:value="0.900573201236475" calcext:value-type="float">
            <text:p>0.900573201236475</text:p>
          </table:table-cell>
          <table:table-cell office:value-type="float" office:value="0.81322488589456" calcext:value-type="float">
            <text:p>0.81322488589456</text:p>
          </table:table-cell>
          <table:table-cell office:value-type="float" office:value="0.878889823380992" calcext:value-type="float">
            <text:p>0.878889823380992</text:p>
          </table:table-cell>
          <table:table-cell office:value-type="float" office:value="0.001" calcext:value-type="float">
            <text:p>0.001</text:p>
          </table:table-cell>
          <table:table-cell office:value-type="float" office:value="2018.885" calcext:value-type="float">
            <text:p>2018.885</text:p>
          </table:table-cell>
          <table:table-cell office:value-type="float" office:value="0" calcext:value-type="float">
            <text:p>0</text:p>
          </table:table-cell>
          <table:table-cell office:value-type="float" office:value="2011.82" calcext:value-type="float">
            <text:p>2011.82</text:p>
          </table:table-cell>
          <table:table-cell office:value-type="float" office:value="0" calcext:value-type="float">
            <text:p>0</text:p>
          </table:table-cell>
          <table:table-cell office:value-type="float" office:value="2011820" calcext:value-type="float">
            <text:p>2011820</text:p>
          </table:table-cell>
          <table:table-cell office:value-type="float" office:value="76683343" calcext:value-type="float">
            <text:p>76683343</text:p>
          </table:table-cell>
          <table:table-cell office:value-type="float" office:value="76121447" calcext:value-type="float">
            <text:p>76121447</text:p>
          </table:table-cell>
          <table:table-cell office:value-type="float" office:value="8500762" calcext:value-type="float">
            <text:p>8500762</text:p>
          </table:table-cell>
          <table:table-cell office:value-type="float" office:value="80.6697108066971" calcext:value-type="float">
            <text:p>80.6697108066971</text:p>
          </table:table-cell>
          <table:table-cell office:value-type="float" office:value="46.1948249619483" calcext:value-type="float">
            <text:p>46.1948249619483</text:p>
          </table:table-cell>
          <table:table-cell table:number-columns-repeated="14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fla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ka.classifiers.lazy.KStar</text:p>
          </table:table-cell>
          <table:table-cell office:value-type="string" calcext:value-type="string">
            <text:p>'-B 20 -M a'</text:p>
          </table:table-cell>
          <table:table-cell office:value-type="float" office:value="3.32458330800479E+017" calcext:value-type="float">
            <text:p>3.32458330800479E+017</text:p>
          </table:table-cell>
          <table:table-cell office:value-type="float" office:value="20201104.2038" calcext:value-type="float">
            <text:p>20201104.2038</text:p>
          </table:table-cell>
          <table:table-cell office:value-type="float" office:value="11820" calcext:value-type="float">
            <text:p>11820</text:p>
          </table:table-cell>
          <table:table-cell office:value-type="float" office:value="1313" calcext:value-type="float">
            <text:p>1313</text:p>
          </table:table-cell>
          <table:table-cell office:value-type="float" office:value="1044" calcext:value-type="float">
            <text:p>1044</text:p>
          </table:table-cell>
          <table:table-cell office:value-type="float" office:value="145" calcext:value-type="float">
            <text:p>145</text:p>
          </table:table-cell>
          <table:table-cell office:value-type="float" office:value="124" calcext:value-type="float">
            <text:p>124</text:p>
          </table:table-cell>
          <table:table-cell office:value-type="float" office:value="79.5125666412795" calcext:value-type="float">
            <text:p>79.5125666412795</text:p>
          </table:table-cell>
          <table:table-cell office:value-type="float" office:value="11.043412033511" calcext:value-type="float">
            <text:p>11.043412033511</text:p>
          </table:table-cell>
          <table:table-cell office:value-type="float" office:value="9.44402132520944" calcext:value-type="float">
            <text:p>9.44402132520944</text:p>
          </table:table-cell>
          <table:table-cell office:value-type="float" office:value="0.624502054942207" calcext:value-type="float">
            <text:p>0.624502054942207</text:p>
          </table:table-cell>
          <table:table-cell office:value-type="float" office:value="0.120601629052832" calcext:value-type="float">
            <text:p>0.120601629052832</text:p>
          </table:table-cell>
          <table:table-cell office:value-type="float" office:value="0.342789298986868" calcext:value-type="float">
            <text:p>0.342789298986868</text:p>
          </table:table-cell>
          <table:table-cell office:value-type="float" office:value="35.9730000337038" calcext:value-type="float">
            <text:p>35.9730000337038</text:p>
          </table:table-cell>
          <table:table-cell office:value-type="float" office:value="87.3437434172553" calcext:value-type="float">
            <text:p>87.3437434172553</text:p>
          </table:table-cell>
          <table:table-cell office:value-type="float" office:value="900.834474574155" calcext:value-type="float">
            <text:p>900.834474574155</text:p>
          </table:table-cell>
          <table:table-cell office:value-type="float" office:value="42132.2767065527" calcext:value-type="float">
            <text:p>42132.2767065527</text:p>
          </table:table-cell>
          <table:table-cell office:value-type="float" office:value="-41231.4422319786" calcext:value-type="float">
            <text:p>-41231.4422319786</text:p>
          </table:table-cell>
          <table:table-cell office:value-type="float" office:value="0.686088708738884" calcext:value-type="float">
            <text:p>0.686088708738884</text:p>
          </table:table-cell>
          <table:table-cell office:value-type="float" office:value="35.4350518978576" calcext:value-type="float">
            <text:p>35.4350518978576</text:p>
          </table:table-cell>
          <table:table-cell office:value-type="float" office:value="-34.6774114650787" calcext:value-type="float">
            <text:p>-34.6774114650787</text:p>
          </table:table-cell>
          <table:table-cell office:value-type="float" office:value="568.866387644717" calcext:value-type="float">
            <text:p>568.866387644717</text:p>
          </table:table-cell>
          <table:table-cell office:value-type="float" office:value="0.478441032501865" calcext:value-type="float">
            <text:p>0.478441032501865</text:p>
          </table:table-cell>
          <table:table-cell office:value-type="float" office:value="69.7345731547308" calcext:value-type="float">
            <text:p>69.7345731547308</text:p>
          </table:table-cell>
          <table:table-cell office:value-type="float" office:value="0.929787234042553" calcext:value-type="float">
            <text:p>0.929787234042553</text:p>
          </table:table-cell>
          <table:table-cell office:value-type="float" office:value="874" calcext:value-type="float">
            <text:p>874</text:p>
          </table:table-cell>
          <table:table-cell office:value-type="float" office:value="0.317269076305221" calcext:value-type="float">
            <text:p>0.317269076305221</text:p>
          </table:table-cell>
          <table:table-cell office:value-type="float" office:value="79" calcext:value-type="float">
            <text:p>79</text:p>
          </table:table-cell>
          <table:table-cell office:value-type="float" office:value="0.682730923694779" calcext:value-type="float">
            <text:p>0.682730923694779</text:p>
          </table:table-cell>
          <table:table-cell office:value-type="float" office:value="170" calcext:value-type="float">
            <text:p>170</text:p>
          </table:table-cell>
          <table:table-cell office:value-type="float" office:value="0.0702127659574468" calcext:value-type="float">
            <text:p>0.070212765957447</text:p>
          </table:table-cell>
          <table:table-cell office:value-type="float" office:value="66" calcext:value-type="float">
            <text:p>66</text:p>
          </table:table-cell>
          <table:table-cell office:value-type="float" office:value="0.91710388247639" calcext:value-type="float">
            <text:p>0.91710388247639</text:p>
          </table:table-cell>
          <table:table-cell office:value-type="float" office:value="0.929787234042553" calcext:value-type="float">
            <text:p>0.929787234042553</text:p>
          </table:table-cell>
          <table:table-cell office:value-type="float" office:value="0.923402007395668" calcext:value-type="float">
            <text:p>0.923402007395668</text:p>
          </table:table-cell>
          <table:table-cell office:value-type="float" office:value="0.624856247192544" calcext:value-type="float">
            <text:p>0.624856247192544</text:p>
          </table:table-cell>
          <table:table-cell office:value-type="float" office:value="0.890530665506742" calcext:value-type="float">
            <text:p>0.890530665506742</text:p>
          </table:table-cell>
          <table:table-cell office:value-type="float" office:value="0.926261552327841" calcext:value-type="float">
            <text:p>0.926261552327841</text:p>
          </table:table-cell>
          <table:table-cell office:value-type="float" office:value="0.878048780487805" calcext:value-type="float">
            <text:p>0.878048780487805</text:p>
          </table:table-cell>
          <table:table-cell office:value-type="float" office:value="0.265530622750473" calcext:value-type="float">
            <text:p>0.265530622750473</text:p>
          </table:table-cell>
          <table:table-cell office:value-type="float" office:value="0.734469377249527" calcext:value-type="float">
            <text:p>0.734469377249527</text:p>
          </table:table-cell>
          <table:table-cell office:value-type="float" office:value="0.121951219512195" calcext:value-type="float">
            <text:p>0.121951219512195</text:p>
          </table:table-cell>
          <table:table-cell office:value-type="float" office:value="0.875897440124027" calcext:value-type="float">
            <text:p>0.875897440124027</text:p>
          </table:table-cell>
          <table:table-cell office:value-type="float" office:value="0.878048780487805" calcext:value-type="float">
            <text:p>0.878048780487805</text:p>
          </table:table-cell>
          <table:table-cell office:value-type="float" office:value="0.876833126983058" calcext:value-type="float">
            <text:p>0.876833126983058</text:p>
          </table:table-cell>
          <table:table-cell office:value-type="float" office:value="0.624856247192544" calcext:value-type="float">
            <text:p>0.624856247192544</text:p>
          </table:table-cell>
          <table:table-cell office:value-type="float" office:value="0.88716452576924" calcext:value-type="float">
            <text:p>0.88716452576924</text:p>
          </table:table-cell>
          <table:table-cell office:value-type="float" office:value="0.892128719172007" calcext:value-type="float">
            <text:p>0.892128719172007</text:p>
          </table:table-cell>
          <table:table-cell office:value-type="float" office:value="0.81221646761536" calcext:value-type="float">
            <text:p>0.81221646761536</text:p>
          </table:table-cell>
          <table:table-cell office:value-type="float" office:value="0.878048780487805" calcext:value-type="float">
            <text:p>0.878048780487805</text:p>
          </table:table-cell>
          <table:table-cell office:value-type="float" office:value="0.001" calcext:value-type="float">
            <text:p>0.001</text:p>
          </table:table-cell>
          <table:table-cell office:value-type="float" office:value="2045.937" calcext:value-type="float">
            <text:p>2045.937</text:p>
          </table:table-cell>
          <table:table-cell office:value-type="float" office:value="0" calcext:value-type="float">
            <text:p>0</text:p>
          </table:table-cell>
          <table:table-cell office:value-type="float" office:value="2039.58" calcext:value-type="float">
            <text:p>2039.58</text:p>
          </table:table-cell>
          <table:table-cell office:value-type="float" office:value="0" calcext:value-type="float">
            <text:p>0</text:p>
          </table:table-cell>
          <table:table-cell office:value-type="float" office:value="2039580" calcext:value-type="float">
            <text:p>2039580</text:p>
          </table:table-cell>
          <table:table-cell office:value-type="float" office:value="76689585" calcext:value-type="float">
            <text:p>76689585</text:p>
          </table:table-cell>
          <table:table-cell office:value-type="float" office:value="76127884" calcext:value-type="float">
            <text:p>76127884</text:p>
          </table:table-cell>
          <table:table-cell office:value-type="float" office:value="8494325" calcext:value-type="float">
            <text:p>8494325</text:p>
          </table:table-cell>
          <table:table-cell office:value-type="float" office:value="80.1980198019802" calcext:value-type="float">
            <text:p>80.1980198019802</text:p>
          </table:table-cell>
          <table:table-cell office:value-type="float" office:value="45.9253617669459" calcext:value-type="float">
            <text:p>45.9253617669459</text:p>
          </table:table-cell>
          <table:table-cell table:number-columns-repeated="14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fla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ka.classifiers.lazy.KStar</text:p>
          </table:table-cell>
          <table:table-cell office:value-type="string" calcext:value-type="string">
            <text:p>'-B 20 -M a'</text:p>
          </table:table-cell>
          <table:table-cell office:value-type="float" office:value="3.32458330800479E+017" calcext:value-type="float">
            <text:p>3.32458330800479E+017</text:p>
          </table:table-cell>
          <table:table-cell office:value-type="float" office:value="20201104.2111" calcext:value-type="float">
            <text:p>20201104.2111</text:p>
          </table:table-cell>
          <table:table-cell office:value-type="float" office:value="11820" calcext:value-type="float">
            <text:p>11820</text:p>
          </table:table-cell>
          <table:table-cell office:value-type="float" office:value="1313" calcext:value-type="float">
            <text:p>1313</text:p>
          </table:table-cell>
          <table:table-cell office:value-type="float" office:value="1048" calcext:value-type="float">
            <text:p>1048</text:p>
          </table:table-cell>
          <table:table-cell office:value-type="float" office:value="157" calcext:value-type="float">
            <text:p>157</text:p>
          </table:table-cell>
          <table:table-cell office:value-type="float" office:value="108" calcext:value-type="float">
            <text:p>108</text:p>
          </table:table-cell>
          <table:table-cell office:value-type="float" office:value="79.8172124904798" calcext:value-type="float">
            <text:p>79.8172124904798</text:p>
          </table:table-cell>
          <table:table-cell office:value-type="float" office:value="11.957349581112" calcext:value-type="float">
            <text:p>11.957349581112</text:p>
          </table:table-cell>
          <table:table-cell office:value-type="float" office:value="8.22543792840823" calcext:value-type="float">
            <text:p>8.22543792840823</text:p>
          </table:table-cell>
          <table:table-cell office:value-type="float" office:value="0.580194341937961" calcext:value-type="float">
            <text:p>0.580194341937961</text:p>
          </table:table-cell>
          <table:table-cell office:value-type="float" office:value="0.128767035963298" calcext:value-type="float">
            <text:p>0.128767035963298</text:p>
          </table:table-cell>
          <table:table-cell office:value-type="float" office:value="0.356352398342683" calcext:value-type="float">
            <text:p>0.356352398342683</text:p>
          </table:table-cell>
          <table:table-cell office:value-type="float" office:value="37.7229989835746" calcext:value-type="float">
            <text:p>37.7229989835746</text:p>
          </table:table-cell>
          <table:table-cell office:value-type="float" office:value="89.7413720663577" calcext:value-type="float">
            <text:p>89.7413720663577</text:p>
          </table:table-cell>
          <table:table-cell office:value-type="float" office:value="919.402310857058" calcext:value-type="float">
            <text:p>919.402310857058</text:p>
          </table:table-cell>
          <table:table-cell office:value-type="float" office:value="39311.9644796221" calcext:value-type="float">
            <text:p>39311.9644796221</text:p>
          </table:table-cell>
          <table:table-cell office:value-type="float" office:value="-38392.562168765" calcext:value-type="float">
            <text:p>-38392.562168765</text:p>
          </table:table-cell>
          <table:table-cell office:value-type="float" office:value="0.700230244369427" calcext:value-type="float">
            <text:p>0.700230244369427</text:p>
          </table:table-cell>
          <table:table-cell office:value-type="float" office:value="32.6240369125495" calcext:value-type="float">
            <text:p>32.6240369125495</text:p>
          </table:table-cell>
          <table:table-cell office:value-type="float" office:value="-31.8610474429585" calcext:value-type="float">
            <text:p>-31.8610474429585</text:p>
          </table:table-cell>
          <table:table-cell office:value-type="float" office:value="559.31118494787" calcext:value-type="float">
            <text:p>559.31118494787</text:p>
          </table:table-cell>
          <table:table-cell office:value-type="float" office:value="0.464158659707776" calcext:value-type="float">
            <text:p>0.464158659707776</text:p>
          </table:table-cell>
          <table:table-cell office:value-type="float" office:value="66.2865769423829" calcext:value-type="float">
            <text:p>66.2865769423829</text:p>
          </table:table-cell>
          <table:table-cell office:value-type="float" office:value="0.945147679324894" calcext:value-type="float">
            <text:p>0.945147679324894</text:p>
          </table:table-cell>
          <table:table-cell office:value-type="float" office:value="896" calcext:value-type="float">
            <text:p>896</text:p>
          </table:table-cell>
          <table:table-cell office:value-type="float" office:value="0.408560311284047" calcext:value-type="float">
            <text:p>0.408560311284047</text:p>
          </table:table-cell>
          <table:table-cell office:value-type="float" office:value="105" calcext:value-type="float">
            <text:p>105</text:p>
          </table:table-cell>
          <table:table-cell office:value-type="float" office:value="0.591439688715953" calcext:value-type="float">
            <text:p>0.591439688715953</text:p>
          </table:table-cell>
          <table:table-cell office:value-type="float" office:value="152" calcext:value-type="float">
            <text:p>152</text:p>
          </table:table-cell>
          <table:table-cell office:value-type="float" office:value="0.0548523206751055" calcext:value-type="float">
            <text:p>0.054852320675106</text:p>
          </table:table-cell>
          <table:table-cell office:value-type="float" office:value="52" calcext:value-type="float">
            <text:p>52</text:p>
          </table:table-cell>
          <table:table-cell office:value-type="float" office:value="0.895104895104895" calcext:value-type="float">
            <text:p>0.895104895104895</text:p>
          </table:table-cell>
          <table:table-cell office:value-type="float" office:value="0.945147679324894" calcext:value-type="float">
            <text:p>0.945147679324894</text:p>
          </table:table-cell>
          <table:table-cell office:value-type="float" office:value="0.919445869676757" calcext:value-type="float">
            <text:p>0.919445869676757</text:p>
          </table:table-cell>
          <table:table-cell office:value-type="float" office:value="0.586109893739313" calcext:value-type="float">
            <text:p>0.586109893739313</text:p>
          </table:table-cell>
          <table:table-cell office:value-type="float" office:value="0.864691895026823" calcext:value-type="float">
            <text:p>0.864691895026823</text:p>
          </table:table-cell>
          <table:table-cell office:value-type="float" office:value="0.908615197272197" calcext:value-type="float">
            <text:p>0.908615197272197</text:p>
          </table:table-cell>
          <table:table-cell office:value-type="float" office:value="0.869709543568465" calcext:value-type="float">
            <text:p>0.869709543568465</text:p>
          </table:table-cell>
          <table:table-cell office:value-type="float" office:value="0.333122175527617" calcext:value-type="float">
            <text:p>0.333122175527617</text:p>
          </table:table-cell>
          <table:table-cell office:value-type="float" office:value="0.666877824472383" calcext:value-type="float">
            <text:p>0.666877824472383</text:p>
          </table:table-cell>
          <table:table-cell office:value-type="float" office:value="0.130290456431535" calcext:value-type="float">
            <text:p>0.130290456431535</text:p>
          </table:table-cell>
          <table:table-cell office:value-type="float" office:value="0.863111731649686" calcext:value-type="float">
            <text:p>0.863111731649686</text:p>
          </table:table-cell>
          <table:table-cell office:value-type="float" office:value="0.869709543568465" calcext:value-type="float">
            <text:p>0.869709543568465</text:p>
          </table:table-cell>
          <table:table-cell office:value-type="float" office:value="0.863991484384648" calcext:value-type="float">
            <text:p>0.863991484384648</text:p>
          </table:table-cell>
          <table:table-cell office:value-type="float" office:value="0.586109893739313" calcext:value-type="float">
            <text:p>0.586109893739313</text:p>
          </table:table-cell>
          <table:table-cell office:value-type="float" office:value="0.864199596071899" calcext:value-type="float">
            <text:p>0.864199596071899</text:p>
          </table:table-cell>
          <table:table-cell office:value-type="float" office:value="0.880011723901169" calcext:value-type="float">
            <text:p>0.880011723901169</text:p>
          </table:table-cell>
          <table:table-cell office:value-type="float" office:value="0.789440939176773" calcext:value-type="float">
            <text:p>0.789440939176773</text:p>
          </table:table-cell>
          <table:table-cell office:value-type="float" office:value="0.869709543568465" calcext:value-type="float">
            <text:p>0.869709543568465</text:p>
          </table:table-cell>
          <table:table-cell office:value-type="float" office:value="0.001" calcext:value-type="float">
            <text:p>0.001</text:p>
          </table:table-cell>
          <table:table-cell office:value-type="float" office:value="2027.492" calcext:value-type="float">
            <text:p>2027.492</text:p>
          </table:table-cell>
          <table:table-cell office:value-type="float" office:value="0" calcext:value-type="float">
            <text:p>0</text:p>
          </table:table-cell>
          <table:table-cell office:value-type="float" office:value="2019.62" calcext:value-type="float">
            <text:p>2019.62</text:p>
          </table:table-cell>
          <table:table-cell office:value-type="float" office:value="0" calcext:value-type="float">
            <text:p>0</text:p>
          </table:table-cell>
          <table:table-cell office:value-type="float" office:value="2019620" calcext:value-type="float">
            <text:p>2019620</text:p>
          </table:table-cell>
          <table:table-cell office:value-type="float" office:value="76669383" calcext:value-type="float">
            <text:p>76669383</text:p>
          </table:table-cell>
          <table:table-cell office:value-type="float" office:value="76127884" calcext:value-type="float">
            <text:p>76127884</text:p>
          </table:table-cell>
          <table:table-cell office:value-type="float" office:value="8494325" calcext:value-type="float">
            <text:p>8494325</text:p>
          </table:table-cell>
          <table:table-cell office:value-type="float" office:value="80.5026656511805" calcext:value-type="float">
            <text:p>80.5026656511805</text:p>
          </table:table-cell>
          <table:table-cell office:value-type="float" office:value="46.3823305407464" calcext:value-type="float">
            <text:p>46.3823305407464</text:p>
          </table:table-cell>
          <table:table-cell table:number-columns-repeated="14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fla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ka.classifiers.lazy.KStar</text:p>
          </table:table-cell>
          <table:table-cell office:value-type="string" calcext:value-type="string">
            <text:p>'-B 20 -M a'</text:p>
          </table:table-cell>
          <table:table-cell office:value-type="float" office:value="3.32458330800479E+017" calcext:value-type="float">
            <text:p>3.32458330800479E+017</text:p>
          </table:table-cell>
          <table:table-cell office:value-type="float" office:value="20201104.2145" calcext:value-type="float">
            <text:p>20201104.2145</text:p>
          </table:table-cell>
          <table:table-cell office:value-type="float" office:value="11820" calcext:value-type="float">
            <text:p>11820</text:p>
          </table:table-cell>
          <table:table-cell office:value-type="float" office:value="1313" calcext:value-type="float">
            <text:p>1313</text:p>
          </table:table-cell>
          <table:table-cell office:value-type="float" office:value="1022" calcext:value-type="float">
            <text:p>1022</text:p>
          </table:table-cell>
          <table:table-cell office:value-type="float" office:value="165" calcext:value-type="float">
            <text:p>165</text:p>
          </table:table-cell>
          <table:table-cell office:value-type="float" office:value="126" calcext:value-type="float">
            <text:p>126</text:p>
          </table:table-cell>
          <table:table-cell office:value-type="float" office:value="77.8370144706778" calcext:value-type="float">
            <text:p>77.8370144706778</text:p>
          </table:table-cell>
          <table:table-cell office:value-type="float" office:value="12.5666412795126" calcext:value-type="float">
            <text:p>12.5666412795126</text:p>
          </table:table-cell>
          <table:table-cell office:value-type="float" office:value="9.5963442498096" calcext:value-type="float">
            <text:p>9.5963442498096</text:p>
          </table:table-cell>
          <table:table-cell office:value-type="float" office:value="0.543705108461916" calcext:value-type="float">
            <text:p>0.543705108461916</text:p>
          </table:table-cell>
          <table:table-cell office:value-type="float" office:value="0.137167071932076" calcext:value-type="float">
            <text:p>0.137167071932076</text:p>
          </table:table-cell>
          <table:table-cell office:value-type="float" office:value="0.367037892814062" calcext:value-type="float">
            <text:p>0.367037892814062</text:p>
          </table:table-cell>
          <table:table-cell office:value-type="float" office:value="40.9656318405581" calcext:value-type="float">
            <text:p>40.9656318405581</text:p>
          </table:table-cell>
          <table:table-cell office:value-type="float" office:value="93.5577810159616" calcext:value-type="float">
            <text:p>93.5577810159616</text:p>
          </table:table-cell>
          <table:table-cell office:value-type="float" office:value="899.899856425765" calcext:value-type="float">
            <text:p>899.899856425765</text:p>
          </table:table-cell>
          <table:table-cell office:value-type="float" office:value="41592.9395090158" calcext:value-type="float">
            <text:p>41592.9395090158</text:p>
          </table:table-cell>
          <table:table-cell office:value-type="float" office:value="-40693.03965259" calcext:value-type="float">
            <text:p>-40693.03965259</text:p>
          </table:table-cell>
          <table:table-cell office:value-type="float" office:value="0.685376889890148" calcext:value-type="float">
            <text:p>0.685376889890148</text:p>
          </table:table-cell>
          <table:table-cell office:value-type="float" office:value="35.0403871179577" calcext:value-type="float">
            <text:p>35.0403871179577</text:p>
          </table:table-cell>
          <table:table-cell office:value-type="float" office:value="-34.2822575000758" calcext:value-type="float">
            <text:p>-34.2822575000758</text:p>
          </table:table-cell>
          <table:table-cell office:value-type="float" office:value="522.711346788349" calcext:value-type="float">
            <text:p>522.711346788349</text:p>
          </table:table-cell>
          <table:table-cell office:value-type="float" office:value="0.440363392408045" calcext:value-type="float">
            <text:p>0.440363392408045</text:p>
          </table:table-cell>
          <table:table-cell office:value-type="float" office:value="64.2512753061496" calcext:value-type="float">
            <text:p>64.2512753061496</text:p>
          </table:table-cell>
          <table:table-cell office:value-type="float" office:value="0.94136460554371" calcext:value-type="float">
            <text:p>0.94136460554371</text:p>
          </table:table-cell>
          <table:table-cell office:value-type="float" office:value="883" calcext:value-type="float">
            <text:p>883</text:p>
          </table:table-cell>
          <table:table-cell office:value-type="float" office:value="0.441767068273092" calcext:value-type="float">
            <text:p>0.441767068273092</text:p>
          </table:table-cell>
          <table:table-cell office:value-type="float" office:value="110" calcext:value-type="float">
            <text:p>110</text:p>
          </table:table-cell>
          <table:table-cell office:value-type="float" office:value="0.558232931726908" calcext:value-type="float">
            <text:p>0.558232931726908</text:p>
          </table:table-cell>
          <table:table-cell office:value-type="float" office:value="139" calcext:value-type="float">
            <text:p>139</text:p>
          </table:table-cell>
          <table:table-cell office:value-type="float" office:value="0.05863539445629" calcext:value-type="float">
            <text:p>0.05863539445629</text:p>
          </table:table-cell>
          <table:table-cell office:value-type="float" office:value="55" calcext:value-type="float">
            <text:p>55</text:p>
          </table:table-cell>
          <table:table-cell office:value-type="float" office:value="0.889224572004028" calcext:value-type="float">
            <text:p>0.889224572004028</text:p>
          </table:table-cell>
          <table:table-cell office:value-type="float" office:value="0.94136460554371" calcext:value-type="float">
            <text:p>0.94136460554371</text:p>
          </table:table-cell>
          <table:table-cell office:value-type="float" office:value="0.914552045572242" calcext:value-type="float">
            <text:p>0.914552045572242</text:p>
          </table:table-cell>
          <table:table-cell office:value-type="float" office:value="0.550105380079557" calcext:value-type="float">
            <text:p>0.550105380079557</text:p>
          </table:table-cell>
          <table:table-cell office:value-type="float" office:value="0.853681310714804" calcext:value-type="float">
            <text:p>0.853681310714804</text:p>
          </table:table-cell>
          <table:table-cell office:value-type="float" office:value="0.902070176619336" calcext:value-type="float">
            <text:p>0.902070176619336</text:p>
          </table:table-cell>
          <table:table-cell office:value-type="float" office:value="0.860994102780118" calcext:value-type="float">
            <text:p>0.860994102780118</text:p>
          </table:table-cell>
          <table:table-cell office:value-type="float" office:value="0.3613965655095" calcext:value-type="float">
            <text:p>0.3613965655095</text:p>
          </table:table-cell>
          <table:table-cell office:value-type="float" office:value="0.6386034344905" calcext:value-type="float">
            <text:p>0.6386034344905</text:p>
          </table:table-cell>
          <table:table-cell office:value-type="float" office:value="0.139005897219882" calcext:value-type="float">
            <text:p>0.139005897219882</text:p>
          </table:table-cell>
          <table:table-cell office:value-type="float" office:value="0.852990619237257" calcext:value-type="float">
            <text:p>0.852990619237257</text:p>
          </table:table-cell>
          <table:table-cell office:value-type="float" office:value="0.860994102780118" calcext:value-type="float">
            <text:p>0.860994102780118</text:p>
          </table:table-cell>
          <table:table-cell office:value-type="float" office:value="0.854344696790125" calcext:value-type="float">
            <text:p>0.854344696790125</text:p>
          </table:table-cell>
          <table:table-cell office:value-type="float" office:value="0.550105380079557" calcext:value-type="float">
            <text:p>0.550105380079557</text:p>
          </table:table-cell>
          <table:table-cell office:value-type="float" office:value="0.853712942357146" calcext:value-type="float">
            <text:p>0.853712942357146</text:p>
          </table:table-cell>
          <table:table-cell office:value-type="float" office:value="0.869816723353482" calcext:value-type="float">
            <text:p>0.869816723353482</text:p>
          </table:table-cell>
          <table:table-cell office:value-type="float" office:value="0.771045774479124" calcext:value-type="float">
            <text:p>0.771045774479124</text:p>
          </table:table-cell>
          <table:table-cell office:value-type="float" office:value="0.860994102780118" calcext:value-type="float">
            <text:p>0.860994102780118</text:p>
          </table:table-cell>
          <table:table-cell office:value-type="float" office:value="0.002" calcext:value-type="float">
            <text:p>0.002</text:p>
          </table:table-cell>
          <table:table-cell office:value-type="float" office:value="2032.474" calcext:value-type="float">
            <text:p>2032.474</text:p>
          </table:table-cell>
          <table:table-cell office:value-type="float" office:value="0" calcext:value-type="float">
            <text:p>0</text:p>
          </table:table-cell>
          <table:table-cell office:value-type="float" office:value="2024.81" calcext:value-type="float">
            <text:p>2024.81</text:p>
          </table:table-cell>
          <table:table-cell office:value-type="float" office:value="0" calcext:value-type="float">
            <text:p>0</text:p>
          </table:table-cell>
          <table:table-cell office:value-type="float" office:value="2024810" calcext:value-type="float">
            <text:p>2024810</text:p>
          </table:table-cell>
          <table:table-cell office:value-type="float" office:value="76687245" calcext:value-type="float">
            <text:p>76687245</text:p>
          </table:table-cell>
          <table:table-cell office:value-type="float" office:value="76127884" calcext:value-type="float">
            <text:p>76127884</text:p>
          </table:table-cell>
          <table:table-cell office:value-type="float" office:value="8494325" calcext:value-type="float">
            <text:p>8494325</text:p>
          </table:table-cell>
          <table:table-cell office:value-type="float" office:value="78.4463061690784" calcext:value-type="float">
            <text:p>78.4463061690784</text:p>
          </table:table-cell>
          <table:table-cell office:value-type="float" office:value="45.7349581111957" calcext:value-type="float">
            <text:p>45.7349581111957</text:p>
          </table:table-cell>
          <table:table-cell table:number-columns-repeated="14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flag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ka.classifiers.lazy.KStar</text:p>
          </table:table-cell>
          <table:table-cell office:value-type="string" calcext:value-type="string">
            <text:p>'-B 20 -M a'</text:p>
          </table:table-cell>
          <table:table-cell office:value-type="float" office:value="3.32458330800479E+017" calcext:value-type="float">
            <text:p>3.32458330800479E+017</text:p>
          </table:table-cell>
          <table:table-cell office:value-type="float" office:value="20201104.2219" calcext:value-type="float">
            <text:p>20201104.2219</text:p>
          </table:table-cell>
          <table:table-cell office:value-type="float" office:value="11820" calcext:value-type="float">
            <text:p>11820</text:p>
          </table:table-cell>
          <table:table-cell office:value-type="float" office:value="1313" calcext:value-type="float">
            <text:p>1313</text:p>
          </table:table-cell>
          <table:table-cell office:value-type="float" office:value="1039" calcext:value-type="float">
            <text:p>1039</text:p>
          </table:table-cell>
          <table:table-cell office:value-type="float" office:value="144" calcext:value-type="float">
            <text:p>144</text:p>
          </table:table-cell>
          <table:table-cell office:value-type="float" office:value="130" calcext:value-type="float">
            <text:p>130</text:p>
          </table:table-cell>
          <table:table-cell office:value-type="float" office:value="79.1317593297791" calcext:value-type="float">
            <text:p>79.1317593297791</text:p>
          </table:table-cell>
          <table:table-cell office:value-type="float" office:value="10.967250571211" calcext:value-type="float">
            <text:p>10.967250571211</text:p>
          </table:table-cell>
          <table:table-cell office:value-type="float" office:value="9.9009900990099" calcext:value-type="float">
            <text:p>9.9009900990099</text:p>
          </table:table-cell>
          <table:table-cell office:value-type="float" office:value="0.61648153234485" calcext:value-type="float">
            <text:p>0.61648153234485</text:p>
          </table:table-cell>
          <table:table-cell office:value-type="float" office:value="0.119943365913965" calcext:value-type="float">
            <text:p>0.119943365913965</text:p>
          </table:table-cell>
          <table:table-cell office:value-type="float" office:value="0.343884177843823" calcext:value-type="float">
            <text:p>0.343884177843823</text:p>
          </table:table-cell>
          <table:table-cell office:value-type="float" office:value="36.2816040711419" calcext:value-type="float">
            <text:p>36.2816040711419</text:p>
          </table:table-cell>
          <table:table-cell office:value-type="float" office:value="88.7096781756638" calcext:value-type="float">
            <text:p>88.7096781756638</text:p>
          </table:table-cell>
          <table:table-cell office:value-type="float" office:value="884.167006259256" calcext:value-type="float">
            <text:p>884.167006259256</text:p>
          </table:table-cell>
          <table:table-cell office:value-type="float" office:value="39622.0935090024" calcext:value-type="float">
            <text:p>39622.0935090024</text:p>
          </table:table-cell>
          <table:table-cell office:value-type="float" office:value="-38737.9265027431" calcext:value-type="float">
            <text:p>-38737.9265027431</text:p>
          </table:table-cell>
          <table:table-cell office:value-type="float" office:value="0.673394521141855" calcext:value-type="float">
            <text:p>0.673394521141855</text:p>
          </table:table-cell>
          <table:table-cell office:value-type="float" office:value="33.4928939213883" calcext:value-type="float">
            <text:p>33.4928939213883</text:p>
          </table:table-cell>
          <table:table-cell office:value-type="float" office:value="-32.7455000023188" calcext:value-type="float">
            <text:p>-32.7455000023188</text:p>
          </table:table-cell>
          <table:table-cell office:value-type="float" office:value="554.701088270626" calcext:value-type="float">
            <text:p>554.701088270626</text:p>
          </table:table-cell>
          <table:table-cell office:value-type="float" office:value="0.468893565740174" calcext:value-type="float">
            <text:p>0.468893565740174</text:p>
          </table:table-cell>
          <table:table-cell office:value-type="float" office:value="69.6313306715186" calcext:value-type="float">
            <text:p>69.6313306715186</text:p>
          </table:table-cell>
          <table:table-cell office:value-type="float" office:value="0.929025423728814" calcext:value-type="float">
            <text:p>0.929025423728814</text:p>
          </table:table-cell>
          <table:table-cell office:value-type="float" office:value="877" calcext:value-type="float">
            <text:p>877</text:p>
          </table:table-cell>
          <table:table-cell office:value-type="float" office:value="0.322175732217573" calcext:value-type="float">
            <text:p>0.322175732217573</text:p>
          </table:table-cell>
          <table:table-cell office:value-type="float" office:value="77" calcext:value-type="float">
            <text:p>77</text:p>
          </table:table-cell>
          <table:table-cell office:value-type="float" office:value="0.677824267782427" calcext:value-type="float">
            <text:p>0.677824267782427</text:p>
          </table:table-cell>
          <table:table-cell office:value-type="float" office:value="162" calcext:value-type="float">
            <text:p>162</text:p>
          </table:table-cell>
          <table:table-cell office:value-type="float" office:value="0.0709745762711865" calcext:value-type="float">
            <text:p>0.070974576271187</text:p>
          </table:table-cell>
          <table:table-cell office:value-type="float" office:value="67" calcext:value-type="float">
            <text:p>67</text:p>
          </table:table-cell>
          <table:table-cell office:value-type="float" office:value="0.919287211740042" calcext:value-type="float">
            <text:p>0.919287211740042</text:p>
          </table:table-cell>
          <table:table-cell office:value-type="float" office:value="0.929025423728814" calcext:value-type="float">
            <text:p>0.929025423728814</text:p>
          </table:table-cell>
          <table:table-cell office:value-type="float" office:value="0.924130663856691" calcext:value-type="float">
            <text:p>0.924130663856691</text:p>
          </table:table-cell>
          <table:table-cell office:value-type="float" office:value="0.616700292776977" calcext:value-type="float">
            <text:p>0.616700292776977</text:p>
          </table:table-cell>
          <table:table-cell office:value-type="float" office:value="0.885682180658257" calcext:value-type="float">
            <text:p>0.885682180658257</text:p>
          </table:table-cell>
          <table:table-cell office:value-type="float" office:value="0.922620272642592" calcext:value-type="float">
            <text:p>0.922620272642592</text:p>
          </table:table-cell>
          <table:table-cell office:value-type="float" office:value="0.878275570583263" calcext:value-type="float">
            <text:p>0.878275570583263</text:p>
          </table:table-cell>
          <table:table-cell office:value-type="float" office:value="0.271425879072023" calcext:value-type="float">
            <text:p>0.271425879072023</text:p>
          </table:table-cell>
          <table:table-cell office:value-type="float" office:value="0.728574120927977" calcext:value-type="float">
            <text:p>0.728574120927977</text:p>
          </table:table-cell>
          <table:table-cell office:value-type="float" office:value="0.121724429416737" calcext:value-type="float">
            <text:p>0.121724429416737</text:p>
          </table:table-cell>
          <table:table-cell office:value-type="float" office:value="0.876484669222705" calcext:value-type="float">
            <text:p>0.876484669222705</text:p>
          </table:table-cell>
          <table:table-cell office:value-type="float" office:value="0.878275570583263" calcext:value-type="float">
            <text:p>0.878275570583263</text:p>
          </table:table-cell>
          <table:table-cell office:value-type="float" office:value="0.877295760897933" calcext:value-type="float">
            <text:p>0.877295760897933</text:p>
          </table:table-cell>
          <table:table-cell office:value-type="float" office:value="0.616700292776977" calcext:value-type="float">
            <text:p>0.616700292776977</text:p>
          </table:table-cell>
          <table:table-cell office:value-type="float" office:value="0.884783786940577" calcext:value-type="float">
            <text:p>0.884783786940577</text:p>
          </table:table-cell>
          <table:table-cell office:value-type="float" office:value="0.891184065872848" calcext:value-type="float">
            <text:p>0.891184065872848</text:p>
          </table:table-cell>
          <table:table-cell office:value-type="float" office:value="0.808219178082192" calcext:value-type="float">
            <text:p>0.808219178082192</text:p>
          </table:table-cell>
          <table:table-cell office:value-type="float" office:value="0.878275570583263" calcext:value-type="float">
            <text:p>0.878275570583263</text:p>
          </table:table-cell>
          <table:table-cell office:value-type="float" office:value="0.002" calcext:value-type="float">
            <text:p>0.002</text:p>
          </table:table-cell>
          <table:table-cell office:value-type="float" office:value="2026.351" calcext:value-type="float">
            <text:p>2026.351</text:p>
          </table:table-cell>
          <table:table-cell office:value-type="float" office:value="0" calcext:value-type="float">
            <text:p>0</text:p>
          </table:table-cell>
          <table:table-cell office:value-type="float" office:value="2018.59" calcext:value-type="float">
            <text:p>2018.59</text:p>
          </table:table-cell>
          <table:table-cell office:value-type="float" office:value="0" calcext:value-type="float">
            <text:p>0</text:p>
          </table:table-cell>
          <table:table-cell office:value-type="float" office:value="2018590" calcext:value-type="float">
            <text:p>2018590</text:p>
          </table:table-cell>
          <table:table-cell office:value-type="float" office:value="76671801" calcext:value-type="float">
            <text:p>76671801</text:p>
          </table:table-cell>
          <table:table-cell office:value-type="float" office:value="76127884" calcext:value-type="float">
            <text:p>76127884</text:p>
          </table:table-cell>
          <table:table-cell office:value-type="float" office:value="8494325" calcext:value-type="float">
            <text:p>8494325</text:p>
          </table:table-cell>
          <table:table-cell office:value-type="float" office:value="79.7410510281797" calcext:value-type="float">
            <text:p>79.7410510281797</text:p>
          </table:table-cell>
          <table:table-cell office:value-type="float" office:value="45.3922315308454" calcext:value-type="float">
            <text:p>45.3922315308454</text:p>
          </table:table-cell>
          <table:table-cell table:number-columns-repeated="14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fla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eka.classifiers.lazy.KStar</text:p>
          </table:table-cell>
          <table:table-cell office:value-type="string" calcext:value-type="string">
            <text:p>'-B 20 -M a'</text:p>
          </table:table-cell>
          <table:table-cell office:value-type="float" office:value="3.32458330800479E+017" calcext:value-type="float">
            <text:p>3.32458330800479E+017</text:p>
          </table:table-cell>
          <table:table-cell office:value-type="float" office:value="20201104.2253" calcext:value-type="float">
            <text:p>20201104.2253</text:p>
          </table:table-cell>
          <table:table-cell office:value-type="float" office:value="11820" calcext:value-type="float">
            <text:p>11820</text:p>
          </table:table-cell>
          <table:table-cell office:value-type="float" office:value="1313" calcext:value-type="float">
            <text:p>1313</text:p>
          </table:table-cell>
          <table:table-cell office:value-type="float" office:value="1037" calcext:value-type="float">
            <text:p>1037</text:p>
          </table:table-cell>
          <table:table-cell office:value-type="float" office:value="167" calcext:value-type="float">
            <text:p>167</text:p>
          </table:table-cell>
          <table:table-cell office:value-type="float" office:value="109" calcext:value-type="float">
            <text:p>109</text:p>
          </table:table-cell>
          <table:table-cell office:value-type="float" office:value="78.979436405179" calcext:value-type="float">
            <text:p>78.979436405179</text:p>
          </table:table-cell>
          <table:table-cell office:value-type="float" office:value="12.7189642041127" calcext:value-type="float">
            <text:p>12.7189642041127</text:p>
          </table:table-cell>
          <table:table-cell office:value-type="float" office:value="8.3015993907083" calcext:value-type="float">
            <text:p>8.3015993907083</text:p>
          </table:table-cell>
          <table:table-cell office:value-type="float" office:value="0.565652812581008" calcext:value-type="float">
            <text:p>0.565652812581008</text:p>
          </table:table-cell>
          <table:table-cell office:value-type="float" office:value="0.138378594580553" calcext:value-type="float">
            <text:p>0.138378594580553</text:p>
          </table:table-cell>
          <table:table-cell office:value-type="float" office:value="0.369334080948549" calcext:value-type="float">
            <text:p>0.369334080948549</text:p>
          </table:table-cell>
          <table:table-cell office:value-type="float" office:value="40.4026534179626" calcext:value-type="float">
            <text:p>40.4026534179626</text:p>
          </table:table-cell>
          <table:table-cell office:value-type="float" office:value="92.628852952538" calcext:value-type="float">
            <text:p>92.628852952538</text:p>
          </table:table-cell>
          <table:table-cell office:value-type="float" office:value="924.480447330754" calcext:value-type="float">
            <text:p>924.480447330754</text:p>
          </table:table-cell>
          <table:table-cell office:value-type="float" office:value="49514.4139681128" calcext:value-type="float">
            <text:p>49514.4139681128</text:p>
          </table:table-cell>
          <table:table-cell office:value-type="float" office:value="-48589.9335207821" calcext:value-type="float">
            <text:p>-48589.9335207821</text:p>
          </table:table-cell>
          <table:table-cell office:value-type="float" office:value="0.704097827365388" calcext:value-type="float">
            <text:p>0.704097827365388</text:p>
          </table:table-cell>
          <table:table-cell office:value-type="float" office:value="41.1249285449442" calcext:value-type="float">
            <text:p>41.1249285449442</text:p>
          </table:table-cell>
          <table:table-cell office:value-type="float" office:value="-40.3570876418456" calcext:value-type="float">
            <text:p>-40.3570876418456</text:p>
          </table:table-cell>
          <table:table-cell office:value-type="float" office:value="537.789981887098" calcext:value-type="float">
            <text:p>537.789981887098</text:p>
          </table:table-cell>
          <table:table-cell office:value-type="float" office:value="0.446669420172008" calcext:value-type="float">
            <text:p>0.446669420172008</text:p>
          </table:table-cell>
          <table:table-cell office:value-type="float" office:value="63.4385454423809" calcext:value-type="float">
            <text:p>63.4385454423809</text:p>
          </table:table-cell>
          <table:table-cell office:value-type="float" office:value="0.934252386002121" calcext:value-type="float">
            <text:p>0.934252386002121</text:p>
          </table:table-cell>
          <table:table-cell office:value-type="float" office:value="881" calcext:value-type="float">
            <text:p>881</text:p>
          </table:table-cell>
          <table:table-cell office:value-type="float" office:value="0.402298850574713" calcext:value-type="float">
            <text:p>0.402298850574713</text:p>
          </table:table-cell>
          <table:table-cell office:value-type="float" office:value="105" calcext:value-type="float">
            <text:p>105</text:p>
          </table:table-cell>
          <table:table-cell office:value-type="float" office:value="0.597701149425287" calcext:value-type="float">
            <text:p>0.597701149425287</text:p>
          </table:table-cell>
          <table:table-cell office:value-type="float" office:value="156" calcext:value-type="float">
            <text:p>156</text:p>
          </table:table-cell>
          <table:table-cell office:value-type="float" office:value="0.0657476139978791" calcext:value-type="float">
            <text:p>0.065747613997879</text:p>
          </table:table-cell>
          <table:table-cell office:value-type="float" office:value="62" calcext:value-type="float">
            <text:p>62</text:p>
          </table:table-cell>
          <table:table-cell office:value-type="float" office:value="0.893509127789047" calcext:value-type="float">
            <text:p>0.893509127789047</text:p>
          </table:table-cell>
          <table:table-cell office:value-type="float" office:value="0.934252386002121" calcext:value-type="float">
            <text:p>0.934252386002121</text:p>
          </table:table-cell>
          <table:table-cell office:value-type="float" office:value="0.913426645930534" calcext:value-type="float">
            <text:p>0.913426645930534</text:p>
          </table:table-cell>
          <table:table-cell office:value-type="float" office:value="0.569223859184963" calcext:value-type="float">
            <text:p>0.569223859184963</text:p>
          </table:table-cell>
          <table:table-cell office:value-type="float" office:value="0.850516166449181" calcext:value-type="float">
            <text:p>0.850516166449181</text:p>
          </table:table-cell>
          <table:table-cell office:value-type="float" office:value="0.899798717454332" calcext:value-type="float">
            <text:p>0.899798717454332</text:p>
          </table:table-cell>
          <table:table-cell office:value-type="float" office:value="0.861295681063123" calcext:value-type="float">
            <text:p>0.861295681063123</text:p>
          </table:table-cell>
          <table:table-cell office:value-type="float" office:value="0.329342145635715" calcext:value-type="float">
            <text:p>0.329342145635715</text:p>
          </table:table-cell>
          <table:table-cell office:value-type="float" office:value="0.670657854364285" calcext:value-type="float">
            <text:p>0.670657854364285</text:p>
          </table:table-cell>
          <table:table-cell office:value-type="float" office:value="0.138704318936877" calcext:value-type="float">
            <text:p>0.138704318936877</text:p>
          </table:table-cell>
          <table:table-cell office:value-type="float" office:value="0.854941652580487" calcext:value-type="float">
            <text:p>0.854941652580487</text:p>
          </table:table-cell>
          <table:table-cell office:value-type="float" office:value="0.861295681063123" calcext:value-type="float">
            <text:p>0.861295681063123</text:p>
          </table:table-cell>
          <table:table-cell office:value-type="float" office:value="0.856615865845381" calcext:value-type="float">
            <text:p>0.856615865845381</text:p>
          </table:table-cell>
          <table:table-cell office:value-type="float" office:value="0.569223859184963" calcext:value-type="float">
            <text:p>0.569223859184963</text:p>
          </table:table-cell>
          <table:table-cell office:value-type="float" office:value="0.847848644530797" calcext:value-type="float">
            <text:p>0.847848644530797</text:p>
          </table:table-cell>
          <table:table-cell office:value-type="float" office:value="0.864001156979042" calcext:value-type="float">
            <text:p>0.864001156979042</text:p>
          </table:table-cell>
          <table:table-cell office:value-type="float" office:value="0.782391819833743" calcext:value-type="float">
            <text:p>0.782391819833743</text:p>
          </table:table-cell>
          <table:table-cell office:value-type="float" office:value="0.861295681063123" calcext:value-type="float">
            <text:p>0.861295681063123</text:p>
          </table:table-cell>
          <table:table-cell office:value-type="float" office:value="0.001" calcext:value-type="float">
            <text:p>0.001</text:p>
          </table:table-cell>
          <table:table-cell office:value-type="float" office:value="2025.404" calcext:value-type="float">
            <text:p>2025.404</text:p>
          </table:table-cell>
          <table:table-cell office:value-type="float" office:value="0" calcext:value-type="float">
            <text:p>0</text:p>
          </table:table-cell>
          <table:table-cell office:value-type="float" office:value="2017.82" calcext:value-type="float">
            <text:p>2017.82</text:p>
          </table:table-cell>
          <table:table-cell office:value-type="float" office:value="0" calcext:value-type="float">
            <text:p>0</text:p>
          </table:table-cell>
          <table:table-cell office:value-type="float" office:value="2017820" calcext:value-type="float">
            <text:p>2017820</text:p>
          </table:table-cell>
          <table:table-cell office:value-type="float" office:value="76670514" calcext:value-type="float">
            <text:p>76670514</text:p>
          </table:table-cell>
          <table:table-cell office:value-type="float" office:value="76127884" calcext:value-type="float">
            <text:p>76127884</text:p>
          </table:table-cell>
          <table:table-cell office:value-type="float" office:value="8494325" calcext:value-type="float">
            <text:p>8494325</text:p>
          </table:table-cell>
          <table:table-cell office:value-type="float" office:value="79.4364051789794" calcext:value-type="float">
            <text:p>79.4364051789794</text:p>
          </table:table-cell>
          <table:table-cell office:value-type="float" office:value="46.2680883472963" calcext:value-type="float">
            <text:p>46.2680883472963</text:p>
          </table:table-cell>
          <table:table-cell table:number-columns-repeated="14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fla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eka.classifiers.lazy.KStar</text:p>
          </table:table-cell>
          <table:table-cell office:value-type="string" calcext:value-type="string">
            <text:p>'-B 20 -M a'</text:p>
          </table:table-cell>
          <table:table-cell office:value-type="float" office:value="3.32458330800479E+017" calcext:value-type="float">
            <text:p>3.32458330800479E+017</text:p>
          </table:table-cell>
          <table:table-cell office:value-type="float" office:value="20201104.2327" calcext:value-type="float">
            <text:p>20201104.2327</text:p>
          </table:table-cell>
          <table:table-cell office:value-type="float" office:value="11820" calcext:value-type="float">
            <text:p>11820</text:p>
          </table:table-cell>
          <table:table-cell office:value-type="float" office:value="1313" calcext:value-type="float">
            <text:p>1313</text:p>
          </table:table-cell>
          <table:table-cell office:value-type="float" office:value="1033" calcext:value-type="float">
            <text:p>1033</text:p>
          </table:table-cell>
          <table:table-cell office:value-type="float" office:value="164" calcext:value-type="float">
            <text:p>164</text:p>
          </table:table-cell>
          <table:table-cell office:value-type="float" office:value="116" calcext:value-type="float">
            <text:p>116</text:p>
          </table:table-cell>
          <table:table-cell office:value-type="float" office:value="78.6747905559787" calcext:value-type="float">
            <text:p>78.6747905559787</text:p>
          </table:table-cell>
          <table:table-cell office:value-type="float" office:value="12.4904798172125" calcext:value-type="float">
            <text:p>12.4904798172125</text:p>
          </table:table-cell>
          <table:table-cell office:value-type="float" office:value="8.83472962680884" calcext:value-type="float">
            <text:p>8.83472962680884</text:p>
          </table:table-cell>
          <table:table-cell office:value-type="float" office:value="0.563783264892539" calcext:value-type="float">
            <text:p>0.563783264892539</text:p>
          </table:table-cell>
          <table:table-cell office:value-type="float" office:value="0.136879512857493" calcext:value-type="float">
            <text:p>0.136879512857493</text:p>
          </table:table-cell>
          <table:table-cell office:value-type="float" office:value="0.36775927953098" calcext:value-type="float">
            <text:p>0.36775927953098</text:p>
          </table:table-cell>
          <table:table-cell office:value-type="float" office:value="40.4606951121067" calcext:value-type="float">
            <text:p>40.4606951121067</text:p>
          </table:table-cell>
          <table:table-cell office:value-type="float" office:value="93.1552851695016" calcext:value-type="float">
            <text:p>93.1552851695016</text:p>
          </table:table-cell>
          <table:table-cell office:value-type="float" office:value="910.118392715606" calcext:value-type="float">
            <text:p>910.118392715606</text:p>
          </table:table-cell>
          <table:table-cell office:value-type="float" office:value="43800.6620628506" calcext:value-type="float">
            <text:p>43800.6620628506</text:p>
          </table:table-cell>
          <table:table-cell office:value-type="float" office:value="-42890.543670135" calcext:value-type="float">
            <text:p>-42890.543670135</text:p>
          </table:table-cell>
          <table:table-cell office:value-type="float" office:value="0.693159476554156" calcext:value-type="float">
            <text:p>0.693159476554156</text:p>
          </table:table-cell>
          <table:table-cell office:value-type="float" office:value="36.5920317985385" calcext:value-type="float">
            <text:p>36.5920317985385</text:p>
          </table:table-cell>
          <table:table-cell office:value-type="float" office:value="-35.8316989725439" calcext:value-type="float">
            <text:p>-35.8316989725439</text:p>
          </table:table-cell>
          <table:table-cell office:value-type="float" office:value="530.482797047505" calcext:value-type="float">
            <text:p>530.482797047505</text:p>
          </table:table-cell>
          <table:table-cell office:value-type="float" office:value="0.44317693988931" calcext:value-type="float">
            <text:p>0.44317693988931</text:p>
          </table:table-cell>
          <table:table-cell office:value-type="float" office:value="63.93578316096" calcext:value-type="float">
            <text:p>63.93578316096</text:p>
          </table:table-cell>
          <table:table-cell office:value-type="float" office:value="0.934322033898305" calcext:value-type="float">
            <text:p>0.934322033898305</text:p>
          </table:table-cell>
          <table:table-cell office:value-type="float" office:value="882" calcext:value-type="float">
            <text:p>882</text:p>
          </table:table-cell>
          <table:table-cell office:value-type="float" office:value="0.403162055335968" calcext:value-type="float">
            <text:p>0.403162055335968</text:p>
          </table:table-cell>
          <table:table-cell office:value-type="float" office:value="102" calcext:value-type="float">
            <text:p>102</text:p>
          </table:table-cell>
          <table:table-cell office:value-type="float" office:value="0.596837944664032" calcext:value-type="float">
            <text:p>0.596837944664032</text:p>
          </table:table-cell>
          <table:table-cell office:value-type="float" office:value="151" calcext:value-type="float">
            <text:p>151</text:p>
          </table:table-cell>
          <table:table-cell office:value-type="float" office:value="0.0656779661016949" calcext:value-type="float">
            <text:p>0.065677966101695</text:p>
          </table:table-cell>
          <table:table-cell office:value-type="float" office:value="62" calcext:value-type="float">
            <text:p>62</text:p>
          </table:table-cell>
          <table:table-cell office:value-type="float" office:value="0.896341463414634" calcext:value-type="float">
            <text:p>0.896341463414634</text:p>
          </table:table-cell>
          <table:table-cell office:value-type="float" office:value="0.934322033898305" calcext:value-type="float">
            <text:p>0.934322033898305</text:p>
          </table:table-cell>
          <table:table-cell office:value-type="float" office:value="0.9149377593361" calcext:value-type="float">
            <text:p>0.9149377593361</text:p>
          </table:table-cell>
          <table:table-cell office:value-type="float" office:value="0.567001557035145" calcext:value-type="float">
            <text:p>0.567001557035145</text:p>
          </table:table-cell>
          <table:table-cell office:value-type="float" office:value="0.853494272872263" calcext:value-type="float">
            <text:p>0.853494272872263</text:p>
          </table:table-cell>
          <table:table-cell office:value-type="float" office:value="0.90165375104683" calcext:value-type="float">
            <text:p>0.90165375104683</text:p>
          </table:table-cell>
          <table:table-cell office:value-type="float" office:value="0.862990810359231" calcext:value-type="float">
            <text:p>0.862990810359231</text:p>
          </table:table-cell>
          <table:table-cell office:value-type="float" office:value="0.331830831796895" calcext:value-type="float">
            <text:p>0.331830831796895</text:p>
          </table:table-cell>
          <table:table-cell office:value-type="float" office:value="0.668169168203105" calcext:value-type="float">
            <text:p>0.668169168203105</text:p>
          </table:table-cell>
          <table:table-cell office:value-type="float" office:value="0.137009189640769" calcext:value-type="float">
            <text:p>0.137009189640769</text:p>
          </table:table-cell>
          <table:table-cell office:value-type="float" office:value="0.856727776921597" calcext:value-type="float">
            <text:p>0.856727776921597</text:p>
          </table:table-cell>
          <table:table-cell office:value-type="float" office:value="0.862990810359231" calcext:value-type="float">
            <text:p>0.862990810359231</text:p>
          </table:table-cell>
          <table:table-cell office:value-type="float" office:value="0.858531844781818" calcext:value-type="float">
            <text:p>0.858531844781818</text:p>
          </table:table-cell>
          <table:table-cell office:value-type="float" office:value="0.567001557035145" calcext:value-type="float">
            <text:p>0.567001557035145</text:p>
          </table:table-cell>
          <table:table-cell office:value-type="float" office:value="0.853587741525289" calcext:value-type="float">
            <text:p>0.853587741525289</text:p>
          </table:table-cell>
          <table:table-cell office:value-type="float" office:value="0.867405799624313" calcext:value-type="float">
            <text:p>0.867405799624313</text:p>
          </table:table-cell>
          <table:table-cell office:value-type="float" office:value="0.781503214431998" calcext:value-type="float">
            <text:p>0.781503214431998</text:p>
          </table:table-cell>
          <table:table-cell office:value-type="float" office:value="0.862990810359231" calcext:value-type="float">
            <text:p>0.862990810359231</text:p>
          </table:table-cell>
          <table:table-cell office:value-type="float" office:value="0.001" calcext:value-type="float">
            <text:p>0.001</text:p>
          </table:table-cell>
          <table:table-cell office:value-type="float" office:value="2033.012" calcext:value-type="float">
            <text:p>2033.012</text:p>
          </table:table-cell>
          <table:table-cell office:value-type="float" office:value="0" calcext:value-type="float">
            <text:p>0</text:p>
          </table:table-cell>
          <table:table-cell office:value-type="float" office:value="2025.97" calcext:value-type="float">
            <text:p>2025.97</text:p>
          </table:table-cell>
          <table:table-cell office:value-type="float" office:value="0" calcext:value-type="float">
            <text:p>0</text:p>
          </table:table-cell>
          <table:table-cell office:value-type="float" office:value="2025970" calcext:value-type="float">
            <text:p>2025970</text:p>
          </table:table-cell>
          <table:table-cell office:value-type="float" office:value="76689507" calcext:value-type="float">
            <text:p>76689507</text:p>
          </table:table-cell>
          <table:table-cell office:value-type="float" office:value="76127884" calcext:value-type="float">
            <text:p>76127884</text:p>
          </table:table-cell>
          <table:table-cell office:value-type="float" office:value="8494325" calcext:value-type="float">
            <text:p>8494325</text:p>
          </table:table-cell>
          <table:table-cell office:value-type="float" office:value="78.979436405179" calcext:value-type="float">
            <text:p>78.979436405179</text:p>
          </table:table-cell>
          <table:table-cell office:value-type="float" office:value="45.963442498096" calcext:value-type="float">
            <text:p>45.963442498096</text:p>
          </table:table-cell>
          <table:table-cell table:number-columns-repeated="14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fla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eka.classifiers.lazy.KStar</text:p>
          </table:table-cell>
          <table:table-cell office:value-type="string" calcext:value-type="string">
            <text:p>'-B 20 -M a'</text:p>
          </table:table-cell>
          <table:table-cell office:value-type="float" office:value="3.32458330800479E+017" calcext:value-type="float">
            <text:p>3.32458330800479E+017</text:p>
          </table:table-cell>
          <table:table-cell office:value-type="float" office:value="20201105.0001" calcext:value-type="float">
            <text:p>20201105.0001</text:p>
          </table:table-cell>
          <table:table-cell office:value-type="float" office:value="11820" calcext:value-type="float">
            <text:p>11820</text:p>
          </table:table-cell>
          <table:table-cell office:value-type="float" office:value="1313" calcext:value-type="float">
            <text:p>1313</text:p>
          </table:table-cell>
          <table:table-cell office:value-type="float" office:value="1047" calcext:value-type="float">
            <text:p>1047</text:p>
          </table:table-cell>
          <table:table-cell office:value-type="float" office:value="147" calcext:value-type="float">
            <text:p>147</text:p>
          </table:table-cell>
          <table:table-cell office:value-type="float" office:value="119" calcext:value-type="float">
            <text:p>119</text:p>
          </table:table-cell>
          <table:table-cell office:value-type="float" office:value="79.7410510281797" calcext:value-type="float">
            <text:p>79.7410510281797</text:p>
          </table:table-cell>
          <table:table-cell office:value-type="float" office:value="11.1957349581112" calcext:value-type="float">
            <text:p>11.1957349581112</text:p>
          </table:table-cell>
          <table:table-cell office:value-type="float" office:value="9.06321401370906" calcext:value-type="float">
            <text:p>9.06321401370906</text:p>
          </table:table-cell>
          <table:table-cell office:value-type="float" office:value="0.61971061971062" calcext:value-type="float">
            <text:p>0.61971061971062</text:p>
          </table:table-cell>
          <table:table-cell office:value-type="float" office:value="0.122268920454317" calcext:value-type="float">
            <text:p>0.122268920454317</text:p>
          </table:table-cell>
          <table:table-cell office:value-type="float" office:value="0.347365695161187" calcext:value-type="float">
            <text:p>0.347365695161187</text:p>
          </table:table-cell>
          <table:table-cell office:value-type="float" office:value="36.3928678274519" calcext:value-type="float">
            <text:p>36.3928678274519</text:p>
          </table:table-cell>
          <table:table-cell office:value-type="float" office:value="88.5237973881649" calcext:value-type="float">
            <text:p>88.5237973881649</text:p>
          </table:table-cell>
          <table:table-cell office:value-type="float" office:value="901.784658558157" calcext:value-type="float">
            <text:p>901.784658558157</text:p>
          </table:table-cell>
          <table:table-cell office:value-type="float" office:value="47901.0505309456" calcext:value-type="float">
            <text:p>47901.0505309456</text:p>
          </table:table-cell>
          <table:table-cell office:value-type="float" office:value="-46999.2658723875" calcext:value-type="float">
            <text:p>-46999.2658723875</text:p>
          </table:table-cell>
          <table:table-cell office:value-type="float" office:value="0.686812382755641" calcext:value-type="float">
            <text:p>0.686812382755641</text:p>
          </table:table-cell>
          <table:table-cell office:value-type="float" office:value="40.1181327729863" calcext:value-type="float">
            <text:p>40.1181327729863</text:p>
          </table:table-cell>
          <table:table-cell office:value-type="float" office:value="-39.3628692398555" calcext:value-type="float">
            <text:p>-39.3628692398555</text:p>
          </table:table-cell>
          <table:table-cell office:value-type="float" office:value="563.530830758345" calcext:value-type="float">
            <text:p>563.530830758345</text:p>
          </table:table-cell>
          <table:table-cell office:value-type="float" office:value="0.471968869981863" calcext:value-type="float">
            <text:p>0.471968869981863</text:p>
          </table:table-cell>
          <table:table-cell office:value-type="float" office:value="68.7187479189326" calcext:value-type="float">
            <text:p>68.7187479189326</text:p>
          </table:table-cell>
          <table:table-cell office:value-type="float" office:value="0.928118393234672" calcext:value-type="float">
            <text:p>0.928118393234672</text:p>
          </table:table-cell>
          <table:table-cell office:value-type="float" office:value="878" calcext:value-type="float">
            <text:p>878</text:p>
          </table:table-cell>
          <table:table-cell office:value-type="float" office:value="0.318548387096774" calcext:value-type="float">
            <text:p>0.318548387096774</text:p>
          </table:table-cell>
          <table:table-cell office:value-type="float" office:value="79" calcext:value-type="float">
            <text:p>79</text:p>
          </table:table-cell>
          <table:table-cell office:value-type="float" office:value="0.681451612903226" calcext:value-type="float">
            <text:p>0.681451612903226</text:p>
          </table:table-cell>
          <table:table-cell office:value-type="float" office:value="169" calcext:value-type="float">
            <text:p>169</text:p>
          </table:table-cell>
          <table:table-cell office:value-type="float" office:value="0.0718816067653277" calcext:value-type="float">
            <text:p>0.071881606765328</text:p>
          </table:table-cell>
          <table:table-cell office:value-type="float" office:value="68" calcext:value-type="float">
            <text:p>68</text:p>
          </table:table-cell>
          <table:table-cell office:value-type="float" office:value="0.917450365726228" calcext:value-type="float">
            <text:p>0.917450365726228</text:p>
          </table:table-cell>
          <table:table-cell office:value-type="float" office:value="0.928118393234672" calcext:value-type="float">
            <text:p>0.928118393234672</text:p>
          </table:table-cell>
          <table:table-cell office:value-type="float" office:value="0.922753547031003" calcext:value-type="float">
            <text:p>0.922753547031003</text:p>
          </table:table-cell>
          <table:table-cell office:value-type="float" office:value="0.619961693806062" calcext:value-type="float">
            <text:p>0.619961693806062</text:p>
          </table:table-cell>
          <table:table-cell office:value-type="float" office:value="0.874712193707409" calcext:value-type="float">
            <text:p>0.874712193707409</text:p>
          </table:table-cell>
          <table:table-cell office:value-type="float" office:value="0.914751132039487" calcext:value-type="float">
            <text:p>0.914751132039487</text:p>
          </table:table-cell>
          <table:table-cell office:value-type="float" office:value="0.876884422110553" calcext:value-type="float">
            <text:p>0.876884422110553</text:p>
          </table:table-cell>
          <table:table-cell office:value-type="float" office:value="0.267314415972655" calcext:value-type="float">
            <text:p>0.267314415972655</text:p>
          </table:table-cell>
          <table:table-cell office:value-type="float" office:value="0.732685584027345" calcext:value-type="float">
            <text:p>0.732685584027345</text:p>
          </table:table-cell>
          <table:table-cell office:value-type="float" office:value="0.123115577889447" calcext:value-type="float">
            <text:p>0.123115577889447</text:p>
          </table:table-cell>
          <table:table-cell office:value-type="float" office:value="0.875001614600965" calcext:value-type="float">
            <text:p>0.875001614600965</text:p>
          </table:table-cell>
          <table:table-cell office:value-type="float" office:value="0.876884422110553" calcext:value-type="float">
            <text:p>0.876884422110553</text:p>
          </table:table-cell>
          <table:table-cell office:value-type="float" office:value="0.875844091442254" calcext:value-type="float">
            <text:p>0.875844091442254</text:p>
          </table:table-cell>
          <table:table-cell office:value-type="float" office:value="0.619961693806062" calcext:value-type="float">
            <text:p>0.619961693806062</text:p>
          </table:table-cell>
          <table:table-cell office:value-type="float" office:value="0.87155068999242" calcext:value-type="float">
            <text:p>0.87155068999242</text:p>
          </table:table-cell>
          <table:table-cell office:value-type="float" office:value="0.881613771201558" calcext:value-type="float">
            <text:p>0.881613771201558</text:p>
          </table:table-cell>
          <table:table-cell office:value-type="float" office:value="0.809830381762924" calcext:value-type="float">
            <text:p>0.809830381762924</text:p>
          </table:table-cell>
          <table:table-cell office:value-type="float" office:value="0.876884422110553" calcext:value-type="float">
            <text:p>0.876884422110553</text:p>
          </table:table-cell>
          <table:table-cell office:value-type="float" office:value="0.001" calcext:value-type="float">
            <text:p>0.001</text:p>
          </table:table-cell>
          <table:table-cell office:value-type="float" office:value="2049.316" calcext:value-type="float">
            <text:p>2049.316</text:p>
          </table:table-cell>
          <table:table-cell office:value-type="float" office:value="0" calcext:value-type="float">
            <text:p>0</text:p>
          </table:table-cell>
          <table:table-cell office:value-type="float" office:value="2042.31" calcext:value-type="float">
            <text:p>2042.31</text:p>
          </table:table-cell>
          <table:table-cell office:value-type="float" office:value="0" calcext:value-type="float">
            <text:p>0</text:p>
          </table:table-cell>
          <table:table-cell office:value-type="float" office:value="2042310" calcext:value-type="float">
            <text:p>2042310</text:p>
          </table:table-cell>
          <table:table-cell office:value-type="float" office:value="76663221" calcext:value-type="float">
            <text:p>76663221</text:p>
          </table:table-cell>
          <table:table-cell office:value-type="float" office:value="76127884" calcext:value-type="float">
            <text:p>76127884</text:p>
          </table:table-cell>
          <table:table-cell office:value-type="float" office:value="8494325" calcext:value-type="float">
            <text:p>8494325</text:p>
          </table:table-cell>
          <table:table-cell office:value-type="float" office:value="80.1218583396801" calcext:value-type="float">
            <text:p>80.1218583396801</text:p>
          </table:table-cell>
          <table:table-cell office:value-type="float" office:value="45.8111195734958" calcext:value-type="float">
            <text:p>45.8111195734958</text:p>
          </table:table-cell>
          <table:table-cell table:number-columns-repeated="14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fla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ka.classifiers.trees.J48</text:p>
          </table:table-cell>
          <table:table-cell office:value-type="string" calcext:value-type="string">
            <text:p>'-C 0.25 -M 2'</text:p>
          </table:table-cell>
          <table:table-cell office:value-type="float" office:value="-2.17733168393644E+017" calcext:value-type="float">
            <text:p>-2.17733168393644E+017</text:p>
          </table:table-cell>
          <table:table-cell office:value-type="float" office:value="20201105.0002" calcext:value-type="float">
            <text:p>20201105.0002</text:p>
          </table:table-cell>
          <table:table-cell office:value-type="float" office:value="11819" calcext:value-type="float">
            <text:p>11819</text:p>
          </table:table-cell>
          <table:table-cell office:value-type="float" office:value="1314" calcext:value-type="float">
            <text:p>1314</text:p>
          </table:table-cell>
          <table:table-cell office:value-type="float" office:value="1104" calcext:value-type="float">
            <text:p>1104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84.0182648401827" calcext:value-type="float">
            <text:p>84.0182648401827</text:p>
          </table:table-cell>
          <table:table-cell office:value-type="float" office:value="15.9817351598174" calcext:value-type="float">
            <text:p>15.9817351598174</text:p>
          </table:table-cell>
          <table:table-cell office:value-type="float" office:value="0" calcext:value-type="float">
            <text:p>0</text:p>
          </table:table-cell>
          <table:table-cell office:value-type="float" office:value="0.607660808735711" calcext:value-type="float">
            <text:p>0.607660808735711</text:p>
          </table:table-cell>
          <table:table-cell office:value-type="float" office:value="0.166039928878349" calcext:value-type="float">
            <text:p>0.166039928878349</text:p>
          </table:table-cell>
          <table:table-cell office:value-type="float" office:value="0.387436105431062" calcext:value-type="float">
            <text:p>0.387436105431062</text:p>
          </table:table-cell>
          <table:table-cell office:value-type="float" office:value="41.4702921700442" calcext:value-type="float">
            <text:p>41.4702921700442</text:p>
          </table:table-cell>
          <table:table-cell office:value-type="float" office:value="86.5730655148175" calcext:value-type="float">
            <text:p>86.5730655148175</text:p>
          </table:table-cell>
          <table:table-cell office:value-type="float" office:value="1118.67987690727" calcext:value-type="float">
            <text:p>1118.67987690727</text:p>
          </table:table-cell>
          <table:table-cell office:value-type="float" office:value="130382.448777117" calcext:value-type="float">
            <text:p>130382.448777117</text:p>
          </table:table-cell>
          <table:table-cell office:value-type="float" office:value="-129263.76890021" calcext:value-type="float">
            <text:p>-129263.76890021</text:p>
          </table:table-cell>
          <table:table-cell office:value-type="float" office:value="0.851354548635672" calcext:value-type="float">
            <text:p>0.851354548635672</text:p>
          </table:table-cell>
          <table:table-cell office:value-type="float" office:value="99.2256078973495" calcext:value-type="float">
            <text:p>99.2256078973495</text:p>
          </table:table-cell>
          <table:table-cell office:value-type="float" office:value="-98.3742533487139" calcext:value-type="float">
            <text:p>-98.3742533487139</text:p>
          </table:table-cell>
          <table:table-cell office:value-type="float" office:value="620.209476336101" calcext:value-type="float">
            <text:p>620.209476336101</text:p>
          </table:table-cell>
          <table:table-cell office:value-type="float" office:value="0.472001123543456" calcext:value-type="float">
            <text:p>0.472001123543456</text:p>
          </table:table-cell>
          <table:table-cell office:value-type="float" office:value="55.4411936014033" calcext:value-type="float">
            <text:p>55.4411936014033</text:p>
          </table:table-cell>
          <table:table-cell office:value-type="float" office:value="0.878947368421053" calcext:value-type="float">
            <text:p>0.878947368421053</text:p>
          </table:table-cell>
          <table:table-cell office:value-type="float" office:value="835" calcext:value-type="float">
            <text:p>835</text:p>
          </table:table-cell>
          <table:table-cell office:value-type="float" office:value="0.260989010989011" calcext:value-type="float">
            <text:p>0.260989010989011</text:p>
          </table:table-cell>
          <table:table-cell office:value-type="float" office:value="95" calcext:value-type="float">
            <text:p>95</text:p>
          </table:table-cell>
          <table:table-cell office:value-type="float" office:value="0.739010989010989" calcext:value-type="float">
            <text:p>0.739010989010989</text:p>
          </table:table-cell>
          <table:table-cell office:value-type="float" office:value="269" calcext:value-type="float">
            <text:p>269</text:p>
          </table:table-cell>
          <table:table-cell office:value-type="float" office:value="0.121052631578947" calcext:value-type="float">
            <text:p>0.121052631578947</text:p>
          </table:table-cell>
          <table:table-cell office:value-type="float" office:value="115" calcext:value-type="float">
            <text:p>115</text:p>
          </table:table-cell>
          <table:table-cell office:value-type="float" office:value="0.897849462365591" calcext:value-type="float">
            <text:p>0.897849462365591</text:p>
          </table:table-cell>
          <table:table-cell office:value-type="float" office:value="0.878947368421053" calcext:value-type="float">
            <text:p>0.878947368421053</text:p>
          </table:table-cell>
          <table:table-cell office:value-type="float" office:value="0.888297872340425" calcext:value-type="float">
            <text:p>0.888297872340425</text:p>
          </table:table-cell>
          <table:table-cell office:value-type="float" office:value="0.608085458686715" calcext:value-type="float">
            <text:p>0.608085458686715</text:p>
          </table:table-cell>
          <table:table-cell office:value-type="float" office:value="0.795202429149798" calcext:value-type="float">
            <text:p>0.795202429149798</text:p>
          </table:table-cell>
          <table:table-cell office:value-type="float" office:value="0.865901687240649" calcext:value-type="float">
            <text:p>0.865901687240649</text:p>
          </table:table-cell>
          <table:table-cell office:value-type="float" office:value="0.840182648401826" calcext:value-type="float">
            <text:p>0.840182648401826</text:p>
          </table:table-cell>
          <table:table-cell office:value-type="float" office:value="0.222224290969785" calcext:value-type="float">
            <text:p>0.222224290969785</text:p>
          </table:table-cell>
          <table:table-cell office:value-type="float" office:value="0.777775709030215" calcext:value-type="float">
            <text:p>0.777775709030215</text:p>
          </table:table-cell>
          <table:table-cell office:value-type="float" office:value="0.159817351598174" calcext:value-type="float">
            <text:p>0.159817351598174</text:p>
          </table:table-cell>
          <table:table-cell office:value-type="float" office:value="0.843186128295772" calcext:value-type="float">
            <text:p>0.843186128295772</text:p>
          </table:table-cell>
          <table:table-cell office:value-type="float" office:value="0.840182648401826" calcext:value-type="float">
            <text:p>0.840182648401826</text:p>
          </table:table-cell>
          <table:table-cell office:value-type="float" office:value="0.841469151715693" calcext:value-type="float">
            <text:p>0.841469151715693</text:p>
          </table:table-cell>
          <table:table-cell office:value-type="float" office:value="0.608085458686715" calcext:value-type="float">
            <text:p>0.608085458686715</text:p>
          </table:table-cell>
          <table:table-cell office:value-type="float" office:value="0.795202429149797" calcext:value-type="float">
            <text:p>0.795202429149797</text:p>
          </table:table-cell>
          <table:table-cell office:value-type="float" office:value="0.79313456796812" calcext:value-type="float">
            <text:p>0.79313456796812</text:p>
          </table:table-cell>
          <table:table-cell office:value-type="float" office:value="0.803774604619411" calcext:value-type="float">
            <text:p>0.803774604619411</text:p>
          </table:table-cell>
          <table:table-cell office:value-type="float" office:value="0.840182648401826" calcext:value-type="float">
            <text:p>0.840182648401826</text:p>
          </table:table-cell>
          <table:table-cell office:value-type="float" office:value="58.926" calcext:value-type="float">
            <text:p>58.926</text:p>
          </table:table-cell>
          <table:table-cell office:value-type="float" office:value="0.003" calcext:value-type="float">
            <text:p>0.003</text:p>
          </table:table-cell>
          <table:table-cell office:value-type="float" office:value="58.76" calcext:value-type="float">
            <text:p>58.76</text:p>
          </table:table-cell>
          <table:table-cell office:value-type="float" office:value="0.01" calcext:value-type="float">
            <text:p>0.01</text:p>
          </table:table-cell>
          <table:table-cell office:value-type="float" office:value="58760" calcext:value-type="float">
            <text:p>58760</text:p>
          </table:table-cell>
          <table:table-cell office:value-type="float" office:value="10" calcext:value-type="float">
            <text:p>10</text:p>
          </table:table-cell>
          <table:table-cell office:value-type="float" office:value="245890" calcext:value-type="float">
            <text:p>245890</text:p>
          </table:table-cell>
          <table:table-cell office:value-type="float" office:value="76121447" calcext:value-type="float">
            <text:p>76121447</text:p>
          </table:table-cell>
          <table:table-cell office:value-type="float" office:value="8500762" calcext:value-type="float">
            <text:p>8500762</text:p>
          </table:table-cell>
          <table:table-cell office:value-type="float" office:value="86.6818873668189" calcext:value-type="float">
            <text:p>86.6818873668189</text:p>
          </table:table-cell>
          <table:table-cell office:value-type="float" office:value="53.0060882800609" calcext:value-type="float">
            <text:p>53.0060882800609</text:p>
          </table:table-cell>
          <table:table-cell office:value-type="string" calcext:value-type="string">
            <text:p>'Number of leaves: 555\nSize of the tree: 1109\n'</text:p>
          </table:table-cell>
          <table:table-cell table:number-columns-repeated="9" office:value-type="string" calcext:value-type="string">
            <text:p>?</text:p>
          </table:table-cell>
          <table:table-cell office:value-type="float" office:value="1109" calcext:value-type="float">
            <text:p>1109</text:p>
          </table:table-cell>
          <table:table-cell table:number-columns-repeated="2" office:value-type="float" office:value="555" calcext:value-type="float">
            <text:p>555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fla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ka.classifiers.trees.J48</text:p>
          </table:table-cell>
          <table:table-cell office:value-type="string" calcext:value-type="string">
            <text:p>'-C 0.25 -M 2'</text:p>
          </table:table-cell>
          <table:table-cell office:value-type="float" office:value="-2.17733168393644E+017" calcext:value-type="float">
            <text:p>-2.17733168393644E+017</text:p>
          </table:table-cell>
          <table:table-cell office:value-type="float" office:value="20201105.0003" calcext:value-type="float">
            <text:p>20201105.0003</text:p>
          </table:table-cell>
          <table:table-cell office:value-type="float" office:value="11819" calcext:value-type="float">
            <text:p>11819</text:p>
          </table:table-cell>
          <table:table-cell office:value-type="float" office:value="1314" calcext:value-type="float">
            <text:p>1314</text:p>
          </table:table-cell>
          <table:table-cell office:value-type="float" office:value="1101" calcext:value-type="float">
            <text:p>1101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83.7899543378996" calcext:value-type="float">
            <text:p>83.7899543378996</text:p>
          </table:table-cell>
          <table:table-cell office:value-type="float" office:value="16.2100456621005" calcext:value-type="float">
            <text:p>16.2100456621005</text:p>
          </table:table-cell>
          <table:table-cell office:value-type="float" office:value="0" calcext:value-type="float">
            <text:p>0</text:p>
          </table:table-cell>
          <table:table-cell office:value-type="float" office:value="0.595654925121282" calcext:value-type="float">
            <text:p>0.595654925121282</text:p>
          </table:table-cell>
          <table:table-cell office:value-type="float" office:value="0.167278111864142" calcext:value-type="float">
            <text:p>0.167278111864142</text:p>
          </table:table-cell>
          <table:table-cell office:value-type="float" office:value="0.392475682653366" calcext:value-type="float">
            <text:p>0.392475682653366</text:p>
          </table:table-cell>
          <table:table-cell office:value-type="float" office:value="41.7795419422386" calcext:value-type="float">
            <text:p>41.7795419422386</text:p>
          </table:table-cell>
          <table:table-cell office:value-type="float" office:value="87.6991651294831" calcext:value-type="float">
            <text:p>87.6991651294831</text:p>
          </table:table-cell>
          <table:table-cell office:value-type="float" office:value="1118.67987690727" calcext:value-type="float">
            <text:p>1118.67987690727</text:p>
          </table:table-cell>
          <table:table-cell office:value-type="float" office:value="130424.549895447" calcext:value-type="float">
            <text:p>130424.549895447</text:p>
          </table:table-cell>
          <table:table-cell office:value-type="float" office:value="-129305.87001854" calcext:value-type="float">
            <text:p>-129305.87001854</text:p>
          </table:table-cell>
          <table:table-cell office:value-type="float" office:value="0.851354548635672" calcext:value-type="float">
            <text:p>0.851354548635672</text:p>
          </table:table-cell>
          <table:table-cell office:value-type="float" office:value="99.2576483222578" calcext:value-type="float">
            <text:p>99.2576483222578</text:p>
          </table:table-cell>
          <table:table-cell office:value-type="float" office:value="-98.4062937736221" calcext:value-type="float">
            <text:p>-98.4062937736221</text:p>
          </table:table-cell>
          <table:table-cell office:value-type="float" office:value="614.879272570613" calcext:value-type="float">
            <text:p>614.879272570613</text:p>
          </table:table-cell>
          <table:table-cell office:value-type="float" office:value="0.467944651880223" calcext:value-type="float">
            <text:p>0.467944651880223</text:p>
          </table:table-cell>
          <table:table-cell office:value-type="float" office:value="54.9647209414834" calcext:value-type="float">
            <text:p>54.9647209414834</text:p>
          </table:table-cell>
          <table:table-cell office:value-type="float" office:value="0.887368421052632" calcext:value-type="float">
            <text:p>0.887368421052632</text:p>
          </table:table-cell>
          <table:table-cell office:value-type="float" office:value="843" calcext:value-type="float">
            <text:p>843</text:p>
          </table:table-cell>
          <table:table-cell office:value-type="float" office:value="0.291208791208791" calcext:value-type="float">
            <text:p>0.291208791208791</text:p>
          </table:table-cell>
          <table:table-cell office:value-type="float" office:value="106" calcext:value-type="float">
            <text:p>106</text:p>
          </table:table-cell>
          <table:table-cell office:value-type="float" office:value="0.708791208791209" calcext:value-type="float">
            <text:p>0.708791208791209</text:p>
          </table:table-cell>
          <table:table-cell office:value-type="float" office:value="258" calcext:value-type="float">
            <text:p>258</text:p>
          </table:table-cell>
          <table:table-cell office:value-type="float" office:value="0.112631578947368" calcext:value-type="float">
            <text:p>0.112631578947368</text:p>
          </table:table-cell>
          <table:table-cell office:value-type="float" office:value="107" calcext:value-type="float">
            <text:p>107</text:p>
          </table:table-cell>
          <table:table-cell office:value-type="float" office:value="0.888303477344573" calcext:value-type="float">
            <text:p>0.888303477344573</text:p>
          </table:table-cell>
          <table:table-cell office:value-type="float" office:value="0.887368421052632" calcext:value-type="float">
            <text:p>0.887368421052632</text:p>
          </table:table-cell>
          <table:table-cell office:value-type="float" office:value="0.88783570300158" calcext:value-type="float">
            <text:p>0.88783570300158</text:p>
          </table:table-cell>
          <table:table-cell office:value-type="float" office:value="0.595655998396307" calcext:value-type="float">
            <text:p>0.595655998396307</text:p>
          </table:table-cell>
          <table:table-cell office:value-type="float" office:value="0.786260844418739" calcext:value-type="float">
            <text:p>0.786260844418739</text:p>
          </table:table-cell>
          <table:table-cell office:value-type="float" office:value="0.861496232207155" calcext:value-type="float">
            <text:p>0.861496232207155</text:p>
          </table:table-cell>
          <table:table-cell office:value-type="float" office:value="0.837899543378995" calcext:value-type="float">
            <text:p>0.837899543378995</text:p>
          </table:table-cell>
          <table:table-cell office:value-type="float" office:value="0.241739913535155" calcext:value-type="float">
            <text:p>0.241739913535155</text:p>
          </table:table-cell>
          <table:table-cell office:value-type="float" office:value="0.758260086464845" calcext:value-type="float">
            <text:p>0.758260086464845</text:p>
          </table:table-cell>
          <table:table-cell office:value-type="float" office:value="0.162100456621005" calcext:value-type="float">
            <text:p>0.162100456621005</text:p>
          </table:table-cell>
          <table:table-cell office:value-type="float" office:value="0.838037636348764" calcext:value-type="float">
            <text:p>0.838037636348764</text:p>
          </table:table-cell>
          <table:table-cell office:value-type="float" office:value="0.837899543378995" calcext:value-type="float">
            <text:p>0.837899543378995</text:p>
          </table:table-cell>
          <table:table-cell office:value-type="float" office:value="0.837968042912086" calcext:value-type="float">
            <text:p>0.837968042912086</text:p>
          </table:table-cell>
          <table:table-cell office:value-type="float" office:value="0.595655998396307" calcext:value-type="float">
            <text:p>0.595655998396307</text:p>
          </table:table-cell>
          <table:table-cell office:value-type="float" office:value="0.786260844418739" calcext:value-type="float">
            <text:p>0.786260844418739</text:p>
          </table:table-cell>
          <table:table-cell office:value-type="float" office:value="0.785938520116611" calcext:value-type="float">
            <text:p>0.785938520116611</text:p>
          </table:table-cell>
          <table:table-cell office:value-type="float" office:value="0.797827316521366" calcext:value-type="float">
            <text:p>0.797827316521366</text:p>
          </table:table-cell>
          <table:table-cell office:value-type="float" office:value="0.837899543378995" calcext:value-type="float">
            <text:p>0.837899543378995</text:p>
          </table:table-cell>
          <table:table-cell office:value-type="float" office:value="56.136" calcext:value-type="float">
            <text:p>56.136</text:p>
          </table:table-cell>
          <table:table-cell office:value-type="float" office:value="0.004" calcext:value-type="float">
            <text:p>0.004</text:p>
          </table:table-cell>
          <table:table-cell office:value-type="float" office:value="56.04" calcext:value-type="float">
            <text:p>56.04</text:p>
          </table:table-cell>
          <table:table-cell office:value-type="float" office:value="0.01" calcext:value-type="float">
            <text:p>0.01</text:p>
          </table:table-cell>
          <table:table-cell office:value-type="float" office:value="56040" calcext:value-type="float">
            <text:p>56040</text:p>
          </table:table-cell>
          <table:table-cell office:value-type="float" office:value="10" calcext:value-type="float">
            <text:p>10</text:p>
          </table:table-cell>
          <table:table-cell office:value-type="float" office:value="257174" calcext:value-type="float">
            <text:p>257174</text:p>
          </table:table-cell>
          <table:table-cell office:value-type="float" office:value="76121447" calcext:value-type="float">
            <text:p>76121447</text:p>
          </table:table-cell>
          <table:table-cell office:value-type="float" office:value="8500762" calcext:value-type="float">
            <text:p>8500762</text:p>
          </table:table-cell>
          <table:table-cell office:value-type="float" office:value="86.2252663622527" calcext:value-type="float">
            <text:p>86.2252663622527</text:p>
          </table:table-cell>
          <table:table-cell office:value-type="float" office:value="52.2831050228311" calcext:value-type="float">
            <text:p>52.2831050228311</text:p>
          </table:table-cell>
          <table:table-cell office:value-type="string" calcext:value-type="string">
            <text:p>'Number of leaves: 586\nSize of the tree: 1171\n'</text:p>
          </table:table-cell>
          <table:table-cell table:number-columns-repeated="9" office:value-type="string" calcext:value-type="string">
            <text:p>?</text:p>
          </table:table-cell>
          <table:table-cell office:value-type="float" office:value="1171" calcext:value-type="float">
            <text:p>1171</text:p>
          </table:table-cell>
          <table:table-cell table:number-columns-repeated="2" office:value-type="float" office:value="586" calcext:value-type="float">
            <text:p>586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fla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ka.classifiers.trees.J48</text:p>
          </table:table-cell>
          <table:table-cell office:value-type="string" calcext:value-type="string">
            <text:p>'-C 0.25 -M 2'</text:p>
          </table:table-cell>
          <table:table-cell office:value-type="float" office:value="-2.17733168393644E+017" calcext:value-type="float">
            <text:p>-2.17733168393644E+017</text:p>
          </table:table-cell>
          <table:table-cell office:value-type="float" office:value="20201105.0004" calcext:value-type="float">
            <text:p>20201105.0004</text:p>
          </table:table-cell>
          <table:table-cell office:value-type="float" office:value="11819" calcext:value-type="float">
            <text:p>11819</text:p>
          </table:table-cell>
          <table:table-cell office:value-type="float" office:value="1314" calcext:value-type="float">
            <text:p>1314</text:p>
          </table:table-cell>
          <table:table-cell office:value-type="float" office:value="1100" calcext:value-type="float">
            <text:p>1100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83.7138508371385" calcext:value-type="float">
            <text:p>83.7138508371385</text:p>
          </table:table-cell>
          <table:table-cell office:value-type="float" office:value="16.2861491628615" calcext:value-type="float">
            <text:p>16.2861491628615</text:p>
          </table:table-cell>
          <table:table-cell office:value-type="float" office:value="0" calcext:value-type="float">
            <text:p>0</text:p>
          </table:table-cell>
          <table:table-cell office:value-type="float" office:value="0.602176459603076" calcext:value-type="float">
            <text:p>0.602176459603076</text:p>
          </table:table-cell>
          <table:table-cell office:value-type="float" office:value="0.172430121569033" calcext:value-type="float">
            <text:p>0.172430121569033</text:p>
          </table:table-cell>
          <table:table-cell office:value-type="float" office:value="0.393274190350969" calcext:value-type="float">
            <text:p>0.393274190350969</text:p>
          </table:table-cell>
          <table:table-cell office:value-type="float" office:value="43.0663128362521" calcext:value-type="float">
            <text:p>43.0663128362521</text:p>
          </table:table-cell>
          <table:table-cell office:value-type="float" office:value="87.8775926385603" calcext:value-type="float">
            <text:p>87.8775926385603</text:p>
          </table:table-cell>
          <table:table-cell office:value-type="float" office:value="1118.67987690727" calcext:value-type="float">
            <text:p>1118.67987690727</text:p>
          </table:table-cell>
          <table:table-cell office:value-type="float" office:value="146436.929285179" calcext:value-type="float">
            <text:p>146436.929285179</text:p>
          </table:table-cell>
          <table:table-cell office:value-type="float" office:value="-145318.249408271" calcext:value-type="float">
            <text:p>-145318.249408271</text:p>
          </table:table-cell>
          <table:table-cell office:value-type="float" office:value="0.851354548635672" calcext:value-type="float">
            <text:p>0.851354548635672</text:p>
          </table:table-cell>
          <table:table-cell office:value-type="float" office:value="111.443629592982" calcext:value-type="float">
            <text:p>111.443629592982</text:p>
          </table:table-cell>
          <table:table-cell office:value-type="float" office:value="-110.592275044346" calcext:value-type="float">
            <text:p>-110.592275044346</text:p>
          </table:table-cell>
          <table:table-cell office:value-type="float" office:value="604.040630467168" calcext:value-type="float">
            <text:p>604.040630467168</text:p>
          </table:table-cell>
          <table:table-cell office:value-type="float" office:value="0.459696065804542" calcext:value-type="float">
            <text:p>0.459696065804542</text:p>
          </table:table-cell>
          <table:table-cell office:value-type="float" office:value="53.9958430410952" calcext:value-type="float">
            <text:p>53.9958430410952</text:p>
          </table:table-cell>
          <table:table-cell office:value-type="float" office:value="0.873684210526316" calcext:value-type="float">
            <text:p>0.873684210526316</text:p>
          </table:table-cell>
          <table:table-cell office:value-type="float" office:value="830" calcext:value-type="float">
            <text:p>830</text:p>
          </table:table-cell>
          <table:table-cell office:value-type="float" office:value="0.258241758241758" calcext:value-type="float">
            <text:p>0.258241758241758</text:p>
          </table:table-cell>
          <table:table-cell office:value-type="float" office:value="94" calcext:value-type="float">
            <text:p>94</text:p>
          </table:table-cell>
          <table:table-cell office:value-type="float" office:value="0.741758241758242" calcext:value-type="float">
            <text:p>0.741758241758242</text:p>
          </table:table-cell>
          <table:table-cell office:value-type="float" office:value="270" calcext:value-type="float">
            <text:p>270</text:p>
          </table:table-cell>
          <table:table-cell office:value-type="float" office:value="0.126315789473684" calcext:value-type="float">
            <text:p>0.126315789473684</text:p>
          </table:table-cell>
          <table:table-cell office:value-type="float" office:value="120" calcext:value-type="float">
            <text:p>120</text:p>
          </table:table-cell>
          <table:table-cell office:value-type="float" office:value="0.898268398268398" calcext:value-type="float">
            <text:p>0.898268398268398</text:p>
          </table:table-cell>
          <table:table-cell office:value-type="float" office:value="0.873684210526316" calcext:value-type="float">
            <text:p>0.873684210526316</text:p>
          </table:table-cell>
          <table:table-cell office:value-type="float" office:value="0.885805763073639" calcext:value-type="float">
            <text:p>0.885805763073639</text:p>
          </table:table-cell>
          <table:table-cell office:value-type="float" office:value="0.602881080682398" calcext:value-type="float">
            <text:p>0.602881080682398</text:p>
          </table:table-cell>
          <table:table-cell office:value-type="float" office:value="0.802353961827646" calcext:value-type="float">
            <text:p>0.802353961827646</text:p>
          </table:table-cell>
          <table:table-cell office:value-type="float" office:value="0.871747546764538" calcext:value-type="float">
            <text:p>0.871747546764538</text:p>
          </table:table-cell>
          <table:table-cell office:value-type="float" office:value="0.837138508371385" calcext:value-type="float">
            <text:p>0.837138508371385</text:p>
          </table:table-cell>
          <table:table-cell office:value-type="float" office:value="0.221696056086828" calcext:value-type="float">
            <text:p>0.221696056086828</text:p>
          </table:table-cell>
          <table:table-cell office:value-type="float" office:value="0.778303943913172" calcext:value-type="float">
            <text:p>0.778303943913172</text:p>
          </table:table-cell>
          <table:table-cell office:value-type="float" office:value="0.162861491628615" calcext:value-type="float">
            <text:p>0.162861491628615</text:p>
          </table:table-cell>
          <table:table-cell office:value-type="float" office:value="0.841213834364519" calcext:value-type="float">
            <text:p>0.841213834364519</text:p>
          </table:table-cell>
          <table:table-cell office:value-type="float" office:value="0.837138508371385" calcext:value-type="float">
            <text:p>0.837138508371385</text:p>
          </table:table-cell>
          <table:table-cell office:value-type="float" office:value="0.838816689568015" calcext:value-type="float">
            <text:p>0.838816689568015</text:p>
          </table:table-cell>
          <table:table-cell office:value-type="float" office:value="0.602881080682398" calcext:value-type="float">
            <text:p>0.602881080682398</text:p>
          </table:table-cell>
          <table:table-cell office:value-type="float" office:value="0.802353961827646" calcext:value-type="float">
            <text:p>0.802353961827646</text:p>
          </table:table-cell>
          <table:table-cell office:value-type="float" office:value="0.80172607658641" calcext:value-type="float">
            <text:p>0.80172607658641</text:p>
          </table:table-cell>
          <table:table-cell office:value-type="float" office:value="0.800993067213212" calcext:value-type="float">
            <text:p>0.800993067213212</text:p>
          </table:table-cell>
          <table:table-cell office:value-type="float" office:value="0.837138508371385" calcext:value-type="float">
            <text:p>0.837138508371385</text:p>
          </table:table-cell>
          <table:table-cell office:value-type="float" office:value="57.097" calcext:value-type="float">
            <text:p>57.097</text:p>
          </table:table-cell>
          <table:table-cell office:value-type="float" office:value="0.003" calcext:value-type="float">
            <text:p>0.003</text:p>
          </table:table-cell>
          <table:table-cell office:value-type="float" office:value="56.84" calcext:value-type="float">
            <text:p>56.84</text:p>
          </table:table-cell>
          <table:table-cell office:value-type="float" office:value="0" calcext:value-type="float">
            <text:p>0</text:p>
          </table:table-cell>
          <table:table-cell office:value-type="float" office:value="56840" calcext:value-type="float">
            <text:p>56840</text:p>
          </table:table-cell>
          <table:table-cell office:value-type="float" office:value="0" calcext:value-type="float">
            <text:p>0</text:p>
          </table:table-cell>
          <table:table-cell office:value-type="float" office:value="246982" calcext:value-type="float">
            <text:p>246982</text:p>
          </table:table-cell>
          <table:table-cell office:value-type="float" office:value="76121447" calcext:value-type="float">
            <text:p>76121447</text:p>
          </table:table-cell>
          <table:table-cell office:value-type="float" office:value="8500762" calcext:value-type="float">
            <text:p>8500762</text:p>
          </table:table-cell>
          <table:table-cell office:value-type="float" office:value="85.8447488584475" calcext:value-type="float">
            <text:p>85.8447488584475</text:p>
          </table:table-cell>
          <table:table-cell office:value-type="float" office:value="52.8158295281583" calcext:value-type="float">
            <text:p>52.8158295281583</text:p>
          </table:table-cell>
          <table:table-cell office:value-type="string" calcext:value-type="string">
            <text:p>'Number of leaves: 558\nSize of the tree: 1115\n'</text:p>
          </table:table-cell>
          <table:table-cell table:number-columns-repeated="9" office:value-type="string" calcext:value-type="string">
            <text:p>?</text:p>
          </table:table-cell>
          <table:table-cell office:value-type="float" office:value="1115" calcext:value-type="float">
            <text:p>1115</text:p>
          </table:table-cell>
          <table:table-cell table:number-columns-repeated="2" office:value-type="float" office:value="558" calcext:value-type="float">
            <text:p>558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fla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ka.classifiers.trees.J48</text:p>
          </table:table-cell>
          <table:table-cell office:value-type="string" calcext:value-type="string">
            <text:p>'-C 0.25 -M 2'</text:p>
          </table:table-cell>
          <table:table-cell office:value-type="float" office:value="-2.17733168393644E+017" calcext:value-type="float">
            <text:p>-2.17733168393644E+017</text:p>
          </table:table-cell>
          <table:table-cell office:value-type="float" office:value="20201105.0005" calcext:value-type="float">
            <text:p>20201105.0005</text:p>
          </table:table-cell>
          <table:table-cell office:value-type="float" office:value="11820" calcext:value-type="float">
            <text:p>11820</text:p>
          </table:table-cell>
          <table:table-cell office:value-type="float" office:value="1313" calcext:value-type="float">
            <text:p>1313</text:p>
          </table:table-cell>
          <table:table-cell office:value-type="float" office:value="1132" calcext:value-type="float">
            <text:p>1132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86.2147753236862" calcext:value-type="float">
            <text:p>86.2147753236862</text:p>
          </table:table-cell>
          <table:table-cell office:value-type="float" office:value="13.7852246763138" calcext:value-type="float">
            <text:p>13.7852246763138</text:p>
          </table:table-cell>
          <table:table-cell office:value-type="float" office:value="0" calcext:value-type="float">
            <text:p>0</text:p>
          </table:table-cell>
          <table:table-cell office:value-type="float" office:value="0.659769078245682" calcext:value-type="float">
            <text:p>0.659769078245682</text:p>
          </table:table-cell>
          <table:table-cell office:value-type="float" office:value="0.148130115779531" calcext:value-type="float">
            <text:p>0.148130115779531</text:p>
          </table:table-cell>
          <table:table-cell office:value-type="float" office:value="0.364223607017356" calcext:value-type="float">
            <text:p>0.364223607017356</text:p>
          </table:table-cell>
          <table:table-cell office:value-type="float" office:value="37.0173342792657" calcext:value-type="float">
            <text:p>37.0173342792657</text:p>
          </table:table-cell>
          <table:table-cell office:value-type="float" office:value="81.4362278311294" calcext:value-type="float">
            <text:p>81.4362278311294</text:p>
          </table:table-cell>
          <table:table-cell office:value-type="float" office:value="1116.82599788929" calcext:value-type="float">
            <text:p>1116.82599788929</text:p>
          </table:table-cell>
          <table:table-cell office:value-type="float" office:value="129185.730289463" calcext:value-type="float">
            <text:p>129185.730289463</text:p>
          </table:table-cell>
          <table:table-cell office:value-type="float" office:value="-128068.904291574" calcext:value-type="float">
            <text:p>-128068.904291574</text:p>
          </table:table-cell>
          <table:table-cell office:value-type="float" office:value="0.850591011339899" calcext:value-type="float">
            <text:p>0.850591011339899</text:p>
          </table:table-cell>
          <table:table-cell office:value-type="float" office:value="98.3897412714876" calcext:value-type="float">
            <text:p>98.3897412714876</text:p>
          </table:table-cell>
          <table:table-cell office:value-type="float" office:value="-97.5391502601477" calcext:value-type="float">
            <text:p>-97.5391502601477</text:p>
          </table:table-cell>
          <table:table-cell office:value-type="float" office:value="677.394590851888" calcext:value-type="float">
            <text:p>677.394590851888</text:p>
          </table:table-cell>
          <table:table-cell office:value-type="float" office:value="0.515913625934416" calcext:value-type="float">
            <text:p>0.515913625934416</text:p>
          </table:table-cell>
          <table:table-cell office:value-type="float" office:value="60.6535478339607" calcext:value-type="float">
            <text:p>60.6535478339607</text:p>
          </table:table-cell>
          <table:table-cell office:value-type="float" office:value="0.896842105263158" calcext:value-type="float">
            <text:p>0.896842105263158</text:p>
          </table:table-cell>
          <table:table-cell office:value-type="float" office:value="852" calcext:value-type="float">
            <text:p>852</text:p>
          </table:table-cell>
          <table:table-cell office:value-type="float" office:value="0.228650137741047" calcext:value-type="float">
            <text:p>0.228650137741047</text:p>
          </table:table-cell>
          <table:table-cell office:value-type="float" office:value="83" calcext:value-type="float">
            <text:p>83</text:p>
          </table:table-cell>
          <table:table-cell office:value-type="float" office:value="0.771349862258953" calcext:value-type="float">
            <text:p>0.771349862258953</text:p>
          </table:table-cell>
          <table:table-cell office:value-type="float" office:value="280" calcext:value-type="float">
            <text:p>280</text:p>
          </table:table-cell>
          <table:table-cell office:value-type="float" office:value="0.103157894736842" calcext:value-type="float">
            <text:p>0.103157894736842</text:p>
          </table:table-cell>
          <table:table-cell office:value-type="float" office:value="98" calcext:value-type="float">
            <text:p>98</text:p>
          </table:table-cell>
          <table:table-cell office:value-type="float" office:value="0.911229946524064" calcext:value-type="float">
            <text:p>0.911229946524064</text:p>
          </table:table-cell>
          <table:table-cell office:value-type="float" office:value="0.896842105263158" calcext:value-type="float">
            <text:p>0.896842105263158</text:p>
          </table:table-cell>
          <table:table-cell office:value-type="float" office:value="0.903978779840849" calcext:value-type="float">
            <text:p>0.903978779840849</text:p>
          </table:table-cell>
          <table:table-cell office:value-type="float" office:value="0.660031496438021" calcext:value-type="float">
            <text:p>0.660031496438021</text:p>
          </table:table-cell>
          <table:table-cell office:value-type="float" office:value="0.817538060026098" calcext:value-type="float">
            <text:p>0.817538060026098</text:p>
          </table:table-cell>
          <table:table-cell office:value-type="float" office:value="0.884973273800726" calcext:value-type="float">
            <text:p>0.884973273800726</text:p>
          </table:table-cell>
          <table:table-cell office:value-type="float" office:value="0.862147753236862" calcext:value-type="float">
            <text:p>0.862147753236862</text:p>
          </table:table-cell>
          <table:table-cell office:value-type="float" office:value="0.193955785714751" calcext:value-type="float">
            <text:p>0.193955785714751</text:p>
          </table:table-cell>
          <table:table-cell office:value-type="float" office:value="0.806044214285249" calcext:value-type="float">
            <text:p>0.806044214285249</text:p>
          </table:table-cell>
          <table:table-cell office:value-type="float" office:value="0.137852246763138" calcext:value-type="float">
            <text:p>0.137852246763138</text:p>
          </table:table-cell>
          <table:table-cell office:value-type="float" office:value="0.864095459319688" calcext:value-type="float">
            <text:p>0.864095459319688</text:p>
          </table:table-cell>
          <table:table-cell office:value-type="float" office:value="0.862147753236862" calcext:value-type="float">
            <text:p>0.862147753236862</text:p>
          </table:table-cell>
          <table:table-cell office:value-type="float" office:value="0.862994535151922" calcext:value-type="float">
            <text:p>0.862994535151922</text:p>
          </table:table-cell>
          <table:table-cell office:value-type="float" office:value="0.660031496438021" calcext:value-type="float">
            <text:p>0.660031496438021</text:p>
          </table:table-cell>
          <table:table-cell office:value-type="float" office:value="0.817538060026098" calcext:value-type="float">
            <text:p>0.817538060026098</text:p>
          </table:table-cell>
          <table:table-cell office:value-type="float" office:value="0.812837271538825" calcext:value-type="float">
            <text:p>0.812837271538825</text:p>
          </table:table-cell>
          <table:table-cell office:value-type="float" office:value="0.829857136209223" calcext:value-type="float">
            <text:p>0.829857136209223</text:p>
          </table:table-cell>
          <table:table-cell office:value-type="float" office:value="0.862147753236862" calcext:value-type="float">
            <text:p>0.862147753236862</text:p>
          </table:table-cell>
          <table:table-cell office:value-type="float" office:value="51.978" calcext:value-type="float">
            <text:p>51.978</text:p>
          </table:table-cell>
          <table:table-cell office:value-type="float" office:value="0.004" calcext:value-type="float">
            <text:p>0.004</text:p>
          </table:table-cell>
          <table:table-cell office:value-type="float" office:value="51.75" calcext:value-type="float">
            <text:p>51.75</text:p>
          </table:table-cell>
          <table:table-cell office:value-type="float" office:value="0.01" calcext:value-type="float">
            <text:p>0.01</text:p>
          </table:table-cell>
          <table:table-cell office:value-type="float" office:value="51750" calcext:value-type="float">
            <text:p>51750</text:p>
          </table:table-cell>
          <table:table-cell office:value-type="float" office:value="10" calcext:value-type="float">
            <text:p>10</text:p>
          </table:table-cell>
          <table:table-cell office:value-type="float" office:value="247346" calcext:value-type="float">
            <text:p>247346</text:p>
          </table:table-cell>
          <table:table-cell office:value-type="float" office:value="76127884" calcext:value-type="float">
            <text:p>76127884</text:p>
          </table:table-cell>
          <table:table-cell office:value-type="float" office:value="8494325" calcext:value-type="float">
            <text:p>8494325</text:p>
          </table:table-cell>
          <table:table-cell office:value-type="float" office:value="87.966488956588" calcext:value-type="float">
            <text:p>87.966488956588</text:p>
          </table:table-cell>
          <table:table-cell office:value-type="float" office:value="53.1607006854532" calcext:value-type="float">
            <text:p>53.1607006854532</text:p>
          </table:table-cell>
          <table:table-cell office:value-type="string" calcext:value-type="string">
            <text:p>'Number of leaves: 559\nSize of the tree: 1117\n'</text:p>
          </table:table-cell>
          <table:table-cell table:number-columns-repeated="9" office:value-type="string" calcext:value-type="string">
            <text:p>?</text:p>
          </table:table-cell>
          <table:table-cell office:value-type="float" office:value="1117" calcext:value-type="float">
            <text:p>1117</text:p>
          </table:table-cell>
          <table:table-cell table:number-columns-repeated="2" office:value-type="float" office:value="559" calcext:value-type="float">
            <text:p>559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fla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ka.classifiers.trees.J48</text:p>
          </table:table-cell>
          <table:table-cell office:value-type="string" calcext:value-type="string">
            <text:p>'-C 0.25 -M 2'</text:p>
          </table:table-cell>
          <table:table-cell office:value-type="float" office:value="-2.17733168393644E+017" calcext:value-type="float">
            <text:p>-2.17733168393644E+017</text:p>
          </table:table-cell>
          <table:table-cell office:value-type="float" office:value="20201105.0005" calcext:value-type="float">
            <text:p>20201105.0005</text:p>
          </table:table-cell>
          <table:table-cell office:value-type="float" office:value="11820" calcext:value-type="float">
            <text:p>11820</text:p>
          </table:table-cell>
          <table:table-cell office:value-type="float" office:value="1313" calcext:value-type="float">
            <text:p>1313</text:p>
          </table:table-cell>
          <table:table-cell office:value-type="float" office:value="1091" calcext:value-type="float">
            <text:p>1091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83.0921553693831" calcext:value-type="float">
            <text:p>83.0921553693831</text:p>
          </table:table-cell>
          <table:table-cell office:value-type="float" office:value="16.9078446306169" calcext:value-type="float">
            <text:p>16.9078446306169</text:p>
          </table:table-cell>
          <table:table-cell office:value-type="float" office:value="0" calcext:value-type="float">
            <text:p>0</text:p>
          </table:table-cell>
          <table:table-cell office:value-type="float" office:value="0.573744936607051" calcext:value-type="float">
            <text:p>0.573744936607051</text:p>
          </table:table-cell>
          <table:table-cell office:value-type="float" office:value="0.177298635808926" calcext:value-type="float">
            <text:p>0.177298635808926</text:p>
          </table:table-cell>
          <table:table-cell office:value-type="float" office:value="0.400983595599928" calcext:value-type="float">
            <text:p>0.400983595599928</text:p>
          </table:table-cell>
          <table:table-cell office:value-type="float" office:value="44.3064722825507" calcext:value-type="float">
            <text:p>44.3064722825507</text:p>
          </table:table-cell>
          <table:table-cell office:value-type="float" office:value="89.6553403422451" calcext:value-type="float">
            <text:p>89.6553403422451</text:p>
          </table:table-cell>
          <table:table-cell office:value-type="float" office:value="1116.82599788929" calcext:value-type="float">
            <text:p>1116.82599788929</text:p>
          </table:table-cell>
          <table:table-cell office:value-type="float" office:value="137940.999755931" calcext:value-type="float">
            <text:p>137940.999755931</text:p>
          </table:table-cell>
          <table:table-cell office:value-type="float" office:value="-136824.173758042" calcext:value-type="float">
            <text:p>-136824.173758042</text:p>
          </table:table-cell>
          <table:table-cell office:value-type="float" office:value="0.850591011339899" calcext:value-type="float">
            <text:p>0.850591011339899</text:p>
          </table:table-cell>
          <table:table-cell office:value-type="float" office:value="105.057882525462" calcext:value-type="float">
            <text:p>105.057882525462</text:p>
          </table:table-cell>
          <table:table-cell office:value-type="float" office:value="-104.207291514122" calcext:value-type="float">
            <text:p>-104.207291514122</text:p>
          </table:table-cell>
          <table:table-cell office:value-type="float" office:value="586.055494144206" calcext:value-type="float">
            <text:p>586.055494144206</text:p>
          </table:table-cell>
          <table:table-cell office:value-type="float" office:value="0.446348434230165" calcext:value-type="float">
            <text:p>0.446348434230165</text:p>
          </table:table-cell>
          <table:table-cell office:value-type="float" office:value="52.4750941732915" calcext:value-type="float">
            <text:p>52.4750941732915</text:p>
          </table:table-cell>
          <table:table-cell office:value-type="float" office:value="0.888421052631579" calcext:value-type="float">
            <text:p>0.888421052631579</text:p>
          </table:table-cell>
          <table:table-cell office:value-type="float" office:value="844" calcext:value-type="float">
            <text:p>844</text:p>
          </table:table-cell>
          <table:table-cell office:value-type="float" office:value="0.319559228650138" calcext:value-type="float">
            <text:p>0.319559228650138</text:p>
          </table:table-cell>
          <table:table-cell office:value-type="float" office:value="116" calcext:value-type="float">
            <text:p>116</text:p>
          </table:table-cell>
          <table:table-cell office:value-type="float" office:value="0.680440771349862" calcext:value-type="float">
            <text:p>0.680440771349862</text:p>
          </table:table-cell>
          <table:table-cell office:value-type="float" office:value="247" calcext:value-type="float">
            <text:p>247</text:p>
          </table:table-cell>
          <table:table-cell office:value-type="float" office:value="0.111578947368421" calcext:value-type="float">
            <text:p>0.111578947368421</text:p>
          </table:table-cell>
          <table:table-cell office:value-type="float" office:value="106" calcext:value-type="float">
            <text:p>106</text:p>
          </table:table-cell>
          <table:table-cell office:value-type="float" office:value="0.879166666666667" calcext:value-type="float">
            <text:p>0.879166666666667</text:p>
          </table:table-cell>
          <table:table-cell office:value-type="float" office:value="0.888421052631579" calcext:value-type="float">
            <text:p>0.888421052631579</text:p>
          </table:table-cell>
          <table:table-cell office:value-type="float" office:value="0.883769633507853" calcext:value-type="float">
            <text:p>0.883769633507853</text:p>
          </table:table-cell>
          <table:table-cell office:value-type="float" office:value="0.57385072600015" calcext:value-type="float">
            <text:p>0.57385072600015</text:p>
          </table:table-cell>
          <table:table-cell office:value-type="float" office:value="0.768386254893432" calcext:value-type="float">
            <text:p>0.768386254893432</text:p>
          </table:table-cell>
          <table:table-cell office:value-type="float" office:value="0.846695955892451" calcext:value-type="float">
            <text:p>0.846695955892451</text:p>
          </table:table-cell>
          <table:table-cell office:value-type="float" office:value="0.830921553693831" calcext:value-type="float">
            <text:p>0.830921553693831</text:p>
          </table:table-cell>
          <table:table-cell office:value-type="float" office:value="0.26205972971239" calcext:value-type="float">
            <text:p>0.26205972971239</text:p>
          </table:table-cell>
          <table:table-cell office:value-type="float" office:value="0.73794027028761" calcext:value-type="float">
            <text:p>0.73794027028761</text:p>
          </table:table-cell>
          <table:table-cell office:value-type="float" office:value="0.169078446306169" calcext:value-type="float">
            <text:p>0.169078446306169</text:p>
          </table:table-cell>
          <table:table-cell office:value-type="float" office:value="0.829554836612447" calcext:value-type="float">
            <text:p>0.829554836612447</text:p>
          </table:table-cell>
          <table:table-cell office:value-type="float" office:value="0.830921553693831" calcext:value-type="float">
            <text:p>0.830921553693831</text:p>
          </table:table-cell>
          <table:table-cell office:value-type="float" office:value="0.830183452020451" calcext:value-type="float">
            <text:p>0.830183452020451</text:p>
          </table:table-cell>
          <table:table-cell office:value-type="float" office:value="0.57385072600015" calcext:value-type="float">
            <text:p>0.57385072600015</text:p>
          </table:table-cell>
          <table:table-cell office:value-type="float" office:value="0.768386254893432" calcext:value-type="float">
            <text:p>0.768386254893432</text:p>
          </table:table-cell>
          <table:table-cell office:value-type="float" office:value="0.778395965382757" calcext:value-type="float">
            <text:p>0.778395965382757</text:p>
          </table:table-cell>
          <table:table-cell office:value-type="float" office:value="0.786856883793033" calcext:value-type="float">
            <text:p>0.786856883793033</text:p>
          </table:table-cell>
          <table:table-cell office:value-type="float" office:value="0.830921553693831" calcext:value-type="float">
            <text:p>0.830921553693831</text:p>
          </table:table-cell>
          <table:table-cell office:value-type="float" office:value="53.68" calcext:value-type="float">
            <text:p>53.68</text:p>
          </table:table-cell>
          <table:table-cell office:value-type="float" office:value="0.004" calcext:value-type="float">
            <text:p>0.004</text:p>
          </table:table-cell>
          <table:table-cell office:value-type="float" office:value="53.5" calcext:value-type="float">
            <text:p>53.5</text:p>
          </table:table-cell>
          <table:table-cell office:value-type="float" office:value="0.01" calcext:value-type="float">
            <text:p>0.01</text:p>
          </table:table-cell>
          <table:table-cell office:value-type="float" office:value="53500" calcext:value-type="float">
            <text:p>53500</text:p>
          </table:table-cell>
          <table:table-cell office:value-type="float" office:value="10" calcext:value-type="float">
            <text:p>10</text:p>
          </table:table-cell>
          <table:table-cell office:value-type="float" office:value="242978" calcext:value-type="float">
            <text:p>242978</text:p>
          </table:table-cell>
          <table:table-cell office:value-type="float" office:value="76127884" calcext:value-type="float">
            <text:p>76127884</text:p>
          </table:table-cell>
          <table:table-cell office:value-type="float" office:value="8494325" calcext:value-type="float">
            <text:p>8494325</text:p>
          </table:table-cell>
          <table:table-cell office:value-type="float" office:value="85.7578065498858" calcext:value-type="float">
            <text:p>85.7578065498858</text:p>
          </table:table-cell>
          <table:table-cell office:value-type="float" office:value="53.046458492003" calcext:value-type="float">
            <text:p>53.046458492003</text:p>
          </table:table-cell>
          <table:table-cell office:value-type="string" calcext:value-type="string">
            <text:p>'Number of leaves: 547\nSize of the tree: 1093\n'</text:p>
          </table:table-cell>
          <table:table-cell table:number-columns-repeated="9" office:value-type="string" calcext:value-type="string">
            <text:p>?</text:p>
          </table:table-cell>
          <table:table-cell office:value-type="float" office:value="1093" calcext:value-type="float">
            <text:p>1093</text:p>
          </table:table-cell>
          <table:table-cell table:number-columns-repeated="2" office:value-type="float" office:value="547" calcext:value-type="float">
            <text:p>547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fla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ka.classifiers.trees.J48</text:p>
          </table:table-cell>
          <table:table-cell office:value-type="string" calcext:value-type="string">
            <text:p>'-C 0.25 -M 2'</text:p>
          </table:table-cell>
          <table:table-cell office:value-type="float" office:value="-2.17733168393644E+017" calcext:value-type="float">
            <text:p>-2.17733168393644E+017</text:p>
          </table:table-cell>
          <table:table-cell office:value-type="float" office:value="20201105.0006" calcext:value-type="float">
            <text:p>20201105.0006</text:p>
          </table:table-cell>
          <table:table-cell office:value-type="float" office:value="11820" calcext:value-type="float">
            <text:p>11820</text:p>
          </table:table-cell>
          <table:table-cell office:value-type="float" office:value="1313" calcext:value-type="float">
            <text:p>1313</text:p>
          </table:table-cell>
          <table:table-cell office:value-type="float" office:value="1130" calcext:value-type="float">
            <text:p>1130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86.0624523990861" calcext:value-type="float">
            <text:p>86.0624523990861</text:p>
          </table:table-cell>
          <table:table-cell office:value-type="float" office:value="13.9375476009139" calcext:value-type="float">
            <text:p>13.9375476009139</text:p>
          </table:table-cell>
          <table:table-cell office:value-type="float" office:value="0" calcext:value-type="float">
            <text:p>0</text:p>
          </table:table-cell>
          <table:table-cell office:value-type="float" office:value="0.653681344577542" calcext:value-type="float">
            <text:p>0.653681344577542</text:p>
          </table:table-cell>
          <table:table-cell office:value-type="float" office:value="0.14886007043863" calcext:value-type="float">
            <text:p>0.14886007043863</text:p>
          </table:table-cell>
          <table:table-cell office:value-type="float" office:value="0.364997764822964" calcext:value-type="float">
            <text:p>0.364997764822964</text:p>
          </table:table-cell>
          <table:table-cell office:value-type="float" office:value="37.1997480678622" calcext:value-type="float">
            <text:p>37.1997480678622</text:p>
          </table:table-cell>
          <table:table-cell office:value-type="float" office:value="81.6093206516388" calcext:value-type="float">
            <text:p>81.6093206516388</text:p>
          </table:table-cell>
          <table:table-cell office:value-type="float" office:value="1116.82599788929" calcext:value-type="float">
            <text:p>1116.82599788929</text:p>
          </table:table-cell>
          <table:table-cell office:value-type="float" office:value="121712.353186204" calcext:value-type="float">
            <text:p>121712.353186204</text:p>
          </table:table-cell>
          <table:table-cell office:value-type="float" office:value="-120595.527188314" calcext:value-type="float">
            <text:p>-120595.527188314</text:p>
          </table:table-cell>
          <table:table-cell office:value-type="float" office:value="0.850591011339899" calcext:value-type="float">
            <text:p>0.850591011339899</text:p>
          </table:table-cell>
          <table:table-cell office:value-type="float" office:value="92.6979079864461" calcext:value-type="float">
            <text:p>92.6979079864461</text:p>
          </table:table-cell>
          <table:table-cell office:value-type="float" office:value="-91.8473169751062" calcext:value-type="float">
            <text:p>-91.8473169751062</text:p>
          </table:table-cell>
          <table:table-cell office:value-type="float" office:value="674.290354633328" calcext:value-type="float">
            <text:p>674.290354633328</text:p>
          </table:table-cell>
          <table:table-cell office:value-type="float" office:value="0.513549394237112" calcext:value-type="float">
            <text:p>0.513549394237112</text:p>
          </table:table-cell>
          <table:table-cell office:value-type="float" office:value="60.3755961902466" calcext:value-type="float">
            <text:p>60.3755961902466</text:p>
          </table:table-cell>
          <table:table-cell office:value-type="float" office:value="0.9" calcext:value-type="float">
            <text:p>0.9</text:p>
          </table:table-cell>
          <table:table-cell office:value-type="float" office:value="855" calcext:value-type="float">
            <text:p>855</text:p>
          </table:table-cell>
          <table:table-cell office:value-type="float" office:value="0.242424242424242" calcext:value-type="float">
            <text:p>0.242424242424242</text:p>
          </table:table-cell>
          <table:table-cell office:value-type="float" office:value="88" calcext:value-type="float">
            <text:p>88</text:p>
          </table:table-cell>
          <table:table-cell office:value-type="float" office:value="0.757575757575758" calcext:value-type="float">
            <text:p>0.757575757575758</text:p>
          </table:table-cell>
          <table:table-cell office:value-type="float" office:value="275" calcext:value-type="float">
            <text:p>275</text:p>
          </table:table-cell>
          <table:table-cell office:value-type="float" office:value="0.1" calcext:value-type="float">
            <text:p>0.1</text:p>
          </table:table-cell>
          <table:table-cell office:value-type="float" office:value="95" calcext:value-type="float">
            <text:p>95</text:p>
          </table:table-cell>
          <table:table-cell office:value-type="float" office:value="0.906680805938494" calcext:value-type="float">
            <text:p>0.906680805938494</text:p>
          </table:table-cell>
          <table:table-cell office:value-type="float" office:value="0.9" calcext:value-type="float">
            <text:p>0.9</text:p>
          </table:table-cell>
          <table:table-cell office:value-type="float" office:value="0.903328050713153" calcext:value-type="float">
            <text:p>0.903328050713153</text:p>
          </table:table-cell>
          <table:table-cell office:value-type="float" office:value="0.653738708512342" calcext:value-type="float">
            <text:p>0.653738708512342</text:p>
          </table:table-cell>
          <table:table-cell office:value-type="float" office:value="0.808635638683485" calcext:value-type="float">
            <text:p>0.808635638683485</text:p>
          </table:table-cell>
          <table:table-cell office:value-type="float" office:value="0.877727565960665" calcext:value-type="float">
            <text:p>0.877727565960665</text:p>
          </table:table-cell>
          <table:table-cell office:value-type="float" office:value="0.86062452399086" calcext:value-type="float">
            <text:p>0.86062452399086</text:p>
          </table:table-cell>
          <table:table-cell office:value-type="float" office:value="0.203048766415103" calcext:value-type="float">
            <text:p>0.203048766415103</text:p>
          </table:table-cell>
          <table:table-cell office:value-type="float" office:value="0.796951233584897" calcext:value-type="float">
            <text:p>0.796951233584897</text:p>
          </table:table-cell>
          <table:table-cell office:value-type="float" office:value="0.139375476009139" calcext:value-type="float">
            <text:p>0.139375476009139</text:p>
          </table:table-cell>
          <table:table-cell office:value-type="float" office:value="0.861495859054735" calcext:value-type="float">
            <text:p>0.861495859054735</text:p>
          </table:table-cell>
          <table:table-cell office:value-type="float" office:value="0.86062452399086" calcext:value-type="float">
            <text:p>0.86062452399086</text:p>
          </table:table-cell>
          <table:table-cell office:value-type="float" office:value="0.861032333932274" calcext:value-type="float">
            <text:p>0.861032333932274</text:p>
          </table:table-cell>
          <table:table-cell office:value-type="float" office:value="0.653738708512342" calcext:value-type="float">
            <text:p>0.653738708512342</text:p>
          </table:table-cell>
          <table:table-cell office:value-type="float" office:value="0.808635638683485" calcext:value-type="float">
            <text:p>0.808635638683485</text:p>
          </table:table-cell>
          <table:table-cell office:value-type="float" office:value="0.805162968573004" calcext:value-type="float">
            <text:p>0.805162968573004</text:p>
          </table:table-cell>
          <table:table-cell office:value-type="float" office:value="0.826834557416604" calcext:value-type="float">
            <text:p>0.826834557416604</text:p>
          </table:table-cell>
          <table:table-cell office:value-type="float" office:value="0.86062452399086" calcext:value-type="float">
            <text:p>0.86062452399086</text:p>
          </table:table-cell>
          <table:table-cell office:value-type="float" office:value="49.869" calcext:value-type="float">
            <text:p>49.869</text:p>
          </table:table-cell>
          <table:table-cell office:value-type="float" office:value="0.004" calcext:value-type="float">
            <text:p>0.004</text:p>
          </table:table-cell>
          <table:table-cell office:value-type="float" office:value="49.77" calcext:value-type="float">
            <text:p>49.77</text:p>
          </table:table-cell>
          <table:table-cell office:value-type="float" office:value="0.01" calcext:value-type="float">
            <text:p>0.01</text:p>
          </table:table-cell>
          <table:table-cell office:value-type="float" office:value="49770" calcext:value-type="float">
            <text:p>49770</text:p>
          </table:table-cell>
          <table:table-cell office:value-type="float" office:value="10" calcext:value-type="float">
            <text:p>10</text:p>
          </table:table-cell>
          <table:table-cell office:value-type="float" office:value="250986" calcext:value-type="float">
            <text:p>250986</text:p>
          </table:table-cell>
          <table:table-cell office:value-type="float" office:value="76127884" calcext:value-type="float">
            <text:p>76127884</text:p>
          </table:table-cell>
          <table:table-cell office:value-type="float" office:value="8494325" calcext:value-type="float">
            <text:p>8494325</text:p>
          </table:table-cell>
          <table:table-cell office:value-type="float" office:value="88.2711348057883" calcext:value-type="float">
            <text:p>88.2711348057883</text:p>
          </table:table-cell>
          <table:table-cell office:value-type="float" office:value="53.5034272658035" calcext:value-type="float">
            <text:p>53.5034272658035</text:p>
          </table:table-cell>
          <table:table-cell office:value-type="string" calcext:value-type="string">
            <text:p>'Number of leaves: 569\nSize of the tree: 1137\n'</text:p>
          </table:table-cell>
          <table:table-cell table:number-columns-repeated="9" office:value-type="string" calcext:value-type="string">
            <text:p>?</text:p>
          </table:table-cell>
          <table:table-cell office:value-type="float" office:value="1137" calcext:value-type="float">
            <text:p>1137</text:p>
          </table:table-cell>
          <table:table-cell table:number-columns-repeated="2" office:value-type="float" office:value="569" calcext:value-type="float">
            <text:p>569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flag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ka.classifiers.trees.J48</text:p>
          </table:table-cell>
          <table:table-cell office:value-type="string" calcext:value-type="string">
            <text:p>'-C 0.25 -M 2'</text:p>
          </table:table-cell>
          <table:table-cell office:value-type="float" office:value="-2.17733168393644E+017" calcext:value-type="float">
            <text:p>-2.17733168393644E+017</text:p>
          </table:table-cell>
          <table:table-cell office:value-type="float" office:value="20201105.0007" calcext:value-type="float">
            <text:p>20201105.0007</text:p>
          </table:table-cell>
          <table:table-cell office:value-type="float" office:value="11820" calcext:value-type="float">
            <text:p>11820</text:p>
          </table:table-cell>
          <table:table-cell office:value-type="float" office:value="1313" calcext:value-type="float">
            <text:p>1313</text:p>
          </table:table-cell>
          <table:table-cell office:value-type="float" office:value="1117" calcext:value-type="float">
            <text:p>1117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85.0723533891851" calcext:value-type="float">
            <text:p>85.0723533891851</text:p>
          </table:table-cell>
          <table:table-cell office:value-type="float" office:value="14.9276466108149" calcext:value-type="float">
            <text:p>14.9276466108149</text:p>
          </table:table-cell>
          <table:table-cell office:value-type="float" office:value="0" calcext:value-type="float">
            <text:p>0</text:p>
          </table:table-cell>
          <table:table-cell office:value-type="float" office:value="0.634947699308615" calcext:value-type="float">
            <text:p>0.634947699308615</text:p>
          </table:table-cell>
          <table:table-cell office:value-type="float" office:value="0.155700175093598" calcext:value-type="float">
            <text:p>0.155700175093598</text:p>
          </table:table-cell>
          <table:table-cell office:value-type="float" office:value="0.372592171700512" calcext:value-type="float">
            <text:p>0.372592171700512</text:p>
          </table:table-cell>
          <table:table-cell office:value-type="float" office:value="38.909072597757" calcext:value-type="float">
            <text:p>38.909072597757</text:p>
          </table:table-cell>
          <table:table-cell office:value-type="float" office:value="83.3073430664595" calcext:value-type="float">
            <text:p>83.3073430664595</text:p>
          </table:table-cell>
          <table:table-cell office:value-type="float" office:value="1116.82599788929" calcext:value-type="float">
            <text:p>1116.82599788929</text:p>
          </table:table-cell>
          <table:table-cell office:value-type="float" office:value="120664.698761021" calcext:value-type="float">
            <text:p>120664.698761021</text:p>
          </table:table-cell>
          <table:table-cell office:value-type="float" office:value="-119547.872763131" calcext:value-type="float">
            <text:p>-119547.872763131</text:p>
          </table:table-cell>
          <table:table-cell office:value-type="float" office:value="0.850591011339899" calcext:value-type="float">
            <text:p>0.850591011339899</text:p>
          </table:table-cell>
          <table:table-cell office:value-type="float" office:value="91.8999990563753" calcext:value-type="float">
            <text:p>91.8999990563753</text:p>
          </table:table-cell>
          <table:table-cell office:value-type="float" office:value="-91.0494080450354" calcext:value-type="float">
            <text:p>-91.0494080450354</text:p>
          </table:table-cell>
          <table:table-cell office:value-type="float" office:value="650.229540339444" calcext:value-type="float">
            <text:p>650.229540339444</text:p>
          </table:table-cell>
          <table:table-cell office:value-type="float" office:value="0.495224326229584" calcext:value-type="float">
            <text:p>0.495224326229584</text:p>
          </table:table-cell>
          <table:table-cell office:value-type="float" office:value="58.2212038015167" calcext:value-type="float">
            <text:p>58.2212038015167</text:p>
          </table:table-cell>
          <table:table-cell office:value-type="float" office:value="0.883157894736842" calcext:value-type="float">
            <text:p>0.883157894736842</text:p>
          </table:table-cell>
          <table:table-cell office:value-type="float" office:value="839" calcext:value-type="float">
            <text:p>839</text:p>
          </table:table-cell>
          <table:table-cell office:value-type="float" office:value="0.234159779614325" calcext:value-type="float">
            <text:p>0.234159779614325</text:p>
          </table:table-cell>
          <table:table-cell office:value-type="float" office:value="85" calcext:value-type="float">
            <text:p>85</text:p>
          </table:table-cell>
          <table:table-cell office:value-type="float" office:value="0.765840220385675" calcext:value-type="float">
            <text:p>0.765840220385675</text:p>
          </table:table-cell>
          <table:table-cell office:value-type="float" office:value="278" calcext:value-type="float">
            <text:p>278</text:p>
          </table:table-cell>
          <table:table-cell office:value-type="float" office:value="0.116842105263158" calcext:value-type="float">
            <text:p>0.116842105263158</text:p>
          </table:table-cell>
          <table:table-cell office:value-type="float" office:value="111" calcext:value-type="float">
            <text:p>111</text:p>
          </table:table-cell>
          <table:table-cell office:value-type="float" office:value="0.908008658008658" calcext:value-type="float">
            <text:p>0.908008658008658</text:p>
          </table:table-cell>
          <table:table-cell office:value-type="float" office:value="0.883157894736842" calcext:value-type="float">
            <text:p>0.883157894736842</text:p>
          </table:table-cell>
          <table:table-cell office:value-type="float" office:value="0.895410885805763" calcext:value-type="float">
            <text:p>0.895410885805763</text:p>
          </table:table-cell>
          <table:table-cell office:value-type="float" office:value="0.635693490641752" calcext:value-type="float">
            <text:p>0.635693490641752</text:p>
          </table:table-cell>
          <table:table-cell office:value-type="float" office:value="0.817981731187473" calcext:value-type="float">
            <text:p>0.817981731187473</text:p>
          </table:table-cell>
          <table:table-cell office:value-type="float" office:value="0.883038428108137" calcext:value-type="float">
            <text:p>0.883038428108137</text:p>
          </table:table-cell>
          <table:table-cell office:value-type="float" office:value="0.850723533891851" calcext:value-type="float">
            <text:p>0.850723533891851</text:p>
          </table:table-cell>
          <table:table-cell office:value-type="float" office:value="0.201725418769334" calcext:value-type="float">
            <text:p>0.201725418769334</text:p>
          </table:table-cell>
          <table:table-cell office:value-type="float" office:value="0.798274581230666" calcext:value-type="float">
            <text:p>0.798274581230666</text:p>
          </table:table-cell>
          <table:table-cell office:value-type="float" office:value="0.149276466108149" calcext:value-type="float">
            <text:p>0.149276466108149</text:p>
          </table:table-cell>
          <table:table-cell office:value-type="float" office:value="0.854552359668296" calcext:value-type="float">
            <text:p>0.854552359668296</text:p>
          </table:table-cell>
          <table:table-cell office:value-type="float" office:value="0.850723533891851" calcext:value-type="float">
            <text:p>0.850723533891851</text:p>
          </table:table-cell>
          <table:table-cell office:value-type="float" office:value="0.852268575314406" calcext:value-type="float">
            <text:p>0.852268575314406</text:p>
          </table:table-cell>
          <table:table-cell office:value-type="float" office:value="0.635693490641752" calcext:value-type="float">
            <text:p>0.635693490641752</text:p>
          </table:table-cell>
          <table:table-cell office:value-type="float" office:value="0.817981731187473" calcext:value-type="float">
            <text:p>0.817981731187473</text:p>
          </table:table-cell>
          <table:table-cell office:value-type="float" office:value="0.817456279535633" calcext:value-type="float">
            <text:p>0.817456279535633</text:p>
          </table:table-cell>
          <table:table-cell office:value-type="float" office:value="0.817386293966711" calcext:value-type="float">
            <text:p>0.817386293966711</text:p>
          </table:table-cell>
          <table:table-cell office:value-type="float" office:value="0.850723533891851" calcext:value-type="float">
            <text:p>0.850723533891851</text:p>
          </table:table-cell>
          <table:table-cell office:value-type="float" office:value="57.465" calcext:value-type="float">
            <text:p>57.465</text:p>
          </table:table-cell>
          <table:table-cell office:value-type="float" office:value="0.003" calcext:value-type="float">
            <text:p>0.003</text:p>
          </table:table-cell>
          <table:table-cell office:value-type="float" office:value="57.41" calcext:value-type="float">
            <text:p>57.41</text:p>
          </table:table-cell>
          <table:table-cell office:value-type="float" office:value="0" calcext:value-type="float">
            <text:p>0</text:p>
          </table:table-cell>
          <table:table-cell office:value-type="float" office:value="57410" calcext:value-type="float">
            <text:p>57410</text:p>
          </table:table-cell>
          <table:table-cell office:value-type="float" office:value="0" calcext:value-type="float">
            <text:p>0</text:p>
          </table:table-cell>
          <table:table-cell office:value-type="float" office:value="245890" calcext:value-type="float">
            <text:p>245890</text:p>
          </table:table-cell>
          <table:table-cell office:value-type="float" office:value="76127884" calcext:value-type="float">
            <text:p>76127884</text:p>
          </table:table-cell>
          <table:table-cell office:value-type="float" office:value="8494325" calcext:value-type="float">
            <text:p>8494325</text:p>
          </table:table-cell>
          <table:table-cell office:value-type="float" office:value="88.5757806549886" calcext:value-type="float">
            <text:p>88.5757806549886</text:p>
          </table:table-cell>
          <table:table-cell office:value-type="float" office:value="53.8080731150038" calcext:value-type="float">
            <text:p>53.8080731150038</text:p>
          </table:table-cell>
          <table:table-cell office:value-type="string" calcext:value-type="string">
            <text:p>'Number of leaves: 555\nSize of the tree: 1109\n'</text:p>
          </table:table-cell>
          <table:table-cell table:number-columns-repeated="9" office:value-type="string" calcext:value-type="string">
            <text:p>?</text:p>
          </table:table-cell>
          <table:table-cell office:value-type="float" office:value="1109" calcext:value-type="float">
            <text:p>1109</text:p>
          </table:table-cell>
          <table:table-cell table:number-columns-repeated="2" office:value-type="float" office:value="555" calcext:value-type="float">
            <text:p>555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fla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eka.classifiers.trees.J48</text:p>
          </table:table-cell>
          <table:table-cell office:value-type="string" calcext:value-type="string">
            <text:p>'-C 0.25 -M 2'</text:p>
          </table:table-cell>
          <table:table-cell office:value-type="float" office:value="-2.17733168393644E+017" calcext:value-type="float">
            <text:p>-2.17733168393644E+017</text:p>
          </table:table-cell>
          <table:table-cell office:value-type="float" office:value="20201105.0008" calcext:value-type="float">
            <text:p>20201105.0008</text:p>
          </table:table-cell>
          <table:table-cell office:value-type="float" office:value="11820" calcext:value-type="float">
            <text:p>11820</text:p>
          </table:table-cell>
          <table:table-cell office:value-type="float" office:value="1313" calcext:value-type="float">
            <text:p>1313</text:p>
          </table:table-cell>
          <table:table-cell office:value-type="float" office:value="1099" calcext:value-type="float">
            <text:p>1099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83.7014470677837" calcext:value-type="float">
            <text:p>83.7014470677837</text:p>
          </table:table-cell>
          <table:table-cell office:value-type="float" office:value="16.2985529322163" calcext:value-type="float">
            <text:p>16.2985529322163</text:p>
          </table:table-cell>
          <table:table-cell office:value-type="float" office:value="0" calcext:value-type="float">
            <text:p>0</text:p>
          </table:table-cell>
          <table:table-cell office:value-type="float" office:value="0.590511499931505" calcext:value-type="float">
            <text:p>0.590511499931505</text:p>
          </table:table-cell>
          <table:table-cell office:value-type="float" office:value="0.172489147649434" calcext:value-type="float">
            <text:p>0.172489147649434</text:p>
          </table:table-cell>
          <table:table-cell office:value-type="float" office:value="0.39513902384536" calcext:value-type="float">
            <text:p>0.39513902384536</text:p>
          </table:table-cell>
          <table:table-cell office:value-type="float" office:value="43.1045935830358" calcext:value-type="float">
            <text:p>43.1045935830358</text:p>
          </table:table-cell>
          <table:table-cell office:value-type="float" office:value="88.3485610236887" calcext:value-type="float">
            <text:p>88.3485610236887</text:p>
          </table:table-cell>
          <table:table-cell office:value-type="float" office:value="1116.82599788929" calcext:value-type="float">
            <text:p>1116.82599788929</text:p>
          </table:table-cell>
          <table:table-cell office:value-type="float" office:value="144336.732923657" calcext:value-type="float">
            <text:p>144336.732923657</text:p>
          </table:table-cell>
          <table:table-cell office:value-type="float" office:value="-143219.906925768" calcext:value-type="float">
            <text:p>-143219.906925768</text:p>
          </table:table-cell>
          <table:table-cell office:value-type="float" office:value="0.850591011339899" calcext:value-type="float">
            <text:p>0.850591011339899</text:p>
          </table:table-cell>
          <table:table-cell office:value-type="float" office:value="109.928966430813" calcext:value-type="float">
            <text:p>109.928966430813</text:p>
          </table:table-cell>
          <table:table-cell office:value-type="float" office:value="-109.078375419473" calcext:value-type="float">
            <text:p>-109.078375419473</text:p>
          </table:table-cell>
          <table:table-cell office:value-type="float" office:value="602.100413828962" calcext:value-type="float">
            <text:p>602.100413828962</text:p>
          </table:table-cell>
          <table:table-cell office:value-type="float" office:value="0.458568479686948" calcext:value-type="float">
            <text:p>0.458568479686948</text:p>
          </table:table-cell>
          <table:table-cell office:value-type="float" office:value="53.9117476640842" calcext:value-type="float">
            <text:p>53.9117476640842</text:p>
          </table:table-cell>
          <table:table-cell office:value-type="float" office:value="0.890526315789474" calcext:value-type="float">
            <text:p>0.890526315789474</text:p>
          </table:table-cell>
          <table:table-cell office:value-type="float" office:value="846" calcext:value-type="float">
            <text:p>846</text:p>
          </table:table-cell>
          <table:table-cell office:value-type="float" office:value="0.303030303030303" calcext:value-type="float">
            <text:p>0.303030303030303</text:p>
          </table:table-cell>
          <table:table-cell office:value-type="float" office:value="110" calcext:value-type="float">
            <text:p>110</text:p>
          </table:table-cell>
          <table:table-cell office:value-type="float" office:value="0.696969696969697" calcext:value-type="float">
            <text:p>0.696969696969697</text:p>
          </table:table-cell>
          <table:table-cell office:value-type="float" office:value="253" calcext:value-type="float">
            <text:p>253</text:p>
          </table:table-cell>
          <table:table-cell office:value-type="float" office:value="0.109473684210526" calcext:value-type="float">
            <text:p>0.109473684210526</text:p>
          </table:table-cell>
          <table:table-cell office:value-type="float" office:value="104" calcext:value-type="float">
            <text:p>104</text:p>
          </table:table-cell>
          <table:table-cell office:value-type="float" office:value="0.884937238493724" calcext:value-type="float">
            <text:p>0.884937238493724</text:p>
          </table:table-cell>
          <table:table-cell office:value-type="float" office:value="0.890526315789474" calcext:value-type="float">
            <text:p>0.890526315789474</text:p>
          </table:table-cell>
          <table:table-cell office:value-type="float" office:value="0.887722980062959" calcext:value-type="float">
            <text:p>0.887722980062959</text:p>
          </table:table-cell>
          <table:table-cell office:value-type="float" office:value="0.590550422337136" calcext:value-type="float">
            <text:p>0.590550422337136</text:p>
          </table:table-cell>
          <table:table-cell office:value-type="float" office:value="0.762116862403944" calcext:value-type="float">
            <text:p>0.762116862403944</text:p>
          </table:table-cell>
          <table:table-cell office:value-type="float" office:value="0.842665265830641" calcext:value-type="float">
            <text:p>0.842665265830641</text:p>
          </table:table-cell>
          <table:table-cell office:value-type="float" office:value="0.837014470677837" calcext:value-type="float">
            <text:p>0.837014470677837</text:p>
          </table:table-cell>
          <table:table-cell office:value-type="float" office:value="0.249518457918666" calcext:value-type="float">
            <text:p>0.249518457918666</text:p>
          </table:table-cell>
          <table:table-cell office:value-type="float" office:value="0.750481542081334" calcext:value-type="float">
            <text:p>0.750481542081334</text:p>
          </table:table-cell>
          <table:table-cell office:value-type="float" office:value="0.162985529322163" calcext:value-type="float">
            <text:p>0.162985529322163</text:p>
          </table:table-cell>
          <table:table-cell office:value-type="float" office:value="0.836209046008663" calcext:value-type="float">
            <text:p>0.836209046008663</text:p>
          </table:table-cell>
          <table:table-cell office:value-type="float" office:value="0.837014470677837" calcext:value-type="float">
            <text:p>0.837014470677837</text:p>
          </table:table-cell>
          <table:table-cell office:value-type="float" office:value="0.836591899766294" calcext:value-type="float">
            <text:p>0.836591899766294</text:p>
          </table:table-cell>
          <table:table-cell office:value-type="float" office:value="0.590550422337136" calcext:value-type="float">
            <text:p>0.590550422337136</text:p>
          </table:table-cell>
          <table:table-cell office:value-type="float" office:value="0.762116862403944" calcext:value-type="float">
            <text:p>0.762116862403944</text:p>
          </table:table-cell>
          <table:table-cell office:value-type="float" office:value="0.77349381996827" calcext:value-type="float">
            <text:p>0.77349381996827</text:p>
          </table:table-cell>
          <table:table-cell office:value-type="float" office:value="0.795250378920368" calcext:value-type="float">
            <text:p>0.795250378920368</text:p>
          </table:table-cell>
          <table:table-cell office:value-type="float" office:value="0.837014470677837" calcext:value-type="float">
            <text:p>0.837014470677837</text:p>
          </table:table-cell>
          <table:table-cell office:value-type="float" office:value="55.483" calcext:value-type="float">
            <text:p>55.483</text:p>
          </table:table-cell>
          <table:table-cell office:value-type="float" office:value="0.004" calcext:value-type="float">
            <text:p>0.004</text:p>
          </table:table-cell>
          <table:table-cell office:value-type="float" office:value="55.27" calcext:value-type="float">
            <text:p>55.27</text:p>
          </table:table-cell>
          <table:table-cell office:value-type="float" office:value="0" calcext:value-type="float">
            <text:p>0</text:p>
          </table:table-cell>
          <table:table-cell office:value-type="float" office:value="55270" calcext:value-type="float">
            <text:p>55270</text:p>
          </table:table-cell>
          <table:table-cell office:value-type="float" office:value="0" calcext:value-type="float">
            <text:p>0</text:p>
          </table:table-cell>
          <table:table-cell office:value-type="float" office:value="246618" calcext:value-type="float">
            <text:p>246618</text:p>
          </table:table-cell>
          <table:table-cell office:value-type="float" office:value="76127884" calcext:value-type="float">
            <text:p>76127884</text:p>
          </table:table-cell>
          <table:table-cell office:value-type="float" office:value="8494325" calcext:value-type="float">
            <text:p>8494325</text:p>
          </table:table-cell>
          <table:table-cell office:value-type="float" office:value="85.8339680121858" calcext:value-type="float">
            <text:p>85.8339680121858</text:p>
          </table:table-cell>
          <table:table-cell office:value-type="float" office:value="52.7798933739528" calcext:value-type="float">
            <text:p>52.7798933739528</text:p>
          </table:table-cell>
          <table:table-cell office:value-type="string" calcext:value-type="string">
            <text:p>'Number of leaves: 557\nSize of the tree: 1113\n'</text:p>
          </table:table-cell>
          <table:table-cell table:number-columns-repeated="9" office:value-type="string" calcext:value-type="string">
            <text:p>?</text:p>
          </table:table-cell>
          <table:table-cell office:value-type="float" office:value="1113" calcext:value-type="float">
            <text:p>1113</text:p>
          </table:table-cell>
          <table:table-cell table:number-columns-repeated="2" office:value-type="float" office:value="557" calcext:value-type="float">
            <text:p>557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fla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eka.classifiers.trees.J48</text:p>
          </table:table-cell>
          <table:table-cell office:value-type="string" calcext:value-type="string">
            <text:p>'-C 0.25 -M 2'</text:p>
          </table:table-cell>
          <table:table-cell office:value-type="float" office:value="-2.17733168393644E+017" calcext:value-type="float">
            <text:p>-2.17733168393644E+017</text:p>
          </table:table-cell>
          <table:table-cell office:value-type="float" office:value="20201105.0009" calcext:value-type="float">
            <text:p>20201105.0009</text:p>
          </table:table-cell>
          <table:table-cell office:value-type="float" office:value="11820" calcext:value-type="float">
            <text:p>11820</text:p>
          </table:table-cell>
          <table:table-cell office:value-type="float" office:value="1313" calcext:value-type="float">
            <text:p>1313</text:p>
          </table:table-cell>
          <table:table-cell office:value-type="float" office:value="1118" calcext:value-type="float">
            <text:p>1118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85.1485148514852" calcext:value-type="float">
            <text:p>85.1485148514852</text:p>
          </table:table-cell>
          <table:table-cell office:value-type="float" office:value="14.8514851485149" calcext:value-type="float">
            <text:p>14.8514851485149</text:p>
          </table:table-cell>
          <table:table-cell office:value-type="float" office:value="0" calcext:value-type="float">
            <text:p>0</text:p>
          </table:table-cell>
          <table:table-cell office:value-type="float" office:value="0.62526509602001" calcext:value-type="float">
            <text:p>0.62526509602001</text:p>
          </table:table-cell>
          <table:table-cell office:value-type="float" office:value="0.159785985922144" calcext:value-type="float">
            <text:p>0.159785985922144</text:p>
          </table:table-cell>
          <table:table-cell office:value-type="float" office:value="0.376412853875633" calcext:value-type="float">
            <text:p>0.376412853875633</text:p>
          </table:table-cell>
          <table:table-cell office:value-type="float" office:value="39.9301061968075" calcext:value-type="float">
            <text:p>39.9301061968075</text:p>
          </table:table-cell>
          <table:table-cell office:value-type="float" office:value="84.1616038504637" calcext:value-type="float">
            <text:p>84.1616038504637</text:p>
          </table:table-cell>
          <table:table-cell office:value-type="float" office:value="1116.82599788929" calcext:value-type="float">
            <text:p>1116.82599788929</text:p>
          </table:table-cell>
          <table:table-cell office:value-type="float" office:value="115377.541537051" calcext:value-type="float">
            <text:p>115377.541537051</text:p>
          </table:table-cell>
          <table:table-cell office:value-type="float" office:value="-114260.715539162" calcext:value-type="float">
            <text:p>-114260.715539162</text:p>
          </table:table-cell>
          <table:table-cell office:value-type="float" office:value="0.850591011339899" calcext:value-type="float">
            <text:p>0.850591011339899</text:p>
          </table:table-cell>
          <table:table-cell office:value-type="float" office:value="87.8732228004962" calcext:value-type="float">
            <text:p>87.8732228004962</text:p>
          </table:table-cell>
          <table:table-cell office:value-type="float" office:value="-87.0226317891563" calcext:value-type="float">
            <text:p>-87.0226317891563</text:p>
          </table:table-cell>
          <table:table-cell office:value-type="float" office:value="642.997192338077" calcext:value-type="float">
            <text:p>642.997192338077</text:p>
          </table:table-cell>
          <table:table-cell office:value-type="float" office:value="0.489716064233113" calcext:value-type="float">
            <text:p>0.489716064233113</text:p>
          </table:table-cell>
          <table:table-cell office:value-type="float" office:value="57.5736232459927" calcext:value-type="float">
            <text:p>57.5736232459927</text:p>
          </table:table-cell>
          <table:table-cell office:value-type="float" office:value="0.903157894736842" calcext:value-type="float">
            <text:p>0.903157894736842</text:p>
          </table:table-cell>
          <table:table-cell office:value-type="float" office:value="858" calcext:value-type="float">
            <text:p>858</text:p>
          </table:table-cell>
          <table:table-cell office:value-type="float" office:value="0.283746556473829" calcext:value-type="float">
            <text:p>0.283746556473829</text:p>
          </table:table-cell>
          <table:table-cell office:value-type="float" office:value="103" calcext:value-type="float">
            <text:p>103</text:p>
          </table:table-cell>
          <table:table-cell office:value-type="float" office:value="0.716253443526171" calcext:value-type="float">
            <text:p>0.716253443526171</text:p>
          </table:table-cell>
          <table:table-cell office:value-type="float" office:value="260" calcext:value-type="float">
            <text:p>260</text:p>
          </table:table-cell>
          <table:table-cell office:value-type="float" office:value="0.0968421052631579" calcext:value-type="float">
            <text:p>0.096842105263158</text:p>
          </table:table-cell>
          <table:table-cell office:value-type="float" office:value="92" calcext:value-type="float">
            <text:p>92</text:p>
          </table:table-cell>
          <table:table-cell office:value-type="float" office:value="0.892819979188345" calcext:value-type="float">
            <text:p>0.892819979188345</text:p>
          </table:table-cell>
          <table:table-cell office:value-type="float" office:value="0.903157894736842" calcext:value-type="float">
            <text:p>0.903157894736842</text:p>
          </table:table-cell>
          <table:table-cell office:value-type="float" office:value="0.89795918367347" calcext:value-type="float">
            <text:p>0.89795918367347</text:p>
          </table:table-cell>
          <table:table-cell office:value-type="float" office:value="0.625404843572322" calcext:value-type="float">
            <text:p>0.625404843572322</text:p>
          </table:table-cell>
          <table:table-cell office:value-type="float" office:value="0.793704509206902" calcext:value-type="float">
            <text:p>0.793704509206902</text:p>
          </table:table-cell>
          <table:table-cell office:value-type="float" office:value="0.867284403945555" calcext:value-type="float">
            <text:p>0.867284403945555</text:p>
          </table:table-cell>
          <table:table-cell office:value-type="float" office:value="0.851485148514851" calcext:value-type="float">
            <text:p>0.851485148514851</text:p>
          </table:table-cell>
          <table:table-cell office:value-type="float" office:value="0.232073810251839" calcext:value-type="float">
            <text:p>0.232073810251839</text:p>
          </table:table-cell>
          <table:table-cell office:value-type="float" office:value="0.767926189748161" calcext:value-type="float">
            <text:p>0.767926189748161</text:p>
          </table:table-cell>
          <table:table-cell office:value-type="float" office:value="0.148514851485149" calcext:value-type="float">
            <text:p>0.148514851485149</text:p>
          </table:table-cell>
          <table:table-cell office:value-type="float" office:value="0.850193435056305" calcext:value-type="float">
            <text:p>0.850193435056305</text:p>
          </table:table-cell>
          <table:table-cell office:value-type="float" office:value="0.851485148514851" calcext:value-type="float">
            <text:p>0.851485148514851</text:p>
          </table:table-cell>
          <table:table-cell office:value-type="float" office:value="0.850770163358565" calcext:value-type="float">
            <text:p>0.850770163358565</text:p>
          </table:table-cell>
          <table:table-cell office:value-type="float" office:value="0.625404843572322" calcext:value-type="float">
            <text:p>0.625404843572322</text:p>
          </table:table-cell>
          <table:table-cell office:value-type="float" office:value="0.793704509206902" calcext:value-type="float">
            <text:p>0.793704509206902</text:p>
          </table:table-cell>
          <table:table-cell office:value-type="float" office:value="0.796117908469479" calcext:value-type="float">
            <text:p>0.796117908469479</text:p>
          </table:table-cell>
          <table:table-cell office:value-type="float" office:value="0.812615955473098" calcext:value-type="float">
            <text:p>0.812615955473098</text:p>
          </table:table-cell>
          <table:table-cell office:value-type="float" office:value="0.851485148514851" calcext:value-type="float">
            <text:p>0.851485148514851</text:p>
          </table:table-cell>
          <table:table-cell office:value-type="float" office:value="52.227" calcext:value-type="float">
            <text:p>52.227</text:p>
          </table:table-cell>
          <table:table-cell office:value-type="float" office:value="0.005" calcext:value-type="float">
            <text:p>0.005</text:p>
          </table:table-cell>
          <table:table-cell office:value-type="float" office:value="51.98" calcext:value-type="float">
            <text:p>51.98</text:p>
          </table:table-cell>
          <table:table-cell office:value-type="float" office:value="0.01" calcext:value-type="float">
            <text:p>0.01</text:p>
          </table:table-cell>
          <table:table-cell office:value-type="float" office:value="51980" calcext:value-type="float">
            <text:p>51980</text:p>
          </table:table-cell>
          <table:table-cell office:value-type="float" office:value="10" calcext:value-type="float">
            <text:p>10</text:p>
          </table:table-cell>
          <table:table-cell office:value-type="float" office:value="232422" calcext:value-type="float">
            <text:p>232422</text:p>
          </table:table-cell>
          <table:table-cell office:value-type="float" office:value="76127884" calcext:value-type="float">
            <text:p>76127884</text:p>
          </table:table-cell>
          <table:table-cell office:value-type="float" office:value="8494325" calcext:value-type="float">
            <text:p>8494325</text:p>
          </table:table-cell>
          <table:table-cell office:value-type="float" office:value="86.6717440974867" calcext:value-type="float">
            <text:p>86.6717440974867</text:p>
          </table:table-cell>
          <table:table-cell office:value-type="float" office:value="52.8941355674029" calcext:value-type="float">
            <text:p>52.8941355674029</text:p>
          </table:table-cell>
          <table:table-cell office:value-type="string" calcext:value-type="string">
            <text:p>'Number of leaves: 518\nSize of the tree: 1035\n'</text:p>
          </table:table-cell>
          <table:table-cell table:number-columns-repeated="9" office:value-type="string" calcext:value-type="string">
            <text:p>?</text:p>
          </table:table-cell>
          <table:table-cell office:value-type="float" office:value="1035" calcext:value-type="float">
            <text:p>1035</text:p>
          </table:table-cell>
          <table:table-cell table:number-columns-repeated="2" office:value-type="float" office:value="518" calcext:value-type="float">
            <text:p>518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fla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eka.classifiers.trees.J48</text:p>
          </table:table-cell>
          <table:table-cell office:value-type="string" calcext:value-type="string">
            <text:p>'-C 0.25 -M 2'</text:p>
          </table:table-cell>
          <table:table-cell office:value-type="float" office:value="-2.17733168393644E+017" calcext:value-type="float">
            <text:p>-2.17733168393644E+017</text:p>
          </table:table-cell>
          <table:table-cell office:value-type="float" office:value="20201105.001" calcext:value-type="float">
            <text:p>20201105.001</text:p>
          </table:table-cell>
          <table:table-cell office:value-type="float" office:value="11820" calcext:value-type="float">
            <text:p>11820</text:p>
          </table:table-cell>
          <table:table-cell office:value-type="float" office:value="1313" calcext:value-type="float">
            <text:p>1313</text:p>
          </table:table-cell>
          <table:table-cell office:value-type="float" office:value="1086" calcext:value-type="float">
            <text:p>1086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82.7113480578827" calcext:value-type="float">
            <text:p>82.7113480578827</text:p>
          </table:table-cell>
          <table:table-cell office:value-type="float" office:value="17.2886519421173" calcext:value-type="float">
            <text:p>17.2886519421173</text:p>
          </table:table-cell>
          <table:table-cell office:value-type="float" office:value="0" calcext:value-type="float">
            <text:p>0</text:p>
          </table:table-cell>
          <table:table-cell office:value-type="float" office:value="0.571139150166263" calcext:value-type="float">
            <text:p>0.571139150166263</text:p>
          </table:table-cell>
          <table:table-cell office:value-type="float" office:value="0.180233233667982" calcext:value-type="float">
            <text:p>0.180233233667982</text:p>
          </table:table-cell>
          <table:table-cell office:value-type="float" office:value="0.406807657837974" calcext:value-type="float">
            <text:p>0.406807657837974</text:p>
          </table:table-cell>
          <table:table-cell office:value-type="float" office:value="45.0398207266009" calcext:value-type="float">
            <text:p>45.0398207266009</text:p>
          </table:table-cell>
          <table:table-cell office:value-type="float" office:value="90.9575339677605" calcext:value-type="float">
            <text:p>90.9575339677605</text:p>
          </table:table-cell>
          <table:table-cell office:value-type="float" office:value="1116.82599788929" calcext:value-type="float">
            <text:p>1116.82599788929</text:p>
          </table:table-cell>
          <table:table-cell office:value-type="float" office:value="152940.957428018" calcext:value-type="float">
            <text:p>152940.957428018</text:p>
          </table:table-cell>
          <table:table-cell office:value-type="float" office:value="-151824.131430129" calcext:value-type="float">
            <text:p>-151824.131430129</text:p>
          </table:table-cell>
          <table:table-cell office:value-type="float" office:value="0.850591011339899" calcext:value-type="float">
            <text:p>0.850591011339899</text:p>
          </table:table-cell>
          <table:table-cell office:value-type="float" office:value="116.482069632916" calcext:value-type="float">
            <text:p>116.482069632916</text:p>
          </table:table-cell>
          <table:table-cell office:value-type="float" office:value="-115.631478621576" calcext:value-type="float">
            <text:p>-115.631478621576</text:p>
          </table:table-cell>
          <table:table-cell office:value-type="float" office:value="576.242417105967" calcext:value-type="float">
            <text:p>576.242417105967</text:p>
          </table:table-cell>
          <table:table-cell office:value-type="float" office:value="0.438874651261208" calcext:value-type="float">
            <text:p>0.438874651261208</text:p>
          </table:table-cell>
          <table:table-cell office:value-type="float" office:value="51.5964365259243" calcext:value-type="float">
            <text:p>51.5964365259243</text:p>
          </table:table-cell>
          <table:table-cell office:value-type="float" office:value="0.875789473684211" calcext:value-type="float">
            <text:p>0.875789473684211</text:p>
          </table:table-cell>
          <table:table-cell office:value-type="float" office:value="832" calcext:value-type="float">
            <text:p>832</text:p>
          </table:table-cell>
          <table:table-cell office:value-type="float" office:value="0.300275482093664" calcext:value-type="float">
            <text:p>0.300275482093664</text:p>
          </table:table-cell>
          <table:table-cell office:value-type="float" office:value="109" calcext:value-type="float">
            <text:p>109</text:p>
          </table:table-cell>
          <table:table-cell office:value-type="float" office:value="0.699724517906336" calcext:value-type="float">
            <text:p>0.699724517906336</text:p>
          </table:table-cell>
          <table:table-cell office:value-type="float" office:value="254" calcext:value-type="float">
            <text:p>254</text:p>
          </table:table-cell>
          <table:table-cell office:value-type="float" office:value="0.124210526315789" calcext:value-type="float">
            <text:p>0.124210526315789</text:p>
          </table:table-cell>
          <table:table-cell office:value-type="float" office:value="118" calcext:value-type="float">
            <text:p>118</text:p>
          </table:table-cell>
          <table:table-cell office:value-type="float" office:value="0.884165781083953" calcext:value-type="float">
            <text:p>0.884165781083953</text:p>
          </table:table-cell>
          <table:table-cell office:value-type="float" office:value="0.875789473684211" calcext:value-type="float">
            <text:p>0.875789473684211</text:p>
          </table:table-cell>
          <table:table-cell office:value-type="float" office:value="0.879957694341618" calcext:value-type="float">
            <text:p>0.879957694341618</text:p>
          </table:table-cell>
          <table:table-cell office:value-type="float" office:value="0.571221729661855" calcext:value-type="float">
            <text:p>0.571221729661855</text:p>
          </table:table-cell>
          <table:table-cell office:value-type="float" office:value="0.753781354211976" calcext:value-type="float">
            <text:p>0.753781354211976</text:p>
          </table:table-cell>
          <table:table-cell office:value-type="float" office:value="0.839830571531293" calcext:value-type="float">
            <text:p>0.839830571531293</text:p>
          </table:table-cell>
          <table:table-cell office:value-type="float" office:value="0.827113480578827" calcext:value-type="float">
            <text:p>0.827113480578827</text:p>
          </table:table-cell>
          <table:table-cell office:value-type="float" office:value="0.25159948898828" calcext:value-type="float">
            <text:p>0.25159948898828</text:p>
          </table:table-cell>
          <table:table-cell office:value-type="float" office:value="0.748400511011719" calcext:value-type="float">
            <text:p>0.748400511011719</text:p>
          </table:table-cell>
          <table:table-cell office:value-type="float" office:value="0.172886519421173" calcext:value-type="float">
            <text:p>0.172886519421173</text:p>
          </table:table-cell>
          <table:table-cell office:value-type="float" office:value="0.828493778171693" calcext:value-type="float">
            <text:p>0.828493778171693</text:p>
          </table:table-cell>
          <table:table-cell office:value-type="float" office:value="0.827113480578827" calcext:value-type="float">
            <text:p>0.827113480578827</text:p>
          </table:table-cell>
          <table:table-cell office:value-type="float" office:value="0.827760552584086" calcext:value-type="float">
            <text:p>0.827760552584086</text:p>
          </table:table-cell>
          <table:table-cell office:value-type="float" office:value="0.571221729661855" calcext:value-type="float">
            <text:p>0.571221729661855</text:p>
          </table:table-cell>
          <table:table-cell office:value-type="float" office:value="0.753781354211976" calcext:value-type="float">
            <text:p>0.753781354211976</text:p>
          </table:table-cell>
          <table:table-cell office:value-type="float" office:value="0.765034576406313" calcext:value-type="float">
            <text:p>0.765034576406313</text:p>
          </table:table-cell>
          <table:table-cell office:value-type="float" office:value="0.785557078463326" calcext:value-type="float">
            <text:p>0.785557078463326</text:p>
          </table:table-cell>
          <table:table-cell office:value-type="float" office:value="0.827113480578827" calcext:value-type="float">
            <text:p>0.827113480578827</text:p>
          </table:table-cell>
          <table:table-cell office:value-type="float" office:value="61.629" calcext:value-type="float">
            <text:p>61.629</text:p>
          </table:table-cell>
          <table:table-cell office:value-type="float" office:value="0.003" calcext:value-type="float">
            <text:p>0.003</text:p>
          </table:table-cell>
          <table:table-cell office:value-type="float" office:value="61.49" calcext:value-type="float">
            <text:p>61.49</text:p>
          </table:table-cell>
          <table:table-cell office:value-type="float" office:value="0.01" calcext:value-type="float">
            <text:p>0.01</text:p>
          </table:table-cell>
          <table:table-cell office:value-type="float" office:value="61490" calcext:value-type="float">
            <text:p>61490</text:p>
          </table:table-cell>
          <table:table-cell office:value-type="float" office:value="10" calcext:value-type="float">
            <text:p>10</text:p>
          </table:table-cell>
          <table:table-cell office:value-type="float" office:value="248074" calcext:value-type="float">
            <text:p>248074</text:p>
          </table:table-cell>
          <table:table-cell office:value-type="float" office:value="76127884" calcext:value-type="float">
            <text:p>76127884</text:p>
          </table:table-cell>
          <table:table-cell office:value-type="float" office:value="8494325" calcext:value-type="float">
            <text:p>8494325</text:p>
          </table:table-cell>
          <table:table-cell office:value-type="float" office:value="85.0723533891851" calcext:value-type="float">
            <text:p>85.0723533891851</text:p>
          </table:table-cell>
          <table:table-cell office:value-type="float" office:value="52.6656511805027" calcext:value-type="float">
            <text:p>52.6656511805027</text:p>
          </table:table-cell>
          <table:table-cell office:value-type="string" calcext:value-type="string">
            <text:p>'Number of leaves: 561\nSize of the tree: 1121\n'</text:p>
          </table:table-cell>
          <table:table-cell table:number-columns-repeated="9" office:value-type="string" calcext:value-type="string">
            <text:p>?</text:p>
          </table:table-cell>
          <table:table-cell office:value-type="float" office:value="1121" calcext:value-type="float">
            <text:p>1121</text:p>
          </table:table-cell>
          <table:table-cell table:number-columns-repeated="2" office:value-type="float" office:value="561" calcext:value-type="float">
            <text:p>56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fla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'-P 100 -I 100 -num-slots 1 -K 0 -M 1.0 -V 0.001 -S 1'</text:p>
          </table:table-cell>
          <table:table-cell office:value-type="float" office:value="1.11683947075143E+018" calcext:value-type="float">
            <text:p>1.11683947075143E+018</text:p>
          </table:table-cell>
          <table:table-cell office:value-type="float" office:value="20201105.001" calcext:value-type="float">
            <text:p>20201105.001</text:p>
          </table:table-cell>
          <table:table-cell office:value-type="float" office:value="11819" calcext:value-type="float">
            <text:p>11819</text:p>
          </table:table-cell>
          <table:table-cell office:value-type="float" office:value="1314" calcext:value-type="float">
            <text:p>1314</text:p>
          </table:table-cell>
          <table:table-cell office:value-type="float" office:value="1166" calcext:value-type="float">
            <text:p>1166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88.7366818873668" calcext:value-type="float">
            <text:p>88.7366818873668</text:p>
          </table:table-cell>
          <table:table-cell office:value-type="float" office:value="11.2633181126332" calcext:value-type="float">
            <text:p>11.2633181126332</text:p>
          </table:table-cell>
          <table:table-cell office:value-type="float" office:value="0" calcext:value-type="float">
            <text:p>0</text:p>
          </table:table-cell>
          <table:table-cell office:value-type="float" office:value="0.697812750564061" calcext:value-type="float">
            <text:p>0.697812750564061</text:p>
          </table:table-cell>
          <table:table-cell office:value-type="float" office:value="0.177473363774734" calcext:value-type="float">
            <text:p>0.177473363774734</text:p>
          </table:table-cell>
          <table:table-cell office:value-type="float" office:value="0.278627315829465" calcext:value-type="float">
            <text:p>0.278627315829465</text:p>
          </table:table-cell>
          <table:table-cell office:value-type="float" office:value="44.3259178551627" calcext:value-type="float">
            <text:p>44.3259178551627</text:p>
          </table:table-cell>
          <table:table-cell office:value-type="float" office:value="62.2596101121866" calcext:value-type="float">
            <text:p>62.2596101121866</text:p>
          </table:table-cell>
          <table:table-cell office:value-type="float" office:value="1118.67987690727" calcext:value-type="float">
            <text:p>1118.67987690727</text:p>
          </table:table-cell>
          <table:table-cell office:value-type="float" office:value="489.549832916597" calcext:value-type="float">
            <text:p>489.549832916597</text:p>
          </table:table-cell>
          <table:table-cell office:value-type="float" office:value="629.130043990677" calcext:value-type="float">
            <text:p>629.130043990677</text:p>
          </table:table-cell>
          <table:table-cell office:value-type="float" office:value="0.851354548635672" calcext:value-type="float">
            <text:p>0.851354548635672</text:p>
          </table:table-cell>
          <table:table-cell office:value-type="float" office:value="0.372564560819328" calcext:value-type="float">
            <text:p>0.372564560819328</text:p>
          </table:table-cell>
          <table:table-cell office:value-type="float" office:value="0.478789987816345" calcext:value-type="float">
            <text:p>0.478789987816345</text:p>
          </table:table-cell>
          <table:table-cell office:value-type="float" office:value="637.398219148114" calcext:value-type="float">
            <text:p>637.398219148114</text:p>
          </table:table-cell>
          <table:table-cell office:value-type="float" office:value="0.485082358560209" calcext:value-type="float">
            <text:p>0.485082358560209</text:p>
          </table:table-cell>
          <table:table-cell office:value-type="float" office:value="56.9777138487803" calcext:value-type="float">
            <text:p>56.9777138487803</text:p>
          </table:table-cell>
          <table:table-cell office:value-type="float" office:value="0.965263157894737" calcext:value-type="float">
            <text:p>0.965263157894737</text:p>
          </table:table-cell>
          <table:table-cell office:value-type="float" office:value="917" calcext:value-type="float">
            <text:p>917</text:p>
          </table:table-cell>
          <table:table-cell office:value-type="float" office:value="0.315934065934066" calcext:value-type="float">
            <text:p>0.315934065934066</text:p>
          </table:table-cell>
          <table:table-cell office:value-type="float" office:value="115" calcext:value-type="float">
            <text:p>115</text:p>
          </table:table-cell>
          <table:table-cell office:value-type="float" office:value="0.684065934065934" calcext:value-type="float">
            <text:p>0.684065934065934</text:p>
          </table:table-cell>
          <table:table-cell office:value-type="float" office:value="249" calcext:value-type="float">
            <text:p>249</text:p>
          </table:table-cell>
          <table:table-cell office:value-type="float" office:value="0.0347368421052632" calcext:value-type="float">
            <text:p>0.034736842105263</text:p>
          </table:table-cell>
          <table:table-cell office:value-type="float" office:value="33" calcext:value-type="float">
            <text:p>33</text:p>
          </table:table-cell>
          <table:table-cell office:value-type="float" office:value="0.888565891472868" calcext:value-type="float">
            <text:p>0.888565891472868</text:p>
          </table:table-cell>
          <table:table-cell office:value-type="float" office:value="0.965263157894737" calcext:value-type="float">
            <text:p>0.965263157894737</text:p>
          </table:table-cell>
          <table:table-cell office:value-type="float" office:value="0.925327951564077" calcext:value-type="float">
            <text:p>0.925327951564077</text:p>
          </table:table-cell>
          <table:table-cell office:value-type="float" office:value="0.707803902352416" calcext:value-type="float">
            <text:p>0.707803902352416</text:p>
          </table:table-cell>
          <table:table-cell office:value-type="float" office:value="0.946117698091382" calcext:value-type="float">
            <text:p>0.946117698091382</text:p>
          </table:table-cell>
          <table:table-cell office:value-type="float" office:value="0.973664342734025" calcext:value-type="float">
            <text:p>0.973664342734025</text:p>
          </table:table-cell>
          <table:table-cell office:value-type="float" office:value="0.887366818873668" calcext:value-type="float">
            <text:p>0.887366818873668</text:p>
          </table:table-cell>
          <table:table-cell office:value-type="float" office:value="0.238037726912997" calcext:value-type="float">
            <text:p>0.238037726912997</text:p>
          </table:table-cell>
          <table:table-cell office:value-type="float" office:value="0.761962273087003" calcext:value-type="float">
            <text:p>0.761962273087003</text:p>
          </table:table-cell>
          <table:table-cell office:value-type="float" office:value="0.112633181126332" calcext:value-type="float">
            <text:p>0.112633181126332</text:p>
          </table:table-cell>
          <table:table-cell office:value-type="float" office:value="0.887018152373192" calcext:value-type="float">
            <text:p>0.887018152373192</text:p>
          </table:table-cell>
          <table:table-cell office:value-type="float" office:value="0.887366818873668" calcext:value-type="float">
            <text:p>0.887366818873668</text:p>
          </table:table-cell>
          <table:table-cell office:value-type="float" office:value="0.882548223083245" calcext:value-type="float">
            <text:p>0.882548223083245</text:p>
          </table:table-cell>
          <table:table-cell office:value-type="float" office:value="0.707803902352416" calcext:value-type="float">
            <text:p>0.707803902352416</text:p>
          </table:table-cell>
          <table:table-cell office:value-type="float" office:value="0.946117698091382" calcext:value-type="float">
            <text:p>0.946117698091382</text:p>
          </table:table-cell>
          <table:table-cell office:value-type="float" office:value="0.95343013047248" calcext:value-type="float">
            <text:p>0.95343013047248</text:p>
          </table:table-cell>
          <table:table-cell office:value-type="float" office:value="0.848112892190707" calcext:value-type="float">
            <text:p>0.848112892190707</text:p>
          </table:table-cell>
          <table:table-cell office:value-type="float" office:value="0.887366818873668" calcext:value-type="float">
            <text:p>0.887366818873668</text:p>
          </table:table-cell>
          <table:table-cell office:value-type="float" office:value="16.813" calcext:value-type="float">
            <text:p>16.813</text:p>
          </table:table-cell>
          <table:table-cell office:value-type="float" office:value="0.077" calcext:value-type="float">
            <text:p>0.077</text:p>
          </table:table-cell>
          <table:table-cell office:value-type="float" office:value="16.74" calcext:value-type="float">
            <text:p>16.74</text:p>
          </table:table-cell>
          <table:table-cell office:value-type="float" office:value="0.08" calcext:value-type="float">
            <text:p>0.08</text:p>
          </table:table-cell>
          <table:table-cell office:value-type="float" office:value="16740" calcext:value-type="float">
            <text:p>16740</text:p>
          </table:table-cell>
          <table:table-cell office:value-type="float" office:value="80" calcext:value-type="float">
            <text:p>80</text:p>
          </table:table-cell>
          <table:table-cell office:value-type="float" office:value="13108758" calcext:value-type="float">
            <text:p>13108758</text:p>
          </table:table-cell>
          <table:table-cell office:value-type="float" office:value="76121447" calcext:value-type="float">
            <text:p>76121447</text:p>
          </table:table-cell>
          <table:table-cell office:value-type="float" office:value="8500762" calcext:value-type="float">
            <text:p>8500762</text:p>
          </table:table-cell>
          <table:table-cell office:value-type="float" office:value="99.6194824961948" calcext:value-type="float">
            <text:p>99.6194824961948</text:p>
          </table:table-cell>
          <table:table-cell office:value-type="float" office:value="80.3272450532725" calcext:value-type="float">
            <text:p>80.3272450532725</text:p>
          </table:table-cell>
          <table:table-cell table:number-columns-repeated="13" office:value-type="string" calcext:value-type="string">
            <text:p>?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la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'-P 100 -I 100 -num-slots 1 -K 0 -M 1.0 -V 0.001 -S 1'</text:p>
          </table:table-cell>
          <table:table-cell office:value-type="float" office:value="1.11683947075143E+018" calcext:value-type="float">
            <text:p>1.11683947075143E+018</text:p>
          </table:table-cell>
          <table:table-cell office:value-type="float" office:value="20201105.0011" calcext:value-type="float">
            <text:p>20201105.0011</text:p>
          </table:table-cell>
          <table:table-cell office:value-type="float" office:value="11819" calcext:value-type="float">
            <text:p>11819</text:p>
          </table:table-cell>
          <table:table-cell office:value-type="float" office:value="1314" calcext:value-type="float">
            <text:p>1314</text:p>
          </table:table-cell>
          <table:table-cell office:value-type="float" office:value="1158" calcext:value-type="float">
            <text:p>1158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88.1278538812785" calcext:value-type="float">
            <text:p>88.1278538812785</text:p>
          </table:table-cell>
          <table:table-cell office:value-type="float" office:value="11.8721461187215" calcext:value-type="float">
            <text:p>11.8721461187215</text:p>
          </table:table-cell>
          <table:table-cell office:value-type="float" office:value="0" calcext:value-type="float">
            <text:p>0</text:p>
          </table:table-cell>
          <table:table-cell office:value-type="float" office:value="0.672532781228433" calcext:value-type="float">
            <text:p>0.672532781228433</text:p>
          </table:table-cell>
          <table:table-cell office:value-type="float" office:value="0.187389649923897" calcext:value-type="float">
            <text:p>0.187389649923897</text:p>
          </table:table-cell>
          <table:table-cell office:value-type="float" office:value="0.292949234826945" calcext:value-type="float">
            <text:p>0.292949234826945</text:p>
          </table:table-cell>
          <table:table-cell office:value-type="float" office:value="46.8026190114782" calcext:value-type="float">
            <text:p>46.8026190114782</text:p>
          </table:table-cell>
          <table:table-cell office:value-type="float" office:value="65.4598602031979" calcext:value-type="float">
            <text:p>65.4598602031979</text:p>
          </table:table-cell>
          <table:table-cell office:value-type="float" office:value="1118.67987690727" calcext:value-type="float">
            <text:p>1118.67987690727</text:p>
          </table:table-cell>
          <table:table-cell office:value-type="float" office:value="1600.09245105486" calcext:value-type="float">
            <text:p>1600.09245105486</text:p>
          </table:table-cell>
          <table:table-cell office:value-type="float" office:value="-481.412574147585" calcext:value-type="float">
            <text:p>-481.412574147585</text:p>
          </table:table-cell>
          <table:table-cell office:value-type="float" office:value="0.851354548635672" calcext:value-type="float">
            <text:p>0.851354548635672</text:p>
          </table:table-cell>
          <table:table-cell office:value-type="float" office:value="1.2177263706658" calcext:value-type="float">
            <text:p>1.2177263706658</text:p>
          </table:table-cell>
          <table:table-cell office:value-type="float" office:value="-0.366371822030125" calcext:value-type="float">
            <text:p>-0.366371822030125</text:p>
          </table:table-cell>
          <table:table-cell office:value-type="float" office:value="606.627391784786" calcext:value-type="float">
            <text:p>606.627391784786</text:p>
          </table:table-cell>
          <table:table-cell office:value-type="float" office:value="0.461664681723581" calcext:value-type="float">
            <text:p>0.461664681723581</text:p>
          </table:table-cell>
          <table:table-cell office:value-type="float" office:value="54.2270764234967" calcext:value-type="float">
            <text:p>54.2270764234967</text:p>
          </table:table-cell>
          <table:table-cell office:value-type="float" office:value="0.976842105263158" calcext:value-type="float">
            <text:p>0.976842105263158</text:p>
          </table:table-cell>
          <table:table-cell office:value-type="float" office:value="928" calcext:value-type="float">
            <text:p>928</text:p>
          </table:table-cell>
          <table:table-cell office:value-type="float" office:value="0.368131868131868" calcext:value-type="float">
            <text:p>0.368131868131868</text:p>
          </table:table-cell>
          <table:table-cell office:value-type="float" office:value="134" calcext:value-type="float">
            <text:p>134</text:p>
          </table:table-cell>
          <table:table-cell office:value-type="float" office:value="0.631868131868132" calcext:value-type="float">
            <text:p>0.631868131868132</text:p>
          </table:table-cell>
          <table:table-cell office:value-type="float" office:value="230" calcext:value-type="float">
            <text:p>230</text:p>
          </table:table-cell>
          <table:table-cell office:value-type="float" office:value="0.0231578947368421" calcext:value-type="float">
            <text:p>0.023157894736842</text:p>
          </table:table-cell>
          <table:table-cell office:value-type="float" office:value="22" calcext:value-type="float">
            <text:p>22</text:p>
          </table:table-cell>
          <table:table-cell office:value-type="float" office:value="0.873822975517891" calcext:value-type="float">
            <text:p>0.873822975517891</text:p>
          </table:table-cell>
          <table:table-cell office:value-type="float" office:value="0.976842105263158" calcext:value-type="float">
            <text:p>0.976842105263158</text:p>
          </table:table-cell>
          <table:table-cell office:value-type="float" office:value="0.922465208747515" calcext:value-type="float">
            <text:p>0.922465208747515</text:p>
          </table:table-cell>
          <table:table-cell office:value-type="float" office:value="0.691927467824466" calcext:value-type="float">
            <text:p>0.691927467824466</text:p>
          </table:table-cell>
          <table:table-cell office:value-type="float" office:value="0.931457489878542" calcext:value-type="float">
            <text:p>0.931457489878542</text:p>
          </table:table-cell>
          <table:table-cell office:value-type="float" office:value="0.965680488508292" calcext:value-type="float">
            <text:p>0.965680488508292</text:p>
          </table:table-cell>
          <table:table-cell office:value-type="float" office:value="0.881278538812785" calcext:value-type="float">
            <text:p>0.881278538812785</text:p>
          </table:table-cell>
          <table:table-cell office:value-type="float" office:value="0.272568301681496" calcext:value-type="float">
            <text:p>0.272568301681496</text:p>
          </table:table-cell>
          <table:table-cell office:value-type="float" office:value="0.727431698318504" calcext:value-type="float">
            <text:p>0.727431698318504</text:p>
          </table:table-cell>
          <table:table-cell office:value-type="float" office:value="0.118721461187215" calcext:value-type="float">
            <text:p>0.118721461187215</text:p>
          </table:table-cell>
          <table:table-cell office:value-type="float" office:value="0.884592122499405" calcext:value-type="float">
            <text:p>0.884592122499405</text:p>
          </table:table-cell>
          <table:table-cell office:value-type="float" office:value="0.881278538812785" calcext:value-type="float">
            <text:p>0.881278538812785</text:p>
          </table:table-cell>
          <table:table-cell office:value-type="float" office:value="0.873790053370107" calcext:value-type="float">
            <text:p>0.873790053370107</text:p>
          </table:table-cell>
          <table:table-cell office:value-type="float" office:value="0.691927467824466" calcext:value-type="float">
            <text:p>0.691927467824466</text:p>
          </table:table-cell>
          <table:table-cell office:value-type="float" office:value="0.931457489878542" calcext:value-type="float">
            <text:p>0.931457489878542</text:p>
          </table:table-cell>
          <table:table-cell office:value-type="float" office:value="0.941695710263224" calcext:value-type="float">
            <text:p>0.941695710263224</text:p>
          </table:table-cell>
          <table:table-cell office:value-type="float" office:value="0.834609227750381" calcext:value-type="float">
            <text:p>0.834609227750381</text:p>
          </table:table-cell>
          <table:table-cell office:value-type="float" office:value="0.881278538812785" calcext:value-type="float">
            <text:p>0.881278538812785</text:p>
          </table:table-cell>
          <table:table-cell office:value-type="float" office:value="18.634" calcext:value-type="float">
            <text:p>18.634</text:p>
          </table:table-cell>
          <table:table-cell office:value-type="float" office:value="0.079" calcext:value-type="float">
            <text:p>0.079</text:p>
          </table:table-cell>
          <table:table-cell office:value-type="float" office:value="18.14" calcext:value-type="float">
            <text:p>18.14</text:p>
          </table:table-cell>
          <table:table-cell office:value-type="float" office:value="0.08" calcext:value-type="float">
            <text:p>0.08</text:p>
          </table:table-cell>
          <table:table-cell office:value-type="float" office:value="18140" calcext:value-type="float">
            <text:p>18140</text:p>
          </table:table-cell>
          <table:table-cell office:value-type="float" office:value="80" calcext:value-type="float">
            <text:p>80</text:p>
          </table:table-cell>
          <table:table-cell office:value-type="float" office:value="12926798" calcext:value-type="float">
            <text:p>12926798</text:p>
          </table:table-cell>
          <table:table-cell office:value-type="float" office:value="76121447" calcext:value-type="float">
            <text:p>76121447</text:p>
          </table:table-cell>
          <table:table-cell office:value-type="float" office:value="8500762" calcext:value-type="float">
            <text:p>8500762</text:p>
          </table:table-cell>
          <table:table-cell office:value-type="float" office:value="99.5433789954338" calcext:value-type="float">
            <text:p>99.5433789954338</text:p>
          </table:table-cell>
          <table:table-cell office:value-type="float" office:value="80.5936073059361" calcext:value-type="float">
            <text:p>80.5936073059361</text:p>
          </table:table-cell>
          <table:table-cell table:number-columns-repeated="13" office:value-type="string" calcext:value-type="string">
            <text:p>?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la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'-P 100 -I 100 -num-slots 1 -K 0 -M 1.0 -V 0.001 -S 1'</text:p>
          </table:table-cell>
          <table:table-cell office:value-type="float" office:value="1.11683947075143E+018" calcext:value-type="float">
            <text:p>1.11683947075143E+018</text:p>
          </table:table-cell>
          <table:table-cell office:value-type="float" office:value="20201105.0011" calcext:value-type="float">
            <text:p>20201105.0011</text:p>
          </table:table-cell>
          <table:table-cell office:value-type="float" office:value="11819" calcext:value-type="float">
            <text:p>11819</text:p>
          </table:table-cell>
          <table:table-cell office:value-type="float" office:value="1314" calcext:value-type="float">
            <text:p>1314</text:p>
          </table:table-cell>
          <table:table-cell office:value-type="float" office:value="1195" calcext:value-type="float">
            <text:p>1195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90.9436834094368" calcext:value-type="float">
            <text:p>90.9436834094368</text:p>
          </table:table-cell>
          <table:table-cell office:value-type="float" office:value="9.05631659056317" calcext:value-type="float">
            <text:p>9.05631659056317</text:p>
          </table:table-cell>
          <table:table-cell office:value-type="float" office:value="0" calcext:value-type="float">
            <text:p>0</text:p>
          </table:table-cell>
          <table:table-cell office:value-type="float" office:value="0.759000157207986" calcext:value-type="float">
            <text:p>0.759000157207986</text:p>
          </table:table-cell>
          <table:table-cell office:value-type="float" office:value="0.180761035007611" calcext:value-type="float">
            <text:p>0.180761035007611</text:p>
          </table:table-cell>
          <table:table-cell office:value-type="float" office:value="0.274484157122804" calcext:value-type="float">
            <text:p>0.274484157122804</text:p>
          </table:table-cell>
          <table:table-cell office:value-type="float" office:value="45.1470497811246" calcext:value-type="float">
            <text:p>45.1470497811246</text:p>
          </table:table-cell>
          <table:table-cell office:value-type="float" office:value="61.3338162970981" calcext:value-type="float">
            <text:p>61.3338162970981</text:p>
          </table:table-cell>
          <table:table-cell office:value-type="float" office:value="1118.67987690727" calcext:value-type="float">
            <text:p>1118.67987690727</text:p>
          </table:table-cell>
          <table:table-cell office:value-type="float" office:value="1551.15155235192" calcext:value-type="float">
            <text:p>1551.15155235192</text:p>
          </table:table-cell>
          <table:table-cell office:value-type="float" office:value="-432.471675444643" calcext:value-type="float">
            <text:p>-432.471675444643</text:p>
          </table:table-cell>
          <table:table-cell office:value-type="float" office:value="0.851354548635672" calcext:value-type="float">
            <text:p>0.851354548635672</text:p>
          </table:table-cell>
          <table:table-cell office:value-type="float" office:value="1.18048063344895" calcext:value-type="float">
            <text:p>1.18048063344895</text:p>
          </table:table-cell>
          <table:table-cell office:value-type="float" office:value="-0.329126084813274" calcext:value-type="float">
            <text:p>-0.329126084813274</text:p>
          </table:table-cell>
          <table:table-cell office:value-type="float" office:value="632.578387824795" calcext:value-type="float">
            <text:p>632.578387824795</text:p>
          </table:table-cell>
          <table:table-cell office:value-type="float" office:value="0.481414298192386" calcext:value-type="float">
            <text:p>0.481414298192386</text:p>
          </table:table-cell>
          <table:table-cell office:value-type="float" office:value="56.5468639315864" calcext:value-type="float">
            <text:p>56.5468639315864</text:p>
          </table:table-cell>
          <table:table-cell office:value-type="float" office:value="0.97578947368421" calcext:value-type="float">
            <text:p>0.97578947368421</text:p>
          </table:table-cell>
          <table:table-cell office:value-type="float" office:value="927" calcext:value-type="float">
            <text:p>927</text:p>
          </table:table-cell>
          <table:table-cell office:value-type="float" office:value="0.263736263736264" calcext:value-type="float">
            <text:p>0.263736263736264</text:p>
          </table:table-cell>
          <table:table-cell office:value-type="float" office:value="96" calcext:value-type="float">
            <text:p>96</text:p>
          </table:table-cell>
          <table:table-cell office:value-type="float" office:value="0.736263736263736" calcext:value-type="float">
            <text:p>0.736263736263736</text:p>
          </table:table-cell>
          <table:table-cell office:value-type="float" office:value="268" calcext:value-type="float">
            <text:p>268</text:p>
          </table:table-cell>
          <table:table-cell office:value-type="float" office:value="0.0242105263157895" calcext:value-type="float">
            <text:p>0.02421052631579</text:p>
          </table:table-cell>
          <table:table-cell office:value-type="float" office:value="23" calcext:value-type="float">
            <text:p>23</text:p>
          </table:table-cell>
          <table:table-cell office:value-type="float" office:value="0.906158357771261" calcext:value-type="float">
            <text:p>0.906158357771261</text:p>
          </table:table-cell>
          <table:table-cell office:value-type="float" office:value="0.97578947368421" calcext:value-type="float">
            <text:p>0.97578947368421</text:p>
          </table:table-cell>
          <table:table-cell office:value-type="float" office:value="0.939685757729346" calcext:value-type="float">
            <text:p>0.939685757729346</text:p>
          </table:table-cell>
          <table:table-cell office:value-type="float" office:value="0.767433285494954" calcext:value-type="float">
            <text:p>0.767433285494954</text:p>
          </table:table-cell>
          <table:table-cell office:value-type="float" office:value="0.947873048004627" calcext:value-type="float">
            <text:p>0.947873048004627</text:p>
          </table:table-cell>
          <table:table-cell office:value-type="float" office:value="0.974074061101134" calcext:value-type="float">
            <text:p>0.974074061101134</text:p>
          </table:table-cell>
          <table:table-cell office:value-type="float" office:value="0.909436834094368" calcext:value-type="float">
            <text:p>0.909436834094368</text:p>
          </table:table-cell>
          <table:table-cell office:value-type="float" office:value="0.197383624146422" calcext:value-type="float">
            <text:p>0.197383624146422</text:p>
          </table:table-cell>
          <table:table-cell office:value-type="float" office:value="0.802616375853578" calcext:value-type="float">
            <text:p>0.802616375853578</text:p>
          </table:table-cell>
          <table:table-cell office:value-type="float" office:value="0.0905631659056316" calcext:value-type="float">
            <text:p>0.090563165905632</text:p>
          </table:table-cell>
          <table:table-cell office:value-type="float" office:value="0.91025926973556" calcext:value-type="float">
            <text:p>0.91025926973556</text:p>
          </table:table-cell>
          <table:table-cell office:value-type="float" office:value="0.909436834094368" calcext:value-type="float">
            <text:p>0.909436834094368</text:p>
          </table:table-cell>
          <table:table-cell office:value-type="float" office:value="0.906065580009859" calcext:value-type="float">
            <text:p>0.906065580009859</text:p>
          </table:table-cell>
          <table:table-cell office:value-type="float" office:value="0.767433285494954" calcext:value-type="float">
            <text:p>0.767433285494954</text:p>
          </table:table-cell>
          <table:table-cell office:value-type="float" office:value="0.947873048004627" calcext:value-type="float">
            <text:p>0.947873048004627</text:p>
          </table:table-cell>
          <table:table-cell office:value-type="float" office:value="0.955954521278442" calcext:value-type="float">
            <text:p>0.955954521278442</text:p>
          </table:table-cell>
          <table:table-cell office:value-type="float" office:value="0.879003184208185" calcext:value-type="float">
            <text:p>0.879003184208185</text:p>
          </table:table-cell>
          <table:table-cell office:value-type="float" office:value="0.909436834094368" calcext:value-type="float">
            <text:p>0.909436834094368</text:p>
          </table:table-cell>
          <table:table-cell office:value-type="float" office:value="16.866" calcext:value-type="float">
            <text:p>16.866</text:p>
          </table:table-cell>
          <table:table-cell office:value-type="float" office:value="0.065" calcext:value-type="float">
            <text:p>0.065</text:p>
          </table:table-cell>
          <table:table-cell office:value-type="float" office:value="16.71" calcext:value-type="float">
            <text:p>16.71</text:p>
          </table:table-cell>
          <table:table-cell office:value-type="float" office:value="0.06" calcext:value-type="float">
            <text:p>0.06</text:p>
          </table:table-cell>
          <table:table-cell office:value-type="float" office:value="16710" calcext:value-type="float">
            <text:p>16710</text:p>
          </table:table-cell>
          <table:table-cell office:value-type="float" office:value="60" calcext:value-type="float">
            <text:p>60</text:p>
          </table:table-cell>
          <table:table-cell office:value-type="float" office:value="13183257" calcext:value-type="float">
            <text:p>13183257</text:p>
          </table:table-cell>
          <table:table-cell office:value-type="float" office:value="76121447" calcext:value-type="float">
            <text:p>76121447</text:p>
          </table:table-cell>
          <table:table-cell office:value-type="float" office:value="8500762" calcext:value-type="float">
            <text:p>8500762</text:p>
          </table:table-cell>
          <table:table-cell office:value-type="float" office:value="99.923896499239" calcext:value-type="float">
            <text:p>99.923896499239</text:p>
          </table:table-cell>
          <table:table-cell office:value-type="float" office:value="81.7732115677321" calcext:value-type="float">
            <text:p>81.7732115677321</text:p>
          </table:table-cell>
          <table:table-cell table:number-columns-repeated="13" office:value-type="string" calcext:value-type="string">
            <text:p>?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la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'-P 100 -I 100 -num-slots 1 -K 0 -M 1.0 -V 0.001 -S 1'</text:p>
          </table:table-cell>
          <table:table-cell office:value-type="float" office:value="1.11683947075143E+018" calcext:value-type="float">
            <text:p>1.11683947075143E+018</text:p>
          </table:table-cell>
          <table:table-cell office:value-type="float" office:value="20201105.0011" calcext:value-type="float">
            <text:p>20201105.0011</text:p>
          </table:table-cell>
          <table:table-cell office:value-type="float" office:value="11820" calcext:value-type="float">
            <text:p>11820</text:p>
          </table:table-cell>
          <table:table-cell office:value-type="float" office:value="1313" calcext:value-type="float">
            <text:p>1313</text:p>
          </table:table-cell>
          <table:table-cell office:value-type="float" office:value="1192" calcext:value-type="float">
            <text:p>1192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90.7844630616908" calcext:value-type="float">
            <text:p>90.7844630616908</text:p>
          </table:table-cell>
          <table:table-cell office:value-type="float" office:value="9.21553693830922" calcext:value-type="float">
            <text:p>9.21553693830922</text:p>
          </table:table-cell>
          <table:table-cell office:value-type="float" office:value="0" calcext:value-type="float">
            <text:p>0</text:p>
          </table:table-cell>
          <table:table-cell office:value-type="float" office:value="0.754834319152252" calcext:value-type="float">
            <text:p>0.754834319152252</text:p>
          </table:table-cell>
          <table:table-cell office:value-type="float" office:value="0.172444782939833" calcext:value-type="float">
            <text:p>0.172444782939833</text:p>
          </table:table-cell>
          <table:table-cell office:value-type="float" office:value="0.264768504556965" calcext:value-type="float">
            <text:p>0.264768504556965</text:p>
          </table:table-cell>
          <table:table-cell office:value-type="float" office:value="43.0935069564111" calcext:value-type="float">
            <text:p>43.0935069564111</text:p>
          </table:table-cell>
          <table:table-cell office:value-type="float" office:value="59.1992057741084" calcext:value-type="float">
            <text:p>59.1992057741084</text:p>
          </table:table-cell>
          <table:table-cell office:value-type="float" office:value="1116.82599788929" calcext:value-type="float">
            <text:p>1116.82599788929</text:p>
          </table:table-cell>
          <table:table-cell office:value-type="float" office:value="451.099388498997" calcext:value-type="float">
            <text:p>451.099388498997</text:p>
          </table:table-cell>
          <table:table-cell office:value-type="float" office:value="665.72660939029" calcext:value-type="float">
            <text:p>665.72660939029</text:p>
          </table:table-cell>
          <table:table-cell office:value-type="float" office:value="0.850591011339899" calcext:value-type="float">
            <text:p>0.850591011339899</text:p>
          </table:table-cell>
          <table:table-cell office:value-type="float" office:value="0.343563890707538" calcext:value-type="float">
            <text:p>0.343563890707538</text:p>
          </table:table-cell>
          <table:table-cell office:value-type="float" office:value="0.507027120632361" calcext:value-type="float">
            <text:p>0.507027120632361</text:p>
          </table:table-cell>
          <table:table-cell office:value-type="float" office:value="658.7298249684" calcext:value-type="float">
            <text:p>658.7298249684</text:p>
          </table:table-cell>
          <table:table-cell office:value-type="float" office:value="0.501698267302666" calcext:value-type="float">
            <text:p>0.501698267302666</text:p>
          </table:table-cell>
          <table:table-cell office:value-type="float" office:value="58.9823147216619" calcext:value-type="float">
            <text:p>58.9823147216619</text:p>
          </table:table-cell>
          <table:table-cell office:value-type="float" office:value="0.973684210526316" calcext:value-type="float">
            <text:p>0.973684210526316</text:p>
          </table:table-cell>
          <table:table-cell office:value-type="float" office:value="925" calcext:value-type="float">
            <text:p>925</text:p>
          </table:table-cell>
          <table:table-cell office:value-type="float" office:value="0.264462809917355" calcext:value-type="float">
            <text:p>0.264462809917355</text:p>
          </table:table-cell>
          <table:table-cell office:value-type="float" office:value="96" calcext:value-type="float">
            <text:p>96</text:p>
          </table:table-cell>
          <table:table-cell office:value-type="float" office:value="0.735537190082645" calcext:value-type="float">
            <text:p>0.735537190082645</text:p>
          </table:table-cell>
          <table:table-cell office:value-type="float" office:value="267" calcext:value-type="float">
            <text:p>267</text:p>
          </table:table-cell>
          <table:table-cell office:value-type="float" office:value="0.0263157894736842" calcext:value-type="float">
            <text:p>0.026315789473684</text:p>
          </table:table-cell>
          <table:table-cell office:value-type="float" office:value="25" calcext:value-type="float">
            <text:p>25</text:p>
          </table:table-cell>
          <table:table-cell office:value-type="float" office:value="0.905974534769834" calcext:value-type="float">
            <text:p>0.905974534769834</text:p>
          </table:table-cell>
          <table:table-cell office:value-type="float" office:value="0.973684210526316" calcext:value-type="float">
            <text:p>0.973684210526316</text:p>
          </table:table-cell>
          <table:table-cell office:value-type="float" office:value="0.938609842719432" calcext:value-type="float">
            <text:p>0.938609842719432</text:p>
          </table:table-cell>
          <table:table-cell office:value-type="float" office:value="0.762768325338305" calcext:value-type="float">
            <text:p>0.762768325338305</text:p>
          </table:table-cell>
          <table:table-cell office:value-type="float" office:value="0.960308829926055" calcext:value-type="float">
            <text:p>0.960308829926055</text:p>
          </table:table-cell>
          <table:table-cell office:value-type="float" office:value="0.982477199761372" calcext:value-type="float">
            <text:p>0.982477199761372</text:p>
          </table:table-cell>
          <table:table-cell office:value-type="float" office:value="0.907844630616908" calcext:value-type="float">
            <text:p>0.907844630616908</text:p>
          </table:table-cell>
          <table:table-cell office:value-type="float" office:value="0.198623230007947" calcext:value-type="float">
            <text:p>0.198623230007947</text:p>
          </table:table-cell>
          <table:table-cell office:value-type="float" office:value="0.801376769992053" calcext:value-type="float">
            <text:p>0.801376769992053</text:p>
          </table:table-cell>
          <table:table-cell office:value-type="float" office:value="0.0921553693830922" calcext:value-type="float">
            <text:p>0.092155369383092</text:p>
          </table:table-cell>
          <table:table-cell office:value-type="float" office:value="0.908299345703012" calcext:value-type="float">
            <text:p>0.908299345703012</text:p>
          </table:table-cell>
          <table:table-cell office:value-type="float" office:value="0.907844630616908" calcext:value-type="float">
            <text:p>0.907844630616908</text:p>
          </table:table-cell>
          <table:table-cell office:value-type="float" office:value="0.904509775564573" calcext:value-type="float">
            <text:p>0.904509775564573</text:p>
          </table:table-cell>
          <table:table-cell office:value-type="float" office:value="0.762768325338305" calcext:value-type="float">
            <text:p>0.762768325338305</text:p>
          </table:table-cell>
          <table:table-cell office:value-type="float" office:value="0.960308829926055" calcext:value-type="float">
            <text:p>0.960308829926055</text:p>
          </table:table-cell>
          <table:table-cell office:value-type="float" office:value="0.965981077529075" calcext:value-type="float">
            <text:p>0.965981077529075</text:p>
          </table:table-cell>
          <table:table-cell office:value-type="float" office:value="0.876938509145975" calcext:value-type="float">
            <text:p>0.876938509145975</text:p>
          </table:table-cell>
          <table:table-cell office:value-type="float" office:value="0.907844630616908" calcext:value-type="float">
            <text:p>0.907844630616908</text:p>
          </table:table-cell>
          <table:table-cell office:value-type="float" office:value="16.637" calcext:value-type="float">
            <text:p>16.637</text:p>
          </table:table-cell>
          <table:table-cell office:value-type="float" office:value="0.073" calcext:value-type="float">
            <text:p>0.073</text:p>
          </table:table-cell>
          <table:table-cell office:value-type="float" office:value="16.58" calcext:value-type="float">
            <text:p>16.58</text:p>
          </table:table-cell>
          <table:table-cell office:value-type="float" office:value="0.07" calcext:value-type="float">
            <text:p>0.07</text:p>
          </table:table-cell>
          <table:table-cell office:value-type="float" office:value="16580" calcext:value-type="float">
            <text:p>16580</text:p>
          </table:table-cell>
          <table:table-cell office:value-type="float" office:value="70" calcext:value-type="float">
            <text:p>70</text:p>
          </table:table-cell>
          <table:table-cell office:value-type="float" office:value="13195231" calcext:value-type="float">
            <text:p>13195231</text:p>
          </table:table-cell>
          <table:table-cell office:value-type="float" office:value="76127884" calcext:value-type="float">
            <text:p>76127884</text:p>
          </table:table-cell>
          <table:table-cell office:value-type="float" office:value="8494325" calcext:value-type="float">
            <text:p>8494325</text:p>
          </table:table-cell>
          <table:table-cell office:value-type="float" office:value="99.8476770753998" calcext:value-type="float">
            <text:p>99.8476770753998</text:p>
          </table:table-cell>
          <table:table-cell office:value-type="float" office:value="81.0738766184311" calcext:value-type="float">
            <text:p>81.0738766184311</text:p>
          </table:table-cell>
          <table:table-cell table:number-columns-repeated="13" office:value-type="string" calcext:value-type="string">
            <text:p>?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la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'-P 100 -I 100 -num-slots 1 -K 0 -M 1.0 -V 0.001 -S 1'</text:p>
          </table:table-cell>
          <table:table-cell office:value-type="float" office:value="1.11683947075143E+018" calcext:value-type="float">
            <text:p>1.11683947075143E+018</text:p>
          </table:table-cell>
          <table:table-cell office:value-type="float" office:value="20201105.0012" calcext:value-type="float">
            <text:p>20201105.0012</text:p>
          </table:table-cell>
          <table:table-cell office:value-type="float" office:value="11820" calcext:value-type="float">
            <text:p>11820</text:p>
          </table:table-cell>
          <table:table-cell office:value-type="float" office:value="1313" calcext:value-type="float">
            <text:p>1313</text:p>
          </table:table-cell>
          <table:table-cell office:value-type="float" office:value="1161" calcext:value-type="float">
            <text:p>1161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88.4234577303884" calcext:value-type="float">
            <text:p>88.4234577303884</text:p>
          </table:table-cell>
          <table:table-cell office:value-type="float" office:value="11.5765422696116" calcext:value-type="float">
            <text:p>11.5765422696116</text:p>
          </table:table-cell>
          <table:table-cell office:value-type="float" office:value="0" calcext:value-type="float">
            <text:p>0</text:p>
          </table:table-cell>
          <table:table-cell office:value-type="float" office:value="0.683714738510301" calcext:value-type="float">
            <text:p>0.683714738510301</text:p>
          </table:table-cell>
          <table:table-cell office:value-type="float" office:value="0.183762376237624" calcext:value-type="float">
            <text:p>0.183762376237624</text:p>
          </table:table-cell>
          <table:table-cell office:value-type="float" office:value="0.285951332412981" calcext:value-type="float">
            <text:p>0.285951332412981</text:p>
          </table:table-cell>
          <table:table-cell office:value-type="float" office:value="45.9217443619948" calcext:value-type="float">
            <text:p>45.9217443619948</text:p>
          </table:table-cell>
          <table:table-cell office:value-type="float" office:value="63.9354435196972" calcext:value-type="float">
            <text:p>63.9354435196972</text:p>
          </table:table-cell>
          <table:table-cell office:value-type="float" office:value="1116.82599788929" calcext:value-type="float">
            <text:p>1116.82599788929</text:p>
          </table:table-cell>
          <table:table-cell office:value-type="float" office:value="516.49942374526" calcext:value-type="float">
            <text:p>516.49942374526</text:p>
          </table:table-cell>
          <table:table-cell office:value-type="float" office:value="600.326574144027" calcext:value-type="float">
            <text:p>600.326574144027</text:p>
          </table:table-cell>
          <table:table-cell office:value-type="float" office:value="0.850591011339899" calcext:value-type="float">
            <text:p>0.850591011339899</text:p>
          </table:table-cell>
          <table:table-cell office:value-type="float" office:value="0.393373513895857" calcext:value-type="float">
            <text:p>0.393373513895857</text:p>
          </table:table-cell>
          <table:table-cell office:value-type="float" office:value="0.457217497444042" calcext:value-type="float">
            <text:p>0.457217497444042</text:p>
          </table:table-cell>
          <table:table-cell office:value-type="float" office:value="618.711134855867" calcext:value-type="float">
            <text:p>618.711134855867</text:p>
          </table:table-cell>
          <table:table-cell office:value-type="float" office:value="0.471219447719625" calcext:value-type="float">
            <text:p>0.471219447719625</text:p>
          </table:table-cell>
          <table:table-cell office:value-type="float" office:value="55.399062703159" calcext:value-type="float">
            <text:p>55.399062703159</text:p>
          </table:table-cell>
          <table:table-cell office:value-type="float" office:value="0.972631578947368" calcext:value-type="float">
            <text:p>0.972631578947368</text:p>
          </table:table-cell>
          <table:table-cell office:value-type="float" office:value="924" calcext:value-type="float">
            <text:p>924</text:p>
          </table:table-cell>
          <table:table-cell office:value-type="float" office:value="0.347107438016529" calcext:value-type="float">
            <text:p>0.347107438016529</text:p>
          </table:table-cell>
          <table:table-cell office:value-type="float" office:value="126" calcext:value-type="float">
            <text:p>126</text:p>
          </table:table-cell>
          <table:table-cell office:value-type="float" office:value="0.652892561983471" calcext:value-type="float">
            <text:p>0.652892561983471</text:p>
          </table:table-cell>
          <table:table-cell office:value-type="float" office:value="237" calcext:value-type="float">
            <text:p>237</text:p>
          </table:table-cell>
          <table:table-cell office:value-type="float" office:value="0.0273684210526316" calcext:value-type="float">
            <text:p>0.027368421052632</text:p>
          </table:table-cell>
          <table:table-cell office:value-type="float" office:value="26" calcext:value-type="float">
            <text:p>26</text:p>
          </table:table-cell>
          <table:table-cell office:value-type="float" office:value="0.88" calcext:value-type="float">
            <text:p>0.88</text:p>
          </table:table-cell>
          <table:table-cell office:value-type="float" office:value="0.972631578947368" calcext:value-type="float">
            <text:p>0.972631578947368</text:p>
          </table:table-cell>
          <table:table-cell office:value-type="float" office:value="0.924" calcext:value-type="float">
            <text:p>0.924</text:p>
          </table:table-cell>
          <table:table-cell office:value-type="float" office:value="0.699015275628579" calcext:value-type="float">
            <text:p>0.699015275628579</text:p>
          </table:table-cell>
          <table:table-cell office:value-type="float" office:value="0.939454835435697" calcext:value-type="float">
            <text:p>0.939454835435697</text:p>
          </table:table-cell>
          <table:table-cell office:value-type="float" office:value="0.968535674499067" calcext:value-type="float">
            <text:p>0.968535674499067</text:p>
          </table:table-cell>
          <table:table-cell office:value-type="float" office:value="0.884234577303884" calcext:value-type="float">
            <text:p>0.884234577303884</text:p>
          </table:table-cell>
          <table:table-cell office:value-type="float" office:value="0.258710436373045" calcext:value-type="float">
            <text:p>0.258710436373045</text:p>
          </table:table-cell>
          <table:table-cell office:value-type="float" office:value="0.741289563626955" calcext:value-type="float">
            <text:p>0.741289563626955</text:p>
          </table:table-cell>
          <table:table-cell office:value-type="float" office:value="0.115765422696116" calcext:value-type="float">
            <text:p>0.115765422696116</text:p>
          </table:table-cell>
          <table:table-cell office:value-type="float" office:value="0.885844682742624" calcext:value-type="float">
            <text:p>0.885844682742624</text:p>
          </table:table-cell>
          <table:table-cell office:value-type="float" office:value="0.884234577303884" calcext:value-type="float">
            <text:p>0.884234577303884</text:p>
          </table:table-cell>
          <table:table-cell office:value-type="float" office:value="0.877882273358818" calcext:value-type="float">
            <text:p>0.877882273358818</text:p>
          </table:table-cell>
          <table:table-cell office:value-type="float" office:value="0.699015275628579" calcext:value-type="float">
            <text:p>0.699015275628579</text:p>
          </table:table-cell>
          <table:table-cell office:value-type="float" office:value="0.939454835435697" calcext:value-type="float">
            <text:p>0.939454835435697</text:p>
          </table:table-cell>
          <table:table-cell office:value-type="float" office:value="0.947421186298534" calcext:value-type="float">
            <text:p>0.947421186298534</text:p>
          </table:table-cell>
          <table:table-cell office:value-type="float" office:value="0.840594249201278" calcext:value-type="float">
            <text:p>0.840594249201278</text:p>
          </table:table-cell>
          <table:table-cell office:value-type="float" office:value="0.884234577303884" calcext:value-type="float">
            <text:p>0.884234577303884</text:p>
          </table:table-cell>
          <table:table-cell office:value-type="float" office:value="16.815" calcext:value-type="float">
            <text:p>16.815</text:p>
          </table:table-cell>
          <table:table-cell office:value-type="float" office:value="0.076" calcext:value-type="float">
            <text:p>0.076</text:p>
          </table:table-cell>
          <table:table-cell office:value-type="float" office:value="16.74" calcext:value-type="float">
            <text:p>16.74</text:p>
          </table:table-cell>
          <table:table-cell office:value-type="float" office:value="0.08" calcext:value-type="float">
            <text:p>0.08</text:p>
          </table:table-cell>
          <table:table-cell office:value-type="float" office:value="16740" calcext:value-type="float">
            <text:p>16740</text:p>
          </table:table-cell>
          <table:table-cell office:value-type="float" office:value="80" calcext:value-type="float">
            <text:p>80</text:p>
          </table:table-cell>
          <table:table-cell office:value-type="float" office:value="13072341" calcext:value-type="float">
            <text:p>13072341</text:p>
          </table:table-cell>
          <table:table-cell office:value-type="float" office:value="76127884" calcext:value-type="float">
            <text:p>76127884</text:p>
          </table:table-cell>
          <table:table-cell office:value-type="float" office:value="8494325" calcext:value-type="float">
            <text:p>8494325</text:p>
          </table:table-cell>
          <table:table-cell office:value-type="float" office:value="99.4668697638995" calcext:value-type="float">
            <text:p>99.4668697638995</text:p>
          </table:table-cell>
          <table:table-cell office:value-type="float" office:value="81.5689261233816" calcext:value-type="float">
            <text:p>81.5689261233816</text:p>
          </table:table-cell>
          <table:table-cell table:number-columns-repeated="13" office:value-type="string" calcext:value-type="string">
            <text:p>?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la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'-P 100 -I 100 -num-slots 1 -K 0 -M 1.0 -V 0.001 -S 1'</text:p>
          </table:table-cell>
          <table:table-cell office:value-type="float" office:value="1.11683947075143E+018" calcext:value-type="float">
            <text:p>1.11683947075143E+018</text:p>
          </table:table-cell>
          <table:table-cell office:value-type="float" office:value="20201105.0012" calcext:value-type="float">
            <text:p>20201105.0012</text:p>
          </table:table-cell>
          <table:table-cell office:value-type="float" office:value="11820" calcext:value-type="float">
            <text:p>11820</text:p>
          </table:table-cell>
          <table:table-cell office:value-type="float" office:value="1313" calcext:value-type="float">
            <text:p>1313</text:p>
          </table:table-cell>
          <table:table-cell office:value-type="float" office:value="1192" calcext:value-type="float">
            <text:p>1192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90.7844630616908" calcext:value-type="float">
            <text:p>90.7844630616908</text:p>
          </table:table-cell>
          <table:table-cell office:value-type="float" office:value="9.21553693830922" calcext:value-type="float">
            <text:p>9.21553693830922</text:p>
          </table:table-cell>
          <table:table-cell office:value-type="float" office:value="0" calcext:value-type="float">
            <text:p>0</text:p>
          </table:table-cell>
          <table:table-cell office:value-type="float" office:value="0.749849238477175" calcext:value-type="float">
            <text:p>0.749849238477175</text:p>
          </table:table-cell>
          <table:table-cell office:value-type="float" office:value="0.17036557501904" calcext:value-type="float">
            <text:p>0.17036557501904</text:p>
          </table:table-cell>
          <table:table-cell office:value-type="float" office:value="0.26469240939584" calcext:value-type="float">
            <text:p>0.26469240939584</text:p>
          </table:table-cell>
          <table:table-cell office:value-type="float" office:value="42.5739182540394" calcext:value-type="float">
            <text:p>42.5739182540394</text:p>
          </table:table-cell>
          <table:table-cell office:value-type="float" office:value="59.1821917674411" calcext:value-type="float">
            <text:p>59.1821917674411</text:p>
          </table:table-cell>
          <table:table-cell office:value-type="float" office:value="1116.82599788929" calcext:value-type="float">
            <text:p>1116.82599788929</text:p>
          </table:table-cell>
          <table:table-cell office:value-type="float" office:value="452.808715910266" calcext:value-type="float">
            <text:p>452.808715910266</text:p>
          </table:table-cell>
          <table:table-cell office:value-type="float" office:value="664.017281979021" calcext:value-type="float">
            <text:p>664.017281979021</text:p>
          </table:table-cell>
          <table:table-cell office:value-type="float" office:value="0.850591011339899" calcext:value-type="float">
            <text:p>0.850591011339899</text:p>
          </table:table-cell>
          <table:table-cell office:value-type="float" office:value="0.344865739459456" calcext:value-type="float">
            <text:p>0.344865739459456</text:p>
          </table:table-cell>
          <table:table-cell office:value-type="float" office:value="0.505725271880443" calcext:value-type="float">
            <text:p>0.505725271880443</text:p>
          </table:table-cell>
          <table:table-cell office:value-type="float" office:value="665.968303402367" calcext:value-type="float">
            <text:p>665.968303402367</text:p>
          </table:table-cell>
          <table:table-cell office:value-type="float" office:value="0.507211198326251" calcext:value-type="float">
            <text:p>0.507211198326251</text:p>
          </table:table-cell>
          <table:table-cell office:value-type="float" office:value="59.6304441928281" calcext:value-type="float">
            <text:p>59.6304441928281</text:p>
          </table:table-cell>
          <table:table-cell office:value-type="float" office:value="0.985263157894737" calcext:value-type="float">
            <text:p>0.985263157894737</text:p>
          </table:table-cell>
          <table:table-cell office:value-type="float" office:value="936" calcext:value-type="float">
            <text:p>936</text:p>
          </table:table-cell>
          <table:table-cell office:value-type="float" office:value="0.294765840220386" calcext:value-type="float">
            <text:p>0.294765840220386</text:p>
          </table:table-cell>
          <table:table-cell office:value-type="float" office:value="107" calcext:value-type="float">
            <text:p>107</text:p>
          </table:table-cell>
          <table:table-cell office:value-type="float" office:value="0.705234159779614" calcext:value-type="float">
            <text:p>0.705234159779614</text:p>
          </table:table-cell>
          <table:table-cell office:value-type="float" office:value="256" calcext:value-type="float">
            <text:p>256</text:p>
          </table:table-cell>
          <table:table-cell office:value-type="float" office:value="0.0147368421052632" calcext:value-type="float">
            <text:p>0.014736842105263</text:p>
          </table:table-cell>
          <table:table-cell office:value-type="float" office:value="14" calcext:value-type="float">
            <text:p>14</text:p>
          </table:table-cell>
          <table:table-cell office:value-type="float" office:value="0.897411313518696" calcext:value-type="float">
            <text:p>0.897411313518696</text:p>
          </table:table-cell>
          <table:table-cell office:value-type="float" office:value="0.985263157894737" calcext:value-type="float">
            <text:p>0.985263157894737</text:p>
          </table:table-cell>
          <table:table-cell office:value-type="float" office:value="0.939287506271952" calcext:value-type="float">
            <text:p>0.939287506271952</text:p>
          </table:table-cell>
          <table:table-cell office:value-type="float" office:value="0.764105058362477" calcext:value-type="float">
            <text:p>0.764105058362477</text:p>
          </table:table-cell>
          <table:table-cell office:value-type="float" office:value="0.9589821661592" calcext:value-type="float">
            <text:p>0.9589821661592</text:p>
          </table:table-cell>
          <table:table-cell office:value-type="float" office:value="0.980625357044045" calcext:value-type="float">
            <text:p>0.980625357044045</text:p>
          </table:table-cell>
          <table:table-cell office:value-type="float" office:value="0.907844630616908" calcext:value-type="float">
            <text:p>0.907844630616908</text:p>
          </table:table-cell>
          <table:table-cell office:value-type="float" office:value="0.217347312942557" calcext:value-type="float">
            <text:p>0.217347312942557</text:p>
          </table:table-cell>
          <table:table-cell office:value-type="float" office:value="0.782652687057443" calcext:value-type="float">
            <text:p>0.782652687057443</text:p>
          </table:table-cell>
          <table:table-cell office:value-type="float" office:value="0.0921553693830922" calcext:value-type="float">
            <text:p>0.092155369383092</text:p>
          </table:table-cell>
          <table:table-cell office:value-type="float" office:value="0.911438328728514" calcext:value-type="float">
            <text:p>0.911438328728514</text:p>
          </table:table-cell>
          <table:table-cell office:value-type="float" office:value="0.907844630616908" calcext:value-type="float">
            <text:p>0.907844630616908</text:p>
          </table:table-cell>
          <table:table-cell office:value-type="float" office:value="0.903225061207873" calcext:value-type="float">
            <text:p>0.903225061207873</text:p>
          </table:table-cell>
          <table:table-cell office:value-type="float" office:value="0.764105058362477" calcext:value-type="float">
            <text:p>0.764105058362477</text:p>
          </table:table-cell>
          <table:table-cell office:value-type="float" office:value="0.9589821661592" calcext:value-type="float">
            <text:p>0.9589821661592</text:p>
          </table:table-cell>
          <table:table-cell office:value-type="float" office:value="0.965129811614073" calcext:value-type="float">
            <text:p>0.965129811614073</text:p>
          </table:table-cell>
          <table:table-cell office:value-type="float" office:value="0.874067133862674" calcext:value-type="float">
            <text:p>0.874067133862674</text:p>
          </table:table-cell>
          <table:table-cell office:value-type="float" office:value="0.907844630616908" calcext:value-type="float">
            <text:p>0.907844630616908</text:p>
          </table:table-cell>
          <table:table-cell office:value-type="float" office:value="17.546" calcext:value-type="float">
            <text:p>17.546</text:p>
          </table:table-cell>
          <table:table-cell office:value-type="float" office:value="0.069" calcext:value-type="float">
            <text:p>0.069</text:p>
          </table:table-cell>
          <table:table-cell office:value-type="float" office:value="17.23" calcext:value-type="float">
            <text:p>17.23</text:p>
          </table:table-cell>
          <table:table-cell office:value-type="float" office:value="0.07" calcext:value-type="float">
            <text:p>0.07</text:p>
          </table:table-cell>
          <table:table-cell office:value-type="float" office:value="17230" calcext:value-type="float">
            <text:p>17230</text:p>
          </table:table-cell>
          <table:table-cell office:value-type="float" office:value="70" calcext:value-type="float">
            <text:p>70</text:p>
          </table:table-cell>
          <table:table-cell office:value-type="float" office:value="13170882" calcext:value-type="float">
            <text:p>13170882</text:p>
          </table:table-cell>
          <table:table-cell office:value-type="float" office:value="76127884" calcext:value-type="float">
            <text:p>76127884</text:p>
          </table:table-cell>
          <table:table-cell office:value-type="float" office:value="8494325" calcext:value-type="float">
            <text:p>8494325</text:p>
          </table:table-cell>
          <table:table-cell office:value-type="float" office:value="99.7715156130998" calcext:value-type="float">
            <text:p>99.7715156130998</text:p>
          </table:table-cell>
          <table:table-cell office:value-type="float" office:value="81.2261995430312" calcext:value-type="float">
            <text:p>81.2261995430312</text:p>
          </table:table-cell>
          <table:table-cell table:number-columns-repeated="13" office:value-type="string" calcext:value-type="string">
            <text:p>?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lag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'-P 100 -I 100 -num-slots 1 -K 0 -M 1.0 -V 0.001 -S 1'</text:p>
          </table:table-cell>
          <table:table-cell office:value-type="float" office:value="1.11683947075143E+018" calcext:value-type="float">
            <text:p>1.11683947075143E+018</text:p>
          </table:table-cell>
          <table:table-cell office:value-type="float" office:value="20201105.0012" calcext:value-type="float">
            <text:p>20201105.0012</text:p>
          </table:table-cell>
          <table:table-cell office:value-type="float" office:value="11820" calcext:value-type="float">
            <text:p>11820</text:p>
          </table:table-cell>
          <table:table-cell office:value-type="float" office:value="1313" calcext:value-type="float">
            <text:p>1313</text:p>
          </table:table-cell>
          <table:table-cell office:value-type="float" office:value="1179" calcext:value-type="float">
            <text:p>1179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89.7943640517898" calcext:value-type="float">
            <text:p>89.7943640517898</text:p>
          </table:table-cell>
          <table:table-cell office:value-type="float" office:value="10.2056359482102" calcext:value-type="float">
            <text:p>10.2056359482102</text:p>
          </table:table-cell>
          <table:table-cell office:value-type="float" office:value="0" calcext:value-type="float">
            <text:p>0</text:p>
          </table:table-cell>
          <table:table-cell office:value-type="float" office:value="0.726262563400442" calcext:value-type="float">
            <text:p>0.726262563400442</text:p>
          </table:table-cell>
          <table:table-cell office:value-type="float" office:value="0.178202589489718" calcext:value-type="float">
            <text:p>0.178202589489718</text:p>
          </table:table-cell>
          <table:table-cell office:value-type="float" office:value="0.268703411272068" calcext:value-type="float">
            <text:p>0.268703411272068</text:p>
          </table:table-cell>
          <table:table-cell office:value-type="float" office:value="44.5323679783636" calcext:value-type="float">
            <text:p>44.5323679783636</text:p>
          </table:table-cell>
          <table:table-cell office:value-type="float" office:value="60.0790058572758" calcext:value-type="float">
            <text:p>60.0790058572758</text:p>
          </table:table-cell>
          <table:table-cell office:value-type="float" office:value="1116.82599788929" calcext:value-type="float">
            <text:p>1116.82599788929</text:p>
          </table:table-cell>
          <table:table-cell office:value-type="float" office:value="467.635323235142" calcext:value-type="float">
            <text:p>467.635323235142</text:p>
          </table:table-cell>
          <table:table-cell office:value-type="float" office:value="649.190674654145" calcext:value-type="float">
            <text:p>649.190674654145</text:p>
          </table:table-cell>
          <table:table-cell office:value-type="float" office:value="0.850591011339899" calcext:value-type="float">
            <text:p>0.850591011339899</text:p>
          </table:table-cell>
          <table:table-cell office:value-type="float" office:value="0.356157900407572" calcext:value-type="float">
            <text:p>0.356157900407572</text:p>
          </table:table-cell>
          <table:table-cell office:value-type="float" office:value="0.494433110932327" calcext:value-type="float">
            <text:p>0.494433110932327</text:p>
          </table:table-cell>
          <table:table-cell office:value-type="float" office:value="644.983708147702" calcext:value-type="float">
            <text:p>644.983708147702</text:p>
          </table:table-cell>
          <table:table-cell office:value-type="float" office:value="0.491229023722545" calcext:value-type="float">
            <text:p>0.491229023722545</text:p>
          </table:table-cell>
          <table:table-cell office:value-type="float" office:value="57.7514948046222" calcext:value-type="float">
            <text:p>57.7514948046222</text:p>
          </table:table-cell>
          <table:table-cell office:value-type="float" office:value="0.971578947368421" calcext:value-type="float">
            <text:p>0.971578947368421</text:p>
          </table:table-cell>
          <table:table-cell office:value-type="float" office:value="923" calcext:value-type="float">
            <text:p>923</text:p>
          </table:table-cell>
          <table:table-cell office:value-type="float" office:value="0.294765840220386" calcext:value-type="float">
            <text:p>0.294765840220386</text:p>
          </table:table-cell>
          <table:table-cell office:value-type="float" office:value="107" calcext:value-type="float">
            <text:p>107</text:p>
          </table:table-cell>
          <table:table-cell office:value-type="float" office:value="0.705234159779614" calcext:value-type="float">
            <text:p>0.705234159779614</text:p>
          </table:table-cell>
          <table:table-cell office:value-type="float" office:value="256" calcext:value-type="float">
            <text:p>256</text:p>
          </table:table-cell>
          <table:table-cell office:value-type="float" office:value="0.028421052631579" calcext:value-type="float">
            <text:p>0.028421052631579</text:p>
          </table:table-cell>
          <table:table-cell office:value-type="float" office:value="27" calcext:value-type="float">
            <text:p>27</text:p>
          </table:table-cell>
          <table:table-cell office:value-type="float" office:value="0.896116504854369" calcext:value-type="float">
            <text:p>0.896116504854369</text:p>
          </table:table-cell>
          <table:table-cell office:value-type="float" office:value="0.971578947368421" calcext:value-type="float">
            <text:p>0.971578947368421</text:p>
          </table:table-cell>
          <table:table-cell office:value-type="float" office:value="0.932323232323232" calcext:value-type="float">
            <text:p>0.932323232323232</text:p>
          </table:table-cell>
          <table:table-cell office:value-type="float" office:value="0.736159711459987" calcext:value-type="float">
            <text:p>0.736159711459987</text:p>
          </table:table-cell>
          <table:table-cell office:value-type="float" office:value="0.956020008699434" calcext:value-type="float">
            <text:p>0.956020008699434</text:p>
          </table:table-cell>
          <table:table-cell office:value-type="float" office:value="0.979150400029991" calcext:value-type="float">
            <text:p>0.979150400029991</text:p>
          </table:table-cell>
          <table:table-cell office:value-type="float" office:value="0.897943640517898" calcext:value-type="float">
            <text:p>0.897943640517898</text:p>
          </table:table-cell>
          <table:table-cell office:value-type="float" office:value="0.221130533369863" calcext:value-type="float">
            <text:p>0.221130533369863</text:p>
          </table:table-cell>
          <table:table-cell office:value-type="float" office:value="0.778869466630137" calcext:value-type="float">
            <text:p>0.778869466630137</text:p>
          </table:table-cell>
          <table:table-cell office:value-type="float" office:value="0.102056359482102" calcext:value-type="float">
            <text:p>0.102056359482102</text:p>
          </table:table-cell>
          <table:table-cell office:value-type="float" office:value="0.898460145299108" calcext:value-type="float">
            <text:p>0.898460145299108</text:p>
          </table:table-cell>
          <table:table-cell office:value-type="float" office:value="0.897943640517898" calcext:value-type="float">
            <text:p>0.897943640517898</text:p>
          </table:table-cell>
          <table:table-cell office:value-type="float" office:value="0.893686105929002" calcext:value-type="float">
            <text:p>0.893686105929002</text:p>
          </table:table-cell>
          <table:table-cell office:value-type="float" office:value="0.736159711459987" calcext:value-type="float">
            <text:p>0.736159711459987</text:p>
          </table:table-cell>
          <table:table-cell office:value-type="float" office:value="0.956020008699434" calcext:value-type="float">
            <text:p>0.956020008699434</text:p>
          </table:table-cell>
          <table:table-cell office:value-type="float" office:value="0.96247564899321" calcext:value-type="float">
            <text:p>0.96247564899321</text:p>
          </table:table-cell>
          <table:table-cell office:value-type="float" office:value="0.862446445882978" calcext:value-type="float">
            <text:p>0.862446445882978</text:p>
          </table:table-cell>
          <table:table-cell office:value-type="float" office:value="0.897943640517898" calcext:value-type="float">
            <text:p>0.897943640517898</text:p>
          </table:table-cell>
          <table:table-cell office:value-type="float" office:value="16.943" calcext:value-type="float">
            <text:p>16.943</text:p>
          </table:table-cell>
          <table:table-cell office:value-type="float" office:value="0.097" calcext:value-type="float">
            <text:p>0.097</text:p>
          </table:table-cell>
          <table:table-cell office:value-type="float" office:value="16.8" calcext:value-type="float">
            <text:p>16.8</text:p>
          </table:table-cell>
          <table:table-cell office:value-type="float" office:value="0.09" calcext:value-type="float">
            <text:p>0.09</text:p>
          </table:table-cell>
          <table:table-cell office:value-type="float" office:value="16800" calcext:value-type="float">
            <text:p>16800</text:p>
          </table:table-cell>
          <table:table-cell office:value-type="float" office:value="90" calcext:value-type="float">
            <text:p>90</text:p>
          </table:table-cell>
          <table:table-cell office:value-type="float" office:value="13216465" calcext:value-type="float">
            <text:p>13216465</text:p>
          </table:table-cell>
          <table:table-cell office:value-type="float" office:value="76127884" calcext:value-type="float">
            <text:p>76127884</text:p>
          </table:table-cell>
          <table:table-cell office:value-type="float" office:value="8494325" calcext:value-type="float">
            <text:p>8494325</text:p>
          </table:table-cell>
          <table:table-cell office:value-type="float" office:value="99.7715156130998" calcext:value-type="float">
            <text:p>99.7715156130998</text:p>
          </table:table-cell>
          <table:table-cell office:value-type="float" office:value="82.025894897182" calcext:value-type="float">
            <text:p>82.025894897182</text:p>
          </table:table-cell>
          <table:table-cell table:number-columns-repeated="13" office:value-type="string" calcext:value-type="string">
            <text:p>?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la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'-P 100 -I 100 -num-slots 1 -K 0 -M 1.0 -V 0.001 -S 1'</text:p>
          </table:table-cell>
          <table:table-cell office:value-type="float" office:value="1.11683947075143E+018" calcext:value-type="float">
            <text:p>1.11683947075143E+018</text:p>
          </table:table-cell>
          <table:table-cell office:value-type="float" office:value="20201105.0013" calcext:value-type="float">
            <text:p>20201105.0013</text:p>
          </table:table-cell>
          <table:table-cell office:value-type="float" office:value="11820" calcext:value-type="float">
            <text:p>11820</text:p>
          </table:table-cell>
          <table:table-cell office:value-type="float" office:value="1313" calcext:value-type="float">
            <text:p>1313</text:p>
          </table:table-cell>
          <table:table-cell office:value-type="float" office:value="1178" calcext:value-type="float">
            <text:p>1178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89.7182025894897" calcext:value-type="float">
            <text:p>89.7182025894897</text:p>
          </table:table-cell>
          <table:table-cell office:value-type="float" office:value="10.2817974105103" calcext:value-type="float">
            <text:p>10.2817974105103</text:p>
          </table:table-cell>
          <table:table-cell office:value-type="float" office:value="0" calcext:value-type="float">
            <text:p>0</text:p>
          </table:table-cell>
          <table:table-cell office:value-type="float" office:value="0.718827181546066" calcext:value-type="float">
            <text:p>0.718827181546066</text:p>
          </table:table-cell>
          <table:table-cell office:value-type="float" office:value="0.188705255140899" calcext:value-type="float">
            <text:p>0.188705255140899</text:p>
          </table:table-cell>
          <table:table-cell office:value-type="float" office:value="0.286406551725493" calcext:value-type="float">
            <text:p>0.286406551725493</text:p>
          </table:table-cell>
          <table:table-cell office:value-type="float" office:value="47.1569570647027" calcext:value-type="float">
            <text:p>47.1569570647027</text:p>
          </table:table-cell>
          <table:table-cell office:value-type="float" office:value="64.0372253452918" calcext:value-type="float">
            <text:p>64.0372253452918</text:p>
          </table:table-cell>
          <table:table-cell office:value-type="float" office:value="1116.82599788929" calcext:value-type="float">
            <text:p>1116.82599788929</text:p>
          </table:table-cell>
          <table:table-cell office:value-type="float" office:value="518.197186946407" calcext:value-type="float">
            <text:p>518.197186946407</text:p>
          </table:table-cell>
          <table:table-cell office:value-type="float" office:value="598.62881094288" calcext:value-type="float">
            <text:p>598.62881094288</text:p>
          </table:table-cell>
          <table:table-cell office:value-type="float" office:value="0.850591011339899" calcext:value-type="float">
            <text:p>0.850591011339899</text:p>
          </table:table-cell>
          <table:table-cell office:value-type="float" office:value="0.394666555176243" calcext:value-type="float">
            <text:p>0.394666555176243</text:p>
          </table:table-cell>
          <table:table-cell office:value-type="float" office:value="0.455924456163656" calcext:value-type="float">
            <text:p>0.455924456163656</text:p>
          </table:table-cell>
          <table:table-cell office:value-type="float" office:value="608.708909205678" calcext:value-type="float">
            <text:p>608.708909205678</text:p>
          </table:table-cell>
          <table:table-cell office:value-type="float" office:value="0.463601606401887" calcext:value-type="float">
            <text:p>0.463601606401887</text:p>
          </table:table-cell>
          <table:table-cell office:value-type="float" office:value="54.5034687906701" calcext:value-type="float">
            <text:p>54.5034687906701</text:p>
          </table:table-cell>
          <table:table-cell office:value-type="float" office:value="0.982105263157895" calcext:value-type="float">
            <text:p>0.982105263157895</text:p>
          </table:table-cell>
          <table:table-cell office:value-type="float" office:value="933" calcext:value-type="float">
            <text:p>933</text:p>
          </table:table-cell>
          <table:table-cell office:value-type="float" office:value="0.325068870523416" calcext:value-type="float">
            <text:p>0.325068870523416</text:p>
          </table:table-cell>
          <table:table-cell office:value-type="float" office:value="118" calcext:value-type="float">
            <text:p>118</text:p>
          </table:table-cell>
          <table:table-cell office:value-type="float" office:value="0.674931129476584" calcext:value-type="float">
            <text:p>0.674931129476584</text:p>
          </table:table-cell>
          <table:table-cell office:value-type="float" office:value="245" calcext:value-type="float">
            <text:p>245</text:p>
          </table:table-cell>
          <table:table-cell office:value-type="float" office:value="0.0178947368421053" calcext:value-type="float">
            <text:p>0.017894736842105</text:p>
          </table:table-cell>
          <table:table-cell office:value-type="float" office:value="17" calcext:value-type="float">
            <text:p>17</text:p>
          </table:table-cell>
          <table:table-cell office:value-type="float" office:value="0.887725975261655" calcext:value-type="float">
            <text:p>0.887725975261655</text:p>
          </table:table-cell>
          <table:table-cell office:value-type="float" office:value="0.982105263157895" calcext:value-type="float">
            <text:p>0.982105263157895</text:p>
          </table:table-cell>
          <table:table-cell office:value-type="float" office:value="0.932533733133433" calcext:value-type="float">
            <text:p>0.932533733133433</text:p>
          </table:table-cell>
          <table:table-cell office:value-type="float" office:value="0.735279633940265" calcext:value-type="float">
            <text:p>0.735279633940265</text:p>
          </table:table-cell>
          <table:table-cell office:value-type="float" office:value="0.937046541974772" calcext:value-type="float">
            <text:p>0.937046541974772</text:p>
          </table:table-cell>
          <table:table-cell office:value-type="float" office:value="0.96958236108979" calcext:value-type="float">
            <text:p>0.96958236108979</text:p>
          </table:table-cell>
          <table:table-cell office:value-type="float" office:value="0.897182025894897" calcext:value-type="float">
            <text:p>0.897182025894897</text:p>
          </table:table-cell>
          <table:table-cell office:value-type="float" office:value="0.240145633260418" calcext:value-type="float">
            <text:p>0.240145633260418</text:p>
          </table:table-cell>
          <table:table-cell office:value-type="float" office:value="0.759854366739582" calcext:value-type="float">
            <text:p>0.759854366739582</text:p>
          </table:table-cell>
          <table:table-cell office:value-type="float" office:value="0.102817974105103" calcext:value-type="float">
            <text:p>0.102817974105103</text:p>
          </table:table-cell>
          <table:table-cell office:value-type="float" office:value="0.900827297322215" calcext:value-type="float">
            <text:p>0.900827297322215</text:p>
          </table:table-cell>
          <table:table-cell office:value-type="float" office:value="0.897182025894897" calcext:value-type="float">
            <text:p>0.897182025894897</text:p>
          </table:table-cell>
          <table:table-cell office:value-type="float" office:value="0.89146919000515" calcext:value-type="float">
            <text:p>0.89146919000515</text:p>
          </table:table-cell>
          <table:table-cell office:value-type="float" office:value="0.735279633940265" calcext:value-type="float">
            <text:p>0.735279633940265</text:p>
          </table:table-cell>
          <table:table-cell office:value-type="float" office:value="0.937046541974772" calcext:value-type="float">
            <text:p>0.937046541974772</text:p>
          </table:table-cell>
          <table:table-cell office:value-type="float" office:value="0.948364360480908" calcext:value-type="float">
            <text:p>0.948364360480908</text:p>
          </table:table-cell>
          <table:table-cell office:value-type="float" office:value="0.858266866566717" calcext:value-type="float">
            <text:p>0.858266866566717</text:p>
          </table:table-cell>
          <table:table-cell office:value-type="float" office:value="0.897182025894897" calcext:value-type="float">
            <text:p>0.897182025894897</text:p>
          </table:table-cell>
          <table:table-cell office:value-type="float" office:value="17.145" calcext:value-type="float">
            <text:p>17.145</text:p>
          </table:table-cell>
          <table:table-cell office:value-type="float" office:value="0.071" calcext:value-type="float">
            <text:p>0.071</text:p>
          </table:table-cell>
          <table:table-cell office:value-type="float" office:value="17.08" calcext:value-type="float">
            <text:p>17.08</text:p>
          </table:table-cell>
          <table:table-cell office:value-type="float" office:value="0.08" calcext:value-type="float">
            <text:p>0.08</text:p>
          </table:table-cell>
          <table:table-cell office:value-type="float" office:value="17080" calcext:value-type="float">
            <text:p>17080</text:p>
          </table:table-cell>
          <table:table-cell office:value-type="float" office:value="80" calcext:value-type="float">
            <text:p>80</text:p>
          </table:table-cell>
          <table:table-cell office:value-type="float" office:value="13089778" calcext:value-type="float">
            <text:p>13089778</text:p>
          </table:table-cell>
          <table:table-cell office:value-type="float" office:value="76127884" calcext:value-type="float">
            <text:p>76127884</text:p>
          </table:table-cell>
          <table:table-cell office:value-type="float" office:value="8494325" calcext:value-type="float">
            <text:p>8494325</text:p>
          </table:table-cell>
          <table:table-cell office:value-type="float" office:value="99.6191926884996" calcext:value-type="float">
            <text:p>99.6191926884996</text:p>
          </table:table-cell>
          <table:table-cell office:value-type="float" office:value="81.4546839299315" calcext:value-type="float">
            <text:p>81.4546839299315</text:p>
          </table:table-cell>
          <table:table-cell table:number-columns-repeated="13" office:value-type="string" calcext:value-type="string">
            <text:p>?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la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'-P 100 -I 100 -num-slots 1 -K 0 -M 1.0 -V 0.001 -S 1'</text:p>
          </table:table-cell>
          <table:table-cell office:value-type="float" office:value="1.11683947075143E+018" calcext:value-type="float">
            <text:p>1.11683947075143E+018</text:p>
          </table:table-cell>
          <table:table-cell office:value-type="float" office:value="20201105.0013" calcext:value-type="float">
            <text:p>20201105.0013</text:p>
          </table:table-cell>
          <table:table-cell office:value-type="float" office:value="11820" calcext:value-type="float">
            <text:p>11820</text:p>
          </table:table-cell>
          <table:table-cell office:value-type="float" office:value="1313" calcext:value-type="float">
            <text:p>1313</text:p>
          </table:table-cell>
          <table:table-cell office:value-type="float" office:value="1173" calcext:value-type="float">
            <text:p>1173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89.3373952779893" calcext:value-type="float">
            <text:p>89.3373952779893</text:p>
          </table:table-cell>
          <table:table-cell office:value-type="float" office:value="10.6626047220107" calcext:value-type="float">
            <text:p>10.6626047220107</text:p>
          </table:table-cell>
          <table:table-cell office:value-type="float" office:value="0" calcext:value-type="float">
            <text:p>0</text:p>
          </table:table-cell>
          <table:table-cell office:value-type="float" office:value="0.708684627575277" calcext:value-type="float">
            <text:p>0.708684627575277</text:p>
          </table:table-cell>
          <table:table-cell office:value-type="float" office:value="0.17970297029703" calcext:value-type="float">
            <text:p>0.17970297029703</text:p>
          </table:table-cell>
          <table:table-cell office:value-type="float" office:value="0.278067671359498" calcext:value-type="float">
            <text:p>0.278067671359498</text:p>
          </table:table-cell>
          <table:table-cell office:value-type="float" office:value="44.907309276412" calcext:value-type="float">
            <text:p>44.907309276412</text:p>
          </table:table-cell>
          <table:table-cell office:value-type="float" office:value="62.1727471833659" calcext:value-type="float">
            <text:p>62.1727471833659</text:p>
          </table:table-cell>
          <table:table-cell office:value-type="float" office:value="1116.82599788929" calcext:value-type="float">
            <text:p>1116.82599788929</text:p>
          </table:table-cell>
          <table:table-cell office:value-type="float" office:value="487.101811346156" calcext:value-type="float">
            <text:p>487.101811346156</text:p>
          </table:table-cell>
          <table:table-cell office:value-type="float" office:value="629.724186543131" calcext:value-type="float">
            <text:p>629.724186543131</text:p>
          </table:table-cell>
          <table:table-cell office:value-type="float" office:value="0.850591011339899" calcext:value-type="float">
            <text:p>0.850591011339899</text:p>
          </table:table-cell>
          <table:table-cell office:value-type="float" office:value="0.370983862411391" calcext:value-type="float">
            <text:p>0.370983862411391</text:p>
          </table:table-cell>
          <table:table-cell office:value-type="float" office:value="0.479607148928508" calcext:value-type="float">
            <text:p>0.479607148928508</text:p>
          </table:table-cell>
          <table:table-cell office:value-type="float" office:value="632.953000058541" calcext:value-type="float">
            <text:p>632.953000058541</text:p>
          </table:table-cell>
          <table:table-cell office:value-type="float" office:value="0.482066260516787" calcext:value-type="float">
            <text:p>0.482066260516787</text:p>
          </table:table-cell>
          <table:table-cell office:value-type="float" office:value="56.6742716640526" calcext:value-type="float">
            <text:p>56.6742716640526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930" calcext:value-type="float">
            <text:p>930</text:p>
          </table:table-cell>
          <table:table-cell office:value-type="float" office:value="0.330578512396694" calcext:value-type="float">
            <text:p>0.330578512396694</text:p>
          </table:table-cell>
          <table:table-cell office:value-type="float" office:value="120" calcext:value-type="float">
            <text:p>120</text:p>
          </table:table-cell>
          <table:table-cell office:value-type="float" office:value="0.669421487603306" calcext:value-type="float">
            <text:p>0.669421487603306</text:p>
          </table:table-cell>
          <table:table-cell office:value-type="float" office:value="243" calcext:value-type="float">
            <text:p>243</text:p>
          </table:table-cell>
          <table:table-cell office:value-type="float" office:value="0.0210526315789474" calcext:value-type="float">
            <text:p>0.021052631578947</text:p>
          </table:table-cell>
          <table:table-cell office:value-type="float" office:value="20" calcext:value-type="float">
            <text:p>20</text:p>
          </table:table-cell>
          <table:table-cell office:value-type="float" office:value="0.885714285714286" calcext:value-type="float">
            <text:p>0.885714285714286</text:p>
          </table:table-cell>
          <table:table-cell office:value-type="float" office:value="0.978947368421053" calcext:value-type="float">
            <text:p>0.978947368421053</text:p>
          </table:table-cell>
          <table:table-cell office:value-type="float" office:value="0.93" calcext:value-type="float">
            <text:p>0.93</text:p>
          </table:table-cell>
          <table:table-cell office:value-type="float" office:value="0.724543954336309" calcext:value-type="float">
            <text:p>0.724543954336309</text:p>
          </table:table-cell>
          <table:table-cell office:value-type="float" office:value="0.946579672321299" calcext:value-type="float">
            <text:p>0.946579672321299</text:p>
          </table:table-cell>
          <table:table-cell office:value-type="float" office:value="0.975401527556126" calcext:value-type="float">
            <text:p>0.975401527556126</text:p>
          </table:table-cell>
          <table:table-cell office:value-type="float" office:value="0.893373952779893" calcext:value-type="float">
            <text:p>0.893373952779893</text:p>
          </table:table-cell>
          <table:table-cell office:value-type="float" office:value="0.245005096755535" calcext:value-type="float">
            <text:p>0.245005096755535</text:p>
          </table:table-cell>
          <table:table-cell office:value-type="float" office:value="0.754994903244465" calcext:value-type="float">
            <text:p>0.754994903244465</text:p>
          </table:table-cell>
          <table:table-cell office:value-type="float" office:value="0.106626047220107" calcext:value-type="float">
            <text:p>0.106626047220107</text:p>
          </table:table-cell>
          <table:table-cell office:value-type="float" office:value="0.896286373717387" calcext:value-type="float">
            <text:p>0.896286373717387</text:p>
          </table:table-cell>
          <table:table-cell office:value-type="float" office:value="0.893373952779893" calcext:value-type="float">
            <text:p>0.893373952779893</text:p>
          </table:table-cell>
          <table:table-cell office:value-type="float" office:value="0.887523146514701" calcext:value-type="float">
            <text:p>0.887523146514701</text:p>
          </table:table-cell>
          <table:table-cell office:value-type="float" office:value="0.724543954336309" calcext:value-type="float">
            <text:p>0.724543954336309</text:p>
          </table:table-cell>
          <table:table-cell office:value-type="float" office:value="0.946579672321299" calcext:value-type="float">
            <text:p>0.946579672321299</text:p>
          </table:table-cell>
          <table:table-cell office:value-type="float" office:value="0.955194022559001" calcext:value-type="float">
            <text:p>0.955194022559001</text:p>
          </table:table-cell>
          <table:table-cell office:value-type="float" office:value="0.853178913738019" calcext:value-type="float">
            <text:p>0.853178913738019</text:p>
          </table:table-cell>
          <table:table-cell office:value-type="float" office:value="0.893373952779893" calcext:value-type="float">
            <text:p>0.893373952779893</text:p>
          </table:table-cell>
          <table:table-cell office:value-type="float" office:value="17.104" calcext:value-type="float">
            <text:p>17.104</text:p>
          </table:table-cell>
          <table:table-cell office:value-type="float" office:value="0.072" calcext:value-type="float">
            <text:p>0.072</text:p>
          </table:table-cell>
          <table:table-cell office:value-type="float" office:value="17.02" calcext:value-type="float">
            <text:p>17.02</text:p>
          </table:table-cell>
          <table:table-cell office:value-type="float" office:value="0.07" calcext:value-type="float">
            <text:p>0.07</text:p>
          </table:table-cell>
          <table:table-cell office:value-type="float" office:value="17020" calcext:value-type="float">
            <text:p>17020</text:p>
          </table:table-cell>
          <table:table-cell office:value-type="float" office:value="70" calcext:value-type="float">
            <text:p>70</text:p>
          </table:table-cell>
          <table:table-cell office:value-type="float" office:value="13154404" calcext:value-type="float">
            <text:p>13154404</text:p>
          </table:table-cell>
          <table:table-cell office:value-type="float" office:value="76127884" calcext:value-type="float">
            <text:p>76127884</text:p>
          </table:table-cell>
          <table:table-cell office:value-type="float" office:value="8494325" calcext:value-type="float">
            <text:p>8494325</text:p>
          </table:table-cell>
          <table:table-cell office:value-type="float" office:value="99.8476770753998" calcext:value-type="float">
            <text:p>99.8476770753998</text:p>
          </table:table-cell>
          <table:table-cell office:value-type="float" office:value="80.8073115003808" calcext:value-type="float">
            <text:p>80.8073115003808</text:p>
          </table:table-cell>
          <table:table-cell table:number-columns-repeated="13" office:value-type="string" calcext:value-type="string">
            <text:p>?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la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eka.classifiers.trees.RandomForest</text:p>
          </table:table-cell>
          <table:table-cell office:value-type="string" calcext:value-type="string">
            <text:p>'-P 100 -I 100 -num-slots 1 -K 0 -M 1.0 -V 0.001 -S 1'</text:p>
          </table:table-cell>
          <table:table-cell office:value-type="float" office:value="1.11683947075143E+018" calcext:value-type="float">
            <text:p>1.11683947075143E+018</text:p>
          </table:table-cell>
          <table:table-cell office:value-type="float" office:value="20201105.0013" calcext:value-type="float">
            <text:p>20201105.0013</text:p>
          </table:table-cell>
          <table:table-cell office:value-type="float" office:value="11820" calcext:value-type="float">
            <text:p>11820</text:p>
          </table:table-cell>
          <table:table-cell office:value-type="float" office:value="1313" calcext:value-type="float">
            <text:p>1313</text:p>
          </table:table-cell>
          <table:table-cell office:value-type="float" office:value="1177" calcext:value-type="float">
            <text:p>1177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89.6420411271896" calcext:value-type="float">
            <text:p>89.6420411271896</text:p>
          </table:table-cell>
          <table:table-cell office:value-type="float" office:value="10.3579588728104" calcext:value-type="float">
            <text:p>10.3579588728104</text:p>
          </table:table-cell>
          <table:table-cell office:value-type="float" office:value="0" calcext:value-type="float">
            <text:p>0</text:p>
          </table:table-cell>
          <table:table-cell office:value-type="float" office:value="0.718578709642849" calcext:value-type="float">
            <text:p>0.718578709642849</text:p>
          </table:table-cell>
          <table:table-cell office:value-type="float" office:value="0.176862147753237" calcext:value-type="float">
            <text:p>0.176862147753237</text:p>
          </table:table-cell>
          <table:table-cell office:value-type="float" office:value="0.272138298696949" calcext:value-type="float">
            <text:p>0.272138298696949</text:p>
          </table:table-cell>
          <table:table-cell office:value-type="float" office:value="44.1973950420361" calcext:value-type="float">
            <text:p>44.1973950420361</text:p>
          </table:table-cell>
          <table:table-cell office:value-type="float" office:value="60.8470073528338" calcext:value-type="float">
            <text:p>60.8470073528338</text:p>
          </table:table-cell>
          <table:table-cell office:value-type="float" office:value="1116.82599788929" calcext:value-type="float">
            <text:p>1116.82599788929</text:p>
          </table:table-cell>
          <table:table-cell office:value-type="float" office:value="466.995671772252" calcext:value-type="float">
            <text:p>466.995671772252</text:p>
          </table:table-cell>
          <table:table-cell office:value-type="float" office:value="649.830326117035" calcext:value-type="float">
            <text:p>649.830326117035</text:p>
          </table:table-cell>
          <table:table-cell office:value-type="float" office:value="0.850591011339899" calcext:value-type="float">
            <text:p>0.850591011339899</text:p>
          </table:table-cell>
          <table:table-cell office:value-type="float" office:value="0.355670732499811" calcext:value-type="float">
            <text:p>0.355670732499811</text:p>
          </table:table-cell>
          <table:table-cell office:value-type="float" office:value="0.494920278840088" calcext:value-type="float">
            <text:p>0.494920278840088</text:p>
          </table:table-cell>
          <table:table-cell office:value-type="float" office:value="642.48067629477" calcext:value-type="float">
            <text:p>642.48067629477</text:p>
          </table:table-cell>
          <table:table-cell office:value-type="float" office:value="0.489322678061516" calcext:value-type="float">
            <text:p>0.489322678061516</text:p>
          </table:table-cell>
          <table:table-cell office:value-type="float" office:value="57.5273746768976" calcext:value-type="float">
            <text:p>57.5273746768976</text:p>
          </table:table-cell>
          <table:table-cell office:value-type="float" office:value="0.977894736842105" calcext:value-type="float">
            <text:p>0.977894736842105</text:p>
          </table:table-cell>
          <table:table-cell office:value-type="float" office:value="929" calcext:value-type="float">
            <text:p>929</text:p>
          </table:table-cell>
          <table:table-cell office:value-type="float" office:value="0.316804407713499" calcext:value-type="float">
            <text:p>0.316804407713499</text:p>
          </table:table-cell>
          <table:table-cell office:value-type="float" office:value="115" calcext:value-type="float">
            <text:p>115</text:p>
          </table:table-cell>
          <table:table-cell office:value-type="float" office:value="0.683195592286501" calcext:value-type="float">
            <text:p>0.683195592286501</text:p>
          </table:table-cell>
          <table:table-cell office:value-type="float" office:value="248" calcext:value-type="float">
            <text:p>248</text:p>
          </table:table-cell>
          <table:table-cell office:value-type="float" office:value="0.0221052631578947" calcext:value-type="float">
            <text:p>0.022105263157895</text:p>
          </table:table-cell>
          <table:table-cell office:value-type="float" office:value="21" calcext:value-type="float">
            <text:p>21</text:p>
          </table:table-cell>
          <table:table-cell office:value-type="float" office:value="0.889846743295019" calcext:value-type="float">
            <text:p>0.889846743295019</text:p>
          </table:table-cell>
          <table:table-cell office:value-type="float" office:value="0.977894736842105" calcext:value-type="float">
            <text:p>0.977894736842105</text:p>
          </table:table-cell>
          <table:table-cell office:value-type="float" office:value="0.931795386158475" calcext:value-type="float">
            <text:p>0.931795386158475</text:p>
          </table:table-cell>
          <table:table-cell office:value-type="float" office:value="0.732570675224781" calcext:value-type="float">
            <text:p>0.732570675224781</text:p>
          </table:table-cell>
          <table:table-cell office:value-type="float" office:value="0.956154849934754" calcext:value-type="float">
            <text:p>0.956154849934754</text:p>
          </table:table-cell>
          <table:table-cell office:value-type="float" office:value="0.981221963127492" calcext:value-type="float">
            <text:p>0.981221963127492</text:p>
          </table:table-cell>
          <table:table-cell office:value-type="float" office:value="0.896420411271896" calcext:value-type="float">
            <text:p>0.896420411271896</text:p>
          </table:table-cell>
          <table:table-cell office:value-type="float" office:value="0.23533008214329" calcext:value-type="float">
            <text:p>0.23533008214329</text:p>
          </table:table-cell>
          <table:table-cell office:value-type="float" office:value="0.76466991785671" calcext:value-type="float">
            <text:p>0.76466991785671</text:p>
          </table:table-cell>
          <table:table-cell office:value-type="float" office:value="0.103579588728104" calcext:value-type="float">
            <text:p>0.103579588728104</text:p>
          </table:table-cell>
          <table:table-cell office:value-type="float" office:value="0.89871752944969" calcext:value-type="float">
            <text:p>0.89871752944969</text:p>
          </table:table-cell>
          <table:table-cell office:value-type="float" office:value="0.896420411271896" calcext:value-type="float">
            <text:p>0.896420411271896</text:p>
          </table:table-cell>
          <table:table-cell office:value-type="float" office:value="0.891158943488133" calcext:value-type="float">
            <text:p>0.891158943488133</text:p>
          </table:table-cell>
          <table:table-cell office:value-type="float" office:value="0.732570675224781" calcext:value-type="float">
            <text:p>0.732570675224781</text:p>
          </table:table-cell>
          <table:table-cell office:value-type="float" office:value="0.956154849934754" calcext:value-type="float">
            <text:p>0.956154849934754</text:p>
          </table:table-cell>
          <table:table-cell office:value-type="float" office:value="0.962124635320129" calcext:value-type="float">
            <text:p>0.962124635320129</text:p>
          </table:table-cell>
          <table:table-cell office:value-type="float" office:value="0.858302756370377" calcext:value-type="float">
            <text:p>0.858302756370377</text:p>
          </table:table-cell>
          <table:table-cell office:value-type="float" office:value="0.896420411271896" calcext:value-type="float">
            <text:p>0.896420411271896</text:p>
          </table:table-cell>
          <table:table-cell office:value-type="float" office:value="19.533" calcext:value-type="float">
            <text:p>19.533</text:p>
          </table:table-cell>
          <table:table-cell office:value-type="float" office:value="0.072" calcext:value-type="float">
            <text:p>0.072</text:p>
          </table:table-cell>
          <table:table-cell office:value-type="float" office:value="19.42" calcext:value-type="float">
            <text:p>19.42</text:p>
          </table:table-cell>
          <table:table-cell office:value-type="float" office:value="0.07" calcext:value-type="float">
            <text:p>0.07</text:p>
          </table:table-cell>
          <table:table-cell office:value-type="float" office:value="19420" calcext:value-type="float">
            <text:p>19420</text:p>
          </table:table-cell>
          <table:table-cell office:value-type="float" office:value="70" calcext:value-type="float">
            <text:p>70</text:p>
          </table:table-cell>
          <table:table-cell office:value-type="float" office:value="13183697" calcext:value-type="float">
            <text:p>13183697</text:p>
          </table:table-cell>
          <table:table-cell office:value-type="float" office:value="76127884" calcext:value-type="float">
            <text:p>76127884</text:p>
          </table:table-cell>
          <table:table-cell office:value-type="float" office:value="8494325" calcext:value-type="float">
            <text:p>8494325</text:p>
          </table:table-cell>
          <table:table-cell office:value-type="float" office:value="100" calcext:value-type="float">
            <text:p>100</text:p>
          </table:table-cell>
          <table:table-cell office:value-type="float" office:value="81.4166031987814" calcext:value-type="float">
            <text:p>81.4166031987814</text:p>
          </table:table-cell>
          <table:table-cell table:number-columns-repeated="13" office:value-type="string" calcext:value-type="string">
            <text:p>?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80"/>
        </table:table-row>
        <table:table-row table:style-name="ro1">
          <table:table-cell table:number-columns-repeated="12"/>
          <table:table-cell table:formula="of:=STDEV([.M2:.M11])" office:value-type="float" office:value="1.13018716770431" calcext:value-type="float">
            <text:p>1.13018716770431</text:p>
          </table:table-cell>
          <table:table-cell table:number-columns-repeated="34"/>
          <table:table-cell table:formula="of:=STDEV([.AV2:.AV11])" office:value-type="float" office:value="0.0107488521184035" calcext:value-type="float">
            <text:p>0.010748852118404</text:p>
          </table:table-cell>
          <table:table-cell table:formula="of:=STDEV([.AW2:.AW11])" office:value-type="float" office:value="0.0113018716770431" calcext:value-type="float">
            <text:p>0.011301871677043</text:p>
          </table:table-cell>
          <table:table-cell table:formula="of:=STDEV([.AX2:.AX11])" office:value-type="float" office:value="0.0108801649946241" calcext:value-type="float">
            <text:p>0.010880164994624</text:p>
          </table:table-cell>
          <table:table-cell table:formula="of:=STDEV([.AY2:.AY11])" office:value-type="float" office:value="0.0265206275633421" calcext:value-type="float">
            <text:p>0.026520627563342</text:p>
          </table:table-cell>
          <table:table-cell table:number-columns-repeated="29"/>
        </table:table-row>
        <table:table-row table:style-name="ro1">
          <table:table-cell table:number-columns-repeated="12"/>
          <table:table-cell table:formula="of:=STDEV([.M12:.M21])" office:value-type="float" office:value="0.643074512993206" calcext:value-type="float">
            <text:p>0.643074512993206</text:p>
          </table:table-cell>
          <table:table-cell table:number-columns-repeated="34"/>
          <table:table-cell table:formula="of:=STDEV([.AV12:.AV21])" office:value-type="float" office:value="0.00837535933456377" calcext:value-type="float">
            <text:p>0.008375359334564</text:p>
          </table:table-cell>
          <table:table-cell table:formula="of:=STDEV([.AW12:.AW21])" office:value-type="float" office:value="0.00643074512993204" calcext:value-type="float">
            <text:p>0.006430745129932</text:p>
          </table:table-cell>
          <table:table-cell table:formula="of:=STDEV([.AX12:.AX21])" office:value-type="float" office:value="0.00683746553979731" calcext:value-type="float">
            <text:p>0.006837465539797</text:p>
          </table:table-cell>
          <table:table-cell table:formula="of:=STDEV([.AY12:.AY21])" office:value-type="float" office:value="0.019120551307609" calcext:value-type="float">
            <text:p>0.019120551307609</text:p>
          </table:table-cell>
          <table:table-cell table:number-columns-repeated="29"/>
        </table:table-row>
        <table:table-row table:style-name="ro1">
          <table:table-cell table:number-columns-repeated="12"/>
          <table:table-cell table:formula="of:=STDEV([.M22:.M31])" office:value-type="float" office:value="0.770930294747525" calcext:value-type="float">
            <text:p>0.770930294747525</text:p>
          </table:table-cell>
          <table:table-cell table:number-columns-repeated="34"/>
          <table:table-cell table:formula="of:=STDEV([.AV22:.AV31])" office:value-type="float" office:value="0.00797037537514738" calcext:value-type="float">
            <text:p>0.007970375375147</text:p>
          </table:table-cell>
          <table:table-cell table:formula="of:=STDEV([.AW22:.AW31])" office:value-type="float" office:value="0.00770930294747523" calcext:value-type="float">
            <text:p>0.007709302947475</text:p>
          </table:table-cell>
          <table:table-cell table:formula="of:=STDEV([.AX22:.AX31])" office:value-type="float" office:value="0.00853563726107829" calcext:value-type="float">
            <text:p>0.008535637261078</text:p>
          </table:table-cell>
          <table:table-cell table:formula="of:=STDEV([.AY22:.AY31])" office:value-type="float" office:value="0.0212905234046461" calcext:value-type="float">
            <text:p>0.021290523404646</text:p>
          </table:table-cell>
          <table:table-cell table:number-columns-repeated="29"/>
        </table:table-row>
        <table:table-row table:style-name="ro1">
          <table:table-cell table:number-columns-repeated="12"/>
          <table:table-cell table:formula="of:=STDEV([.M32:.M41])" office:value-type="float" office:value="0.927213227819256" calcext:value-type="float">
            <text:p>0.927213227819256</text:p>
          </table:table-cell>
          <table:table-cell table:number-columns-repeated="34"/>
          <table:table-cell table:formula="of:=STDEV([.AV32:.AV41])" office:value-type="float" office:value="0.0105700072009505" calcext:value-type="float">
            <text:p>0.010570007200951</text:p>
          </table:table-cell>
          <table:table-cell table:formula="of:=STDEV([.AW32:.AW41])" office:value-type="float" office:value="0.00849817589262613" calcext:value-type="float">
            <text:p>0.008498175892626</text:p>
          </table:table-cell>
          <table:table-cell table:formula="of:=STDEV([.AX32:.AX41])" office:value-type="float" office:value="0.010124246656701" calcext:value-type="float">
            <text:p>0.010124246656701</text:p>
          </table:table-cell>
          <table:table-cell table:formula="of:=STDEV([.AY32:.AY41])" office:value-type="float" office:value="0.0309043742382845" calcext:value-type="float">
            <text:p>0.030904374238285</text:p>
          </table:table-cell>
          <table:table-cell table:number-columns-repeated="29"/>
        </table:table-row>
        <table:table-row table:style-name="ro1">
          <table:table-cell table:number-columns-repeated="12"/>
          <table:table-cell table:formula="of:=STDEV([.M42:.M51])" office:value-type="float" office:value="1.20580064943118" calcext:value-type="float">
            <text:p>1.20580064943118</text:p>
          </table:table-cell>
          <table:table-cell table:number-columns-repeated="34"/>
          <table:table-cell table:formula="of:=STDEV([.AV42:.AV51])" office:value-type="float" office:value="0.0125098964647201" calcext:value-type="float">
            <text:p>0.01250989646472</text:p>
          </table:table-cell>
          <table:table-cell table:formula="of:=STDEV([.AW42:.AW51])" office:value-type="float" office:value="0.0120580064943117" calcext:value-type="float">
            <text:p>0.012058006494312</text:p>
          </table:table-cell>
          <table:table-cell table:formula="of:=STDEV([.AX42:.AX51])" office:value-type="float" office:value="0.0122213298482088" calcext:value-type="float">
            <text:p>0.012221329848209</text:p>
          </table:table-cell>
          <table:table-cell table:formula="of:=STDEV([.AY42:.AY51])" office:value-type="float" office:value="0.0311507202962296" calcext:value-type="float">
            <text:p>0.03115072029623</text:p>
          </table:table-cell>
          <table:table-cell table:number-columns-repeated="29"/>
        </table:table-row>
        <table:table-row table:style-name="ro1">
          <table:table-cell table:number-columns-repeated="12"/>
          <table:table-cell table:formula="of:=STDEV([.M52:.M61])" office:value-type="float" office:value="1.00122651260825" calcext:value-type="float">
            <text:p>1.00122651260825</text:p>
          </table:table-cell>
          <table:table-cell table:number-columns-repeated="34"/>
          <table:table-cell table:formula="of:=STDEV([.AV52:.AV61])" office:value-type="float" office:value="0.00998015589699376" calcext:value-type="float">
            <text:p>0.009980155896994</text:p>
          </table:table-cell>
          <table:table-cell table:formula="of:=STDEV([.AW52:.AW61])" office:value-type="float" office:value="0.0100122651260825" calcext:value-type="float">
            <text:p>0.010012265126083</text:p>
          </table:table-cell>
          <table:table-cell table:formula="of:=STDEV([.AX52:.AX61])" office:value-type="float" office:value="0.0111446605888314" calcext:value-type="float">
            <text:p>0.011144660588831</text:p>
          </table:table-cell>
          <table:table-cell table:formula="of:=STDEV([.AY52:.AY61])" office:value-type="float" office:value="0.0270717411150434" calcext:value-type="float">
            <text:p>0.027071741115043</text:p>
          </table:table-cell>
          <table:table-cell table:number-columns-repeated="29"/>
        </table:table-row>
      </table:table>
      <table:table table:name="Sheet2" table:style-name="ta1">
        <table:table-column table:style-name="co56" table:default-cell-style-name="ce1"/>
        <table:table-column table:style-name="co56" table:number-columns-repeated="7" table:default-cell-style-name="Default"/>
        <table:table-row table:style-name="ro1">
          <table:table-cell/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mcc</text:p>
          </table:table-cell>
          <table:table-cell/>
          <table:table-cell table:style-name="ce1" office:value-type="string" calcext:value-type="string">
            <text:p>mcc</text:p>
          </table:table-cell>
        </table:table-row>
        <table:table-row table:style-name="ro1">
          <table:table-cell office:value-type="string" calcext:value-type="string">
            <text:p>BN</text:p>
          </table:table-cell>
          <table:table-cell table:formula="of:=[result.M63]" office:value-type="float" office:value="1.13018716770431" calcext:value-type="float">
            <text:p>1.13018716770431</text:p>
          </table:table-cell>
          <table:table-cell table:formula="of:=[result.AV63]" office:value-type="float" office:value="0.0107488521184035" calcext:value-type="float">
            <text:p>0.010748852118404</text:p>
          </table:table-cell>
          <table:table-cell table:formula="of:=[result.AW63]" office:value-type="float" office:value="0.0113018716770431" calcext:value-type="float">
            <text:p>0.011301871677043</text:p>
          </table:table-cell>
          <table:table-cell table:formula="of:=[result.AX63]" office:value-type="float" office:value="0.0108801649946241" calcext:value-type="float">
            <text:p>0.010880164994624</text:p>
          </table:table-cell>
          <table:table-cell table:formula="of:=[result.AY63]" office:value-type="float" office:value="0.0265206275633421" calcext:value-type="float">
            <text:p>0.026520627563342</text:p>
          </table:table-cell>
          <table:table-cell/>
          <table:table-cell table:formula="of:=AVERAGE([result.AY2:result.AY11])" office:value-type="float" office:value="0.484576206538818" calcext:value-type="float">
            <text:p>0.484576206538818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table:formula="of:=[result.M64]" office:value-type="float" office:value="0.643074512993206" calcext:value-type="float">
            <text:p>0.643074512993206</text:p>
          </table:table-cell>
          <table:table-cell table:formula="of:=[result.AV64]" office:value-type="float" office:value="0.00837535933456377" calcext:value-type="float">
            <text:p>0.008375359334564</text:p>
          </table:table-cell>
          <table:table-cell table:formula="of:=[result.AW64]" office:value-type="float" office:value="0.00643074512993204" calcext:value-type="float">
            <text:p>0.006430745129932</text:p>
          </table:table-cell>
          <table:table-cell table:formula="of:=[result.AX64]" office:value-type="float" office:value="0.00683746553979731" calcext:value-type="float">
            <text:p>0.006837465539797</text:p>
          </table:table-cell>
          <table:table-cell table:formula="of:=[result.AY64]" office:value-type="float" office:value="0.019120551307609" calcext:value-type="float">
            <text:p>0.019120551307609</text:p>
          </table:table-cell>
          <table:table-cell/>
          <table:table-cell table:formula="of:=AVERAGE([result.AY12:result.AY21])" office:value-type="float" office:value="0.450579421361837" calcext:value-type="float">
            <text:p>0.450579421361837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table:formula="of:=[result.M65]" office:value-type="float" office:value="0.770930294747525" calcext:value-type="float">
            <text:p>0.770930294747525</text:p>
          </table:table-cell>
          <table:table-cell table:formula="of:=[result.AV65]" office:value-type="float" office:value="0.00797037537514738" calcext:value-type="float">
            <text:p>0.007970375375147</text:p>
          </table:table-cell>
          <table:table-cell table:formula="of:=[result.AW65]" office:value-type="float" office:value="0.00770930294747523" calcext:value-type="float">
            <text:p>0.007709302947475</text:p>
          </table:table-cell>
          <table:table-cell table:formula="of:=[result.AX65]" office:value-type="float" office:value="0.00853563726107829" calcext:value-type="float">
            <text:p>0.008535637261078</text:p>
          </table:table-cell>
          <table:table-cell table:formula="of:=[result.AY65]" office:value-type="float" office:value="0.0212905234046461" calcext:value-type="float">
            <text:p>0.021290523404646</text:p>
          </table:table-cell>
          <table:table-cell/>
          <table:table-cell table:formula="of:=AVERAGE([result.AY22:result.AY31])" office:value-type="float" office:value="0.683439139927381" calcext:value-type="float">
            <text:p>0.683439139927381</text:p>
          </table:table-cell>
        </table:table-row>
        <table:table-row table:style-name="ro1">
          <table:table-cell office:value-type="string" calcext:value-type="string">
            <text:p>K*</text:p>
          </table:table-cell>
          <table:table-cell table:formula="of:=[result.M66]" office:value-type="float" office:value="0.927213227819256" calcext:value-type="float">
            <text:p>0.927213227819256</text:p>
          </table:table-cell>
          <table:table-cell table:formula="of:=[result.AV66]" office:value-type="float" office:value="0.0105700072009505" calcext:value-type="float">
            <text:p>0.010570007200951</text:p>
          </table:table-cell>
          <table:table-cell table:formula="of:=[result.AW66]" office:value-type="float" office:value="0.00849817589262613" calcext:value-type="float">
            <text:p>0.008498175892626</text:p>
          </table:table-cell>
          <table:table-cell table:formula="of:=[result.AX66]" office:value-type="float" office:value="0.010124246656701" calcext:value-type="float">
            <text:p>0.010124246656701</text:p>
          </table:table-cell>
          <table:table-cell table:formula="of:=[result.AY66]" office:value-type="float" office:value="0.0309043742382845" calcext:value-type="float">
            <text:p>0.030904374238285</text:p>
          </table:table-cell>
          <table:table-cell/>
          <table:table-cell table:formula="of:=AVERAGE([result.AY32:result.AY41])" office:value-type="float" office:value="0.602122831150648" calcext:value-type="float">
            <text:p>0.602122831150648</text:p>
          </table:table-cell>
        </table:table-row>
        <table:table-row table:style-name="ro1">
          <table:table-cell office:value-type="string" calcext:value-type="string">
            <text:p>j48</text:p>
          </table:table-cell>
          <table:table-cell table:formula="of:=[result.M67]" office:value-type="float" office:value="1.20580064943118" calcext:value-type="float">
            <text:p>1.20580064943118</text:p>
          </table:table-cell>
          <table:table-cell table:formula="of:=[result.AV67]" office:value-type="float" office:value="0.0125098964647201" calcext:value-type="float">
            <text:p>0.01250989646472</text:p>
          </table:table-cell>
          <table:table-cell table:formula="of:=[result.AW67]" office:value-type="float" office:value="0.0120580064943117" calcext:value-type="float">
            <text:p>0.012058006494312</text:p>
          </table:table-cell>
          <table:table-cell table:formula="of:=[result.AX67]" office:value-type="float" office:value="0.0122213298482088" calcext:value-type="float">
            <text:p>0.012221329848209</text:p>
          </table:table-cell>
          <table:table-cell table:formula="of:=[result.AY67]" office:value-type="float" office:value="0.0311507202962296" calcext:value-type="float">
            <text:p>0.03115072029623</text:p>
          </table:table-cell>
          <table:table-cell/>
          <table:table-cell table:formula="of:=AVERAGE([result.AY42:result.AY51])" office:value-type="float" office:value="0.6117113954929" calcext:value-type="float">
            <text:p>0.6117113954929</text:p>
          </table:table-cell>
        </table:table-row>
        <table:table-row table:style-name="ro1">
          <table:table-cell office:value-type="string" calcext:value-type="string">
            <text:p>RF</text:p>
          </table:table-cell>
          <table:table-cell table:formula="of:=[result.M68]" office:value-type="float" office:value="1.00122651260825" calcext:value-type="float">
            <text:p>1.00122651260825</text:p>
          </table:table-cell>
          <table:table-cell table:formula="of:=[result.AV68]" office:value-type="float" office:value="0.00998015589699376" calcext:value-type="float">
            <text:p>0.009980155896994</text:p>
          </table:table-cell>
          <table:table-cell table:formula="of:=[result.AW68]" office:value-type="float" office:value="0.0100122651260825" calcext:value-type="float">
            <text:p>0.010012265126083</text:p>
          </table:table-cell>
          <table:table-cell table:formula="of:=[result.AX68]" office:value-type="float" office:value="0.0111446605888314" calcext:value-type="float">
            <text:p>0.011144660588831</text:p>
          </table:table-cell>
          <table:table-cell table:formula="of:=[result.AY68]" office:value-type="float" office:value="0.0270717411150434" calcext:value-type="float">
            <text:p>0.027071741115043</text:p>
          </table:table-cell>
          <table:table-cell/>
          <table:table-cell table:formula="of:=AVERAGE([result.AY52:result.AY61])" office:value-type="float" office:value="0.732160728996254" calcext:value-type="float">
            <text:p>0.7321607289962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06T00:45:08.083452330</dc:date>
    <meta:editing-duration>PT1M56S</meta:editing-duration>
    <meta:editing-cycles>1</meta:editing-cycles>
    <meta:document-statistic meta:table-count="2" meta:cell-count="4958" meta:object-count="0"/>
    <meta:generator>LibreOffice/6.0.7.3$Linux_X86_64 LibreOffice_project/00m0$Build-3</meta:generator>
  </office:meta>
</office:document-meta>
</file>